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face style:name="Arial" svg:font-family="Arial" style:font-family-generic="roman"/>
    <style:font-face style:name="Courier New" svg:font-family="'Courier New'" style:font-family-generic="roman"/>
    <style:font-face style:name="DejaVu Sans2" svg:font-family="'DejaVu Sans'" style:font-family-generic="roman"/>
    <style:font-face style:name="FreeSans" svg:font-family="FreeSans" style:font-family-generic="roman"/>
    <style:font-face style:name="Lucidasans" svg:font-family="Lucidasans" style:font-family-generic="roman"/>
    <style:font-face style:name="StarSymbol" svg:font-family="StarSymbol, 'Arial Unicode MS'"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ＭＳ 明朝" svg:font-family="'ＭＳ 明朝'" style:font-family-generic="roman"/>
    <style:font-face style:name="DejaVu Sans" svg:font-family="'DejaVu Sans'" style:font-family-generic="roman" style:font-pitch="variable"/>
    <style:font-face style:name="Thorndale AMT" svg:font-family="'Thorndale AMT'" style:font-family-generic="roman" style:font-pitch="variable"/>
    <style:font-face style:name="DejaVu Sans1" svg:font-family="'DejaVu Sans'" style:font-family-generic="swiss" style:font-pitch="variable"/>
    <style:font-face style:name="DejaVu Sans3" svg:font-family="'DejaVu Sans'" style:font-family-generic="system" style:font-pitch="variable"/>
    <style:font-face style:name="Liberation Sans" svg:font-family="'Liberation Sans'" style:font-family-generic="system" style:font-pitch="variable"/>
    <style:font-face style:name="Lucidasans1" svg:font-family="Lucidasans" style:font-family-generic="system" style:font-pitch="variable"/>
  </office:font-face-decls>
  <office:automatic-styles>
    <style:style style:name="RevisionHistory" style:family="table" style:master-page-name="Standard">
      <style:table-properties style:width="6.5in" fo:margin-left="0in" fo:margin-right="-0.0035in" style:page-number="auto" fo:break-before="auto" fo:break-after="auto" table:align="margins" fo:background-color="transparent" fo:keep-with-next="auto" style:may-break-between-rows="true" style:writing-mode="page">
        <style:background-image/>
      </style:table-properties>
    </style:style>
    <style:style style:name="RevisionHistory.A" style:family="table-column">
      <style:table-column-properties style:column-width="1.1813in" style:rel-column-width="11909*"/>
    </style:style>
    <style:style style:name="RevisionHistory.B" style:family="table-column">
      <style:table-column-properties style:column-width="4.1375in" style:rel-column-width="41715*"/>
    </style:style>
    <style:style style:name="RevisionHistory.C" style:family="table-column">
      <style:table-column-properties style:column-width="1.1813in" style:rel-column-width="11911*"/>
    </style:style>
    <style:style style:name="RevisionHistory.A1" style:family="table-cell">
      <style:table-cell-properties fo:padding="0.0382in" fo:border="0.05pt solid #808080"/>
    </style:style>
    <style:style style:name="RevisionHistory.A2" style:family="table-cell">
      <style:table-cell-properties fo:padding="0.0382in" fo:border-left="0.05pt solid #808080" fo:border-right="none" fo:border-top="none" fo:border-bottom="0.05pt solid #808080"/>
    </style:style>
    <style:style style:name="RevisionHistory.C2" style:family="table-cell">
      <style:table-cell-properties fo:padding="0.0382in" fo:border-left="0.05pt solid #808080" fo:border-right="0.05pt solid #808080" fo:border-top="none" fo:border-bottom="0.05pt solid #808080"/>
    </style:style>
    <style:style style:name="RevisionHistory.A3" style:family="table-cell">
      <style:table-cell-properties style:vertical-align="" fo:padding="0.0382in" fo:border-left="0.05pt solid #808080" fo:border-right="none" fo:border-top="none" fo:border-bottom="0.05pt solid #808080"/>
    </style:style>
    <style:style style:name="P1" style:family="paragraph" style:parent-style-name="Text_20_body">
      <style:text-properties officeooo:rsid="02e86572" officeooo:paragraph-rsid="0367ac7c"/>
    </style:style>
    <style:style style:name="P2" style:family="paragraph" style:parent-style-name="Text_20_body">
      <style:text-properties officeooo:rsid="02e86572" officeooo:paragraph-rsid="0367ac7c"/>
    </style:style>
    <style:style style:name="P3" style:family="paragraph" style:parent-style-name="Text_20_body">
      <style:text-properties officeooo:rsid="02e86572" officeooo:paragraph-rsid="02e86572"/>
    </style:style>
    <style:style style:name="P4" style:family="paragraph" style:parent-style-name="Text_20_body">
      <style:text-properties fo:font-size="10pt" officeooo:rsid="0051c57c" officeooo:paragraph-rsid="0051c57c"/>
    </style:style>
    <style:style style:name="P5" style:family="paragraph" style:parent-style-name="Text_20_body">
      <style:text-properties fo:font-size="10pt" officeooo:rsid="0051c57c" officeooo:paragraph-rsid="03426f6e"/>
    </style:style>
    <style:style style:name="P6" style:family="paragraph" style:parent-style-name="Text_20_body">
      <style:text-properties fo:font-size="10pt" fo:font-weight="normal" officeooo:rsid="0242a249" officeooo:paragraph-rsid="024d5a53" style:font-size-asian="8.75pt" style:font-weight-asian="normal" style:font-size-complex="10pt" style:font-weight-complex="normal"/>
    </style:style>
    <style:style style:name="P7" style:family="paragraph" style:parent-style-name="Text_20_body">
      <style:text-properties fo:font-size="10pt" fo:font-weight="normal" officeooo:rsid="0050cabf" officeooo:paragraph-rsid="024d5a53" style:font-size-asian="8.75pt" style:font-weight-asian="normal" style:font-size-complex="10pt" style:font-weight-complex="normal"/>
    </style:style>
    <style:style style:name="P8" style:family="paragraph" style:parent-style-name="Text_20_body">
      <style:text-properties fo:font-size="10pt" fo:font-weight="bold" officeooo:rsid="0050cabf" officeooo:paragraph-rsid="024d5a53" style:font-size-asian="8.75pt" style:font-weight-asian="bold" style:font-size-complex="10pt" style:font-weight-complex="bold"/>
    </style:style>
    <style:style style:name="P9" style:family="paragraph" style:parent-style-name="Text_20_body">
      <style:text-properties fo:font-size="10pt" officeooo:rsid="0343138c" officeooo:paragraph-rsid="0347a5f8" fo:background-color="transparent"/>
    </style:style>
    <style:style style:name="P10" style:family="paragraph" style:parent-style-name="Text_20_body">
      <style:text-properties officeooo:rsid="005265b2" officeooo:paragraph-rsid="005265b2"/>
    </style:style>
    <style:style style:name="P11" style:family="paragraph" style:parent-style-name="Text_20_body">
      <style:text-properties officeooo:rsid="005265b2" officeooo:paragraph-rsid="0052b154"/>
    </style:style>
    <style:style style:name="P12" style:family="paragraph" style:parent-style-name="Text_20_body">
      <style:text-properties officeooo:rsid="005265b2" officeooo:paragraph-rsid="00547d3f"/>
    </style:style>
    <style:style style:name="P13" style:family="paragraph" style:parent-style-name="Text_20_body">
      <style:text-properties officeooo:rsid="005265b2" officeooo:paragraph-rsid="01394e78"/>
    </style:style>
    <style:style style:name="P14" style:family="paragraph" style:parent-style-name="Text_20_body">
      <style:text-properties officeooo:rsid="005265b2" officeooo:paragraph-rsid="02c2f45a"/>
    </style:style>
    <style:style style:name="P15" style:family="paragraph" style:parent-style-name="Text_20_body">
      <style:text-properties fo:font-style="italic" officeooo:rsid="004e5951" officeooo:paragraph-rsid="0264800e" style:font-style-asian="italic" style:font-style-complex="italic"/>
    </style:style>
    <style:style style:name="P16" style:family="paragraph" style:parent-style-name="Text_20_body">
      <style:text-properties fo:font-style="italic" officeooo:rsid="004e5951" officeooo:paragraph-rsid="004e5951" style:font-style-asian="italic" style:font-style-complex="italic"/>
    </style:style>
    <style:style style:name="P17" style:family="paragraph" style:parent-style-name="Text_20_body">
      <style:text-properties fo:font-style="italic" officeooo:rsid="004e5951" officeooo:paragraph-rsid="02915752" style:font-style-asian="italic" style:font-style-complex="italic"/>
    </style:style>
    <style:style style:name="P18" style:family="paragraph" style:parent-style-name="Text_20_body">
      <style:text-properties fo:font-style="italic" officeooo:rsid="0255afb0" officeooo:paragraph-rsid="0255afb0" style:font-style-asian="italic" style:font-style-complex="italic"/>
    </style:style>
    <style:style style:name="P19" style:family="paragraph" style:parent-style-name="Text_20_body">
      <style:text-properties fo:font-style="italic" officeooo:rsid="0051c57c" officeooo:paragraph-rsid="0268810c" style:font-style-asian="italic" style:font-style-complex="italic"/>
    </style:style>
    <style:style style:name="P20" style:family="paragraph" style:parent-style-name="Text_20_body">
      <style:text-properties fo:font-style="italic" officeooo:rsid="0051c57c" officeooo:paragraph-rsid="0281b484" style:font-style-asian="italic" style:font-style-complex="italic"/>
    </style:style>
    <style:style style:name="P21" style:family="paragraph" style:parent-style-name="Text_20_body">
      <style:text-properties fo:font-style="italic" officeooo:rsid="0051c57c" officeooo:paragraph-rsid="029699ed" style:font-style-asian="italic" style:font-style-complex="italic"/>
    </style:style>
    <style:style style:name="P22" style:family="paragraph" style:parent-style-name="Text_20_body">
      <style:text-properties fo:font-style="italic" officeooo:rsid="0051c57c" officeooo:paragraph-rsid="029d2ba9" style:font-style-asian="italic" style:font-style-complex="italic"/>
    </style:style>
    <style:style style:name="P23" style:family="paragraph" style:parent-style-name="Text_20_body">
      <style:text-properties fo:font-style="italic" officeooo:rsid="0051c57c" officeooo:paragraph-rsid="02ec690d" style:font-style-asian="italic" style:font-style-complex="italic"/>
    </style:style>
    <style:style style:name="P24" style:family="paragraph" style:parent-style-name="Text_20_body">
      <style:text-properties fo:font-style="italic" officeooo:rsid="0051c57c" officeooo:paragraph-rsid="026ea01f" style:font-style-asian="italic" style:font-style-complex="italic"/>
    </style:style>
    <style:style style:name="P25" style:family="paragraph" style:parent-style-name="Text_20_body">
      <style:text-properties fo:font-style="italic" officeooo:rsid="02bea550" officeooo:paragraph-rsid="02c07d23" style:font-style-asian="italic" style:font-style-complex="italic"/>
    </style:style>
    <style:style style:name="P26" style:family="paragraph" style:parent-style-name="Text_20_body">
      <style:text-properties fo:font-style="italic" officeooo:rsid="02e86572" officeooo:paragraph-rsid="02e86572" style:font-style-asian="italic" style:font-style-complex="italic"/>
    </style:style>
    <style:style style:name="P27" style:family="paragraph" style:parent-style-name="Text_20_body">
      <style:text-properties fo:font-style="italic" officeooo:rsid="02e86572" officeooo:paragraph-rsid="0367ac7c" style:font-style-asian="italic" style:font-style-complex="italic"/>
    </style:style>
    <style:style style:name="P28" style:family="paragraph" style:parent-style-name="Text_20_body">
      <style:text-properties fo:font-style="italic" officeooo:rsid="02fe6c08" officeooo:paragraph-rsid="02ffe48e" style:font-style-asian="italic" style:font-style-complex="italic"/>
    </style:style>
    <style:style style:name="P29" style:family="paragraph" style:parent-style-name="Text_20_body">
      <style:text-properties fo:font-style="italic" officeooo:rsid="02ffe48e" officeooo:paragraph-rsid="02ffe48e" style:font-style-asian="italic" style:font-style-complex="italic"/>
    </style:style>
    <style:style style:name="P30" style:family="paragraph" style:parent-style-name="Text_20_body">
      <style:text-properties fo:font-style="italic" officeooo:paragraph-rsid="02829560" style:font-style-asian="italic" style:font-style-complex="italic"/>
    </style:style>
    <style:style style:name="P31" style:family="paragraph" style:parent-style-name="Text_20_body">
      <style:text-properties fo:font-style="italic" fo:font-weight="normal" officeooo:rsid="01ac334d" officeooo:paragraph-rsid="01ac334d" fo:background-color="transparent" style:font-style-asian="italic" style:font-weight-asian="normal" style:font-style-complex="italic" style:font-weight-complex="normal"/>
    </style:style>
    <style:style style:name="P32" style:family="paragraph" style:parent-style-name="Text_20_body">
      <style:text-properties fo:font-style="italic" officeooo:rsid="0051c57c" officeooo:paragraph-rsid="02aed676" fo:background-color="#ffff00" style:font-style-asian="italic" style:font-style-complex="italic"/>
    </style:style>
    <style:style style:name="P33" style:family="paragraph" style:parent-style-name="Text_20_body">
      <style:text-properties fo:font-style="italic" officeooo:rsid="0051c57c" officeooo:paragraph-rsid="02e440a3" fo:background-color="#ffff00" style:font-style-asian="italic" style:font-style-complex="italic"/>
    </style:style>
    <style:style style:name="P34" style:family="paragraph" style:parent-style-name="Text_20_body">
      <style:text-properties fo:font-style="italic" officeooo:rsid="0051c57c" officeooo:paragraph-rsid="03615777" fo:background-color="#ffff00" style:font-style-asian="italic" style:font-style-complex="italic"/>
    </style:style>
    <style:style style:name="P35" style:family="paragraph" style:parent-style-name="Text_20_body">
      <style:text-properties fo:font-style="italic" officeooo:rsid="026b7096" officeooo:paragraph-rsid="026b6c4d" fo:background-color="#ffff00" style:font-style-asian="italic" style:font-style-complex="italic"/>
    </style:style>
    <style:style style:name="P36" style:family="paragraph" style:parent-style-name="Text_20_body">
      <style:text-properties fo:font-style="italic" fo:font-weight="bold" officeooo:rsid="0051c57c" officeooo:paragraph-rsid="03147b62" fo:background-color="#ffff00" style:font-style-asian="italic" style:font-weight-asian="bold" style:font-style-complex="italic" style:font-weight-complex="bold"/>
    </style:style>
    <style:style style:name="P37" style:family="paragraph" style:parent-style-name="Text_20_body">
      <style:text-properties officeooo:rsid="004e5951" officeooo:paragraph-rsid="01867729"/>
    </style:style>
    <style:style style:name="P38" style:family="paragraph" style:parent-style-name="Text_20_body">
      <style:text-properties officeooo:rsid="004e5951" officeooo:paragraph-rsid="0188fc55"/>
    </style:style>
    <style:style style:name="P39" style:family="paragraph" style:parent-style-name="Text_20_body">
      <style:text-properties officeooo:rsid="004e5951" officeooo:paragraph-rsid="00aa088e"/>
    </style:style>
    <style:style style:name="P40" style:family="paragraph" style:parent-style-name="Text_20_body">
      <style:text-properties officeooo:rsid="004e5951" officeooo:paragraph-rsid="01af955e"/>
    </style:style>
    <style:style style:name="P41" style:family="paragraph" style:parent-style-name="Text_20_body">
      <style:text-properties officeooo:rsid="004e5951" officeooo:paragraph-rsid="004e5951"/>
    </style:style>
    <style:style style:name="P42" style:family="paragraph" style:parent-style-name="Text_20_body">
      <style:text-properties officeooo:rsid="004e5951" officeooo:paragraph-rsid="006d9864"/>
    </style:style>
    <style:style style:name="P43" style:family="paragraph" style:parent-style-name="Text_20_body">
      <style:text-properties officeooo:rsid="004e5951" officeooo:paragraph-rsid="009bdf34"/>
    </style:style>
    <style:style style:name="P44" style:family="paragraph" style:parent-style-name="Text_20_body">
      <style:text-properties officeooo:rsid="004e5951" officeooo:paragraph-rsid="007fc069"/>
    </style:style>
    <style:style style:name="P45" style:family="paragraph" style:parent-style-name="Text_20_body">
      <style:text-properties officeooo:rsid="004e5951" officeooo:paragraph-rsid="008d32a5"/>
    </style:style>
    <style:style style:name="P46" style:family="paragraph" style:parent-style-name="Text_20_body">
      <style:text-properties officeooo:rsid="004e5951" officeooo:paragraph-rsid="009207b2"/>
    </style:style>
    <style:style style:name="P47" style:family="paragraph" style:parent-style-name="Text_20_body">
      <style:text-properties officeooo:rsid="004e5951" officeooo:paragraph-rsid="009dac54"/>
    </style:style>
    <style:style style:name="P48" style:family="paragraph" style:parent-style-name="Text_20_body">
      <style:text-properties officeooo:rsid="004e5951" officeooo:paragraph-rsid="01781e53"/>
    </style:style>
    <style:style style:name="P49" style:family="paragraph" style:parent-style-name="Text_20_body">
      <style:text-properties officeooo:rsid="004e5951" officeooo:paragraph-rsid="008379b6"/>
    </style:style>
    <style:style style:name="P50" style:family="paragraph" style:parent-style-name="Text_20_body">
      <style:text-properties officeooo:rsid="004e5951" officeooo:paragraph-rsid="0264800e"/>
    </style:style>
    <style:style style:name="P51" style:family="paragraph" style:parent-style-name="Text_20_body">
      <style:text-properties officeooo:rsid="004e5951" officeooo:paragraph-rsid="0290c920"/>
    </style:style>
    <style:style style:name="P52" style:family="paragraph" style:parent-style-name="Text_20_body">
      <style:text-properties officeooo:rsid="004e5951" officeooo:paragraph-rsid="039047e9"/>
    </style:style>
    <style:style style:name="P53" style:family="paragraph" style:parent-style-name="Text_20_body">
      <style:text-properties fo:color="#800000" style:font-name="DejaVu Sans1" fo:font-size="12pt" fo:font-style="normal" fo:font-weight="bold" officeooo:rsid="0051c57c" officeooo:paragraph-rsid="0051c57c" style:font-name-asian="DejaVu Sans3" style:font-size-asian="14pt" style:font-weight-asian="bold" style:font-name-complex="DejaVu Sans3" style:font-size-complex="14pt" style:font-weight-complex="bold"/>
    </style:style>
    <style:style style:name="P54" style:family="paragraph" style:parent-style-name="Text_20_body">
      <style:text-properties fo:color="#800000" style:font-name="DejaVu Sans1" fo:font-size="12pt" fo:font-style="normal" fo:font-weight="bold" officeooo:rsid="0051c57c" officeooo:paragraph-rsid="026b6c4d" style:font-name-asian="DejaVu Sans3" style:font-size-asian="14pt" style:font-weight-asian="bold" style:font-name-complex="DejaVu Sans3" style:font-size-complex="14pt" style:font-weight-complex="bold"/>
    </style:style>
    <style:style style:name="P55" style:family="paragraph" style:parent-style-name="Text_20_body">
      <style:text-properties fo:color="#800000" style:font-name="DejaVu Sans1" fo:font-size="12pt" fo:font-style="normal" fo:font-weight="bold" officeooo:rsid="0051c57c" officeooo:paragraph-rsid="026ea01f" style:font-name-asian="DejaVu Sans3" style:font-size-asian="14pt" style:font-weight-asian="bold" style:font-name-complex="DejaVu Sans3" style:font-size-complex="14pt" style:font-weight-complex="bold"/>
    </style:style>
    <style:style style:name="P56" style:family="paragraph" style:parent-style-name="Text_20_body">
      <style:text-properties fo:color="#800000" style:font-name="DejaVu Sans1" fo:font-size="12pt" fo:font-style="normal" fo:font-weight="bold" officeooo:rsid="0051c57c" officeooo:paragraph-rsid="02829560" style:font-name-asian="DejaVu Sans3" style:font-size-asian="14pt" style:font-weight-asian="bold" style:font-name-complex="DejaVu Sans3" style:font-size-complex="14pt" style:font-weight-complex="bold"/>
    </style:style>
    <style:style style:name="P57" style:family="paragraph" style:parent-style-name="Text_20_body">
      <style:text-properties fo:color="#800000" style:font-name="DejaVu Sans1" fo:font-size="12pt" fo:font-style="normal" fo:font-weight="bold" officeooo:rsid="0051c57c" officeooo:paragraph-rsid="02aa8828" style:font-name-asian="DejaVu Sans3" style:font-size-asian="14pt" style:font-weight-asian="bold" style:font-name-complex="DejaVu Sans3" style:font-size-complex="14pt" style:font-weight-complex="bold"/>
    </style:style>
    <style:style style:name="P58" style:family="paragraph" style:parent-style-name="Text_20_body">
      <style:text-properties fo:color="#800000" style:font-name="DejaVu Sans1" fo:font-size="12pt" fo:font-style="normal" fo:font-weight="bold" officeooo:rsid="0051c57c" officeooo:paragraph-rsid="02aed676" style:font-name-asian="DejaVu Sans3" style:font-size-asian="14pt" style:font-weight-asian="bold" style:font-name-complex="DejaVu Sans3" style:font-size-complex="14pt" style:font-weight-complex="bold"/>
    </style:style>
    <style:style style:name="P59" style:family="paragraph" style:parent-style-name="Text_20_body">
      <style:text-properties fo:color="#800000" style:font-name="DejaVu Sans1" fo:font-size="12pt" fo:font-style="normal" fo:font-weight="bold" officeooo:rsid="0051c57c" officeooo:paragraph-rsid="02ec690d" style:font-name-asian="DejaVu Sans3" style:font-size-asian="14pt" style:font-weight-asian="bold" style:font-name-complex="DejaVu Sans3" style:font-size-complex="14pt" style:font-weight-complex="bold"/>
    </style:style>
    <style:style style:name="P60" style:family="paragraph" style:parent-style-name="Text_20_body">
      <style:text-properties fo:color="#800000" style:font-name="DejaVu Sans1" fo:font-size="12pt" fo:font-style="normal" fo:font-weight="bold" officeooo:rsid="0051c57c" officeooo:paragraph-rsid="03147b62" style:font-name-asian="DejaVu Sans3" style:font-size-asian="14pt" style:font-weight-asian="bold" style:font-name-complex="DejaVu Sans3" style:font-size-complex="14pt" style:font-weight-complex="bold"/>
    </style:style>
    <style:style style:name="P61" style:family="paragraph" style:parent-style-name="Text_20_body">
      <style:text-properties fo:color="#800000" style:font-name="DejaVu Sans1" fo:font-size="12pt" fo:font-style="normal" fo:font-weight="bold" officeooo:rsid="0051c57c" officeooo:paragraph-rsid="03426f6e" style:font-name-asian="DejaVu Sans3" style:font-size-asian="14pt" style:font-weight-asian="bold" style:font-name-complex="DejaVu Sans3" style:font-size-complex="14pt" style:font-weight-complex="bold"/>
    </style:style>
    <style:style style:name="P62" style:family="paragraph" style:parent-style-name="Text_20_body">
      <style:text-properties fo:color="#800000" style:font-name="DejaVu Sans1" fo:font-size="12pt" fo:font-style="normal" fo:font-weight="bold" officeooo:rsid="0051c57c" officeooo:paragraph-rsid="03615777" style:font-name-asian="DejaVu Sans3" style:font-size-asian="14pt" style:font-weight-asian="bold" style:font-name-complex="DejaVu Sans3" style:font-size-complex="14pt" style:font-weight-complex="bold"/>
    </style:style>
    <style:style style:name="P63" style:family="paragraph" style:parent-style-name="Text_20_body">
      <style:text-properties fo:color="#800000" style:font-name="DejaVu Sans1" fo:font-size="12pt" fo:font-style="normal" fo:font-weight="bold" officeooo:rsid="00519fd4" officeooo:paragraph-rsid="00519fd4" style:font-name-asian="DejaVu Sans3" style:font-size-asian="14pt" style:font-style-asian="oblique" style:font-weight-asian="bold" style:font-name-complex="DejaVu Sans3" style:font-size-complex="14pt" style:font-style-complex="oblique" style:font-weight-complex="bold"/>
    </style:style>
    <style:style style:name="P64" style:family="paragraph" style:parent-style-name="Text_20_body">
      <style:text-properties fo:color="#800000" style:font-name="DejaVu Sans1" fo:font-size="12pt" fo:font-style="normal" fo:font-weight="bold" officeooo:rsid="00519fd4" officeooo:paragraph-rsid="022a1b73" style:font-name-asian="DejaVu Sans3" style:font-size-asian="14pt" style:font-style-asian="oblique" style:font-weight-asian="bold" style:font-name-complex="DejaVu Sans3" style:font-size-complex="14pt" style:font-style-complex="oblique" style:font-weight-complex="bold"/>
    </style:style>
    <style:style style:name="P65" style:family="paragraph" style:parent-style-name="Text_20_body">
      <style:text-properties fo:color="#800000" style:font-name="DejaVu Sans1" fo:font-size="12pt" fo:font-style="italic" fo:font-weight="bold" officeooo:paragraph-rsid="0185a45e" style:font-name-asian="DejaVu Sans3" style:font-size-asian="14pt" style:font-style-asian="italic" style:font-weight-asian="bold" style:font-name-complex="DejaVu Sans3" style:font-size-complex="14pt" style:font-style-complex="italic" style:font-weight-complex="bold"/>
    </style:style>
    <style:style style:name="P66" style:family="paragraph" style:parent-style-name="Text_20_body">
      <style:text-properties fo:color="#800000" style:font-name="DejaVu Sans1" fo:font-size="12pt" fo:font-style="italic" fo:font-weight="bold" officeooo:paragraph-rsid="0264800e" style:font-name-asian="DejaVu Sans3" style:font-size-asian="14pt" style:font-style-asian="italic" style:font-weight-asian="bold" style:font-name-complex="DejaVu Sans3" style:font-size-complex="14pt" style:font-style-complex="italic" style:font-weight-complex="bold"/>
    </style:style>
    <style:style style:name="P67" style:family="paragraph" style:parent-style-name="Text_20_body">
      <style:text-properties officeooo:paragraph-rsid="0196c2fd"/>
    </style:style>
    <style:style style:name="P68" style:family="paragraph" style:parent-style-name="Text_20_body">
      <style:text-properties officeooo:paragraph-rsid="01a8ec2e"/>
    </style:style>
    <style:style style:name="P69" style:family="paragraph" style:parent-style-name="Text_20_body">
      <style:text-properties fo:font-size="10.5pt" fo:font-weight="bold" officeooo:rsid="004e5951" officeooo:paragraph-rsid="01867729" style:font-size-asian="10.5pt" style:font-weight-asian="bold" style:font-size-complex="10.5pt" style:font-weight-complex="bold"/>
    </style:style>
    <style:style style:name="P70" style:family="paragraph" style:parent-style-name="Text_20_body">
      <style:text-properties fo:font-size="10.5pt" officeooo:rsid="004e5951" officeooo:paragraph-rsid="01867729" style:font-size-asian="10.5pt" style:font-size-complex="10.5pt"/>
    </style:style>
    <style:style style:name="P71" style:family="paragraph" style:parent-style-name="Text_20_body">
      <style:text-properties officeooo:rsid="0050cabf" officeooo:paragraph-rsid="01ad2553"/>
    </style:style>
    <style:style style:name="P72" style:family="paragraph" style:parent-style-name="Text_20_body">
      <style:text-properties officeooo:rsid="0050cabf" officeooo:paragraph-rsid="017c0f6f"/>
    </style:style>
    <style:style style:name="P73" style:family="paragraph" style:parent-style-name="Text_20_body">
      <style:text-properties officeooo:rsid="0050cabf" officeooo:paragraph-rsid="0050cabf"/>
    </style:style>
    <style:style style:name="P74" style:family="paragraph" style:parent-style-name="Text_20_body">
      <style:text-properties officeooo:rsid="0050cabf" officeooo:paragraph-rsid="01ac334d"/>
    </style:style>
    <style:style style:name="P75" style:family="paragraph" style:parent-style-name="Text_20_body">
      <style:text-properties officeooo:rsid="0050cabf" officeooo:paragraph-rsid="01b7d889"/>
    </style:style>
    <style:style style:name="P76" style:family="paragraph" style:parent-style-name="Text_20_body">
      <style:text-properties officeooo:rsid="0050cabf" officeooo:paragraph-rsid="00b35a08"/>
    </style:style>
    <style:style style:name="P77" style:family="paragraph" style:parent-style-name="Text_20_body">
      <style:text-properties officeooo:rsid="0050cabf" officeooo:paragraph-rsid="0232321e"/>
    </style:style>
    <style:style style:name="P78" style:family="paragraph" style:parent-style-name="Text_20_body">
      <style:text-properties officeooo:rsid="0050cabf" officeooo:paragraph-rsid="02338317"/>
    </style:style>
    <style:style style:name="P79" style:family="paragraph" style:parent-style-name="Text_20_body">
      <style:text-properties officeooo:rsid="0050cabf" officeooo:paragraph-rsid="024d5a53"/>
    </style:style>
    <style:style style:name="P80" style:family="paragraph" style:parent-style-name="Text_20_body">
      <style:text-properties officeooo:rsid="0050cabf" officeooo:paragraph-rsid="00efdc5c"/>
    </style:style>
    <style:style style:name="P81" style:family="paragraph" style:parent-style-name="Text_20_body">
      <style:text-properties fo:font-weight="bold" officeooo:rsid="004e5951" officeooo:paragraph-rsid="00aa088e" style:font-weight-asian="bold" style:font-weight-complex="bold"/>
    </style:style>
    <style:style style:name="P82" style:family="paragraph" style:parent-style-name="Text_20_body">
      <style:text-properties fo:font-weight="bold" officeooo:rsid="0050cabf" officeooo:paragraph-rsid="0050cabf" style:font-weight-asian="bold" style:font-weight-complex="bold"/>
    </style:style>
    <style:style style:name="P83" style:family="paragraph" style:parent-style-name="Text_20_body">
      <style:text-properties fo:font-weight="bold" officeooo:rsid="0050cabf" officeooo:paragraph-rsid="0264800e" style:font-weight-asian="bold" style:font-weight-complex="bold"/>
    </style:style>
    <style:style style:name="P84" style:family="paragraph" style:parent-style-name="Text_20_body">
      <style:text-properties fo:font-weight="bold" officeooo:rsid="0051c57c" officeooo:paragraph-rsid="0051c57c" style:font-weight-asian="bold" style:font-weight-complex="bold"/>
    </style:style>
    <style:style style:name="P85" style:family="paragraph" style:parent-style-name="Text_20_body">
      <style:text-properties fo:font-weight="bold" officeooo:rsid="0051c57c" officeooo:paragraph-rsid="026b6c4d" style:font-weight-asian="bold" style:font-weight-complex="bold"/>
    </style:style>
    <style:style style:name="P86" style:family="paragraph" style:parent-style-name="Text_20_body">
      <style:text-properties fo:font-weight="bold" officeooo:rsid="0051c57c" officeooo:paragraph-rsid="026ea01f" style:font-weight-asian="bold" style:font-weight-complex="bold"/>
    </style:style>
    <style:style style:name="P87" style:family="paragraph" style:parent-style-name="Text_20_body">
      <style:text-properties fo:font-weight="bold" officeooo:rsid="0051c57c" officeooo:paragraph-rsid="02829560" style:font-weight-asian="bold" style:font-weight-complex="bold"/>
    </style:style>
    <style:style style:name="P88" style:family="paragraph" style:parent-style-name="Text_20_body">
      <style:text-properties fo:font-weight="bold" officeooo:rsid="0051c57c" officeooo:paragraph-rsid="02aa8828" style:font-weight-asian="bold" style:font-weight-complex="bold"/>
    </style:style>
    <style:style style:name="P89" style:family="paragraph" style:parent-style-name="Text_20_body">
      <style:text-properties fo:font-weight="bold" officeooo:rsid="0051c57c" officeooo:paragraph-rsid="02aed676" style:font-weight-asian="bold" style:font-weight-complex="bold"/>
    </style:style>
    <style:style style:name="P90" style:family="paragraph" style:parent-style-name="Text_20_body">
      <style:text-properties fo:font-weight="bold" officeooo:rsid="0051c57c" officeooo:paragraph-rsid="02c120f9" style:font-weight-asian="bold" style:font-weight-complex="bold"/>
    </style:style>
    <style:style style:name="P91" style:family="paragraph" style:parent-style-name="Text_20_body">
      <style:text-properties fo:font-weight="bold" officeooo:rsid="0051c57c" officeooo:paragraph-rsid="02cee0f8" style:font-weight-asian="bold" style:font-weight-complex="bold"/>
    </style:style>
    <style:style style:name="P92" style:family="paragraph" style:parent-style-name="Text_20_body">
      <style:text-properties fo:font-weight="bold" officeooo:rsid="0051c57c" officeooo:paragraph-rsid="02d7bf1b" style:font-weight-asian="bold" style:font-weight-complex="bold"/>
    </style:style>
    <style:style style:name="P93" style:family="paragraph" style:parent-style-name="Text_20_body">
      <style:text-properties fo:font-weight="bold" officeooo:rsid="0051c57c" officeooo:paragraph-rsid="02ec690d" style:font-weight-asian="bold" style:font-weight-complex="bold"/>
    </style:style>
    <style:style style:name="P94" style:family="paragraph" style:parent-style-name="Text_20_body">
      <style:text-properties fo:font-weight="bold" officeooo:rsid="0051c57c" officeooo:paragraph-rsid="030a1b88" style:font-weight-asian="bold" style:font-weight-complex="bold"/>
    </style:style>
    <style:style style:name="P95" style:family="paragraph" style:parent-style-name="Text_20_body">
      <style:text-properties fo:font-weight="bold" officeooo:rsid="0051c57c" officeooo:paragraph-rsid="031246f6" style:font-weight-asian="bold" style:font-weight-complex="bold"/>
    </style:style>
    <style:style style:name="P96" style:family="paragraph" style:parent-style-name="Text_20_body">
      <style:text-properties fo:font-weight="bold" officeooo:rsid="0051c57c" officeooo:paragraph-rsid="032e72be" style:font-weight-asian="bold" style:font-weight-complex="bold"/>
    </style:style>
    <style:style style:name="P97" style:family="paragraph" style:parent-style-name="Text_20_body">
      <style:text-properties fo:font-weight="bold" officeooo:rsid="0051c57c" officeooo:paragraph-rsid="03426f6e" style:font-weight-asian="bold" style:font-weight-complex="bold"/>
    </style:style>
    <style:style style:name="P98" style:family="paragraph" style:parent-style-name="Text_20_body">
      <style:text-properties fo:font-weight="bold" officeooo:rsid="0051c57c" officeooo:paragraph-rsid="03615777" style:font-weight-asian="bold" style:font-weight-complex="bold"/>
    </style:style>
    <style:style style:name="P99" style:family="paragraph" style:parent-style-name="Text_20_body">
      <style:text-properties fo:font-weight="bold" officeooo:rsid="011e2554" officeooo:paragraph-rsid="02aa8828" style:font-weight-asian="bold" style:font-weight-complex="bold"/>
    </style:style>
    <style:style style:name="P100" style:family="paragraph" style:parent-style-name="Text_20_body">
      <style:text-properties fo:font-weight="bold" officeooo:rsid="011e2554" officeooo:paragraph-rsid="032e72be" style:font-weight-asian="bold" style:font-weight-complex="bold"/>
    </style:style>
    <style:style style:name="P101" style:family="paragraph" style:parent-style-name="Text_20_body">
      <style:text-properties fo:font-weight="bold" officeooo:rsid="02ee5cec" officeooo:paragraph-rsid="02ee5cec" style:font-weight-asian="bold" style:font-weight-complex="bold"/>
    </style:style>
    <style:style style:name="P102" style:family="paragraph" style:parent-style-name="Text_20_body">
      <style:text-properties fo:background-color="#ffff00"/>
    </style:style>
    <style:style style:name="P103" style:family="paragraph" style:parent-style-name="Text_20_body">
      <style:text-properties officeooo:rsid="00b35a08" officeooo:paragraph-rsid="01c7604c" fo:background-color="#ffff00"/>
    </style:style>
    <style:style style:name="P104" style:family="paragraph" style:parent-style-name="Text_20_body">
      <style:text-properties officeooo:rsid="00e982a4" officeooo:paragraph-rsid="01b7d889" fo:background-color="#ffff00"/>
    </style:style>
    <style:style style:name="P105" style:family="paragraph" style:parent-style-name="Text_20_body">
      <style:text-properties officeooo:rsid="004fffe6" officeooo:paragraph-rsid="0050cabf" fo:background-color="#ffff00"/>
    </style:style>
    <style:style style:name="P106" style:family="paragraph" style:parent-style-name="Text_20_body">
      <style:text-properties officeooo:rsid="004fffe6" officeooo:paragraph-rsid="004fffe6" fo:background-color="#ffff00"/>
    </style:style>
    <style:style style:name="P107" style:family="paragraph" style:parent-style-name="Text_20_body">
      <style:text-properties officeooo:rsid="0264800e" officeooo:paragraph-rsid="025a295d" fo:background-color="#ffff00"/>
    </style:style>
    <style:style style:name="P108" style:family="paragraph" style:parent-style-name="Text_20_body">
      <style:text-properties officeooo:rsid="0051c57c" officeooo:paragraph-rsid="0051c57c" fo:background-color="#ffff00"/>
    </style:style>
    <style:style style:name="P109" style:family="paragraph" style:parent-style-name="Text_20_body">
      <style:text-properties officeooo:rsid="004e5951" officeooo:paragraph-rsid="0188fc55" fo:background-color="#ffff00"/>
    </style:style>
    <style:style style:name="P110" style:family="paragraph" style:parent-style-name="Text_20_body">
      <style:text-properties officeooo:paragraph-rsid="0051c57c" fo:background-color="#ffff00"/>
    </style:style>
    <style:style style:name="P111" style:family="paragraph" style:parent-style-name="Text_20_body">
      <style:text-properties officeooo:paragraph-rsid="03426f6e" fo:background-color="#ffff00"/>
    </style:style>
    <style:style style:name="P112" style:family="paragraph" style:parent-style-name="Text_20_body">
      <style:text-properties officeooo:rsid="005265b2" officeooo:paragraph-rsid="02cee0f8" fo:background-color="#ffff00"/>
    </style:style>
    <style:style style:name="P113" style:family="paragraph" style:parent-style-name="Text_20_body">
      <style:text-properties officeooo:rsid="005265b2" officeooo:paragraph-rsid="02d7bf1b" fo:background-color="#ffff00"/>
    </style:style>
    <style:style style:name="P114" style:family="paragraph" style:parent-style-name="Text_20_body">
      <style:text-properties officeooo:rsid="0019130e" officeooo:paragraph-rsid="01b7c19a"/>
    </style:style>
    <style:style style:name="P115" style:family="paragraph" style:parent-style-name="Text_20_body">
      <style:text-properties officeooo:rsid="0051c57c" officeooo:paragraph-rsid="0051c57c"/>
    </style:style>
    <style:style style:name="P116" style:family="paragraph" style:parent-style-name="Text_20_body">
      <style:text-properties officeooo:rsid="0051c57c" officeooo:paragraph-rsid="011bdd06"/>
    </style:style>
    <style:style style:name="P117" style:family="paragraph" style:parent-style-name="Text_20_body">
      <style:text-properties officeooo:rsid="0051c57c" officeooo:paragraph-rsid="012d298f"/>
    </style:style>
    <style:style style:name="P118" style:family="paragraph" style:parent-style-name="Text_20_body">
      <style:text-properties officeooo:rsid="0051c57c" officeooo:paragraph-rsid="0268810c"/>
    </style:style>
    <style:style style:name="P119" style:family="paragraph" style:parent-style-name="Text_20_body">
      <style:text-properties officeooo:rsid="0051c57c" officeooo:paragraph-rsid="0268bf00"/>
    </style:style>
    <style:style style:name="P120" style:family="paragraph" style:parent-style-name="Text_20_body">
      <style:text-properties officeooo:rsid="0051c57c" officeooo:paragraph-rsid="026b6c4d"/>
    </style:style>
    <style:style style:name="P121" style:family="paragraph" style:parent-style-name="Text_20_body">
      <style:text-properties officeooo:rsid="0051c57c" officeooo:paragraph-rsid="026ea01f"/>
    </style:style>
    <style:style style:name="P122" style:family="paragraph" style:parent-style-name="Text_20_body">
      <style:text-properties officeooo:rsid="0051c57c" officeooo:paragraph-rsid="028519e7"/>
    </style:style>
    <style:style style:name="P123" style:family="paragraph" style:parent-style-name="Text_20_body">
      <style:text-properties officeooo:rsid="0051c57c" officeooo:paragraph-rsid="02829560"/>
    </style:style>
    <style:style style:name="P124" style:family="paragraph" style:parent-style-name="Text_20_body">
      <style:text-properties officeooo:rsid="0051c57c" officeooo:paragraph-rsid="029e75fe"/>
    </style:style>
    <style:style style:name="P125" style:family="paragraph" style:parent-style-name="Text_20_body">
      <style:text-properties officeooo:rsid="0051c57c" officeooo:paragraph-rsid="02a3d13a"/>
    </style:style>
    <style:style style:name="P126" style:family="paragraph" style:parent-style-name="Text_20_body">
      <style:text-properties officeooo:rsid="0051c57c" officeooo:paragraph-rsid="02a7e9d0"/>
    </style:style>
    <style:style style:name="P127" style:family="paragraph" style:parent-style-name="Text_20_body">
      <style:text-properties officeooo:rsid="0051c57c" officeooo:paragraph-rsid="02aa8828"/>
    </style:style>
    <style:style style:name="P128" style:family="paragraph" style:parent-style-name="Text_20_body">
      <style:text-properties officeooo:rsid="0051c57c" officeooo:paragraph-rsid="02aed676"/>
    </style:style>
    <style:style style:name="P129" style:family="paragraph" style:parent-style-name="Text_20_body">
      <style:text-properties officeooo:rsid="0051c57c" officeooo:paragraph-rsid="02c120f9"/>
    </style:style>
    <style:style style:name="P130" style:family="paragraph" style:parent-style-name="Text_20_body">
      <style:text-properties officeooo:rsid="0051c57c" officeooo:paragraph-rsid="02cee0f8"/>
    </style:style>
    <style:style style:name="P131" style:family="paragraph" style:parent-style-name="Text_20_body">
      <style:text-properties officeooo:rsid="0051c57c" officeooo:paragraph-rsid="02d7bf1b"/>
    </style:style>
    <style:style style:name="P132" style:family="paragraph" style:parent-style-name="Text_20_body">
      <style:text-properties officeooo:rsid="0051c57c" officeooo:paragraph-rsid="02ec690d"/>
    </style:style>
    <style:style style:name="P133" style:family="paragraph" style:parent-style-name="Text_20_body">
      <style:text-properties officeooo:rsid="0051c57c" officeooo:paragraph-rsid="030a1b88"/>
    </style:style>
    <style:style style:name="P134" style:family="paragraph" style:parent-style-name="Text_20_body">
      <style:text-properties officeooo:rsid="0051c57c" officeooo:paragraph-rsid="031246f6"/>
    </style:style>
    <style:style style:name="P135" style:family="paragraph" style:parent-style-name="Text_20_body">
      <style:text-properties officeooo:rsid="0051c57c" officeooo:paragraph-rsid="032e72be"/>
    </style:style>
    <style:style style:name="P136" style:family="paragraph" style:parent-style-name="Text_20_body">
      <style:text-properties officeooo:rsid="0051c57c" officeooo:paragraph-rsid="03426f6e"/>
    </style:style>
    <style:style style:name="P137" style:family="paragraph" style:parent-style-name="Text_20_body">
      <style:text-properties officeooo:rsid="0051c57c" officeooo:paragraph-rsid="0347a5f8"/>
    </style:style>
    <style:style style:name="P138" style:family="paragraph" style:parent-style-name="Text_20_body">
      <style:text-properties officeooo:rsid="0051c57c" officeooo:paragraph-rsid="03615777"/>
    </style:style>
    <style:style style:name="P139" style:family="paragraph" style:parent-style-name="Text_20_body">
      <style:text-properties officeooo:rsid="004fffe6" officeooo:paragraph-rsid="004fffe6"/>
    </style:style>
    <style:style style:name="P140" style:family="paragraph" style:parent-style-name="Text_20_body">
      <style:text-properties style:font-name="DejaVu Sans1" fo:font-size="10pt" fo:font-style="normal" fo:font-weight="normal" officeooo:rsid="00519fd4" officeooo:paragraph-rsid="00519fd4" style:font-name-asian="DejaVu Sans3" style:font-size-asian="10pt" style:font-style-asian="oblique" style:font-weight-asian="normal" style:font-name-complex="DejaVu Sans3" style:font-size-complex="10pt" style:font-style-complex="oblique" style:font-weight-complex="normal"/>
    </style:style>
    <style:style style:name="P141" style:family="paragraph" style:parent-style-name="Text_20_body">
      <style:text-properties style:font-name="DejaVu Sans1" fo:font-size="10pt" fo:font-style="normal" fo:font-weight="normal" officeooo:rsid="00519fd4" officeooo:paragraph-rsid="022c349d" style:font-name-asian="DejaVu Sans3" style:font-size-asian="10pt" style:font-style-asian="oblique" style:font-weight-asian="normal" style:font-name-complex="DejaVu Sans3" style:font-size-complex="10pt" style:font-style-complex="oblique" style:font-weight-complex="normal"/>
    </style:style>
    <style:style style:name="P142" style:family="paragraph" style:parent-style-name="Text_20_body">
      <style:text-properties style:font-name="DejaVu Sans1" fo:font-size="10pt" fo:font-style="normal" fo:font-weight="normal" officeooo:rsid="0050cabf" officeooo:paragraph-rsid="017c0f6f" style:font-name-asian="DejaVu Sans3" style:font-size-asian="10pt" style:font-style-asian="oblique" style:font-weight-asian="normal" style:font-name-complex="DejaVu Sans3" style:font-size-complex="10pt" style:font-style-complex="oblique" style:font-weight-complex="normal"/>
    </style:style>
    <style:style style:name="P143" style:family="paragraph" style:parent-style-name="Text_20_body">
      <style:text-properties style:font-name="DejaVu Sans1" fo:font-size="10pt" fo:font-style="normal" fo:font-weight="normal" officeooo:rsid="0050cabf" officeooo:paragraph-rsid="01b7d889" style:font-name-asian="DejaVu Sans3" style:font-size-asian="10pt" style:font-style-asian="oblique" style:font-weight-asian="normal" style:font-name-complex="DejaVu Sans3" style:font-size-complex="10pt" style:font-style-complex="oblique" style:font-weight-complex="normal"/>
    </style:style>
    <style:style style:name="P144" style:family="paragraph" style:parent-style-name="Text_20_body">
      <style:text-properties style:font-name="DejaVu Sans1" fo:font-size="10pt" fo:font-style="normal" fo:font-weight="normal" officeooo:rsid="0050cabf" officeooo:paragraph-rsid="022a1b73" style:font-name-asian="DejaVu Sans3" style:font-size-asian="10pt" style:font-style-asian="oblique" style:font-weight-asian="normal" style:font-name-complex="DejaVu Sans3" style:font-size-complex="10pt" style:font-style-complex="oblique" style:font-weight-complex="normal"/>
    </style:style>
    <style:style style:name="P145" style:family="paragraph" style:parent-style-name="Text_20_body">
      <style:text-properties style:font-name="DejaVu Sans1" fo:font-size="10pt" fo:font-style="normal" fo:font-weight="normal" officeooo:rsid="0050cabf" officeooo:paragraph-rsid="017c0f6f" fo:background-color="#ffff00" style:font-name-asian="DejaVu Sans3" style:font-size-asian="10pt" style:font-style-asian="oblique" style:font-weight-asian="normal" style:font-name-complex="DejaVu Sans3" style:font-size-complex="10pt" style:font-style-complex="oblique" style:font-weight-complex="normal"/>
    </style:style>
    <style:style style:name="P146" style:family="paragraph" style:parent-style-name="Text_20_body">
      <style:text-properties style:font-name="DejaVu Sans1" fo:font-size="10pt" fo:font-style="normal" fo:font-weight="normal" officeooo:rsid="017c0f6f" officeooo:paragraph-rsid="017c0f6f" fo:background-color="transparent" style:font-name-asian="DejaVu Sans3" style:font-size-asian="10pt" style:font-style-asian="oblique" style:font-weight-asian="normal" style:font-name-complex="DejaVu Sans3" style:font-size-complex="10pt" style:font-style-complex="oblique" style:font-weight-complex="normal"/>
    </style:style>
    <style:style style:name="P147" style:family="paragraph" style:parent-style-name="Text_20_body">
      <style:text-properties style:font-name="DejaVu Sans1" fo:font-size="10pt" fo:font-style="normal" fo:font-weight="normal" officeooo:rsid="01dd233a" officeooo:paragraph-rsid="01dd233a" fo:background-color="transparent" style:font-name-asian="DejaVu Sans3" style:font-size-asian="10pt" style:font-style-asian="oblique" style:font-weight-asian="normal" style:font-name-complex="DejaVu Sans3" style:font-size-complex="10pt" style:font-style-complex="oblique" style:font-weight-complex="normal"/>
    </style:style>
    <style:style style:name="P148" style:family="paragraph" style:parent-style-name="Text_20_body">
      <style:text-properties style:font-name="DejaVu Sans1" fo:font-size="10pt" fo:font-style="normal" fo:font-weight="normal" officeooo:rsid="01dd233a" officeooo:paragraph-rsid="035d7788" fo:background-color="transparent" style:font-name-asian="DejaVu Sans3" style:font-size-asian="10pt" style:font-style-asian="oblique" style:font-weight-asian="normal" style:font-name-complex="DejaVu Sans3" style:font-size-complex="10pt" style:font-style-complex="oblique" style:font-weight-complex="normal"/>
    </style:style>
    <style:style style:name="P149" style:family="paragraph" style:parent-style-name="Text_20_body">
      <style:text-properties style:font-name="DejaVu Sans1" fo:font-size="10pt" fo:font-style="normal" fo:font-weight="normal" officeooo:rsid="00519fd4" officeooo:paragraph-rsid="02bbffd4" fo:background-color="transparent" style:font-name-asian="DejaVu Sans3" style:font-size-asian="10pt" style:font-style-asian="oblique" style:font-weight-asian="normal" style:font-name-complex="DejaVu Sans3" style:font-size-complex="10pt" style:font-style-complex="oblique" style:font-weight-complex="normal"/>
    </style:style>
    <style:style style:name="P150" style:family="paragraph" style:parent-style-name="Text_20_body">
      <style:text-properties style:font-name="DejaVu Sans1" fo:font-size="12pt" fo:font-style="italic" fo:font-weight="bold" officeooo:rsid="0051c57c" officeooo:paragraph-rsid="03147b62" fo:background-color="#ffff00" style:font-name-asian="DejaVu Sans3" style:font-size-asian="14pt" style:font-style-asian="italic" style:font-weight-asian="bold" style:font-name-complex="DejaVu Sans3" style:font-size-complex="14pt" style:font-style-complex="italic" style:font-weight-complex="bold"/>
    </style:style>
    <style:style style:name="P151" style:family="paragraph" style:parent-style-name="Text_20_body">
      <style:text-properties fo:color="#000000" style:font-name="DejaVu Sans2" fo:font-size="10pt" officeooo:rsid="005d7f52" officeooo:paragraph-rsid="005d7f52" style:font-size-asian="10pt" style:font-size-complex="10pt"/>
    </style:style>
    <style:style style:name="P152" style:family="paragraph" style:parent-style-name="Text_20_body">
      <style:text-properties fo:color="#000000" style:font-name="DejaVu Sans1" fo:font-size="10pt" fo:font-style="normal" fo:font-weight="normal" officeooo:rsid="02455101" officeooo:paragraph-rsid="024d5a53" style:font-name-asian="DejaVu Sans3" style:font-size-asian="8.75pt" style:font-style-asian="oblique" style:font-weight-asian="normal" style:font-name-complex="DejaVu Sans3" style:font-size-complex="10pt" style:font-style-complex="oblique" style:font-weight-complex="normal"/>
    </style:style>
    <style:style style:name="P153" style:family="paragraph" style:parent-style-name="Text_20_body">
      <style:text-properties fo:color="#000000" style:font-name="DejaVu Sans1" fo:font-size="10pt" fo:font-style="normal" fo:font-weight="bold" officeooo:rsid="0050cabf" officeooo:paragraph-rsid="024d5a53" style:font-name-asian="DejaVu Sans3" style:font-size-asian="8.75pt" style:font-style-asian="oblique" style:font-weight-asian="bold" style:font-name-complex="DejaVu Sans3" style:font-size-complex="10pt" style:font-style-complex="oblique" style:font-weight-complex="bold"/>
    </style:style>
    <style:style style:name="P154" style:family="paragraph" style:parent-style-name="Text_20_body">
      <style:text-properties officeooo:rsid="001b4507" officeooo:paragraph-rsid="005d7f52"/>
    </style:style>
    <style:style style:name="P155" style:family="paragraph" style:parent-style-name="Text_20_body">
      <style:text-properties officeooo:rsid="00189afe" officeooo:paragraph-rsid="0094dd79"/>
    </style:style>
    <style:style style:name="P156" style:family="paragraph" style:parent-style-name="Text_20_body">
      <style:text-properties officeooo:rsid="00189afe" officeooo:paragraph-rsid="00b267c6"/>
    </style:style>
    <style:style style:name="P157" style:family="paragraph" style:parent-style-name="Text_20_body">
      <style:text-properties officeooo:rsid="018b947e" officeooo:paragraph-rsid="018b947e"/>
    </style:style>
    <style:style style:name="P158" style:family="paragraph" style:parent-style-name="Text_20_body">
      <style:text-properties officeooo:rsid="01d5cddf" officeooo:paragraph-rsid="01d5cddf"/>
    </style:style>
    <style:style style:name="P159" style:family="paragraph" style:parent-style-name="Text_20_body">
      <style:text-properties officeooo:rsid="01d5cddf" officeooo:paragraph-rsid="01d963a1"/>
    </style:style>
    <style:style style:name="P160" style:family="paragraph" style:parent-style-name="Text_20_body">
      <style:text-properties officeooo:rsid="01d5cddf" officeooo:paragraph-rsid="035d7788"/>
    </style:style>
    <style:style style:name="P161" style:family="paragraph" style:parent-style-name="Text_20_body">
      <style:text-properties officeooo:rsid="018909ef" officeooo:paragraph-rsid="018909ef"/>
    </style:style>
    <style:style style:name="P162" style:family="paragraph" style:parent-style-name="Text_20_body">
      <style:text-properties fo:font-style="normal" officeooo:rsid="01ae28c9" officeooo:paragraph-rsid="01ae28c9" style:font-style-asian="normal" style:font-style-complex="normal"/>
    </style:style>
    <style:style style:name="P163" style:family="paragraph" style:parent-style-name="Text_20_body">
      <style:text-properties fo:font-style="normal" officeooo:rsid="0050cabf" officeooo:paragraph-rsid="01ad2553" style:font-style-asian="normal" style:font-style-complex="normal"/>
    </style:style>
    <style:style style:name="P164" style:family="paragraph" style:parent-style-name="Text_20_body">
      <style:text-properties fo:font-style="normal" officeooo:rsid="0281b484" officeooo:paragraph-rsid="0268810c" style:font-style-asian="normal" style:font-style-complex="normal"/>
    </style:style>
    <style:style style:name="P165" style:family="paragraph" style:parent-style-name="Text_20_body">
      <style:text-properties fo:font-style="normal" officeooo:rsid="0050cabf" officeooo:paragraph-rsid="01ad2553" fo:background-color="transparent" style:font-style-asian="normal" style:font-style-complex="normal"/>
    </style:style>
    <style:style style:name="P166" style:family="paragraph" style:parent-style-name="Text_20_body">
      <style:text-properties officeooo:paragraph-rsid="022a1b73"/>
    </style:style>
    <style:style style:name="P167" style:family="paragraph" style:parent-style-name="Text_20_body">
      <style:text-properties fo:color="#579d1c" fo:font-size="10pt" fo:font-style="normal" style:text-underline-style="none" officeooo:rsid="01d25110" officeooo:paragraph-rsid="022a1b73" fo:background-color="transparent" style:font-style-asian="normal" style:font-style-complex="normal"/>
    </style:style>
    <style:style style:name="P168" style:family="paragraph" style:parent-style-name="Text_20_body">
      <style:text-properties officeooo:paragraph-rsid="0246ee74"/>
    </style:style>
    <style:style style:name="P169" style:family="paragraph" style:parent-style-name="Text_20_body">
      <style:text-properties fo:color="#000080" style:font-name="DejaVu Sans1" fo:font-size="10pt" fo:font-style="italic" style:text-underline-style="solid" style:text-underline-width="auto" style:text-underline-color="font-color" fo:font-weight="normal" officeooo:rsid="0232321e" officeooo:paragraph-rsid="02338317" fo:background-color="transparent" style:font-name-asian="DejaVu Sans3" style:font-size-asian="10pt" style:font-style-asian="italic" style:font-weight-asian="normal" style:font-name-complex="DejaVu Sans3" style:font-size-complex="10pt" style:font-style-complex="italic" style:font-weight-complex="normal"/>
    </style:style>
    <style:style style:name="P170" style:family="paragraph" style:parent-style-name="Text_20_body">
      <style:text-properties fo:color="#000080" style:font-name="DejaVu Sans1" fo:font-size="10pt" fo:font-style="italic" style:text-underline-style="solid" style:text-underline-width="auto" style:text-underline-color="font-color" fo:font-weight="normal" officeooo:rsid="004e5951" officeooo:paragraph-rsid="022c349d" fo:background-color="transparent" style:font-name-asian="DejaVu Sans3" style:font-size-asian="10pt" style:font-style-asian="italic" style:font-weight-asian="normal" style:font-name-complex="DejaVu Sans3" style:font-size-complex="10pt" style:font-style-complex="italic" style:font-weight-complex="normal"/>
    </style:style>
    <style:style style:name="P171" style:family="paragraph" style:parent-style-name="Text_20_body">
      <style:text-properties fo:color="#000080" fo:font-size="10pt" fo:font-style="italic" style:text-underline-style="solid" style:text-underline-width="auto" style:text-underline-color="font-color" officeooo:rsid="026ebc91" officeooo:paragraph-rsid="02aa8828" fo:background-color="transparent" style:font-style-asian="italic" style:font-style-complex="italic"/>
    </style:style>
    <style:style style:name="P172" style:family="paragraph" style:parent-style-name="Text_20_body">
      <style:text-properties officeooo:paragraph-rsid="025a295d" fo:background-color="transparent"/>
    </style:style>
    <style:style style:name="P173" style:family="paragraph" style:parent-style-name="Text_20_body">
      <style:text-properties officeooo:paragraph-rsid="030fd587" fo:background-color="transparent"/>
    </style:style>
    <style:style style:name="P174" style:family="paragraph" style:parent-style-name="Text_20_body">
      <style:text-properties officeooo:rsid="030fc2c6" officeooo:paragraph-rsid="030fd587" fo:background-color="transparent"/>
    </style:style>
    <style:style style:name="P175" style:family="paragraph" style:parent-style-name="Text_20_body">
      <style:text-properties officeooo:rsid="02e86572" officeooo:paragraph-rsid="03763399" fo:background-color="transparent"/>
    </style:style>
    <style:style style:name="P176" style:family="paragraph" style:parent-style-name="Text_20_body">
      <style:text-properties officeooo:rsid="011d9487" officeooo:paragraph-rsid="0268810c"/>
    </style:style>
    <style:style style:name="P177" style:family="paragraph" style:parent-style-name="Text_20_body">
      <style:text-properties officeooo:rsid="011d9487" officeooo:paragraph-rsid="01959fb1"/>
    </style:style>
    <style:style style:name="P178" style:family="paragraph" style:parent-style-name="Text_20_body">
      <style:text-properties officeooo:rsid="011d9487" officeooo:paragraph-rsid="039047e9"/>
    </style:style>
    <style:style style:name="P179" style:family="paragraph" style:parent-style-name="Text_20_body">
      <style:text-properties officeooo:rsid="02760f88" officeooo:paragraph-rsid="0282c836"/>
    </style:style>
    <style:style style:name="P180" style:family="paragraph" style:parent-style-name="Text_20_body">
      <style:text-properties officeooo:rsid="028519e7" officeooo:paragraph-rsid="028b6aba"/>
    </style:style>
    <style:style style:name="P181" style:family="paragraph" style:parent-style-name="Text_20_body">
      <style:text-properties officeooo:rsid="028519e7" officeooo:paragraph-rsid="03615d89"/>
    </style:style>
    <style:style style:name="P182" style:family="paragraph" style:parent-style-name="Text_20_body">
      <style:text-properties officeooo:rsid="028b6aba" officeooo:paragraph-rsid="028b6aba"/>
    </style:style>
    <style:style style:name="P183" style:family="paragraph" style:parent-style-name="Text_20_body">
      <style:text-properties officeooo:rsid="028b6aba" officeooo:paragraph-rsid="02aed676"/>
    </style:style>
    <style:style style:name="P184" style:family="paragraph" style:parent-style-name="Text_20_body">
      <style:text-properties officeooo:rsid="028b6aba" officeooo:paragraph-rsid="02ec690d"/>
    </style:style>
    <style:style style:name="P185" style:family="paragraph" style:parent-style-name="Text_20_body">
      <style:text-properties officeooo:rsid="028b6aba" officeooo:paragraph-rsid="03615777"/>
    </style:style>
    <style:style style:name="P186" style:family="paragraph" style:parent-style-name="Text_20_body">
      <style:text-properties officeooo:rsid="027b09a7" officeooo:paragraph-rsid="0282c836"/>
    </style:style>
    <style:style style:name="P187" style:family="paragraph" style:parent-style-name="Text_20_body">
      <style:text-properties officeooo:rsid="02716d13" officeooo:paragraph-rsid="0282c836"/>
    </style:style>
    <style:style style:name="P188" style:family="paragraph" style:parent-style-name="Text_20_body">
      <style:text-properties officeooo:rsid="02716d13" officeooo:paragraph-rsid="0310cc71"/>
    </style:style>
    <style:style style:name="P189" style:family="paragraph" style:parent-style-name="Text_20_body">
      <style:text-properties officeooo:rsid="027807d0" officeooo:paragraph-rsid="0282c836"/>
    </style:style>
    <style:style style:name="P190" style:family="paragraph" style:parent-style-name="Text_20_body">
      <style:text-properties officeooo:rsid="027807d0" officeooo:paragraph-rsid="028ce7ff"/>
    </style:style>
    <style:style style:name="P191" style:family="paragraph" style:parent-style-name="Text_20_body">
      <style:text-properties officeooo:rsid="02793620" officeooo:paragraph-rsid="0282c836"/>
    </style:style>
    <style:style style:name="P192" style:family="paragraph" style:parent-style-name="Text_20_body">
      <style:text-properties officeooo:rsid="02865d9e" officeooo:paragraph-rsid="02865d9e"/>
    </style:style>
    <style:style style:name="P193" style:family="paragraph" style:parent-style-name="Text_20_body">
      <style:text-properties officeooo:rsid="02865d9e" officeooo:paragraph-rsid="0287c82a"/>
    </style:style>
    <style:style style:name="P194" style:family="paragraph" style:parent-style-name="Text_20_body">
      <style:text-properties officeooo:rsid="0287c82a" officeooo:paragraph-rsid="0287c82a"/>
    </style:style>
    <style:style style:name="P195" style:family="paragraph" style:parent-style-name="Text_20_body">
      <style:text-properties officeooo:rsid="028a23cd" officeooo:paragraph-rsid="02760f88"/>
    </style:style>
    <style:style style:name="P196" style:family="paragraph" style:parent-style-name="Text_20_body">
      <style:text-properties officeooo:rsid="028d92fc" officeooo:paragraph-rsid="028d92fc"/>
    </style:style>
    <style:style style:name="P197" style:family="paragraph" style:parent-style-name="Text_20_body">
      <style:text-properties officeooo:paragraph-rsid="029993ba"/>
    </style:style>
    <style:style style:name="P198" style:family="paragraph" style:parent-style-name="Text_20_body">
      <style:text-properties style:text-underline-style="none" fo:font-weight="bold" officeooo:rsid="0051c57c" officeooo:paragraph-rsid="02a7e9d0" style:font-weight-asian="bold" style:font-weight-complex="bold"/>
    </style:style>
    <style:style style:name="P199" style:family="paragraph" style:parent-style-name="Text_20_body">
      <style:text-properties style:text-underline-style="none" fo:font-weight="normal" officeooo:rsid="0051c57c" officeooo:paragraph-rsid="02a7e9d0" style:font-weight-asian="normal" style:font-weight-complex="normal"/>
    </style:style>
    <style:style style:name="P200" style:family="paragraph" style:parent-style-name="Text_20_body">
      <style:text-properties style:text-underline-style="solid" style:text-underline-width="auto" style:text-underline-color="font-color" fo:font-weight="bold" officeooo:rsid="0051c57c" officeooo:paragraph-rsid="02a7e9d0" style:font-weight-asian="bold" style:font-weight-complex="bold"/>
    </style:style>
    <style:style style:name="P201" style:family="paragraph" style:parent-style-name="Text_20_body">
      <style:text-properties officeooo:rsid="02b33f92" officeooo:paragraph-rsid="02b33f92"/>
    </style:style>
    <style:style style:name="P202" style:family="paragraph" style:parent-style-name="Text_20_body">
      <style:text-properties officeooo:rsid="012ea1c2" officeooo:paragraph-rsid="02aed676"/>
    </style:style>
    <style:style style:name="P203" style:family="paragraph" style:parent-style-name="Text_20_body">
      <style:text-properties officeooo:rsid="012ea1c2" officeooo:paragraph-rsid="030cae14"/>
    </style:style>
    <style:style style:name="P204" style:family="paragraph" style:parent-style-name="Text_20_body">
      <style:text-properties officeooo:rsid="012ea1c2" officeooo:paragraph-rsid="031246f6"/>
    </style:style>
    <style:style style:name="P205" style:family="paragraph" style:parent-style-name="Text_20_body">
      <style:text-properties officeooo:rsid="02c07d23" officeooo:paragraph-rsid="02c07d23"/>
    </style:style>
    <style:style style:name="P206" style:family="paragraph" style:parent-style-name="Text_20_body">
      <style:text-properties officeooo:rsid="02c48230" officeooo:paragraph-rsid="02c48230"/>
    </style:style>
    <style:style style:name="P207" style:family="paragraph" style:parent-style-name="Text_20_body">
      <style:text-properties officeooo:rsid="02c32947" officeooo:paragraph-rsid="02cb0cbb"/>
    </style:style>
    <style:style style:name="P208" style:family="paragraph" style:parent-style-name="Text_20_body">
      <style:text-properties officeooo:rsid="02bea550" officeooo:paragraph-rsid="02c7f6f5"/>
    </style:style>
    <style:style style:name="P209" style:family="paragraph" style:parent-style-name="Text_20_body">
      <style:text-properties officeooo:rsid="02c943d3" officeooo:paragraph-rsid="02c943d3"/>
    </style:style>
    <style:style style:name="P210" style:family="paragraph" style:parent-style-name="Text_20_body">
      <style:text-properties officeooo:rsid="02c943d3" officeooo:paragraph-rsid="02cee0f8"/>
    </style:style>
    <style:style style:name="P211" style:family="paragraph" style:parent-style-name="Text_20_body">
      <style:text-properties officeooo:rsid="02c943d3" officeooo:paragraph-rsid="02d7bf1b"/>
    </style:style>
    <style:style style:name="P212" style:family="paragraph" style:parent-style-name="Text_20_body">
      <style:text-properties officeooo:rsid="0288efb4" officeooo:paragraph-rsid="0288efb4"/>
    </style:style>
    <style:style style:name="P213" style:family="paragraph" style:parent-style-name="Text_20_body">
      <style:text-properties officeooo:rsid="02d33af5" officeooo:paragraph-rsid="02d33af5"/>
    </style:style>
    <style:style style:name="P214" style:family="paragraph" style:parent-style-name="Text_20_body">
      <style:text-properties officeooo:rsid="02d33af5" officeooo:paragraph-rsid="02d7bf1b"/>
    </style:style>
    <style:style style:name="P215" style:family="paragraph" style:parent-style-name="Text_20_body">
      <style:text-properties officeooo:rsid="02de1ece" officeooo:paragraph-rsid="02de1ece"/>
    </style:style>
    <style:style style:name="P216" style:family="paragraph" style:parent-style-name="Text_20_body">
      <style:text-properties officeooo:rsid="02de1ece" officeooo:paragraph-rsid="03575d67"/>
    </style:style>
    <style:style style:name="P217" style:family="paragraph" style:parent-style-name="Text_20_body">
      <style:text-properties officeooo:rsid="02de1ece" officeooo:paragraph-rsid="035952db"/>
    </style:style>
    <style:style style:name="P218" style:family="paragraph" style:parent-style-name="Text_20_body">
      <style:text-properties officeooo:rsid="02de1ece" officeooo:paragraph-rsid="035fed58"/>
    </style:style>
    <style:style style:name="P219" style:family="paragraph" style:parent-style-name="Text_20_body">
      <style:text-properties officeooo:paragraph-rsid="02ec690d"/>
    </style:style>
    <style:style style:name="P220" style:family="paragraph" style:parent-style-name="Text_20_body">
      <style:text-properties officeooo:rsid="02f36ac4" officeooo:paragraph-rsid="02f36ac4"/>
    </style:style>
    <style:style style:name="P221" style:family="paragraph" style:parent-style-name="Text_20_body">
      <style:text-properties officeooo:rsid="02f36ac4" officeooo:paragraph-rsid="0367ac7c"/>
    </style:style>
    <style:style style:name="P222" style:family="paragraph" style:parent-style-name="Text_20_body">
      <style:text-properties officeooo:paragraph-rsid="02f90893"/>
    </style:style>
    <style:style style:name="P223" style:family="paragraph" style:parent-style-name="Text_20_body">
      <style:text-properties officeooo:rsid="02fcea58" officeooo:paragraph-rsid="02fcea58"/>
    </style:style>
    <style:style style:name="P224" style:family="paragraph" style:parent-style-name="Text_20_body">
      <style:text-properties officeooo:rsid="02fe6c08" officeooo:paragraph-rsid="02fe6c08"/>
    </style:style>
    <style:style style:name="P225" style:family="paragraph" style:parent-style-name="Text_20_body">
      <style:text-properties officeooo:rsid="03001552" officeooo:paragraph-rsid="03001552"/>
    </style:style>
    <style:style style:name="P226" style:family="paragraph" style:parent-style-name="Text_20_body">
      <style:text-properties officeooo:rsid="03001552" officeooo:paragraph-rsid="0376f49c"/>
    </style:style>
    <style:style style:name="P227" style:family="paragraph" style:parent-style-name="Text_20_body">
      <style:text-properties officeooo:rsid="02f90893" officeooo:paragraph-rsid="02f90893"/>
    </style:style>
    <style:style style:name="P228" style:family="paragraph" style:parent-style-name="Text_20_body">
      <style:text-properties officeooo:rsid="02c7f6f5" officeooo:paragraph-rsid="02c7f6f5"/>
    </style:style>
    <style:style style:name="P229" style:family="paragraph" style:parent-style-name="Text_20_body">
      <style:text-properties officeooo:rsid="030a1b88" officeooo:paragraph-rsid="030a1b88"/>
    </style:style>
    <style:style style:name="P230" style:family="paragraph" style:parent-style-name="Text_20_body">
      <style:text-properties officeooo:rsid="030a1b88" officeooo:paragraph-rsid="031246f6"/>
    </style:style>
    <style:style style:name="P231" style:family="paragraph" style:parent-style-name="Text_20_body">
      <style:text-properties officeooo:rsid="030a1b88" officeooo:paragraph-rsid="032e72be"/>
    </style:style>
    <style:style style:name="P232" style:family="paragraph" style:parent-style-name="Text_20_body">
      <style:text-properties officeooo:paragraph-rsid="0310cc71"/>
    </style:style>
    <style:style style:name="P233" style:family="paragraph" style:parent-style-name="Text_20_body">
      <style:text-properties officeooo:rsid="031db855" officeooo:paragraph-rsid="031db855"/>
    </style:style>
    <style:style style:name="P234" style:family="paragraph" style:parent-style-name="Text_20_body">
      <style:text-properties officeooo:rsid="0322079a" officeooo:paragraph-rsid="0322079a"/>
    </style:style>
    <style:style style:name="P235" style:family="paragraph" style:parent-style-name="Text_20_body">
      <style:text-properties officeooo:rsid="0322079a" officeooo:paragraph-rsid="0322d744"/>
    </style:style>
    <style:style style:name="P236" style:family="paragraph" style:parent-style-name="Text_20_body">
      <style:text-properties officeooo:paragraph-rsid="0322079a"/>
    </style:style>
    <style:style style:name="P237" style:family="paragraph" style:parent-style-name="Text_20_body">
      <style:text-properties officeooo:rsid="0322d744" officeooo:paragraph-rsid="0322d744"/>
    </style:style>
    <style:style style:name="P238" style:family="paragraph" style:parent-style-name="Text_20_body">
      <style:text-properties officeooo:rsid="03243d84" officeooo:paragraph-rsid="03243d84"/>
    </style:style>
    <style:style style:name="P239" style:family="paragraph" style:parent-style-name="Text_20_body">
      <style:text-properties officeooo:rsid="03243d84" officeooo:paragraph-rsid="03316461"/>
    </style:style>
    <style:style style:name="P240" style:family="paragraph" style:parent-style-name="Text_20_body">
      <style:text-properties officeooo:rsid="03274f4f" officeooo:paragraph-rsid="03274f4f"/>
    </style:style>
    <style:style style:name="P241" style:family="paragraph" style:parent-style-name="Text_20_body">
      <style:text-properties officeooo:rsid="03274f4f" officeooo:paragraph-rsid="03316461"/>
    </style:style>
    <style:style style:name="P242" style:family="paragraph" style:parent-style-name="Text_20_body">
      <style:text-properties officeooo:rsid="0328b2fe" officeooo:paragraph-rsid="0328b2fe"/>
    </style:style>
    <style:style style:name="P243" style:family="paragraph" style:parent-style-name="Text_20_body">
      <style:text-properties officeooo:rsid="0328dfe5" officeooo:paragraph-rsid="0328dfe5"/>
    </style:style>
    <style:style style:name="P244" style:family="paragraph" style:parent-style-name="Text_20_body">
      <style:text-properties officeooo:rsid="0328dfe5" officeooo:paragraph-rsid="034ddf3c"/>
    </style:style>
    <style:style style:name="P245" style:family="paragraph" style:parent-style-name="Text_20_body">
      <style:text-properties officeooo:rsid="032a65e6" officeooo:paragraph-rsid="032a65e6"/>
    </style:style>
    <style:style style:name="P246" style:family="paragraph" style:parent-style-name="Text_20_body">
      <style:text-properties officeooo:rsid="031d3f06" officeooo:paragraph-rsid="032e72be"/>
    </style:style>
    <style:style style:name="P247" style:family="paragraph" style:parent-style-name="Text_20_body">
      <style:text-properties officeooo:paragraph-rsid="03426f6e"/>
    </style:style>
    <style:style style:name="P248" style:family="paragraph" style:parent-style-name="Text_20_body">
      <style:text-properties officeooo:rsid="03426f6e" officeooo:paragraph-rsid="03426f6e"/>
    </style:style>
    <style:style style:name="P249" style:family="paragraph" style:parent-style-name="Text_20_body">
      <style:text-properties officeooo:paragraph-rsid="0347a5f8"/>
    </style:style>
    <style:style style:name="P250" style:family="paragraph" style:parent-style-name="Text_20_body">
      <style:text-properties officeooo:rsid="034ab30e" officeooo:paragraph-rsid="034ab30e"/>
    </style:style>
    <style:style style:name="P251" style:family="paragraph" style:parent-style-name="Text_20_body">
      <style:text-properties officeooo:paragraph-rsid="035952db"/>
    </style:style>
    <style:style style:name="P252" style:family="paragraph" style:parent-style-name="Text_20_body">
      <style:text-properties officeooo:paragraph-rsid="0286c4f5"/>
    </style:style>
    <style:style style:name="P253" style:family="paragraph" style:parent-style-name="Text_20_body">
      <style:text-properties officeooo:rsid="02e47353" officeooo:paragraph-rsid="03615777"/>
    </style:style>
    <style:style style:name="P254" style:family="paragraph" style:parent-style-name="Text_20_body">
      <style:text-properties officeooo:paragraph-rsid="03615777"/>
    </style:style>
    <style:style style:name="P255" style:family="paragraph" style:parent-style-name="Text_20_body">
      <style:text-properties officeooo:paragraph-rsid="023f8f15"/>
    </style:style>
    <style:style style:name="P256" style:family="paragraph" style:parent-style-name="Text_20_body">
      <style:text-properties officeooo:paragraph-rsid="0376f49c"/>
    </style:style>
    <style:style style:name="P257" style:family="paragraph" style:parent-style-name="Text_20_body">
      <style:text-properties officeooo:paragraph-rsid="037c1040"/>
    </style:style>
    <style:style style:name="P258" style:family="paragraph" style:parent-style-name="Text_20_body">
      <style:text-properties fo:font-size="8pt" officeooo:rsid="004e5951" officeooo:paragraph-rsid="004e5951" style:font-size-asian="7pt" style:font-size-complex="8pt"/>
    </style:style>
    <style:style style:name="P259"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260"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61" style:family="paragraph" style:parent-style-name="Table_20_Contents">
      <style:text-properties officeooo:paragraph-rsid="00077df5"/>
    </style:style>
    <style:style style:name="P262" style:family="paragraph" style:parent-style-name="Table_20_Contents">
      <style:text-properties officeooo:rsid="005c06a2" officeooo:paragraph-rsid="005c06a2"/>
    </style:style>
    <style:style style:name="P263" style:family="paragraph" style:parent-style-name="Table_20_Contents">
      <style:text-properties officeooo:rsid="005c06a2" officeooo:paragraph-rsid="02598ac8"/>
    </style:style>
    <style:style style:name="P264" style:family="paragraph" style:parent-style-name="Table_20_Contents">
      <style:text-properties officeooo:rsid="005c06a2" officeooo:paragraph-rsid="031cec02"/>
    </style:style>
    <style:style style:name="P265" style:family="paragraph" style:parent-style-name="Table_20_Contents">
      <style:text-properties officeooo:paragraph-rsid="005c06a2"/>
    </style:style>
    <style:style style:name="P266" style:family="paragraph" style:parent-style-name="Table_20_Contents">
      <style:text-properties officeooo:paragraph-rsid="02598ac8"/>
    </style:style>
    <style:style style:name="P267" style:family="paragraph" style:parent-style-name="Table_20_Contents">
      <style:text-properties officeooo:rsid="02598ac8" officeooo:paragraph-rsid="02598ac8"/>
    </style:style>
    <style:style style:name="P268" style:family="paragraph" style:parent-style-name="Table_20_Contents">
      <style:text-properties officeooo:rsid="031cec02" officeooo:paragraph-rsid="031cec02"/>
    </style:style>
    <style:style style:name="P269" style:family="paragraph" style:parent-style-name="Table_20_Contents">
      <style:text-properties officeooo:paragraph-rsid="031cec02"/>
    </style:style>
    <style:style style:name="P270" style:family="paragraph" style:parent-style-name="Subtitle">
      <style:text-properties fo:font-style="normal" style:font-style-asian="normal" style:font-style-complex="normal"/>
    </style:style>
    <style:style style:name="P271" style:family="paragraph" style:parent-style-name="Subtitle">
      <style:text-properties fo:font-size="14pt" style:font-size-asian="14pt" style:font-size-complex="14pt"/>
    </style:style>
    <style:style style:name="P272" style:family="paragraph" style:parent-style-name="Standard">
      <style:text-properties officeooo:rsid="0050cabf" officeooo:paragraph-rsid="024d5a53"/>
    </style:style>
    <style:style style:name="P273" style:family="paragraph" style:parent-style-name="Standard">
      <style:text-properties officeooo:rsid="0287c82a" officeooo:paragraph-rsid="0287c82a"/>
    </style:style>
    <style:style style:name="P274" style:family="paragraph" style:parent-style-name="Text_20_body">
      <style:paragraph-properties fo:margin-left="0in" fo:margin-right="0in" fo:text-indent="0in" style:auto-text-indent="false"/>
      <style:text-properties officeooo:rsid="0051c57c" officeooo:paragraph-rsid="0268bf00"/>
    </style:style>
    <style:style style:name="P275" style:family="paragraph" style:parent-style-name="Text_20_body">
      <style:paragraph-properties fo:margin-left="0in" fo:margin-right="0in" fo:text-indent="0in" style:auto-text-indent="false"/>
      <style:text-properties officeooo:paragraph-rsid="0268bf00"/>
    </style:style>
    <style:style style:name="P276" style:family="paragraph" style:parent-style-name="Text_20_body">
      <style:paragraph-properties fo:margin-left="0in" fo:margin-right="0in" fo:text-indent="0in" style:auto-text-indent="false"/>
      <style:text-properties style:font-name="DejaVu Sans1" fo:font-size="10pt" fo:font-style="normal" fo:font-weight="normal" officeooo:rsid="0328dfe5" officeooo:paragraph-rsid="0328dfe5" style:font-name-asian="DejaVu Sans3" style:font-size-asian="10pt" style:font-style-asian="oblique" style:font-weight-asian="normal" style:font-name-complex="DejaVu Sans3" style:font-size-complex="10pt" style:font-style-complex="oblique" style:font-weight-complex="normal"/>
    </style:style>
    <style:style style:name="P277" style:family="paragraph" style:parent-style-name="Text_20_body">
      <style:paragraph-properties fo:margin-left="0in" fo:margin-right="0in" fo:text-indent="0in" style:auto-text-indent="false"/>
      <style:text-properties officeooo:rsid="034ab30e" officeooo:paragraph-rsid="034af045"/>
    </style:style>
    <style:style style:name="P278" style:family="paragraph" style:parent-style-name="Text_20_body">
      <style:paragraph-properties fo:margin-left="0in" fo:margin-right="0in" fo:text-indent="0in" style:auto-text-indent="false"/>
      <style:text-properties fo:font-style="normal" officeooo:rsid="034af045" officeooo:paragraph-rsid="034af045" style:font-style-asian="normal" style:font-style-complex="normal"/>
    </style:style>
    <style:style style:name="P279" style:family="paragraph" style:parent-style-name="Text_20_body">
      <style:paragraph-properties fo:margin-left="0.5in" fo:margin-right="0in" fo:text-indent="0in" style:auto-text-indent="false"/>
      <style:text-properties officeooo:paragraph-rsid="022a1b73"/>
    </style:style>
    <style:style style:name="P280" style:family="paragraph" style:parent-style-name="Text_20_body">
      <style:paragraph-properties fo:margin-left="0.5in" fo:margin-right="0in" fo:text-indent="0in" style:auto-text-indent="false"/>
      <style:text-properties style:font-name="DejaVu Sans1" fo:font-size="10pt" fo:font-style="normal" fo:font-weight="normal" officeooo:rsid="0050cabf" officeooo:paragraph-rsid="022a1b73" style:font-name-asian="DejaVu Sans3" style:font-size-asian="10pt" style:font-style-asian="oblique" style:font-weight-asian="normal" style:font-name-complex="DejaVu Sans3" style:font-size-complex="10pt" style:font-style-complex="oblique" style:font-weight-complex="normal"/>
    </style:style>
    <style:style style:name="P281" style:family="paragraph" style:parent-style-name="Text_20_body">
      <style:paragraph-properties fo:margin-left="0.5in" fo:margin-right="0in" fo:text-indent="0in" style:auto-text-indent="false"/>
      <style:text-properties style:font-name="DejaVu Sans1" fo:font-size="10pt" fo:font-style="normal" fo:font-weight="normal" officeooo:rsid="0050cabf" officeooo:paragraph-rsid="0328dfe5" style:font-name-asian="DejaVu Sans3" style:font-size-asian="10pt" style:font-style-asian="oblique" style:font-weight-asian="normal" style:font-name-complex="DejaVu Sans3" style:font-size-complex="10pt" style:font-style-complex="oblique" style:font-weight-complex="normal"/>
    </style:style>
    <style:style style:name="P282" style:family="paragraph" style:parent-style-name="Text_20_body">
      <style:paragraph-properties fo:margin-left="0.5in" fo:margin-right="0in" fo:text-indent="0in" style:auto-text-indent="false"/>
      <style:text-properties style:font-name="DejaVu Sans1" fo:font-size="10pt" fo:font-style="normal" fo:font-weight="normal" officeooo:rsid="0050cabf" officeooo:paragraph-rsid="034ddf3c" style:font-name-asian="DejaVu Sans3" style:font-size-asian="10pt" style:font-style-asian="oblique" style:font-weight-asian="normal" style:font-name-complex="DejaVu Sans3" style:font-size-complex="10pt" style:font-style-complex="oblique" style:font-weight-complex="normal"/>
    </style:style>
    <style:style style:name="P283" style:family="paragraph" style:parent-style-name="Text_20_body">
      <style:paragraph-properties fo:margin-left="0.5in" fo:margin-right="0in" fo:text-indent="0in" style:auto-text-indent="false"/>
      <style:text-properties style:font-name="DejaVu Sans1" fo:font-size="10pt" fo:font-style="normal" fo:font-weight="normal" officeooo:rsid="0050cabf" officeooo:paragraph-rsid="038d5955" style:font-name-asian="DejaVu Sans3" style:font-size-asian="10pt" style:font-style-asian="oblique" style:font-weight-asian="normal" style:font-name-complex="DejaVu Sans3" style:font-size-complex="10pt" style:font-style-complex="oblique" style:font-weight-complex="normal"/>
    </style:style>
    <style:style style:name="P284" style:family="paragraph" style:parent-style-name="Text_20_body">
      <style:paragraph-properties fo:margin-left="0.5in" fo:margin-right="0in" fo:text-indent="0in" style:auto-text-indent="false"/>
      <style:text-properties style:font-name="DejaVu Sans1" fo:font-size="10pt" fo:font-style="normal" fo:font-weight="normal" officeooo:rsid="0328dfe5" officeooo:paragraph-rsid="0328dfe5" style:font-name-asian="DejaVu Sans3" style:font-size-asian="10pt" style:font-style-asian="oblique" style:font-weight-asian="normal" style:font-name-complex="DejaVu Sans3" style:font-size-complex="10pt" style:font-style-complex="oblique" style:font-weight-complex="normal"/>
    </style:style>
    <style:style style:name="P285" style:family="paragraph" style:parent-style-name="Text_20_body">
      <style:paragraph-properties fo:margin-left="0.5in" fo:margin-right="0in" fo:text-indent="0in" style:auto-text-indent="false"/>
      <style:text-properties officeooo:rsid="0328b2fe" officeooo:paragraph-rsid="0328b2fe"/>
    </style:style>
    <style:style style:name="P286" style:family="paragraph" style:parent-style-name="Text_20_body">
      <style:paragraph-properties fo:margin-left="0.5in" fo:margin-right="0in" fo:text-indent="0in" style:auto-text-indent="false"/>
      <style:text-properties officeooo:rsid="03274f4f" officeooo:paragraph-rsid="03274f4f"/>
    </style:style>
    <style:style style:name="P287" style:family="paragraph" style:parent-style-name="Text_20_body">
      <style:paragraph-properties fo:margin-left="0.5in" fo:margin-right="0in" fo:text-indent="0in" style:auto-text-indent="false"/>
      <style:text-properties officeooo:rsid="03274f4f" officeooo:paragraph-rsid="03316461"/>
    </style:style>
    <style:style style:name="P288" style:family="paragraph" style:parent-style-name="Text_20_body">
      <style:paragraph-properties fo:margin-left="0.5in" fo:margin-right="0in" fo:text-indent="0in" style:auto-text-indent="false"/>
      <style:text-properties officeooo:rsid="034ab30e" officeooo:paragraph-rsid="034ab30e"/>
    </style:style>
    <style:style style:name="P289" style:family="paragraph" style:parent-style-name="Text_20_body">
      <style:paragraph-properties fo:margin-left="0.5in" fo:margin-right="0in" fo:text-indent="0in" style:auto-text-indent="false"/>
      <style:text-properties fo:font-size="6pt" officeooo:rsid="03274f4f" officeooo:paragraph-rsid="03316461" style:font-size-asian="5.25pt" style:font-size-complex="6pt"/>
    </style:style>
    <style:style style:name="P290" style:family="paragraph" style:parent-style-name="Text_20_body">
      <style:paragraph-properties fo:margin-left="0.5in" fo:margin-right="0in" fo:text-indent="0in" style:auto-text-indent="false"/>
      <style:text-properties fo:font-size="6pt" officeooo:rsid="03274f4f" officeooo:paragraph-rsid="03274f4f" style:font-size-asian="5.25pt" style:font-size-complex="6pt"/>
    </style:style>
    <style:style style:name="P291" style:family="paragraph" style:parent-style-name="Contents_20_Heading">
      <style:paragraph-properties fo:break-before="page"/>
    </style:style>
    <style:style style:name="P292" style:family="paragraph" style:parent-style-name="Text_20_body">
      <style:paragraph-properties fo:margin-left="1in" fo:margin-right="0in" fo:text-indent="0in" style:auto-text-indent="false"/>
      <style:text-properties officeooo:rsid="034ab30e" officeooo:paragraph-rsid="034ab30e"/>
    </style:style>
    <style:style style:name="P293" style:family="paragraph" style:parent-style-name="Text_20_body">
      <style:paragraph-properties fo:margin-left="1.5in" fo:margin-right="0in" fo:text-indent="0in" style:auto-text-indent="false"/>
      <style:text-properties officeooo:rsid="034ab30e" officeooo:paragraph-rsid="034ab30e"/>
    </style:style>
    <style:style style:name="P294" style:family="paragraph" style:parent-style-name="Contents_20_1">
      <style:paragraph-properties>
        <style:tab-stops>
          <style:tab-stop style:position="6.4965in" style:type="right" style:leader-style="dotted" style:leader-text="."/>
        </style:tab-stops>
      </style:paragraph-properties>
    </style:style>
    <style:style style:name="P295" style:family="paragraph" style:parent-style-name="Contents_20_2">
      <style:paragraph-properties>
        <style:tab-stops>
          <style:tab-stop style:position="6.4965in" style:type="right" style:leader-style="dotted" style:leader-text="."/>
        </style:tab-stops>
      </style:paragraph-properties>
    </style:style>
    <style:style style:name="P296" style:family="paragraph" style:parent-style-name="Standard" style:list-style-name="L4">
      <style:text-properties fo:font-size="10pt" officeooo:rsid="017df7e3" officeooo:paragraph-rsid="0191b41b" fo:background-color="transparent"/>
    </style:style>
    <style:style style:name="P297" style:family="paragraph" style:parent-style-name="Standard" style:list-style-name="L4">
      <style:text-properties fo:font-size="10pt" officeooo:rsid="017df7e3" officeooo:paragraph-rsid="01932a65" fo:background-color="transparent"/>
    </style:style>
    <style:style style:name="P298" style:family="paragraph" style:parent-style-name="Standard" style:list-style-name="L4">
      <style:text-properties fo:font-size="10pt" officeooo:rsid="017df7e3" officeooo:paragraph-rsid="019316ae" fo:background-color="transparent"/>
    </style:style>
    <style:style style:name="P299" style:family="paragraph" style:parent-style-name="Standard" style:list-style-name="L7">
      <style:text-properties fo:font-size="10pt" officeooo:rsid="017df7e3" officeooo:paragraph-rsid="01b1e7e1" fo:background-color="transparent"/>
    </style:style>
    <style:style style:name="P300" style:family="paragraph" style:parent-style-name="Standard" style:list-style-name="L7">
      <style:text-properties fo:font-size="10pt" officeooo:rsid="017df7e3" officeooo:paragraph-rsid="01b3e108" fo:background-color="transparent"/>
    </style:style>
    <style:style style:name="P301" style:family="paragraph" style:parent-style-name="Standard" style:list-style-name="L11">
      <style:text-properties fo:font-size="10pt" officeooo:rsid="017df7e3" officeooo:paragraph-rsid="01bbab4b" fo:background-color="transparent"/>
    </style:style>
    <style:style style:name="P302" style:family="paragraph" style:parent-style-name="Standard" style:list-style-name="L11">
      <style:text-properties fo:font-size="10pt" officeooo:rsid="017df7e3" officeooo:paragraph-rsid="01d0fa59" fo:background-color="transparent"/>
    </style:style>
    <style:style style:name="P303" style:family="paragraph" style:parent-style-name="Standard" style:list-style-name="L13">
      <style:text-properties fo:font-size="10pt" officeooo:rsid="017df7e3" officeooo:paragraph-rsid="01bcef3a" fo:background-color="transparent"/>
    </style:style>
    <style:style style:name="P304" style:family="paragraph" style:parent-style-name="Standard" style:list-style-name="L13">
      <style:text-properties fo:font-size="10pt" officeooo:rsid="017df7e3" officeooo:paragraph-rsid="01bd016b" fo:background-color="transparent"/>
    </style:style>
    <style:style style:name="P305" style:family="paragraph" style:parent-style-name="Standard" style:list-style-name="L7">
      <style:text-properties fo:font-size="10pt" fo:font-style="normal" officeooo:rsid="017df7e3" officeooo:paragraph-rsid="01b3e108" fo:background-color="transparent" style:font-style-asian="normal" style:font-style-complex="normal"/>
    </style:style>
    <style:style style:name="P306" style:family="paragraph" style:parent-style-name="Standard" style:list-style-name="L11">
      <style:text-properties officeooo:rsid="01bbab4b" officeooo:paragraph-rsid="01bbab4b" fo:background-color="transparent"/>
    </style:style>
    <style:style style:name="P307" style:family="paragraph" style:parent-style-name="Standard" style:list-style-name="L13">
      <style:text-properties style:font-name="DejaVu Sans1" fo:font-size="10pt" fo:font-style="normal" fo:font-weight="normal" officeooo:rsid="01bbab4b" officeooo:paragraph-rsid="01bd016b" fo:background-color="transparent" style:font-name-asian="DejaVu Sans3" style:font-size-asian="10pt" style:font-style-asian="oblique" style:font-weight-asian="normal" style:font-name-complex="DejaVu Sans3" style:font-size-complex="10pt" style:font-style-complex="oblique" style:font-weight-complex="normal"/>
    </style:style>
    <style:style style:name="P308" style:family="paragraph" style:parent-style-name="Standard" style:list-style-name="L13">
      <style:text-properties style:font-name="DejaVu Sans1" fo:font-size="10pt" fo:font-style="normal" fo:font-weight="normal" officeooo:rsid="01bbab4b" officeooo:paragraph-rsid="01bcef3a" fo:background-color="transparent" style:font-name-asian="DejaVu Sans3" style:font-size-asian="10pt" style:font-style-asian="oblique" style:font-weight-asian="normal" style:font-name-complex="DejaVu Sans3" style:font-size-complex="10pt" style:font-style-complex="oblique" style:font-weight-complex="normal"/>
    </style:style>
    <style:style style:name="P309" style:family="paragraph" style:parent-style-name="Standard" style:list-style-name="L13">
      <style:text-properties style:font-name="DejaVu Sans1" fo:font-size="10pt" fo:font-style="normal" fo:font-weight="normal" officeooo:rsid="01bbab4b" officeooo:paragraph-rsid="01d010ed" fo:background-color="transparent" style:font-name-asian="DejaVu Sans3" style:font-size-asian="10pt" style:font-style-asian="oblique" style:font-weight-asian="normal" style:font-name-complex="DejaVu Sans3" style:font-size-complex="10pt" style:font-style-complex="oblique" style:font-weight-complex="normal"/>
    </style:style>
    <style:style style:name="P310" style:family="paragraph" style:parent-style-name="Standard" style:list-style-name="L13">
      <style:text-properties style:font-name="DejaVu Sans1" fo:font-size="10pt" fo:font-style="normal" fo:font-weight="normal" officeooo:rsid="017df7e3" officeooo:paragraph-rsid="01d010ed" fo:background-color="transparent" style:font-name-asian="DejaVu Sans3" style:font-size-asian="10pt" style:font-style-asian="oblique" style:font-weight-asian="normal" style:font-name-complex="DejaVu Sans3" style:font-size-complex="10pt" style:font-style-complex="oblique" style:font-weight-complex="normal"/>
    </style:style>
    <style:style style:name="P311" style:family="paragraph" style:parent-style-name="Text_20_body" style:list-style-name="L1">
      <style:text-properties officeooo:rsid="009a008d" officeooo:paragraph-rsid="009bdf34"/>
    </style:style>
    <style:style style:name="P312" style:family="paragraph" style:parent-style-name="Text_20_body" style:list-style-name="L1">
      <style:text-properties officeooo:rsid="009a008d" officeooo:paragraph-rsid="009a008d"/>
    </style:style>
    <style:style style:name="P313" style:family="paragraph" style:parent-style-name="Text_20_body" style:list-style-name="L1">
      <style:text-properties officeooo:rsid="009a008d" officeooo:paragraph-rsid="00aa088e"/>
    </style:style>
    <style:style style:name="P314" style:family="paragraph" style:parent-style-name="Text_20_body" style:list-style-name="L9">
      <style:text-properties officeooo:rsid="009a008d" officeooo:paragraph-rsid="00b51c52"/>
    </style:style>
    <style:style style:name="P315" style:family="paragraph" style:parent-style-name="Text_20_body" style:list-style-name="L9">
      <style:text-properties officeooo:rsid="009a008d" officeooo:paragraph-rsid="024d5a53"/>
    </style:style>
    <style:style style:name="P316" style:family="paragraph" style:parent-style-name="Text_20_body" style:list-style-name="L33">
      <style:text-properties officeooo:rsid="009a008d" officeooo:paragraph-rsid="039047e9"/>
    </style:style>
    <style:style style:name="P317" style:family="paragraph" style:parent-style-name="Text_20_body" style:list-style-name="L1">
      <style:text-properties officeooo:rsid="004e5951" officeooo:paragraph-rsid="009bdf34"/>
    </style:style>
    <style:style style:name="P318" style:family="paragraph" style:parent-style-name="Text_20_body" style:list-style-name="L1">
      <style:text-properties officeooo:rsid="004e5951" officeooo:paragraph-rsid="006e032b"/>
    </style:style>
    <style:style style:name="P319" style:family="paragraph" style:parent-style-name="Text_20_body" style:list-style-name="L1">
      <style:text-properties officeooo:rsid="004e5951" officeooo:paragraph-rsid="007192d3"/>
    </style:style>
    <style:style style:name="P320" style:family="paragraph" style:parent-style-name="Text_20_body" style:list-style-name="L1">
      <style:text-properties officeooo:rsid="004e5951" officeooo:paragraph-rsid="0072d865"/>
    </style:style>
    <style:style style:name="P321" style:family="paragraph" style:parent-style-name="Text_20_body" style:list-style-name="L1">
      <style:text-properties officeooo:rsid="004e5951" officeooo:paragraph-rsid="02574c0d"/>
    </style:style>
    <style:style style:name="P322" style:family="paragraph" style:parent-style-name="Text_20_body" style:list-style-name="L1">
      <style:text-properties officeooo:rsid="004e5951" officeooo:paragraph-rsid="00aa088e"/>
    </style:style>
    <style:style style:name="P323" style:family="paragraph" style:parent-style-name="Text_20_body" style:list-style-name="L1">
      <style:text-properties officeooo:rsid="004e5951" officeooo:paragraph-rsid="01a9561d"/>
    </style:style>
    <style:style style:name="P324" style:family="paragraph" style:parent-style-name="Text_20_body" style:list-style-name="L1">
      <style:text-properties officeooo:rsid="004e5951" officeooo:paragraph-rsid="0305c4f7"/>
    </style:style>
    <style:style style:name="P325" style:family="paragraph" style:parent-style-name="Text_20_body" style:list-style-name="L4">
      <style:text-properties officeooo:rsid="004e5951" officeooo:paragraph-rsid="007fc069"/>
    </style:style>
    <style:style style:name="P326" style:family="paragraph" style:parent-style-name="Text_20_body" style:list-style-name="L4">
      <style:text-properties officeooo:rsid="004e5951" officeooo:paragraph-rsid="008d32a5"/>
    </style:style>
    <style:style style:name="P327" style:family="paragraph" style:parent-style-name="Text_20_body" style:list-style-name="L4">
      <style:text-properties officeooo:rsid="004e5951" officeooo:paragraph-rsid="009207b2"/>
    </style:style>
    <style:style style:name="P328" style:family="paragraph" style:parent-style-name="Text_20_body" style:list-style-name="L4">
      <style:text-properties officeooo:rsid="004e5951" officeooo:paragraph-rsid="0191b41b"/>
    </style:style>
    <style:style style:name="P329" style:family="paragraph" style:parent-style-name="Text_20_body" style:list-style-name="L4">
      <style:text-properties officeooo:rsid="004e5951" officeooo:paragraph-rsid="0094dd79"/>
    </style:style>
    <style:style style:name="P330" style:family="paragraph" style:parent-style-name="Text_20_body" style:list-style-name="L4">
      <style:text-properties officeooo:rsid="004e5951" officeooo:paragraph-rsid="015d94f6"/>
    </style:style>
    <style:style style:name="P331" style:family="paragraph" style:parent-style-name="Text_20_body" style:list-style-name="L33">
      <style:text-properties officeooo:rsid="004e5951" officeooo:paragraph-rsid="039047e9"/>
    </style:style>
    <style:style style:name="P332" style:family="paragraph" style:parent-style-name="Text_20_body" style:list-style-name="L1">
      <style:text-properties officeooo:rsid="009bdf34" officeooo:paragraph-rsid="009bdf34"/>
    </style:style>
    <style:style style:name="P333" style:family="paragraph" style:parent-style-name="Text_20_body" style:list-style-name="L33">
      <style:text-properties officeooo:rsid="009bdf34" officeooo:paragraph-rsid="039047e9"/>
    </style:style>
    <style:style style:name="P334" style:family="paragraph" style:parent-style-name="Text_20_body" style:list-style-name="L1">
      <style:text-properties officeooo:rsid="0290c920" officeooo:paragraph-rsid="0290c920"/>
    </style:style>
    <style:style style:name="P335" style:family="paragraph" style:parent-style-name="Text_20_body" style:list-style-name="L2">
      <style:text-properties officeooo:paragraph-rsid="0185a45e"/>
    </style:style>
    <style:style style:name="P336" style:family="paragraph" style:parent-style-name="Text_20_body" style:list-style-name="L2">
      <style:text-properties officeooo:rsid="009dac54" officeooo:paragraph-rsid="009dac54"/>
    </style:style>
    <style:style style:name="P337" style:family="paragraph" style:parent-style-name="Text_20_body" style:list-style-name="L2">
      <style:text-properties officeooo:rsid="009dac54" officeooo:paragraph-rsid="0224a53e"/>
    </style:style>
    <style:style style:name="P338" style:family="paragraph" style:parent-style-name="Text_20_body" style:list-style-name="L34">
      <style:text-properties officeooo:rsid="009dac54" officeooo:paragraph-rsid="0264800e"/>
    </style:style>
    <style:style style:name="P339" style:family="paragraph" style:parent-style-name="Text_20_body" style:list-style-name="L2">
      <style:text-properties officeooo:rsid="01564b60" officeooo:paragraph-rsid="01564b60" fo:background-color="transparent"/>
    </style:style>
    <style:style style:name="P340" style:family="paragraph" style:parent-style-name="Text_20_body" style:list-style-name="L34">
      <style:text-properties officeooo:rsid="01564b60" officeooo:paragraph-rsid="0264800e" fo:background-color="transparent"/>
    </style:style>
    <style:style style:name="P341" style:family="paragraph" style:parent-style-name="Text_20_body" style:list-style-name="L34">
      <style:text-properties officeooo:rsid="01564b60" officeooo:paragraph-rsid="0265ec5e" fo:background-color="transparent"/>
    </style:style>
    <style:style style:name="P342" style:family="paragraph" style:parent-style-name="Text_20_body" style:list-style-name="L2">
      <style:text-properties officeooo:rsid="0157d7e0" officeooo:paragraph-rsid="0157d7e0" fo:background-color="transparent"/>
    </style:style>
    <style:style style:name="P343" style:family="paragraph" style:parent-style-name="Text_20_body" style:list-style-name="L2">
      <style:text-properties officeooo:rsid="01591a38" officeooo:paragraph-rsid="02086319" fo:background-color="transparent"/>
    </style:style>
    <style:style style:name="P344" style:family="paragraph" style:parent-style-name="Text_20_body" style:list-style-name="L7">
      <style:text-properties officeooo:rsid="004e5951" officeooo:paragraph-rsid="00ad25da" fo:background-color="transparent"/>
    </style:style>
    <style:style style:name="P345" style:family="paragraph" style:parent-style-name="Text_20_body" style:list-style-name="L7">
      <style:text-properties officeooo:rsid="004e5951" officeooo:paragraph-rsid="0173d987" fo:background-color="transparent"/>
    </style:style>
    <style:style style:name="P346" style:family="paragraph" style:parent-style-name="Text_20_body" style:list-style-name="L29">
      <style:text-properties officeooo:rsid="004e5951" officeooo:paragraph-rsid="02d77e7c" fo:background-color="transparent"/>
    </style:style>
    <style:style style:name="P347" style:family="paragraph" style:parent-style-name="Text_20_body" style:list-style-name="L31">
      <style:text-properties officeooo:rsid="004e5951" officeooo:paragraph-rsid="02d7bf1b" fo:background-color="transparent"/>
    </style:style>
    <style:style style:name="P348" style:family="paragraph" style:parent-style-name="Text_20_body" style:list-style-name="L7">
      <style:text-properties officeooo:rsid="0166236c" officeooo:paragraph-rsid="0166236c" fo:background-color="transparent"/>
    </style:style>
    <style:style style:name="P349" style:family="paragraph" style:parent-style-name="Text_20_body" style:list-style-name="L7">
      <style:text-properties officeooo:rsid="016d90ad" officeooo:paragraph-rsid="016d90ad" fo:background-color="transparent"/>
    </style:style>
    <style:style style:name="P350" style:family="paragraph" style:parent-style-name="Text_20_body" style:list-style-name="L7">
      <style:text-properties officeooo:rsid="016d90ad" officeooo:paragraph-rsid="0173d987" fo:background-color="transparent"/>
    </style:style>
    <style:style style:name="P351" style:family="paragraph" style:parent-style-name="Text_20_body" style:list-style-name="L7">
      <style:text-properties officeooo:rsid="01732855" officeooo:paragraph-rsid="0173d987" fo:background-color="transparent"/>
    </style:style>
    <style:style style:name="P352" style:family="paragraph" style:parent-style-name="Text_20_body" style:list-style-name="L11">
      <style:text-properties officeooo:rsid="0050cabf" officeooo:paragraph-rsid="015f4659" fo:background-color="transparent"/>
    </style:style>
    <style:style style:name="P353" style:family="paragraph" style:parent-style-name="Text_20_body" style:list-style-name="L11">
      <style:text-properties officeooo:rsid="0050cabf" officeooo:paragraph-rsid="01bbab4b" fo:background-color="transparent"/>
    </style:style>
    <style:style style:name="P354" style:family="paragraph" style:parent-style-name="Text_20_body" style:list-style-name="L11">
      <style:text-properties officeooo:rsid="01bacd20" officeooo:paragraph-rsid="01bacd20" fo:background-color="transparent"/>
    </style:style>
    <style:style style:name="P355" style:family="paragraph" style:parent-style-name="Text_20_body" style:list-style-name="L13">
      <style:text-properties officeooo:rsid="01bacd20" officeooo:paragraph-rsid="01bcef3a" fo:background-color="transparent"/>
    </style:style>
    <style:style style:name="P356" style:family="paragraph" style:parent-style-name="Text_20_body" style:list-style-name="L14">
      <style:text-properties officeooo:rsid="01c0dc6b" officeooo:paragraph-rsid="01c3b511" fo:background-color="transparent"/>
    </style:style>
    <style:style style:name="P357" style:family="paragraph" style:parent-style-name="Text_20_body" style:list-style-name="L2">
      <style:text-properties fo:font-size="10pt" officeooo:rsid="01591a38" officeooo:paragraph-rsid="01591a38" fo:background-color="transparent"/>
    </style:style>
    <style:style style:name="P358" style:family="paragraph" style:parent-style-name="Text_20_body" style:list-style-name="L4">
      <style:text-properties fo:font-size="10pt" officeooo:rsid="01591a38" officeooo:paragraph-rsid="01732855" fo:background-color="transparent"/>
    </style:style>
    <style:style style:name="P359" style:family="paragraph" style:parent-style-name="Text_20_body" style:list-style-name="L2">
      <style:text-properties fo:font-size="10pt" officeooo:rsid="01732855" officeooo:paragraph-rsid="0185a45e" fo:background-color="transparent"/>
    </style:style>
    <style:style style:name="P360" style:family="paragraph" style:parent-style-name="Text_20_body" style:list-style-name="L11">
      <style:text-properties fo:font-size="10pt" officeooo:rsid="01732855" officeooo:paragraph-rsid="01d010ed" fo:background-color="transparent"/>
    </style:style>
    <style:style style:name="P361" style:family="paragraph" style:parent-style-name="Text_20_body" style:list-style-name="L4">
      <style:text-properties fo:font-size="10pt" officeooo:rsid="017df7e3" officeooo:paragraph-rsid="018c643d" fo:background-color="transparent"/>
    </style:style>
    <style:style style:name="P362" style:family="paragraph" style:parent-style-name="Text_20_body" style:list-style-name="L4">
      <style:text-properties fo:font-size="10pt" officeooo:rsid="017df7e3" officeooo:paragraph-rsid="018eb739" fo:background-color="transparent"/>
    </style:style>
    <style:style style:name="P363" style:family="paragraph" style:parent-style-name="Text_20_body" style:list-style-name="L4">
      <style:text-properties fo:font-size="10pt" officeooo:rsid="017df7e3" officeooo:paragraph-rsid="018e0b06" fo:background-color="transparent"/>
    </style:style>
    <style:style style:name="P364" style:family="paragraph" style:parent-style-name="Text_20_body" style:list-style-name="L4">
      <style:text-properties fo:font-size="10pt" officeooo:rsid="017df7e3" officeooo:paragraph-rsid="0191b41b" fo:background-color="transparent"/>
    </style:style>
    <style:style style:name="P365" style:family="paragraph" style:parent-style-name="Text_20_body" style:list-style-name="L4">
      <style:text-properties fo:font-size="10pt" officeooo:rsid="017df7e3" officeooo:paragraph-rsid="0180aa07" fo:background-color="transparent"/>
    </style:style>
    <style:style style:name="P366" style:family="paragraph" style:parent-style-name="Text_20_body" style:list-style-name="L4">
      <style:text-properties fo:font-size="10pt" officeooo:rsid="017df7e3" officeooo:paragraph-rsid="019316ae" fo:background-color="transparent"/>
    </style:style>
    <style:style style:name="P367" style:family="paragraph" style:parent-style-name="Text_20_body" style:list-style-name="L7">
      <style:text-properties fo:font-size="10pt" officeooo:rsid="017df7e3" officeooo:paragraph-rsid="01b1e7e1" fo:background-color="transparent"/>
    </style:style>
    <style:style style:name="P368" style:family="paragraph" style:parent-style-name="Text_20_body" style:list-style-name="L7">
      <style:text-properties fo:font-size="10pt" officeooo:rsid="017df7e3" officeooo:paragraph-rsid="01b3e108" fo:background-color="transparent"/>
    </style:style>
    <style:style style:name="P369" style:family="paragraph" style:parent-style-name="Text_20_body" style:list-style-name="L4">
      <style:text-properties fo:font-size="10pt" officeooo:rsid="020bf25c" officeooo:paragraph-rsid="021b7cc7" fo:background-color="transparent"/>
    </style:style>
    <style:style style:name="P370" style:family="paragraph" style:parent-style-name="Text_20_body" style:list-style-name="L11">
      <style:text-properties fo:font-size="10pt" officeooo:rsid="00dd5714" officeooo:paragraph-rsid="038bff98" fo:background-color="transparent"/>
    </style:style>
    <style:style style:name="P371" style:family="paragraph" style:parent-style-name="Text_20_body" style:list-style-name="L11">
      <style:text-properties fo:font-size="10pt" officeooo:rsid="00dd5714" officeooo:paragraph-rsid="015e5795" fo:background-color="transparent"/>
    </style:style>
    <style:style style:name="P372" style:family="paragraph" style:parent-style-name="Text_20_body" style:list-style-name="L11">
      <style:text-properties fo:font-size="10pt" officeooo:rsid="01632f8a" officeooo:paragraph-rsid="01632f8a" fo:background-color="transparent"/>
    </style:style>
    <style:style style:name="P373" style:family="paragraph" style:parent-style-name="Text_20_body" style:list-style-name="L14">
      <style:text-properties fo:font-size="10pt" officeooo:rsid="01b7d889" officeooo:paragraph-rsid="01c3b511" fo:background-color="transparent"/>
    </style:style>
    <style:style style:name="P374" style:family="paragraph" style:parent-style-name="Text_20_body" style:list-style-name="L15">
      <style:text-properties fo:font-size="10pt" officeooo:rsid="0051c57c" officeooo:paragraph-rsid="01d25110" fo:background-color="transparent"/>
    </style:style>
    <style:style style:name="P375" style:family="paragraph" style:parent-style-name="Text_20_body" style:list-style-name="L17">
      <style:text-properties fo:font-size="10pt" officeooo:rsid="0051c57c" officeooo:paragraph-rsid="01f6fdb2" fo:background-color="transparent"/>
    </style:style>
    <style:style style:name="P376" style:family="paragraph" style:parent-style-name="Text_20_body" style:list-style-name="L18">
      <style:text-properties fo:font-size="10pt" officeooo:rsid="0051c57c" officeooo:paragraph-rsid="03426f6e" fo:background-color="transparent"/>
    </style:style>
    <style:style style:name="P377" style:family="paragraph" style:parent-style-name="Text_20_body" style:list-style-name="L19">
      <style:text-properties fo:font-size="10pt" officeooo:rsid="0051c57c" officeooo:paragraph-rsid="0347a5f8" fo:background-color="transparent"/>
    </style:style>
    <style:style style:name="P378" style:family="paragraph" style:parent-style-name="Text_20_body" style:list-style-name="L21">
      <style:text-properties fo:font-size="10pt" officeooo:rsid="0051c57c" officeooo:paragraph-rsid="03426f6e" fo:background-color="transparent"/>
    </style:style>
    <style:style style:name="P379" style:family="paragraph" style:parent-style-name="Text_20_body" style:list-style-name="L36">
      <style:text-properties fo:font-size="10pt" officeooo:rsid="0051c57c" officeooo:paragraph-rsid="026b6c4d" fo:background-color="transparent"/>
    </style:style>
    <style:style style:name="P380" style:family="paragraph" style:parent-style-name="Text_20_body" style:list-style-name="L37">
      <style:text-properties fo:font-size="10pt" officeooo:rsid="0051c57c" officeooo:paragraph-rsid="026ea01f" fo:background-color="transparent"/>
    </style:style>
    <style:style style:name="P381" style:family="paragraph" style:parent-style-name="Text_20_body" style:list-style-name="L17">
      <style:text-properties fo:font-size="10pt" officeooo:rsid="01d25110" officeooo:paragraph-rsid="01d33b65" fo:background-color="transparent"/>
    </style:style>
    <style:style style:name="P382" style:family="paragraph" style:parent-style-name="Text_20_body" style:list-style-name="L21">
      <style:text-properties fo:font-size="10pt" officeooo:rsid="01d25110" officeooo:paragraph-rsid="03426f6e" fo:background-color="transparent"/>
    </style:style>
    <style:style style:name="P383" style:family="paragraph" style:parent-style-name="Text_20_body" style:list-style-name="L3">
      <style:text-properties fo:font-size="10pt" fo:font-style="normal" officeooo:rsid="019edd3b" officeooo:paragraph-rsid="038b8f09" style:font-style-asian="normal" style:font-style-complex="normal"/>
    </style:style>
    <style:style style:name="P384" style:family="paragraph" style:parent-style-name="Text_20_body" style:list-style-name="L3">
      <style:text-properties fo:font-size="10pt" fo:font-style="normal" officeooo:rsid="019edd3b" officeooo:paragraph-rsid="01af955e" style:font-style-asian="normal" style:font-style-complex="normal"/>
    </style:style>
    <style:style style:name="P385" style:family="paragraph" style:parent-style-name="Text_20_body" style:list-style-name="L6">
      <style:text-properties fo:font-size="10pt" officeooo:rsid="019edd3b" officeooo:paragraph-rsid="01af955e"/>
    </style:style>
    <style:style style:name="P386" style:family="paragraph" style:parent-style-name="Text_20_body" style:list-style-name="L6">
      <style:text-properties fo:font-size="10pt" officeooo:rsid="019edd3b" officeooo:paragraph-rsid="01b11781"/>
    </style:style>
    <style:style style:name="P387" style:family="paragraph" style:parent-style-name="Text_20_body" style:list-style-name="L6">
      <style:text-properties fo:font-size="10pt" officeooo:rsid="004e5951" officeooo:paragraph-rsid="01af955e"/>
    </style:style>
    <style:style style:name="P388" style:family="paragraph" style:parent-style-name="Text_20_body" style:list-style-name="L6">
      <style:text-properties fo:font-size="10pt" officeooo:rsid="004e5951" officeooo:paragraph-rsid="01b11781"/>
    </style:style>
    <style:style style:name="P389" style:family="paragraph" style:parent-style-name="Text_20_body" style:list-style-name="L7">
      <style:text-properties fo:font-size="10pt" fo:font-weight="normal" officeooo:rsid="021d217f" officeooo:paragraph-rsid="021d217f" fo:background-color="transparent" style:font-weight-asian="normal" style:font-weight-complex="normal"/>
    </style:style>
    <style:style style:name="P390" style:family="paragraph" style:parent-style-name="Text_20_body" style:list-style-name="L11">
      <style:text-properties fo:font-size="10pt" officeooo:paragraph-rsid="01bbab4b"/>
    </style:style>
    <style:style style:name="P391" style:family="paragraph" style:parent-style-name="Text_20_body" style:list-style-name="L23">
      <style:text-properties fo:font-size="10pt" fo:font-style="italic" officeooo:rsid="0051c57c" officeooo:paragraph-rsid="01d49cc2" fo:background-color="transparent" style:font-style-asian="italic" style:font-style-complex="italic"/>
    </style:style>
    <style:style style:name="P392" style:family="paragraph" style:parent-style-name="Text_20_body" style:list-style-name="L2">
      <style:text-properties fo:color="#000000" style:font-name="DejaVu Sans1" fo:font-size="10pt" fo:font-style="italic" style:text-underline-style="none" fo:font-weight="normal" officeooo:rsid="017df7e3" officeooo:paragraph-rsid="021fdba4" fo:background-color="transparent" style:font-name-asian="DejaVu Sans3" style:font-size-asian="10pt" style:font-style-asian="italic" style:font-weight-asian="normal" style:font-name-complex="DejaVu Sans3" style:font-size-complex="10pt" style:font-style-complex="italic" style:font-weight-complex="normal"/>
    </style:style>
    <style:style style:name="P393" style:family="paragraph" style:parent-style-name="Text_20_body" style:list-style-name="L2">
      <style:text-properties fo:color="#000000" style:font-name="DejaVu Sans1" fo:font-size="10pt" fo:font-style="italic" style:text-underline-style="none" fo:font-weight="normal" officeooo:rsid="022786f4" officeooo:paragraph-rsid="022786f4" fo:background-color="transparent" style:font-name-asian="DejaVu Sans3" style:font-size-asian="10pt" style:font-style-asian="italic" style:font-weight-asian="normal" style:font-name-complex="DejaVu Sans3" style:font-size-complex="10pt" style:font-style-complex="italic" style:font-weight-complex="normal"/>
    </style:style>
    <style:style style:name="P394" style:family="paragraph" style:parent-style-name="Text_20_body" style:list-style-name="L2">
      <style:text-properties fo:color="#000000" style:font-name="DejaVu Sans1" fo:font-size="10pt" fo:font-style="italic" style:text-underline-style="none" fo:font-weight="normal" officeooo:rsid="0233c39d" officeooo:paragraph-rsid="0233c39d" fo:background-color="transparent" style:font-name-asian="DejaVu Sans3" style:font-size-asian="10pt" style:font-style-asian="italic" style:font-weight-asian="normal" style:font-name-complex="DejaVu Sans3" style:font-size-complex="10pt" style:font-style-complex="italic" style:font-weight-complex="normal"/>
    </style:style>
    <style:style style:name="P395" style:family="paragraph" style:parent-style-name="Text_20_body" style:list-style-name="L2">
      <style:text-properties fo:color="#000000" style:font-name="DejaVu Sans1" fo:font-size="10pt" fo:font-style="normal" style:text-underline-style="none" fo:font-weight="normal" officeooo:rsid="01732855" officeooo:paragraph-rsid="0354ee38" fo:background-color="transparent" style:font-name-asian="DejaVu Sans3" style:font-size-asian="10pt" style:font-style-asian="oblique" style:font-weight-asian="normal" style:font-name-complex="DejaVu Sans3" style:font-size-complex="10pt" style:font-style-complex="oblique" style:font-weight-complex="normal"/>
    </style:style>
    <style:style style:name="P396" style:family="paragraph" style:parent-style-name="Text_20_body" style:list-style-name="L4">
      <style:text-properties fo:color="#000000" style:font-name="DejaVu Sans1" fo:font-size="10pt" fo:font-style="normal" style:text-underline-style="none" fo:font-weight="normal" officeooo:rsid="01732855" officeooo:paragraph-rsid="021b7cc7" fo:background-color="transparent" style:font-name-asian="DejaVu Sans3" style:font-size-asian="10pt" style:font-style-asian="oblique" style:font-weight-asian="normal" style:font-name-complex="DejaVu Sans3" style:font-size-complex="10pt" style:font-style-complex="oblique" style:font-weight-complex="normal"/>
    </style:style>
    <style:style style:name="P397" style:family="paragraph" style:parent-style-name="Text_20_body" style:list-style-name="L7">
      <style:text-properties fo:color="#000000" style:font-name="DejaVu Sans1" fo:font-size="10pt" fo:font-style="normal" style:text-underline-style="none" fo:font-weight="normal" officeooo:rsid="01732855" officeooo:paragraph-rsid="021b7cc7" fo:background-color="transparent" style:font-name-asian="DejaVu Sans3" style:font-size-asian="10pt" style:font-style-asian="normal" style:font-weight-asian="normal" style:font-name-complex="DejaVu Sans3" style:font-size-complex="10pt" style:font-style-complex="normal" style:font-weight-complex="normal"/>
    </style:style>
    <style:style style:name="P398" style:family="paragraph" style:parent-style-name="Text_20_body" style:list-style-name="L9">
      <style:text-properties fo:color="#000000" style:font-name="DejaVu Sans1" fo:font-size="10pt" fo:font-style="normal" fo:font-weight="normal" officeooo:rsid="009a008d" officeooo:paragraph-rsid="024d5a53" style:font-name-asian="DejaVu Sans3" style:font-size-asian="8.75pt" style:font-style-asian="oblique" style:font-weight-asian="normal" style:font-name-complex="DejaVu Sans3" style:font-size-complex="10pt" style:font-style-complex="oblique" style:font-weight-complex="normal"/>
    </style:style>
    <style:style style:name="P399" style:family="paragraph" style:parent-style-name="Text_20_body" style:list-style-name="L7">
      <style:text-properties fo:color="#000000" fo:font-size="10pt" fo:font-style="normal" style:text-underline-style="none" officeooo:rsid="017df7e3" officeooo:paragraph-rsid="0214a92d" fo:background-color="transparent" style:font-style-asian="normal" style:font-style-complex="normal"/>
    </style:style>
    <style:style style:name="P400" style:family="paragraph" style:parent-style-name="Text_20_body" style:list-style-name="L7">
      <style:text-properties fo:color="#000000" fo:font-size="10pt" fo:font-style="normal" style:text-underline-style="none" fo:font-weight="normal" officeooo:rsid="01732855" officeooo:paragraph-rsid="021d217f" fo:background-color="transparent" style:font-style-asian="normal" style:font-weight-asian="normal" style:font-style-complex="normal" style:font-weight-complex="normal"/>
    </style:style>
    <style:style style:name="P401" style:family="paragraph" style:parent-style-name="Text_20_body" style:list-style-name="L2">
      <style:text-properties fo:font-style="italic" officeooo:paragraph-rsid="0233c39d" style:font-style-asian="italic" style:font-style-complex="italic"/>
    </style:style>
    <style:style style:name="P402" style:family="paragraph" style:parent-style-name="Text_20_body" style:list-style-name="L23">
      <style:text-properties fo:font-style="italic" officeooo:rsid="005265b2" officeooo:paragraph-rsid="020923ec" style:font-style-asian="italic" style:font-style-complex="italic"/>
    </style:style>
    <style:style style:name="P403" style:family="paragraph" style:parent-style-name="Text_20_body" style:list-style-name="L34">
      <style:text-properties fo:font-style="italic" officeooo:rsid="0255afb0" officeooo:paragraph-rsid="0264800e" style:font-style-asian="italic" style:font-style-complex="italic"/>
    </style:style>
    <style:style style:name="P404" style:family="paragraph" style:parent-style-name="Text_20_body" style:list-style-name="L1">
      <style:text-properties officeooo:rsid="0303cd50" officeooo:paragraph-rsid="0303cd50"/>
    </style:style>
    <style:style style:name="P405" style:family="paragraph" style:parent-style-name="Text_20_body" style:list-style-name="L1">
      <style:text-properties officeooo:rsid="0303cd50" officeooo:paragraph-rsid="0305c4f7"/>
    </style:style>
    <style:style style:name="P406" style:family="paragraph" style:parent-style-name="Text_20_body" style:list-style-name="L16">
      <style:text-properties officeooo:rsid="0303cd50" officeooo:paragraph-rsid="03070a45"/>
    </style:style>
    <style:style style:name="P407" style:family="paragraph" style:parent-style-name="Text_20_body" style:list-style-name="L3">
      <style:text-properties fo:font-style="normal" officeooo:rsid="004e5951" officeooo:paragraph-rsid="01af955e" style:font-style-asian="normal" style:font-style-complex="normal"/>
    </style:style>
    <style:style style:name="P408" style:family="paragraph" style:parent-style-name="Text_20_body" style:list-style-name="L4">
      <style:text-properties officeooo:paragraph-rsid="01932a65"/>
    </style:style>
    <style:style style:name="P409" style:family="paragraph" style:parent-style-name="Text_20_body" style:list-style-name="L4">
      <style:text-properties officeooo:rsid="007fc069" officeooo:paragraph-rsid="0173d987"/>
    </style:style>
    <style:style style:name="P410" style:family="paragraph" style:parent-style-name="Text_20_body" style:list-style-name="L4">
      <style:text-properties officeooo:rsid="007fc069" officeooo:paragraph-rsid="017df7e3"/>
    </style:style>
    <style:style style:name="P411" style:family="paragraph" style:parent-style-name="Text_20_body" style:list-style-name="L4">
      <style:text-properties officeooo:rsid="007fc069" officeooo:paragraph-rsid="018c643d"/>
    </style:style>
    <style:style style:name="P412" style:family="paragraph" style:parent-style-name="Text_20_body" style:list-style-name="L4">
      <style:text-properties officeooo:rsid="01732855" officeooo:paragraph-rsid="018c643d"/>
    </style:style>
    <style:style style:name="P413" style:family="paragraph" style:parent-style-name="Text_20_body" style:list-style-name="L4">
      <style:text-properties officeooo:rsid="01732855" officeooo:paragraph-rsid="01732855"/>
    </style:style>
    <style:style style:name="P414" style:family="paragraph" style:parent-style-name="Text_20_body" style:list-style-name="L4">
      <style:text-properties officeooo:rsid="01732855" officeooo:paragraph-rsid="018eb739"/>
    </style:style>
    <style:style style:name="P415" style:family="paragraph" style:parent-style-name="Text_20_body" style:list-style-name="L4">
      <style:text-properties officeooo:rsid="01732855" officeooo:paragraph-rsid="01804b36"/>
    </style:style>
    <style:style style:name="P416" style:family="paragraph" style:parent-style-name="Text_20_body" style:list-style-name="L4">
      <style:text-properties officeooo:rsid="01732855" officeooo:paragraph-rsid="01f38102"/>
    </style:style>
    <style:style style:name="P417" style:family="paragraph" style:parent-style-name="Text_20_body" style:list-style-name="L7">
      <style:text-properties officeooo:rsid="01732855" officeooo:paragraph-rsid="0173d987"/>
    </style:style>
    <style:style style:name="P418" style:family="paragraph" style:parent-style-name="Text_20_body" style:list-style-name="L4">
      <style:text-properties style:font-name="DejaVu Sans1" fo:font-size="10pt" fo:font-style="normal" fo:font-weight="normal" officeooo:rsid="017df7e3" officeooo:paragraph-rsid="018c643d" fo:background-color="transparent" style:font-name-asian="DejaVu Sans3" style:font-size-asian="10pt" style:font-style-asian="oblique" style:font-weight-asian="normal" style:font-name-complex="DejaVu Sans3" style:font-size-complex="10pt" style:font-style-complex="oblique" style:font-weight-complex="normal"/>
    </style:style>
    <style:style style:name="P419" style:family="paragraph" style:parent-style-name="Text_20_body" style:list-style-name="L13">
      <style:text-properties style:font-name="DejaVu Sans1" fo:font-size="10pt" fo:font-style="normal" fo:font-weight="normal" officeooo:rsid="00519fd4" officeooo:paragraph-rsid="0168d964" fo:background-color="transparent" style:font-name-asian="DejaVu Sans3" style:font-size-asian="10pt" style:font-style-asian="oblique" style:font-weight-asian="normal" style:font-name-complex="DejaVu Sans3" style:font-size-complex="10pt" style:font-style-complex="oblique" style:font-weight-complex="normal"/>
    </style:style>
    <style:style style:name="P420" style:family="paragraph" style:parent-style-name="Text_20_body" style:list-style-name="L13">
      <style:text-properties style:font-name="DejaVu Sans1" fo:font-size="10pt" fo:font-style="normal" fo:font-weight="normal" officeooo:rsid="0050cabf" officeooo:paragraph-rsid="01bd016b" fo:background-color="transparent" style:font-name-asian="DejaVu Sans3" style:font-size-asian="10pt" style:font-style-asian="oblique" style:font-weight-asian="normal" style:font-name-complex="DejaVu Sans3" style:font-size-complex="10pt" style:font-style-complex="oblique" style:font-weight-complex="normal"/>
    </style:style>
    <style:style style:name="P421" style:family="paragraph" style:parent-style-name="Text_20_body" style:list-style-name="L13">
      <style:text-properties style:font-name="DejaVu Sans1" fo:font-size="10pt" fo:font-style="normal" fo:font-weight="normal" officeooo:rsid="0168d964" officeooo:paragraph-rsid="0168d964" fo:background-color="transparent" style:font-name-asian="DejaVu Sans3" style:font-size-asian="10pt" style:font-style-asian="oblique" style:font-weight-asian="normal" style:font-name-complex="DejaVu Sans3" style:font-size-complex="10pt" style:font-style-complex="oblique" style:font-weight-complex="normal"/>
    </style:style>
    <style:style style:name="P422" style:family="paragraph" style:parent-style-name="Text_20_body" style:list-style-name="L13">
      <style:text-properties style:font-name="DejaVu Sans1" fo:font-size="10pt" fo:font-style="normal" fo:font-weight="normal" officeooo:rsid="0166fa1d" officeooo:paragraph-rsid="0166fa1d" fo:background-color="transparent" style:font-name-asian="DejaVu Sans3" style:font-size-asian="10pt" style:font-style-asian="oblique" style:font-weight-asian="normal" style:font-name-complex="DejaVu Sans3" style:font-size-complex="10pt" style:font-style-complex="oblique" style:font-weight-complex="normal"/>
    </style:style>
    <style:style style:name="P423" style:family="paragraph" style:parent-style-name="Text_20_body" style:list-style-name="L13">
      <style:text-properties style:font-name="DejaVu Sans1" fo:font-size="10pt" fo:font-style="normal" fo:font-weight="normal" officeooo:rsid="01732855" officeooo:paragraph-rsid="01d010ed" fo:background-color="transparent" style:font-name-asian="DejaVu Sans3" style:font-size-asian="10pt" style:font-style-asian="oblique" style:font-weight-asian="normal" style:font-name-complex="DejaVu Sans3" style:font-size-complex="10pt" style:font-style-complex="oblique" style:font-weight-complex="normal"/>
    </style:style>
    <style:style style:name="P424" style:family="paragraph" style:parent-style-name="Text_20_body" style:list-style-name="L10">
      <style:text-properties style:font-name="DejaVu Sans1" fo:font-size="10pt" fo:font-style="normal" fo:font-weight="normal" officeooo:rsid="0050cabf" officeooo:paragraph-rsid="017c0f6f" style:font-name-asian="DejaVu Sans3" style:font-size-asian="10pt" style:font-style-asian="oblique" style:font-weight-asian="normal" style:font-name-complex="DejaVu Sans3" style:font-size-complex="10pt" style:font-style-complex="oblique" style:font-weight-complex="normal"/>
    </style:style>
    <style:style style:name="P425" style:family="paragraph" style:parent-style-name="Text_20_body" style:list-style-name="L24">
      <style:text-properties style:font-name="DejaVu Sans1" fo:font-size="10pt" fo:font-style="normal" fo:font-weight="normal" officeooo:rsid="0050cabf" officeooo:paragraph-rsid="022a1b73" style:font-name-asian="DejaVu Sans3" style:font-size-asian="10pt" style:font-style-asian="oblique" style:font-weight-asian="normal" style:font-name-complex="DejaVu Sans3" style:font-size-complex="10pt" style:font-style-complex="oblique" style:font-weight-complex="normal"/>
    </style:style>
    <style:style style:name="P426" style:family="paragraph" style:parent-style-name="Text_20_body" style:list-style-name="L25">
      <style:text-properties style:font-name="DejaVu Sans1" fo:font-size="10pt" fo:font-style="normal" fo:font-weight="normal" officeooo:rsid="0050cabf" officeooo:paragraph-rsid="022a1b73" style:font-name-asian="DejaVu Sans3" style:font-size-asian="10pt" style:font-style-asian="oblique" style:font-weight-asian="normal" style:font-name-complex="DejaVu Sans3" style:font-size-complex="10pt" style:font-style-complex="oblique" style:font-weight-complex="normal"/>
    </style:style>
    <style:style style:name="P427" style:family="paragraph" style:parent-style-name="Text_20_body" style:list-style-name="L13">
      <style:text-properties style:font-name="DejaVu Sans1" fo:font-size="10pt" fo:font-style="normal" fo:font-weight="normal" officeooo:rsid="00519fd4" officeooo:paragraph-rsid="00519fd4" style:font-name-asian="DejaVu Sans3" style:font-size-asian="10pt" style:font-style-asian="oblique" style:font-weight-asian="normal" style:font-name-complex="DejaVu Sans3" style:font-size-complex="10pt" style:font-style-complex="oblique" style:font-weight-complex="normal"/>
    </style:style>
    <style:style style:name="P428" style:family="paragraph" style:parent-style-name="Text_20_body" style:list-style-name="L4">
      <style:text-properties officeooo:rsid="020bf25c" officeooo:paragraph-rsid="021b7cc7"/>
    </style:style>
    <style:style style:name="P429" style:family="paragraph" style:parent-style-name="Text_20_body" style:list-style-name="L1">
      <style:text-properties officeooo:rsid="01b11781" officeooo:paragraph-rsid="01b11781"/>
    </style:style>
    <style:style style:name="P430" style:family="paragraph" style:parent-style-name="Text_20_body" style:list-style-name="L5">
      <style:text-properties officeooo:paragraph-rsid="01b11781"/>
    </style:style>
    <style:style style:name="P431" style:family="paragraph" style:parent-style-name="Text_20_body" style:list-style-name="L7">
      <style:text-properties officeooo:paragraph-rsid="0214a92d"/>
    </style:style>
    <style:style style:name="P432" style:family="paragraph" style:parent-style-name="Text_20_body" style:list-style-name="L7">
      <style:text-properties officeooo:rsid="021d217f" officeooo:paragraph-rsid="021d217f"/>
    </style:style>
    <style:style style:name="P433" style:family="paragraph" style:parent-style-name="Text_20_body" style:list-style-name="L8">
      <style:text-properties officeooo:rsid="0050cabf" officeooo:paragraph-rsid="0246ee74"/>
    </style:style>
    <style:style style:name="P434" style:family="paragraph" style:parent-style-name="Text_20_body" style:list-style-name="L10">
      <style:text-properties officeooo:rsid="0050cabf" officeooo:paragraph-rsid="00bb7141"/>
    </style:style>
    <style:style style:name="P435" style:family="paragraph" style:parent-style-name="Text_20_body" style:list-style-name="L10">
      <style:text-properties officeooo:rsid="0050cabf" officeooo:paragraph-rsid="017c0f6f"/>
    </style:style>
    <style:style style:name="P436" style:family="paragraph" style:parent-style-name="Text_20_body" style:list-style-name="L11">
      <style:text-properties officeooo:rsid="0050cabf" officeooo:paragraph-rsid="00b645b9"/>
    </style:style>
    <style:style style:name="P437" style:family="paragraph" style:parent-style-name="Text_20_body" style:list-style-name="L12">
      <style:text-properties officeooo:rsid="0050cabf" officeooo:paragraph-rsid="038294d6"/>
    </style:style>
    <style:style style:name="P438" style:family="paragraph" style:parent-style-name="Text_20_body" style:list-style-name="L14">
      <style:text-properties officeooo:rsid="0050cabf" officeooo:paragraph-rsid="01b7d889"/>
    </style:style>
    <style:style style:name="P439" style:family="paragraph" style:parent-style-name="Text_20_body" style:list-style-name="L8">
      <style:text-properties officeooo:rsid="0246ee74" officeooo:paragraph-rsid="0246ee74" fo:background-color="#ffff00"/>
    </style:style>
    <style:style style:name="P440" style:family="paragraph" style:parent-style-name="Text_20_body" style:list-style-name="L15">
      <style:text-properties officeooo:rsid="0051c57c" officeooo:paragraph-rsid="0051c57c" fo:background-color="#ffff00"/>
    </style:style>
    <style:style style:name="P441" style:family="paragraph" style:parent-style-name="Text_20_body" style:list-style-name="L9"/>
    <style:style style:name="P442" style:family="paragraph" style:parent-style-name="Text_20_body" style:list-style-name="L10">
      <style:text-properties officeooo:rsid="037e3a47" officeooo:paragraph-rsid="00efdc5c"/>
    </style:style>
    <style:style style:name="P443" style:family="paragraph" style:parent-style-name="Text_20_body" style:list-style-name="L11">
      <style:text-properties officeooo:paragraph-rsid="01d0fa59"/>
    </style:style>
    <style:style style:name="P444" style:family="paragraph" style:parent-style-name="Text_20_body" style:list-style-name="L11">
      <style:text-properties officeooo:rsid="023d1083" officeooo:paragraph-rsid="023d1083"/>
    </style:style>
    <style:style style:name="P445" style:family="paragraph" style:parent-style-name="Text_20_body" style:list-style-name="L12">
      <style:text-properties officeooo:rsid="023f8f15" officeooo:paragraph-rsid="038294d6"/>
    </style:style>
    <style:style style:name="P446" style:family="paragraph" style:parent-style-name="Text_20_body" style:list-style-name="L12">
      <style:text-properties officeooo:rsid="023f8f15" officeooo:paragraph-rsid="023f8f15"/>
    </style:style>
    <style:style style:name="P447" style:family="paragraph" style:parent-style-name="Text_20_body" style:list-style-name="L12">
      <style:text-properties officeooo:rsid="038294d6" officeooo:paragraph-rsid="038294d6"/>
    </style:style>
    <style:style style:name="P448" style:family="paragraph" style:parent-style-name="Text_20_body" style:list-style-name="L10">
      <style:text-properties officeooo:rsid="00f15dd9" officeooo:paragraph-rsid="017c0f6f"/>
    </style:style>
    <style:style style:name="P449" style:family="paragraph" style:parent-style-name="Text_20_body" style:list-style-name="L10">
      <style:text-properties officeooo:rsid="00f2c712" officeooo:paragraph-rsid="017c0f6f"/>
    </style:style>
    <style:style style:name="P450" style:family="paragraph" style:parent-style-name="Text_20_body" style:list-style-name="L14">
      <style:text-properties officeooo:rsid="01b7d889" officeooo:paragraph-rsid="01c3b511"/>
    </style:style>
    <style:style style:name="P451" style:family="paragraph" style:parent-style-name="Text_20_body" style:list-style-name="L14">
      <style:text-properties officeooo:rsid="01c2336b" officeooo:paragraph-rsid="01c3b511"/>
    </style:style>
    <style:style style:name="P452" style:family="paragraph" style:parent-style-name="Text_20_body" style:list-style-name="L9">
      <style:text-properties officeooo:rsid="0051c57c" officeooo:paragraph-rsid="011e57db"/>
    </style:style>
    <style:style style:name="P453" style:family="paragraph" style:parent-style-name="Text_20_body" style:list-style-name="L9">
      <style:text-properties officeooo:rsid="0051c57c" officeooo:paragraph-rsid="03426f6e"/>
    </style:style>
    <style:style style:name="P454" style:family="paragraph" style:parent-style-name="Text_20_body" style:list-style-name="L9">
      <style:text-properties officeooo:rsid="0051c57c" officeooo:paragraph-rsid="0347a5f8"/>
    </style:style>
    <style:style style:name="P455" style:family="paragraph" style:parent-style-name="Text_20_body" style:list-style-name="L9">
      <style:text-properties officeooo:rsid="0051c57c" officeooo:paragraph-rsid="0268810c"/>
    </style:style>
    <style:style style:name="P456" style:family="paragraph" style:parent-style-name="Text_20_body" style:list-style-name="L15">
      <style:text-properties officeooo:rsid="0051c57c" officeooo:paragraph-rsid="016cbd60"/>
    </style:style>
    <style:style style:name="P457" style:family="paragraph" style:parent-style-name="Text_20_body" style:list-style-name="L16">
      <style:text-properties officeooo:rsid="0051c57c" officeooo:paragraph-rsid="0132f7a3"/>
    </style:style>
    <style:style style:name="P458" style:family="paragraph" style:parent-style-name="Text_20_body" style:list-style-name="L16">
      <style:text-properties officeooo:rsid="0051c57c" officeooo:paragraph-rsid="02c120f9"/>
    </style:style>
    <style:style style:name="P459" style:family="paragraph" style:parent-style-name="Text_20_body" style:list-style-name="L16">
      <style:text-properties officeooo:rsid="0051c57c" officeooo:paragraph-rsid="02cee0f8"/>
    </style:style>
    <style:style style:name="P460" style:family="paragraph" style:parent-style-name="Text_20_body" style:list-style-name="L16">
      <style:text-properties officeooo:rsid="0051c57c" officeooo:paragraph-rsid="02d7bf1b"/>
    </style:style>
    <style:style style:name="P461" style:family="paragraph" style:parent-style-name="Text_20_body" style:list-style-name="L16">
      <style:text-properties officeooo:rsid="0051c57c" officeooo:paragraph-rsid="02aa8828"/>
    </style:style>
    <style:style style:name="P462" style:family="paragraph" style:parent-style-name="Text_20_body" style:list-style-name="L16">
      <style:text-properties officeooo:rsid="0051c57c" officeooo:paragraph-rsid="026b6c4d"/>
    </style:style>
    <style:style style:name="P463" style:family="paragraph" style:parent-style-name="Text_20_body" style:list-style-name="L16">
      <style:text-properties officeooo:rsid="0051c57c" officeooo:paragraph-rsid="026ea01f"/>
    </style:style>
    <style:style style:name="P464" style:family="paragraph" style:parent-style-name="Text_20_body" style:list-style-name="L17">
      <style:text-properties officeooo:rsid="0051c57c" officeooo:paragraph-rsid="0051c57c"/>
    </style:style>
    <style:style style:name="P465" style:family="paragraph" style:parent-style-name="Text_20_body" style:list-style-name="L17">
      <style:text-properties officeooo:rsid="0051c57c" officeooo:paragraph-rsid="01d33b65"/>
    </style:style>
    <style:style style:name="P466" style:family="paragraph" style:parent-style-name="Text_20_body" style:list-style-name="L20">
      <style:text-properties officeooo:rsid="0051c57c" officeooo:paragraph-rsid="03426f6e"/>
    </style:style>
    <style:style style:name="P467" style:family="paragraph" style:parent-style-name="Text_20_body" style:list-style-name="L21">
      <style:text-properties officeooo:rsid="0051c57c" officeooo:paragraph-rsid="03426f6e"/>
    </style:style>
    <style:style style:name="P468" style:family="paragraph" style:parent-style-name="Text_20_body" style:list-style-name="L35">
      <style:text-properties officeooo:rsid="0051c57c" officeooo:paragraph-rsid="0268810c"/>
    </style:style>
    <style:style style:name="P469" style:family="paragraph" style:parent-style-name="Text_20_body" style:list-style-name="L35">
      <style:text-properties officeooo:rsid="0051c57c" officeooo:paragraph-rsid="0268bf00"/>
    </style:style>
    <style:style style:name="P470" style:family="paragraph" style:parent-style-name="Text_20_body" style:list-style-name="L36">
      <style:text-properties officeooo:rsid="0051c57c" officeooo:paragraph-rsid="026b6c4d"/>
    </style:style>
    <style:style style:name="P471" style:family="paragraph" style:parent-style-name="Text_20_body" style:list-style-name="L37">
      <style:text-properties officeooo:rsid="0051c57c" officeooo:paragraph-rsid="026ea01f"/>
    </style:style>
    <style:style style:name="P472" style:family="paragraph" style:parent-style-name="Text_20_body" style:list-style-name="L38">
      <style:text-properties officeooo:rsid="0051c57c" officeooo:paragraph-rsid="02ec690d"/>
    </style:style>
    <style:style style:name="P473" style:family="paragraph" style:parent-style-name="Text_20_body" style:list-style-name="L38">
      <style:text-properties officeooo:rsid="0051c57c" officeooo:paragraph-rsid="03615777"/>
    </style:style>
    <style:style style:name="P474" style:family="paragraph" style:parent-style-name="Text_20_body" style:list-style-name="L38">
      <style:text-properties officeooo:rsid="0051c57c" officeooo:paragraph-rsid="02829560"/>
    </style:style>
    <style:style style:name="P475" style:family="paragraph" style:parent-style-name="Text_20_body" style:list-style-name="L38">
      <style:text-properties officeooo:rsid="0051c57c" officeooo:paragraph-rsid="02aed676"/>
    </style:style>
    <style:style style:name="P476" style:family="paragraph" style:parent-style-name="Text_20_body" style:list-style-name="L38">
      <style:text-properties officeooo:rsid="0051c57c" officeooo:paragraph-rsid="030a1b88"/>
    </style:style>
    <style:style style:name="P477" style:family="paragraph" style:parent-style-name="Text_20_body" style:list-style-name="L38">
      <style:text-properties officeooo:rsid="0051c57c" officeooo:paragraph-rsid="031246f6"/>
    </style:style>
    <style:style style:name="P478" style:family="paragraph" style:parent-style-name="Text_20_body" style:list-style-name="L46">
      <style:text-properties officeooo:rsid="0051c57c" officeooo:paragraph-rsid="032e72be"/>
    </style:style>
    <style:style style:name="P479" style:family="paragraph" style:parent-style-name="Text_20_body" style:list-style-name="L15">
      <style:text-properties officeooo:paragraph-rsid="01d25110"/>
    </style:style>
    <style:style style:name="P480" style:family="paragraph" style:parent-style-name="Text_20_body" style:list-style-name="L15">
      <style:text-properties officeooo:paragraph-rsid="01f6fdb2"/>
    </style:style>
    <style:style style:name="P481" style:family="paragraph" style:parent-style-name="Text_20_body" style:list-style-name="L16">
      <style:text-properties officeooo:rsid="0131e99f" officeooo:paragraph-rsid="0131e99f"/>
    </style:style>
    <style:style style:name="P482" style:family="paragraph" style:parent-style-name="Text_20_body" style:list-style-name="L16">
      <style:text-properties officeooo:rsid="0131e99f" officeooo:paragraph-rsid="02c120f9"/>
    </style:style>
    <style:style style:name="P483" style:family="paragraph" style:parent-style-name="Text_20_body" style:list-style-name="L16">
      <style:text-properties officeooo:rsid="0131e99f" officeooo:paragraph-rsid="02cee0f8"/>
    </style:style>
    <style:style style:name="P484" style:family="paragraph" style:parent-style-name="Text_20_body" style:list-style-name="L16">
      <style:text-properties officeooo:rsid="0131e99f" officeooo:paragraph-rsid="02d7bf1b"/>
    </style:style>
    <style:style style:name="P485" style:family="paragraph" style:parent-style-name="Text_20_body" style:list-style-name="L16">
      <style:text-properties officeooo:rsid="0131e99f" officeooo:paragraph-rsid="02aa8828"/>
    </style:style>
    <style:style style:name="P486" style:family="paragraph" style:parent-style-name="Text_20_body" style:list-style-name="L16">
      <style:text-properties officeooo:rsid="0131e99f" officeooo:paragraph-rsid="026b6c4d"/>
    </style:style>
    <style:style style:name="P487" style:family="paragraph" style:parent-style-name="Text_20_body" style:list-style-name="L16">
      <style:text-properties officeooo:rsid="0131e99f" officeooo:paragraph-rsid="026ea01f"/>
    </style:style>
    <style:style style:name="P488" style:family="paragraph" style:parent-style-name="Text_20_body" style:list-style-name="L20">
      <style:text-properties officeooo:rsid="0131e99f" officeooo:paragraph-rsid="03426f6e"/>
    </style:style>
    <style:style style:name="P489" style:family="paragraph" style:parent-style-name="Text_20_body" style:list-style-name="L38">
      <style:text-properties officeooo:rsid="0131e99f" officeooo:paragraph-rsid="02ec690d"/>
    </style:style>
    <style:style style:name="P490" style:family="paragraph" style:parent-style-name="Text_20_body" style:list-style-name="L38">
      <style:text-properties officeooo:rsid="0131e99f" officeooo:paragraph-rsid="03615777"/>
    </style:style>
    <style:style style:name="P491" style:family="paragraph" style:parent-style-name="Text_20_body" style:list-style-name="L38">
      <style:text-properties officeooo:rsid="0131e99f" officeooo:paragraph-rsid="02829560"/>
    </style:style>
    <style:style style:name="P492" style:family="paragraph" style:parent-style-name="Text_20_body" style:list-style-name="L38">
      <style:text-properties officeooo:rsid="0131e99f" officeooo:paragraph-rsid="02aed676"/>
    </style:style>
    <style:style style:name="P493" style:family="paragraph" style:parent-style-name="Text_20_body" style:list-style-name="L38">
      <style:text-properties officeooo:rsid="0131e99f" officeooo:paragraph-rsid="030a1b88"/>
    </style:style>
    <style:style style:name="P494" style:family="paragraph" style:parent-style-name="Text_20_body" style:list-style-name="L38">
      <style:text-properties officeooo:rsid="0131e99f" officeooo:paragraph-rsid="031246f6"/>
    </style:style>
    <style:style style:name="P495" style:family="paragraph" style:parent-style-name="Text_20_body" style:list-style-name="L46">
      <style:text-properties officeooo:rsid="0131e99f" officeooo:paragraph-rsid="032e72be"/>
    </style:style>
    <style:style style:name="P496" style:family="paragraph" style:parent-style-name="Text_20_body" style:list-style-name="L18">
      <style:text-properties officeooo:paragraph-rsid="03426f6e"/>
    </style:style>
    <style:style style:name="P497" style:family="paragraph" style:parent-style-name="Text_20_body" style:list-style-name="L19">
      <style:text-properties officeooo:paragraph-rsid="0347a5f8"/>
    </style:style>
    <style:style style:name="P498" style:family="paragraph" style:parent-style-name="Text_20_body" style:list-style-name="L21">
      <style:text-properties officeooo:paragraph-rsid="03426f6e"/>
    </style:style>
    <style:style style:name="P499" style:family="paragraph" style:parent-style-name="Text_20_body" style:list-style-name="L22">
      <style:text-properties officeooo:rsid="013aef71" officeooo:paragraph-rsid="013aef71"/>
    </style:style>
    <style:style style:name="P500" style:family="paragraph" style:parent-style-name="Text_20_body" style:list-style-name="L22">
      <style:text-properties officeooo:rsid="013a482f" officeooo:paragraph-rsid="013aef71"/>
    </style:style>
    <style:style style:name="P501" style:family="paragraph" style:parent-style-name="Text_20_body" style:list-style-name="L23">
      <style:text-properties officeooo:paragraph-rsid="01d49cc2"/>
    </style:style>
    <style:style style:name="P502" style:family="paragraph" style:parent-style-name="Text_20_body" style:list-style-name="L23">
      <style:text-properties officeooo:rsid="01f528cc" officeooo:paragraph-rsid="01f528cc"/>
    </style:style>
    <style:style style:name="P503" style:family="paragraph" style:parent-style-name="Text_20_body" style:list-style-name="L16">
      <style:text-properties officeooo:rsid="02c120f9" officeooo:paragraph-rsid="02c120f9"/>
    </style:style>
    <style:style style:name="P504" style:family="paragraph" style:parent-style-name="Text_20_body" style:list-style-name="L26">
      <style:text-properties officeooo:rsid="02c120f9" officeooo:paragraph-rsid="02c120f9"/>
    </style:style>
    <style:style style:name="P505" style:family="paragraph" style:parent-style-name="Text_20_body" style:list-style-name="L27"/>
    <style:style style:name="P506" style:family="paragraph" style:parent-style-name="Text_20_body" style:list-style-name="L28">
      <style:text-properties officeooo:paragraph-rsid="02c7bdf3"/>
    </style:style>
    <style:style style:name="P507" style:family="paragraph" style:parent-style-name="Text_20_body" style:list-style-name="L28">
      <style:text-properties officeooo:rsid="02c32947" officeooo:paragraph-rsid="02c7bdf3"/>
    </style:style>
    <style:style style:name="P508" style:family="paragraph" style:parent-style-name="Text_20_body" style:list-style-name="L16">
      <style:text-properties officeooo:rsid="0280e8f9" officeooo:paragraph-rsid="02cee0f8"/>
    </style:style>
    <style:style style:name="P509" style:family="paragraph" style:parent-style-name="Text_20_body" style:list-style-name="L32">
      <style:text-properties officeooo:rsid="0280e8f9" officeooo:paragraph-rsid="02aa8828"/>
    </style:style>
    <style:style style:name="P510" style:family="paragraph" style:parent-style-name="Text_20_body" style:list-style-name="L30">
      <style:text-properties officeooo:rsid="02db0a71" officeooo:paragraph-rsid="02db0a71"/>
    </style:style>
    <style:style style:name="P511" style:family="paragraph" style:parent-style-name="Text_20_body" style:list-style-name="L30">
      <style:text-properties officeooo:rsid="02dbc9cf" officeooo:paragraph-rsid="02e05475"/>
    </style:style>
    <style:style style:name="P512" style:family="paragraph" style:parent-style-name="Text_20_body" style:list-style-name="L30">
      <style:text-properties officeooo:rsid="02dcd4f3" officeooo:paragraph-rsid="02dcd4f3"/>
    </style:style>
    <style:style style:name="P513" style:family="paragraph" style:parent-style-name="Text_20_body" style:list-style-name="L16">
      <style:text-properties officeooo:rsid="02d87d7f" officeooo:paragraph-rsid="02d7bf1b"/>
    </style:style>
    <style:style style:name="P514" style:family="paragraph" style:parent-style-name="Text_20_body" style:list-style-name="L16">
      <style:text-properties officeooo:rsid="02d87d7f" officeooo:paragraph-rsid="02d87d7f"/>
    </style:style>
    <style:style style:name="P515" style:family="paragraph" style:parent-style-name="Text_20_body" style:list-style-name="L31">
      <style:text-properties officeooo:paragraph-rsid="02d7bf1b"/>
    </style:style>
    <style:style style:name="P516" style:family="paragraph" style:parent-style-name="Text_20_body" style:list-style-name="L32">
      <style:text-properties officeooo:rsid="026ea01f" officeooo:paragraph-rsid="02aa8828"/>
    </style:style>
    <style:style style:name="P517" style:family="paragraph" style:parent-style-name="Text_20_body" style:list-style-name="L37">
      <style:text-properties officeooo:rsid="026ea01f" officeooo:paragraph-rsid="026ea01f"/>
    </style:style>
    <style:style style:name="P518" style:family="paragraph" style:parent-style-name="Text_20_body" style:list-style-name="L36">
      <style:text-properties officeooo:paragraph-rsid="026b7096"/>
    </style:style>
    <style:style style:name="P519" style:family="paragraph" style:parent-style-name="Text_20_body" style:list-style-name="L37">
      <style:text-properties officeooo:paragraph-rsid="02723b71"/>
    </style:style>
    <style:style style:name="P520" style:family="paragraph" style:parent-style-name="Text_20_body" style:list-style-name="L39">
      <style:text-properties officeooo:paragraph-rsid="02ee5cec"/>
    </style:style>
    <style:style style:name="P521" style:family="paragraph" style:parent-style-name="Text_20_body" style:list-style-name="L39">
      <style:text-properties officeooo:paragraph-rsid="02ec690d"/>
    </style:style>
    <style:style style:name="P522" style:family="paragraph" style:parent-style-name="Text_20_body" style:list-style-name="L40">
      <style:text-properties officeooo:rsid="02ee5cec" officeooo:paragraph-rsid="02ee5cec"/>
    </style:style>
    <style:style style:name="P523" style:family="paragraph" style:parent-style-name="Text_20_body" style:list-style-name="L38">
      <style:text-properties officeooo:rsid="02e47353" officeooo:paragraph-rsid="03615777"/>
    </style:style>
    <style:style style:name="P524" style:family="paragraph" style:parent-style-name="Text_20_body" style:list-style-name="L41">
      <style:text-properties officeooo:paragraph-rsid="03615777"/>
    </style:style>
    <style:style style:name="P525" style:family="paragraph" style:parent-style-name="Text_20_body" style:list-style-name="L42">
      <style:text-properties officeooo:paragraph-rsid="03615777"/>
    </style:style>
    <style:style style:name="P526" style:family="paragraph" style:parent-style-name="Text_20_body" style:list-style-name="L43">
      <style:text-properties officeooo:paragraph-rsid="038d5955"/>
    </style:style>
    <style:style style:name="P527" style:family="paragraph" style:parent-style-name="Text_20_body" style:list-style-name="L44">
      <style:text-properties officeooo:rsid="02b33f92" officeooo:paragraph-rsid="02b33f92"/>
    </style:style>
    <style:style style:name="P528" style:family="paragraph" style:parent-style-name="Text_20_body" style:list-style-name="L48">
      <style:text-properties officeooo:rsid="02b33f92" officeooo:paragraph-rsid="032e72be"/>
    </style:style>
    <style:style style:name="P529" style:family="paragraph" style:parent-style-name="Text_20_body" style:list-style-name="L45">
      <style:text-properties officeooo:paragraph-rsid="030a1b88"/>
    </style:style>
    <style:style style:name="P530" style:family="paragraph" style:parent-style-name="Text_20_body" style:list-style-name="L45">
      <style:text-properties officeooo:paragraph-rsid="03142586"/>
    </style:style>
    <style:style style:name="P531" style:family="paragraph" style:parent-style-name="Text_20_body" style:list-style-name="L45">
      <style:text-properties fo:font-weight="normal" officeooo:rsid="0051c57c" officeooo:paragraph-rsid="03142586" style:font-weight-asian="normal" style:font-weight-complex="normal"/>
    </style:style>
    <style:style style:name="P532" style:family="paragraph" style:parent-style-name="Text_20_body" style:list-style-name="L47">
      <style:text-properties fo:font-weight="normal" officeooo:rsid="0051c57c" officeooo:paragraph-rsid="032e72be" style:font-weight-asian="normal" style:font-weight-complex="normal"/>
    </style:style>
    <style:style style:name="P533" style:family="paragraph" style:parent-style-name="Text_20_body" style:list-style-name="L46">
      <style:text-properties officeooo:rsid="0327ceea" officeooo:paragraph-rsid="032e72be"/>
    </style:style>
    <style:style style:name="P534" style:family="paragraph" style:parent-style-name="Text_20_body" style:list-style-name="L47">
      <style:text-properties officeooo:paragraph-rsid="032e72be"/>
    </style:style>
    <style:style style:name="P535" style:family="paragraph" style:parent-style-name="Text_20_body" style:list-style-name="L47">
      <style:text-properties officeooo:rsid="0322dec5" officeooo:paragraph-rsid="032e72be"/>
    </style:style>
    <style:style style:name="P536" style:family="paragraph" style:parent-style-name="Text_20_body" style:list-style-name="L49">
      <style:text-properties officeooo:paragraph-rsid="032e72be"/>
    </style:style>
    <style:style style:name="P537" style:family="paragraph" style:parent-style-name="Text_20_body" style:list-style-name="L50">
      <style:text-properties officeooo:paragraph-rsid="032e72be"/>
    </style:style>
    <style:style style:name="P538" style:family="paragraph" style:parent-style-name="Text_20_body" style:list-style-name="L50">
      <style:text-properties officeooo:rsid="03193772" officeooo:paragraph-rsid="032e72be"/>
    </style:style>
    <style:style style:name="P539" style:family="paragraph" style:parent-style-name="Text_20_body" style:list-style-name="L51">
      <style:text-properties officeooo:rsid="0322079a" officeooo:paragraph-rsid="0322d744"/>
    </style:style>
    <style:style style:name="P540" style:family="paragraph" style:parent-style-name="Text_20_body" style:list-style-name="L51">
      <style:text-properties officeooo:rsid="0322d744" officeooo:paragraph-rsid="0322d744"/>
    </style:style>
    <style:style style:name="P541" style:family="paragraph" style:parent-style-name="Text_20_body" style:list-style-name="L52">
      <style:text-properties officeooo:rsid="02716d13" officeooo:paragraph-rsid="0310cc71"/>
    </style:style>
    <style:style style:name="P542" style:family="paragraph" style:parent-style-name="Text_20_body" style:list-style-name="L52">
      <style:text-properties officeooo:rsid="0310cc71" officeooo:paragraph-rsid="0310cc71"/>
    </style:style>
    <style:style style:name="P543" style:family="paragraph" style:parent-style-name="Text_20_body">
      <style:text-properties officeooo:rsid="02e86572" officeooo:paragraph-rsid="0367ac7c"/>
    </style:style>
    <style:style style:name="P544" style:family="paragraph" style:parent-style-name="Text_20_body" style:list-style-name="L1">
      <style:paragraph-properties fo:margin-left="0.9807in" fo:margin-right="0in" fo:text-indent="-0.25in" style:auto-text-indent="false"/>
      <style:text-properties officeooo:rsid="004e5951" officeooo:paragraph-rsid="01de6d07"/>
    </style:style>
    <style:style style:name="P545" style:family="paragraph" style:parent-style-name="Text_20_body" style:list-style-name="L1">
      <style:paragraph-properties fo:margin-left="0.9807in" fo:margin-right="0in" fo:text-indent="-0.25in" style:auto-text-indent="false"/>
      <style:text-properties officeooo:rsid="004e5951" officeooo:paragraph-rsid="01e4ae9e"/>
    </style:style>
    <style:style style:name="P546" style:family="paragraph" style:parent-style-name="Text_20_body" style:list-style-name="L1">
      <style:paragraph-properties fo:margin-left="0.9807in" fo:margin-right="0in" fo:text-indent="-0.25in" style:auto-text-indent="false"/>
      <style:text-properties officeooo:paragraph-rsid="01e4ae9e"/>
    </style:style>
    <style:style style:name="P547" style:family="paragraph" style:parent-style-name="Text_20_body" style:list-style-name="L4" style:master-page-name="">
      <style:paragraph-properties fo:margin-left="0in" fo:margin-right="0in" fo:margin-top="0in" fo:margin-bottom="0.0311in" loext:contextual-spacing="false" fo:line-height="120%" fo:text-align="start" style:justify-single-word="false" fo:text-indent="0in" style:auto-text-indent="false" style:page-number="auto" style:shadow="none"/>
      <style:text-properties officeooo:rsid="01732855" officeooo:paragraph-rsid="01f38102"/>
    </style:style>
    <style:style style:name="P548" style:family="paragraph" style:parent-style-name="Heading_20_2">
      <style:text-properties officeooo:rsid="00409512" officeooo:paragraph-rsid="00409512"/>
    </style:style>
    <style:style style:name="P549" style:family="paragraph" style:parent-style-name="Heading_20_2">
      <style:text-properties officeooo:rsid="000a21e1" officeooo:paragraph-rsid="000a21e1"/>
    </style:style>
    <style:style style:name="P550" style:family="paragraph" style:parent-style-name="Heading_20_2">
      <style:text-properties officeooo:rsid="000a21e1" officeooo:paragraph-rsid="0264800e"/>
    </style:style>
    <style:style style:name="P551" style:family="paragraph" style:parent-style-name="Heading_20_2">
      <style:text-properties officeooo:rsid="000a21e1" officeooo:paragraph-rsid="02663cf2"/>
    </style:style>
    <style:style style:name="P552" style:family="paragraph" style:parent-style-name="Heading_20_2">
      <style:text-properties fo:color="#000000" style:font-name="DejaVu Sans1" fo:font-size="12pt" fo:font-style="normal" fo:font-weight="bold" officeooo:rsid="000a21e1" officeooo:paragraph-rsid="000a21e1" style:font-name-asian="DejaVu Sans3" style:font-size-asian="14pt" style:font-style-asian="oblique" style:font-weight-asian="normal" style:font-name-complex="DejaVu Sans3" style:font-size-complex="14pt" style:font-style-complex="oblique" style:font-weight-complex="normal"/>
    </style:style>
    <style:style style:name="P553" style:family="paragraph" style:parent-style-name="Heading_20_2">
      <style:text-properties fo:font-weight="bold" officeooo:paragraph-rsid="000a21e1" style:font-weight-asian="normal" style:font-weight-complex="normal"/>
    </style:style>
    <style:style style:name="P554" style:family="paragraph" style:parent-style-name="Heading_20_2">
      <style:text-properties fo:font-size="12pt" fo:font-weight="bold" officeooo:rsid="000a21e1" officeooo:paragraph-rsid="024d5a53" style:font-size-asian="14pt" style:font-weight-asian="normal" style:font-size-complex="14pt" style:font-weight-complex="normal"/>
    </style:style>
    <style:style style:name="P555" style:family="paragraph" style:parent-style-name="Heading_20_2">
      <style:text-properties style:font-name="DejaVu Sans1" fo:font-size="12pt" fo:font-style="normal" fo:font-weight="bold" officeooo:rsid="000a21e1" officeooo:paragraph-rsid="000a21e1" style:font-name-asian="DejaVu Sans3" style:font-size-asian="14pt" style:font-style-asian="oblique" style:font-weight-asian="normal" style:font-name-complex="DejaVu Sans3" style:font-size-complex="14pt" style:font-style-complex="oblique" style:font-weight-complex="normal"/>
    </style:style>
    <style:style style:name="P556" style:family="paragraph" style:parent-style-name="Heading_20_2">
      <style:text-properties style:font-name="DejaVu Sans1" fo:font-size="12pt" fo:font-style="normal" fo:font-weight="bold" officeooo:rsid="000a21e1" officeooo:paragraph-rsid="022a1b73" style:font-name-asian="DejaVu Sans3" style:font-size-asian="14pt" style:font-style-asian="oblique" style:font-weight-asian="normal" style:font-name-complex="DejaVu Sans3" style:font-size-complex="14pt" style:font-style-complex="oblique" style:font-weight-complex="normal"/>
    </style:style>
    <style:style style:name="P557" style:family="paragraph" style:parent-style-name="Heading_20_2">
      <style:text-properties style:font-name="DejaVu Sans1" fo:font-size="12pt" fo:font-style="normal" fo:font-weight="bold" officeooo:rsid="0051c57c" officeooo:paragraph-rsid="0051c57c" style:font-name-asian="DejaVu Sans3" style:font-size-asian="14pt" style:font-style-asian="oblique" style:font-weight-asian="normal" style:font-name-complex="DejaVu Sans3" style:font-size-complex="14pt" style:font-style-complex="oblique" style:font-weight-complex="normal"/>
    </style:style>
    <style:style style:name="P558" style:family="paragraph" style:parent-style-name="Heading_20_2">
      <style:text-properties style:font-name="DejaVu Sans1" fo:font-size="12pt" fo:font-style="normal" fo:font-weight="bold" officeooo:rsid="0051c57c" officeooo:paragraph-rsid="02aa8828" style:font-name-asian="DejaVu Sans3" style:font-size-asian="14pt" style:font-style-asian="oblique" style:font-weight-asian="normal" style:font-name-complex="DejaVu Sans3" style:font-size-complex="14pt" style:font-style-complex="oblique" style:font-weight-complex="normal"/>
    </style:style>
    <style:style style:name="P559" style:family="paragraph" style:parent-style-name="Heading_20_2">
      <style:text-properties style:font-name="DejaVu Sans1" fo:font-size="12pt" fo:font-style="normal" fo:font-weight="bold" officeooo:rsid="0051c57c" officeooo:paragraph-rsid="026b6c4d" style:font-name-asian="DejaVu Sans3" style:font-size-asian="14pt" style:font-style-asian="oblique" style:font-weight-asian="normal" style:font-name-complex="DejaVu Sans3" style:font-size-complex="14pt" style:font-style-complex="oblique" style:font-weight-complex="normal"/>
    </style:style>
    <style:style style:name="P560" style:family="paragraph" style:parent-style-name="Heading_20_2">
      <style:text-properties style:font-name="DejaVu Sans1" fo:font-size="12pt" fo:font-style="normal" fo:font-weight="bold" officeooo:rsid="0051c57c" officeooo:paragraph-rsid="026ea01f" style:font-name-asian="DejaVu Sans3" style:font-size-asian="14pt" style:font-style-asian="oblique" style:font-weight-asian="normal" style:font-name-complex="DejaVu Sans3" style:font-size-complex="14pt" style:font-style-complex="oblique" style:font-weight-complex="normal"/>
    </style:style>
    <style:style style:name="P561" style:family="paragraph" style:parent-style-name="Heading_20_2">
      <style:text-properties style:font-name="DejaVu Sans1" fo:font-size="12pt" fo:font-style="normal" fo:font-weight="bold" officeooo:rsid="0051c57c" officeooo:paragraph-rsid="02ec690d" style:font-name-asian="DejaVu Sans3" style:font-size-asian="14pt" style:font-style-asian="oblique" style:font-weight-asian="normal" style:font-name-complex="DejaVu Sans3" style:font-size-complex="14pt" style:font-style-complex="oblique" style:font-weight-complex="normal"/>
    </style:style>
    <style:style style:name="P562" style:family="paragraph" style:parent-style-name="Heading_20_2">
      <style:text-properties style:font-name="DejaVu Sans1" fo:font-size="12pt" fo:font-style="normal" fo:font-weight="bold" officeooo:rsid="0051c57c" officeooo:paragraph-rsid="03615777" style:font-name-asian="DejaVu Sans3" style:font-size-asian="14pt" style:font-style-asian="oblique" style:font-weight-asian="normal" style:font-name-complex="DejaVu Sans3" style:font-size-complex="14pt" style:font-style-complex="oblique" style:font-weight-complex="normal"/>
    </style:style>
    <style:style style:name="P563" style:family="paragraph" style:parent-style-name="Heading_20_2">
      <style:text-properties style:font-name="DejaVu Sans1" fo:font-size="12pt" fo:font-style="normal" fo:font-weight="bold" officeooo:rsid="0051c57c" officeooo:paragraph-rsid="02829560" style:font-name-asian="DejaVu Sans3" style:font-size-asian="14pt" style:font-style-asian="oblique" style:font-weight-asian="normal" style:font-name-complex="DejaVu Sans3" style:font-size-complex="14pt" style:font-style-complex="oblique" style:font-weight-complex="normal"/>
    </style:style>
    <style:style style:name="P564" style:family="paragraph" style:parent-style-name="Heading_20_2">
      <style:text-properties style:font-name="DejaVu Sans1" fo:font-size="12pt" fo:font-style="normal" fo:font-weight="bold" officeooo:rsid="0051c57c" officeooo:paragraph-rsid="030a1b88" fo:background-color="#ffff00" style:font-name-asian="DejaVu Sans3" style:font-size-asian="14pt" style:font-style-asian="oblique" style:font-weight-asian="normal" style:font-name-complex="DejaVu Sans3" style:font-size-complex="14pt" style:font-style-complex="oblique" style:font-weight-complex="normal"/>
    </style:style>
    <style:style style:name="P565" style:family="paragraph" style:parent-style-name="Heading_20_2">
      <style:text-properties style:font-name="DejaVu Sans1" fo:font-size="12pt" fo:font-style="normal" fo:font-weight="bold" officeooo:rsid="0051c57c" officeooo:paragraph-rsid="031246f6" fo:background-color="#ffff00" style:font-name-asian="DejaVu Sans3" style:font-size-asian="14pt" style:font-style-asian="oblique" style:font-weight-asian="normal" style:font-name-complex="DejaVu Sans3" style:font-size-complex="14pt" style:font-style-complex="oblique" style:font-weight-complex="normal"/>
    </style:style>
    <style:style style:name="P566" style:family="paragraph" style:parent-style-name="Heading_20_2">
      <style:text-properties officeooo:paragraph-rsid="0051c57c"/>
    </style:style>
    <style:style style:name="P567" style:family="paragraph" style:parent-style-name="Heading_20_2">
      <style:text-properties officeooo:paragraph-rsid="03426f6e"/>
    </style:style>
    <style:style style:name="P568" style:family="paragraph" style:parent-style-name="Heading_20_2">
      <style:text-properties officeooo:paragraph-rsid="0347a5f8"/>
    </style:style>
    <style:style style:name="P569" style:family="paragraph" style:parent-style-name="Heading_20_2">
      <style:text-properties officeooo:rsid="00ce88bf" officeooo:paragraph-rsid="025a295d" fo:background-color="transparent"/>
    </style:style>
    <style:style style:name="P570" style:family="paragraph" style:parent-style-name="Heading_20_2">
      <style:text-properties fo:font-style="italic" officeooo:rsid="02aceaf1" officeooo:paragraph-rsid="02aceaf1" fo:background-color="transparent" style:font-style-asian="italic" style:font-style-complex="italic"/>
    </style:style>
    <style:style style:name="P571" style:family="paragraph" style:parent-style-name="Heading_20_2">
      <style:text-properties officeooo:paragraph-rsid="032e72be"/>
    </style:style>
    <style:style style:name="P572" style:family="paragraph" style:parent-style-name="Heading_20_2">
      <style:text-properties officeooo:paragraph-rsid="03316461"/>
    </style:style>
    <style:style style:name="P573" style:family="paragraph" style:parent-style-name="Heading_20_2">
      <style:text-properties officeooo:paragraph-rsid="034ddf3c"/>
    </style:style>
    <style:style style:name="P574" style:family="paragraph" style:parent-style-name="Heading_20_3">
      <style:text-properties fo:font-weight="bold" officeooo:rsid="004e5951" officeooo:paragraph-rsid="038bff98" style:font-weight-asian="bold" style:font-weight-complex="bold"/>
    </style:style>
    <style:style style:name="P575" style:family="paragraph" style:parent-style-name="Heading_20_3">
      <style:text-properties fo:font-weight="bold" officeooo:rsid="023f8f15" style:font-weight-asian="bold" style:font-weight-complex="bold"/>
    </style:style>
    <style:style style:name="P576" style:family="paragraph" style:parent-style-name="Heading_20_3">
      <style:text-properties fo:font-weight="bold" officeooo:paragraph-rsid="01b7d889" style:font-weight-asian="bold" style:font-weight-complex="bold"/>
    </style:style>
    <style:style style:name="P577" style:family="paragraph" style:parent-style-name="Heading_20_3">
      <style:text-properties officeooo:paragraph-rsid="02476c8d"/>
    </style:style>
    <style:style style:name="P578" style:family="paragraph" style:parent-style-name="Heading_20_3">
      <style:text-properties fo:color="#000000" style:font-name="DejaVu Sans1" fo:font-size="12pt" fo:font-style="normal" fo:font-weight="bold" officeooo:rsid="000a21e1" officeooo:paragraph-rsid="024d5a53" style:font-name-asian="DejaVu Sans3" style:font-size-asian="12pt" style:font-style-asian="oblique" style:font-weight-asian="bold" style:font-name-complex="DejaVu Sans3" style:font-size-complex="12pt" style:font-style-complex="oblique" style:font-weight-complex="bold"/>
    </style:style>
    <style:style style:name="P579" style:family="paragraph" style:parent-style-name="Heading_20_3">
      <style:text-properties officeooo:paragraph-rsid="017c0f6f"/>
    </style:style>
    <style:style style:name="P580" style:family="paragraph" style:parent-style-name="Heading_20_3">
      <style:text-properties officeooo:paragraph-rsid="03426f6e"/>
    </style:style>
    <style:style style:name="P581" style:family="paragraph" style:parent-style-name="Heading_20_3">
      <style:text-properties officeooo:paragraph-rsid="0347a5f8"/>
    </style:style>
    <style:style style:name="P582" style:family="paragraph" style:parent-style-name="Heading_20_3">
      <style:text-properties officeooo:paragraph-rsid="025a295d" fo:background-color="transparent"/>
    </style:style>
    <style:style style:name="P583" style:family="paragraph" style:parent-style-name="Heading_20_3">
      <style:text-properties officeooo:paragraph-rsid="025a295d"/>
    </style:style>
    <style:style style:name="P584" style:family="paragraph" style:parent-style-name="Heading_20_3">
      <style:text-properties officeooo:rsid="02c98a71" officeooo:paragraph-rsid="02c98a71"/>
    </style:style>
    <style:style style:name="P585" style:family="paragraph" style:parent-style-name="Heading_20_3">
      <style:text-properties officeooo:paragraph-rsid="02cee0f8"/>
    </style:style>
    <style:style style:name="P586" style:family="paragraph" style:parent-style-name="Heading_20_3">
      <style:text-properties officeooo:paragraph-rsid="02d7bf1b"/>
    </style:style>
    <style:style style:name="P587" style:family="paragraph" style:parent-style-name="Heading_20_3">
      <style:text-properties officeooo:paragraph-rsid="02aa8828"/>
    </style:style>
    <style:style style:name="P588" style:family="paragraph" style:parent-style-name="Heading_20_3">
      <style:text-properties officeooo:paragraph-rsid="039047e9"/>
    </style:style>
    <style:style style:name="P589" style:family="paragraph" style:parent-style-name="Heading_20_3">
      <style:text-properties officeooo:paragraph-rsid="0268810c"/>
    </style:style>
    <style:style style:name="P590" style:family="paragraph" style:parent-style-name="Heading_20_3">
      <style:text-properties officeooo:paragraph-rsid="026b6c4d"/>
    </style:style>
    <style:style style:name="P591" style:family="paragraph" style:parent-style-name="Heading_20_3">
      <style:text-properties officeooo:paragraph-rsid="026ea01f"/>
    </style:style>
    <style:style style:name="P592" style:family="paragraph" style:parent-style-name="Heading_20_3">
      <style:text-properties officeooo:paragraph-rsid="02ec690d"/>
    </style:style>
    <style:style style:name="P593" style:family="paragraph" style:parent-style-name="Heading_20_3">
      <style:text-properties officeooo:paragraph-rsid="03615777"/>
    </style:style>
    <style:style style:name="P594" style:family="paragraph" style:parent-style-name="Heading_20_3">
      <style:text-properties officeooo:paragraph-rsid="02829560"/>
    </style:style>
    <style:style style:name="P595" style:family="paragraph" style:parent-style-name="Heading_20_3">
      <style:text-properties officeooo:paragraph-rsid="02aed676"/>
    </style:style>
    <style:style style:name="P596" style:family="paragraph" style:parent-style-name="Heading_20_3">
      <style:text-properties officeooo:paragraph-rsid="030a1b88"/>
    </style:style>
    <style:style style:name="P597" style:family="paragraph" style:parent-style-name="Heading_20_3">
      <style:text-properties officeooo:paragraph-rsid="031246f6"/>
    </style:style>
    <style:style style:name="P598" style:family="paragraph" style:parent-style-name="Heading_20_3">
      <style:text-properties officeooo:paragraph-rsid="032e72be"/>
    </style:style>
    <style:style style:name="P599" style:family="paragraph" style:parent-style-name="Heading_20_1">
      <style:text-properties officeooo:rsid="000a21e1" officeooo:paragraph-rsid="000a21e1"/>
    </style:style>
    <style:style style:name="P600" style:family="paragraph" style:parent-style-name="Heading_20_1">
      <style:text-properties officeooo:rsid="031af1de" officeooo:paragraph-rsid="031af1de"/>
    </style:style>
    <style:style style:name="P601" style:family="paragraph" style:parent-style-name="Heading_20_1">
      <style:text-properties officeooo:rsid="02730631" officeooo:paragraph-rsid="02730631"/>
    </style:style>
    <style:style style:name="P602" style:family="paragraph" style:parent-style-name="Heading_20_1">
      <style:paragraph-properties fo:break-before="page"/>
    </style:style>
    <style:style style:name="P603" style:family="paragraph" style:parent-style-name="Text_20_body_20_reference_20_numbering">
      <style:text-properties officeooo:rsid="00613ad2" officeooo:paragraph-rsid="00613ad2"/>
    </style:style>
    <style:style style:name="P604" style:family="paragraph" style:parent-style-name="Title" style:master-page-name="First_20_Page">
      <style:paragraph-properties style:page-number="auto"/>
    </style:style>
    <style:style style:name="P605" style:family="paragraph" style:parent-style-name="Preformatted_20_Text" style:list-style-name="L15">
      <style:text-properties fo:font-size="10pt" officeooo:rsid="01d25110" officeooo:paragraph-rsid="01d25110" fo:background-color="transparent"/>
    </style:style>
    <style:style style:name="P606" style:family="paragraph" style:parent-style-name="Preformatted_20_Text" style:list-style-name="L18">
      <style:text-properties fo:font-size="10pt" officeooo:rsid="01d25110" officeooo:paragraph-rsid="03426f6e" fo:background-color="transparent"/>
    </style:style>
    <style:style style:name="P607" style:family="paragraph" style:parent-style-name="Preformatted_20_Text" style:list-style-name="L19">
      <style:text-properties fo:font-size="10pt" officeooo:rsid="01d25110" officeooo:paragraph-rsid="0347a5f8" fo:background-color="transparent"/>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086f93" fo:background-color="transparent" loext:char-shading-value="0" style:font-style-asian="normal" style:font-weight-asian="normal" style:font-style-complex="normal" style:font-weight-complex="normal"/>
    </style:style>
    <style:style style:name="T3" style:family="text">
      <style:text-properties fo:font-style="normal" fo:font-weight="normal" officeooo:rsid="0268bf00"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officeooo:rsid="01591a38" style:font-style-asian="normal" style:font-style-complex="normal"/>
    </style:style>
    <style:style style:name="T6" style:family="text">
      <style:text-properties fo:font-style="normal" officeooo:rsid="0268bf00" style:font-style-asian="normal" style:font-style-complex="normal"/>
    </style:style>
    <style:style style:name="T7" style:family="text">
      <style:text-properties fo:font-style="normal" officeooo:rsid="0281b484" style:font-style-asian="normal" style:font-style-complex="normal"/>
    </style:style>
    <style:style style:name="T8" style:family="text">
      <style:text-properties fo:font-style="normal" officeooo:rsid="02926e1f" style:font-style-asian="normal" style:font-style-complex="normal"/>
    </style:style>
    <style:style style:name="T9" style:family="text">
      <style:text-properties fo:font-style="normal" officeooo:rsid="029e75fe" style:font-style-asian="normal" style:font-style-complex="normal"/>
    </style:style>
    <style:style style:name="T10" style:family="text">
      <style:text-properties fo:font-style="normal" officeooo:rsid="02a1fa20" style:font-style-asian="normal" style:font-style-complex="normal"/>
    </style:style>
    <style:style style:name="T11" style:family="text">
      <style:text-properties fo:font-style="normal" officeooo:rsid="02a3d13a" style:font-style-asian="normal" style:font-style-complex="normal"/>
    </style:style>
    <style:style style:name="T12" style:family="text">
      <style:text-properties fo:font-style="normal" officeooo:rsid="02a7e9d0" style:font-style-asian="normal" style:font-style-complex="normal"/>
    </style:style>
    <style:style style:name="T13" style:family="text">
      <style:text-properties fo:font-style="normal" officeooo:rsid="02a89778" style:font-style-asian="normal" style:font-style-complex="normal"/>
    </style:style>
    <style:style style:name="T14" style:family="text">
      <style:text-properties fo:font-style="normal" style:text-underline-style="none" fo:font-weight="normal" officeooo:rsid="0268bf00"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text-properties fo:font-style="italic" officeooo:rsid="0051c57c" style:font-style-asian="italic" style:font-style-complex="italic"/>
    </style:style>
    <style:style style:name="T17" style:family="text">
      <style:text-properties fo:font-style="italic" officeooo:rsid="009b7a27" style:font-style-asian="italic" style:font-style-complex="italic"/>
    </style:style>
    <style:style style:name="T18" style:family="text">
      <style:text-properties fo:font-style="italic" officeooo:rsid="006512db" style:font-style-asian="italic" style:font-style-complex="italic"/>
    </style:style>
    <style:style style:name="T19" style:family="text">
      <style:text-properties fo:font-style="italic" officeooo:rsid="010a692c" style:font-style-asian="italic" style:font-style-complex="italic"/>
    </style:style>
    <style:style style:name="T20" style:family="text">
      <style:text-properties fo:font-style="italic" officeooo:rsid="012aa931" style:font-style-asian="italic" style:font-style-complex="italic"/>
    </style:style>
    <style:style style:name="T21" style:family="text">
      <style:text-properties fo:font-style="italic" officeooo:rsid="012c0a31" style:font-style-asian="italic" style:font-style-complex="italic"/>
    </style:style>
    <style:style style:name="T22" style:family="text">
      <style:text-properties fo:font-style="italic" officeooo:rsid="013a482f" style:font-style-asian="italic" style:font-style-complex="italic"/>
    </style:style>
    <style:style style:name="T23" style:family="text">
      <style:text-properties fo:font-style="italic" officeooo:rsid="004e5951" style:font-style-asian="italic" style:font-style-complex="italic"/>
    </style:style>
    <style:style style:name="T24" style:family="text">
      <style:text-properties fo:font-style="italic" officeooo:rsid="0050cabf" style:font-style-asian="italic" style:font-style-complex="italic"/>
    </style:style>
    <style:style style:name="T25" style:family="text">
      <style:text-properties fo:font-style="italic" officeooo:rsid="01bbab4b" style:font-style-asian="italic" style:font-style-complex="italic"/>
    </style:style>
    <style:style style:name="T26" style:family="text">
      <style:text-properties fo:font-style="italic" officeooo:rsid="01bcef3a" style:font-style-asian="italic" style:font-style-complex="italic"/>
    </style:style>
    <style:style style:name="T27" style:family="text">
      <style:text-properties fo:font-style="italic" officeooo:rsid="015e5795" style:font-style-asian="italic" style:font-style-complex="italic"/>
    </style:style>
    <style:style style:name="T28" style:family="text">
      <style:text-properties fo:font-style="italic" officeooo:rsid="00519fd4" style:font-style-asian="italic" style:font-style-complex="italic"/>
    </style:style>
    <style:style style:name="T29" style:family="text">
      <style:text-properties fo:font-style="italic" officeooo:rsid="01bd016b" style:font-style-asian="italic" style:font-style-complex="italic"/>
    </style:style>
    <style:style style:name="T30" style:family="text">
      <style:text-properties fo:font-style="italic" officeooo:rsid="0261aac8" style:font-style-asian="italic" style:font-style-complex="italic"/>
    </style:style>
    <style:style style:name="T31" style:family="text">
      <style:text-properties fo:font-style="italic" officeooo:rsid="0281b484" style:font-style-asian="italic" style:font-style-complex="italic"/>
    </style:style>
    <style:style style:name="T32" style:family="text">
      <style:text-properties fo:font-style="italic" officeooo:rsid="02865d9e" style:font-style-asian="italic" style:font-style-complex="italic"/>
    </style:style>
    <style:style style:name="T33" style:family="text">
      <style:text-properties fo:font-style="italic" officeooo:rsid="0290c920" style:font-style-asian="italic" style:font-style-complex="italic"/>
    </style:style>
    <style:style style:name="T34" style:family="text">
      <style:text-properties fo:font-style="italic" officeooo:rsid="029699ed" style:font-style-asian="italic" style:font-style-complex="italic"/>
    </style:style>
    <style:style style:name="T35" style:family="text">
      <style:text-properties fo:font-style="italic" officeooo:rsid="029993ba" style:font-style-asian="italic" style:font-style-complex="italic"/>
    </style:style>
    <style:style style:name="T36" style:family="text">
      <style:text-properties fo:font-style="italic" officeooo:rsid="029b1b62" style:font-style-asian="italic" style:font-style-complex="italic"/>
    </style:style>
    <style:style style:name="T37" style:family="text">
      <style:text-properties fo:font-style="italic" officeooo:rsid="029e75fe" style:font-style-asian="italic" style:font-style-complex="italic"/>
    </style:style>
    <style:style style:name="T38" style:family="text">
      <style:text-properties fo:font-style="italic" officeooo:rsid="02a89778" style:font-style-asian="italic" style:font-style-complex="italic"/>
    </style:style>
    <style:style style:name="T39" style:family="text">
      <style:text-properties fo:font-style="italic" officeooo:rsid="02c32947" style:font-style-asian="italic" style:font-style-complex="italic"/>
    </style:style>
    <style:style style:name="T40" style:family="text">
      <style:text-properties fo:font-style="italic" officeooo:rsid="03016cd1" style:font-style-asian="italic" style:font-style-complex="italic"/>
    </style:style>
    <style:style style:name="T41" style:family="text">
      <style:text-properties fo:font-style="italic" officeooo:rsid="0257847c" style:font-style-asian="italic" style:font-style-complex="italic"/>
    </style:style>
    <style:style style:name="T42" style:family="text">
      <style:text-properties fo:font-style="italic" officeooo:rsid="0280e8f9" style:font-style-asian="italic" style:font-style-complex="italic"/>
    </style:style>
    <style:style style:name="T43" style:family="text">
      <style:text-properties fo:font-style="italic" officeooo:rsid="03070a45" style:font-style-asian="italic" style:font-style-complex="italic"/>
    </style:style>
    <style:style style:name="T44" style:family="text">
      <style:text-properties fo:font-style="italic" officeooo:rsid="031246f6" style:font-style-asian="italic" style:font-style-complex="italic"/>
    </style:style>
    <style:style style:name="T45" style:family="text">
      <style:text-properties fo:font-style="italic" officeooo:rsid="033a6b62" style:font-style-asian="italic" style:font-style-complex="italic"/>
    </style:style>
    <style:style style:name="T46" style:family="text">
      <style:text-properties fo:font-style="italic" officeooo:rsid="03575d67" style:font-style-asian="italic" style:font-style-complex="italic"/>
    </style:style>
    <style:style style:name="T47" style:family="text">
      <style:text-properties fo:font-style="italic" officeooo:rsid="0354ee38" style:font-style-asian="italic" style:font-style-complex="italic"/>
    </style:style>
    <style:style style:name="T48" style:family="text">
      <style:text-properties fo:font-style="italic" officeooo:rsid="03692dbb" style:font-style-asian="italic" style:font-style-complex="italic"/>
    </style:style>
    <style:style style:name="T49" style:family="text">
      <style:text-properties fo:font-style="italic" officeooo:rsid="0374dd1c" style:font-style-asian="italic" style:font-style-complex="italic"/>
    </style:style>
    <style:style style:name="T50" style:family="text">
      <style:text-properties fo:font-style="italic" officeooo:rsid="021b7cc7" style:font-style-asian="italic" style:font-style-complex="italic"/>
    </style:style>
    <style:style style:name="T51" style:family="text">
      <style:text-properties fo:font-style="italic" officeooo:rsid="02107000" style:font-style-asian="italic" style:font-style-complex="italic"/>
    </style:style>
    <style:style style:name="T52" style:family="text">
      <style:text-properties fo:font-style="italic" officeooo:rsid="0196c2fd" style:font-style-asian="italic" style:font-style-complex="italic"/>
    </style:style>
    <style:style style:name="T53" style:family="text">
      <style:text-properties fo:font-style="italic" officeooo:rsid="038c524f" style:font-style-asian="italic" style:font-style-complex="italic"/>
    </style:style>
    <style:style style:name="T54" style:family="text">
      <style:text-properties fo:font-style="italic" fo:background-color="transparent" loext:char-shading-value="0" style:font-style-asian="italic" style:font-style-complex="italic"/>
    </style:style>
    <style:style style:name="T55" style:family="text">
      <style:text-properties fo:font-style="italic" officeooo:rsid="004e5951" fo:background-color="transparent" loext:char-shading-value="0" style:font-style-asian="italic" style:font-style-complex="italic"/>
    </style:style>
    <style:style style:name="T56" style:family="text">
      <style:text-properties fo:font-style="italic" officeooo:rsid="00899152" fo:background-color="transparent" loext:char-shading-value="0" style:font-style-asian="italic" style:font-style-complex="italic"/>
    </style:style>
    <style:style style:name="T57" style:family="text">
      <style:text-properties fo:font-style="italic" officeooo:rsid="01551559" fo:background-color="transparent" loext:char-shading-value="0" style:font-style-asian="italic" style:font-style-complex="italic"/>
    </style:style>
    <style:style style:name="T58" style:family="text">
      <style:text-properties fo:font-style="italic" officeooo:rsid="019edd3b" fo:background-color="transparent" loext:char-shading-value="0" style:font-style-asian="italic" style:font-style-complex="italic"/>
    </style:style>
    <style:style style:name="T59" style:family="text">
      <style:text-properties fo:font-style="italic" officeooo:rsid="01a2911c" fo:background-color="transparent" loext:char-shading-value="0" style:font-style-asian="italic" style:font-style-complex="italic"/>
    </style:style>
    <style:style style:name="T60" style:family="text">
      <style:text-properties fo:font-style="italic" officeooo:rsid="0050cabf" fo:background-color="transparent" loext:char-shading-value="0" style:font-style-asian="italic" style:font-style-complex="italic"/>
    </style:style>
    <style:style style:name="T61" style:family="text">
      <style:text-properties fo:font-style="italic" officeooo:rsid="01bbab4b" fo:background-color="transparent" loext:char-shading-value="0" style:font-style-asian="italic" style:font-style-complex="italic"/>
    </style:style>
    <style:style style:name="T62" style:family="text">
      <style:text-properties fo:font-style="italic" fo:font-weight="normal" fo:background-color="transparent" loext:char-shading-value="0" style:font-style-asian="italic" style:font-weight-asian="normal" style:font-style-complex="italic" style:font-weight-complex="normal"/>
    </style:style>
    <style:style style:name="T63" style:family="text">
      <style:text-properties fo:font-style="italic" fo:font-weight="normal" officeooo:rsid="01aeaebe" fo:background-color="transparent" loext:char-shading-value="0" style:font-style-asian="italic" style:font-weight-asian="normal" style:font-style-complex="italic" style:font-weight-complex="normal"/>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29699ed" style:font-style-asian="italic" style:font-weight-asian="normal" style:font-style-complex="italic" style:font-weight-complex="normal"/>
    </style:style>
    <style:style style:name="T66" style:family="text">
      <style:text-properties fo:font-style="italic" style:text-underline-style="none" fo:font-weight="normal" officeooo:rsid="029699ed" style:font-style-asian="italic" style:font-weight-asian="normal" style:font-style-complex="italic" style:font-weight-complex="normal"/>
    </style:style>
    <style:style style:name="T67" style:family="text">
      <style:text-properties fo:font-style="italic" fo:background-color="#ffff00" loext:char-shading-value="0" style:font-style-asian="italic" style:font-style-complex="italic"/>
    </style:style>
    <style:style style:name="T68" style:family="text">
      <style:text-properties fo:font-style="italic" officeooo:rsid="026b7096" fo:background-color="#ffff00" loext:char-shading-value="0" style:font-style-asian="italic" style:font-style-complex="italic"/>
    </style:style>
    <style:style style:name="T69" style:family="text">
      <style:text-properties fo:color="#000080" style:font-name="DejaVu Sans1" fo:font-style="normal" style:text-underline-style="solid" style:text-underline-width="auto" style:text-underline-color="font-color" fo:font-weight="normal" officeooo:rsid="018c643d" style:font-name-asian="DejaVu Sans3" style:font-size-asian="10pt" style:font-style-asian="oblique" style:font-weight-asian="normal" style:font-name-complex="DejaVu Sans3" style:font-size-complex="10pt" style:font-style-complex="oblique" style:font-weight-complex="normal"/>
    </style:style>
    <style:style style:name="T70" style:family="text">
      <style:text-properties fo:color="#000080" style:font-name="DejaVu Sans1" fo:font-style="normal" style:text-underline-style="solid" style:text-underline-width="auto" style:text-underline-color="font-color" fo:font-weight="normal" officeooo:rsid="0308c932" style:font-name-asian="DejaVu Sans3" style:font-size-asian="10pt" style:font-style-asian="oblique" style:font-weight-asian="normal" style:font-name-complex="DejaVu Sans3" style:font-size-complex="10pt" style:font-style-complex="oblique" style:font-weight-complex="normal"/>
    </style:style>
    <style:style style:name="T71" style:family="text">
      <style:text-properties fo:color="#000080" style:font-name="DejaVu Sans1" fo:font-size="10pt" fo:font-style="normal" style:text-underline-style="solid" style:text-underline-width="auto" style:text-underline-color="font-color" fo:font-weight="normal" officeooo:rsid="018c643d" fo:background-color="transparent" loext:char-shading-value="0" style:font-name-asian="DejaVu Sans3" style:font-size-asian="10pt" style:font-style-asian="oblique" style:font-weight-asian="normal" style:font-name-complex="DejaVu Sans3" style:font-size-complex="10pt" style:font-style-complex="oblique" style:font-weight-complex="normal"/>
    </style:style>
    <style:style style:name="T72" style:family="text">
      <style:text-properties fo:color="#000080" style:font-name="DejaVu Sans1" fo:font-size="10pt" fo:font-style="normal" style:text-underline-style="solid" style:text-underline-width="auto" style:text-underline-color="font-color" fo:font-weight="normal" officeooo:rsid="00519fd4" fo:background-color="transparent" loext:char-shading-value="0" style:font-name-asian="DejaVu Sans3" style:font-size-asian="10pt" style:font-style-asian="oblique" style:font-weight-asian="normal" style:font-name-complex="DejaVu Sans3" style:font-size-complex="10pt" style:font-style-complex="oblique" style:font-weight-complex="normal"/>
    </style:style>
    <style:style style:name="T73" style:family="text">
      <style:text-properties fo:color="#000080" style:font-name="DejaVu Sans1" fo:font-size="10pt" fo:font-style="normal" style:text-underline-style="solid" style:text-underline-width="auto" style:text-underline-color="font-color" fo:font-weight="normal" officeooo:rsid="02565de8" fo:background-color="transparent" loext:char-shading-value="0" style:font-name-asian="DejaVu Sans3" style:font-size-asian="10pt" style:font-style-asian="oblique" style:font-weight-asian="normal" style:font-name-complex="DejaVu Sans3" style:font-size-complex="10pt" style:font-style-complex="oblique" style:font-weight-complex="normal"/>
    </style:style>
    <style:style style:name="T74" style:family="text">
      <style:text-properties fo:color="#000080" style:font-name="DejaVu Sans1" fo:font-size="10pt" fo:font-style="normal" style:text-underline-style="solid" style:text-underline-width="auto" style:text-underline-color="font-color" fo:font-weight="normal" officeooo:rsid="018c643d" style:font-name-asian="DejaVu Sans3" style:font-size-asian="10pt" style:font-style-asian="oblique" style:font-weight-asian="normal" style:font-name-complex="DejaVu Sans3" style:font-size-complex="10pt" style:font-style-complex="oblique" style:font-weight-complex="normal"/>
    </style:style>
    <style:style style:name="T75" style:family="text">
      <style:text-properties fo:color="#000080" style:font-name="DejaVu Sans1" fo:font-size="10pt" fo:font-style="normal" style:text-underline-style="solid" style:text-underline-width="auto" style:text-underline-color="font-color" fo:font-weight="normal" officeooo:rsid="02565de8" style:font-name-asian="DejaVu Sans3" style:font-size-asian="10pt" style:font-style-asian="oblique" style:font-weight-asian="normal" style:font-name-complex="DejaVu Sans3" style:font-size-complex="10pt" style:font-style-complex="oblique" style:font-weight-complex="normal"/>
    </style:style>
    <style:style style:name="T76" style:family="text">
      <style:text-properties fo:color="#000080" style:font-name="DejaVu Sans1" fo:font-size="10pt" fo:font-style="italic" style:text-underline-style="solid" style:text-underline-width="auto" style:text-underline-color="font-color" fo:font-weight="normal" officeooo:rsid="004e5951" fo:background-color="transparent" loext:char-shading-value="0" style:font-name-asian="DejaVu Sans3" style:font-size-asian="10pt" style:font-style-asian="italic" style:font-weight-asian="normal" style:font-name-complex="DejaVu Sans3" style:font-size-complex="10pt" style:font-style-complex="italic" style:font-weight-complex="normal"/>
    </style:style>
    <style:style style:name="T77" style:family="text">
      <style:text-properties fo:color="#000080" style:font-name="DejaVu Sans1" fo:font-size="10pt" fo:font-style="italic" style:text-underline-style="solid" style:text-underline-width="auto" style:text-underline-color="font-color" fo:font-weight="normal" fo:background-color="#ffff00" loext:char-shading-value="0" style:font-name-asian="DejaVu Sans3" style:font-size-asian="10pt" style:font-style-asian="italic" style:font-weight-asian="normal" style:font-name-complex="DejaVu Sans3" style:font-size-complex="10pt" style:font-style-complex="italic" style:font-weight-complex="normal"/>
    </style:style>
    <style:style style:name="T78" style:family="text">
      <style:text-properties fo:color="#000080" style:font-name="DejaVu Sans1" fo:font-size="10pt" fo:font-style="italic" style:text-underline-style="solid" style:text-underline-width="auto" style:text-underline-color="font-color" fo:font-weight="normal" officeooo:rsid="0232321e" fo:background-color="#ffff00" loext:char-shading-value="0" style:font-name-asian="DejaVu Sans3" style:font-size-asian="10pt" style:font-style-asian="italic" style:font-weight-asian="normal" style:font-name-complex="DejaVu Sans3" style:font-size-complex="10pt" style:font-style-complex="italic" style:font-weight-complex="normal"/>
    </style:style>
    <style:style style:name="T79" style:family="text">
      <style:text-properties fo:color="#000080" style:font-name="DejaVu Sans1" fo:font-size="10pt" style:text-underline-style="solid" style:text-underline-width="auto" style:text-underline-color="font-color" fo:font-weight="normal" officeooo:rsid="018c643d" fo:background-color="transparent" loext:char-shading-value="0" style:font-name-asian="DejaVu Sans3" style:font-size-asian="10pt" style:font-weight-asian="normal" style:font-name-complex="DejaVu Sans3" style:font-size-complex="10pt" style:font-weight-complex="normal"/>
    </style:style>
    <style:style style:name="T80" style:family="text">
      <style:text-properties fo:color="#000080" style:font-name="DejaVu Sans1" fo:font-size="10pt" style:text-underline-style="solid" style:text-underline-width="auto" style:text-underline-color="font-color" fo:font-weight="normal" officeooo:rsid="02915752" fo:background-color="transparent" loext:char-shading-value="0" style:font-name-asian="DejaVu Sans3" style:font-size-asian="10pt" style:font-weight-asian="normal" style:font-name-complex="DejaVu Sans3" style:font-size-complex="10pt" style:font-weight-complex="normal"/>
    </style:style>
    <style:style style:name="T81" style:family="text">
      <style:text-properties fo:color="#000080" style:font-name="DejaVu Sans1" fo:font-size="10pt" style:text-underline-style="solid" style:text-underline-width="auto" style:text-underline-color="font-color" fo:font-weight="normal" officeooo:rsid="018c643d" fo:background-color="#ffff00" loext:char-shading-value="0" style:font-name-asian="DejaVu Sans3" style:font-size-asian="10pt" style:font-weight-asian="normal" style:font-name-complex="DejaVu Sans3" style:font-size-complex="10pt" style:font-weight-complex="normal"/>
    </style:style>
    <style:style style:name="T82" style:family="text">
      <style:text-properties fo:color="#000080" style:font-name="DejaVu Sans1" fo:font-size="10pt" style:text-underline-style="solid" style:text-underline-width="auto" style:text-underline-color="font-color" fo:font-weight="normal" officeooo:rsid="0261aac8" fo:background-color="#ffff00" loext:char-shading-value="0" style:font-name-asian="DejaVu Sans3" style:font-size-asian="10pt" style:font-weight-asian="normal" style:font-name-complex="DejaVu Sans3" style:font-size-complex="10pt" style:font-weight-complex="normal"/>
    </style:style>
    <style:style style:name="T83" style:family="text">
      <style:text-properties fo:color="#000080" style:font-name="DejaVu Sans1" fo:font-style="italic" style:text-underline-style="solid" style:text-underline-width="auto" style:text-underline-color="font-color" fo:font-weight="normal" officeooo:rsid="0050cabf" style:font-name-asian="DejaVu Sans3" style:font-size-asian="10pt" style:font-style-asian="italic" style:font-weight-asian="normal" style:font-name-complex="DejaVu Sans3" style:font-size-complex="10pt" style:font-style-complex="italic" style:font-weight-complex="normal"/>
    </style:style>
    <style:style style:name="T84" style:family="text">
      <style:text-properties fo:color="#000080" fo:font-style="italic" style:text-underline-style="solid" style:text-underline-width="auto" style:text-underline-color="font-color" style:font-style-asian="italic" style:font-style-complex="italic"/>
    </style:style>
    <style:style style:name="T85" style:family="text">
      <style:text-properties fo:color="#000080" fo:font-style="italic" style:text-underline-style="solid" style:text-underline-width="auto" style:text-underline-color="font-color" officeooo:rsid="0050cabf" style:font-style-asian="italic" style:font-style-complex="italic"/>
    </style:style>
    <style:style style:name="T86" style:family="text">
      <style:text-properties fo:color="#000080" fo:font-style="italic" style:text-underline-style="solid" style:text-underline-width="auto" style:text-underline-color="font-color" officeooo:rsid="004e5951" style:font-style-asian="italic" style:font-style-complex="italic"/>
    </style:style>
    <style:style style:name="T87" style:family="text">
      <style:text-properties fo:color="#000080" fo:font-style="italic" style:text-underline-style="solid" style:text-underline-width="auto" style:text-underline-color="font-color" officeooo:rsid="0051c57c" style:font-style-asian="italic" style:font-style-complex="italic"/>
    </style:style>
    <style:style style:name="T88" style:family="text">
      <style:text-properties fo:color="#000080" fo:font-style="italic" style:text-underline-style="solid" style:text-underline-width="auto" style:text-underline-color="font-color" officeooo:rsid="012aa931" style:font-style-asian="italic" style:font-style-complex="italic"/>
    </style:style>
    <style:style style:name="T89" style:family="text">
      <style:text-properties fo:color="#000080" fo:font-style="italic" style:text-underline-style="solid" style:text-underline-width="auto" style:text-underline-color="font-color" officeooo:rsid="026b7096" style:font-style-asian="italic" style:font-style-complex="italic"/>
    </style:style>
    <style:style style:name="T90" style:family="text">
      <style:text-properties fo:color="#000080" fo:font-style="italic" style:text-underline-style="solid" style:text-underline-width="auto" style:text-underline-color="font-color" officeooo:rsid="026ebc91" style:font-style-asian="italic" style:font-style-complex="italic"/>
    </style:style>
    <style:style style:name="T91" style:family="text">
      <style:text-properties fo:color="#000080" fo:font-style="italic" style:text-underline-style="solid" style:text-underline-width="auto" style:text-underline-color="font-color" officeooo:rsid="0308c932" style:font-style-asian="italic" style:font-style-complex="italic"/>
    </style:style>
    <style:style style:name="T92" style:family="text">
      <style:text-properties fo:color="#000080" fo:font-style="italic" style:text-underline-style="solid" style:text-underline-width="auto" style:text-underline-color="font-color" officeooo:rsid="033a6b62" style:font-style-asian="italic" style:font-style-complex="italic"/>
    </style:style>
    <style:style style:name="T93" style:family="text">
      <style:text-properties fo:color="#000080" fo:font-style="italic" style:text-underline-style="solid" style:text-underline-width="auto" style:text-underline-color="font-color" officeooo:rsid="03450ef4" style:font-style-asian="italic" style:font-style-complex="italic"/>
    </style:style>
    <style:style style:name="T94" style:family="text">
      <style:text-properties fo:color="#000080" fo:font-style="italic" style:text-underline-style="solid" style:text-underline-width="auto" style:text-underline-color="font-color" officeooo:rsid="0050cabf" fo:background-color="transparent" loext:char-shading-value="0" style:font-style-asian="italic" style:font-style-complex="italic"/>
    </style:style>
    <style:style style:name="T95" style:family="text">
      <style:text-properties fo:color="#000080" fo:font-style="italic" style:text-underline-style="solid" style:text-underline-width="auto" style:text-underline-color="font-color" officeooo:rsid="004e5951" fo:background-color="#ffff00" loext:char-shading-value="0" style:font-style-asian="italic" style:font-style-complex="italic"/>
    </style:style>
    <style:style style:name="T96" style:family="text">
      <style:text-properties fo:color="#000080" fo:font-size="10pt" fo:font-style="italic" style:text-underline-style="solid" style:text-underline-width="auto" style:text-underline-color="font-color" officeooo:rsid="004e5951" fo:background-color="transparent" loext:char-shading-value="0" style:font-style-asian="italic" style:font-style-complex="italic"/>
    </style:style>
    <style:style style:name="T97" style:family="text">
      <style:text-properties fo:color="#000080" fo:font-size="10pt" fo:font-style="italic" style:text-underline-style="solid" style:text-underline-width="auto" style:text-underline-color="font-color" officeooo:rsid="01d25110" fo:background-color="transparent" loext:char-shading-value="0" style:font-style-asian="italic" style:font-style-complex="italic"/>
    </style:style>
    <style:style style:name="T98" style:family="text">
      <style:text-properties fo:color="#000080" fo:font-size="10pt" fo:font-style="italic" style:text-underline-style="solid" style:text-underline-width="auto" style:text-underline-color="font-color" style:font-style-asian="italic" style:font-style-complex="italic"/>
    </style:style>
    <style:style style:name="T99" style:family="text">
      <style:text-properties fo:color="#000080" fo:font-size="10pt" fo:font-style="italic" style:text-underline-style="solid" style:text-underline-width="auto" style:text-underline-color="font-color" officeooo:rsid="0051c57c" style:font-style-asian="italic" style:font-style-complex="italic"/>
    </style:style>
    <style:style style:name="T100" style:family="text">
      <style:text-properties fo:color="#000080" fo:font-size="10pt" fo:font-style="italic" style:text-underline-style="solid" style:text-underline-width="auto" style:text-underline-color="font-color" officeooo:rsid="004e5951" style:font-style-asian="italic" style:font-style-complex="italic"/>
    </style:style>
    <style:style style:name="T101" style:family="text">
      <style:text-properties fo:color="#000080" fo:font-size="10pt" fo:font-style="italic" style:text-underline-style="solid" style:text-underline-width="auto" style:text-underline-color="font-color" officeooo:rsid="02c2f45a" style:font-style-asian="italic" style:font-style-complex="italic"/>
    </style:style>
    <style:style style:name="T102" style:family="text">
      <style:text-properties fo:color="#000080" fo:font-size="10pt" fo:font-style="italic" style:text-underline-style="solid" style:text-underline-width="auto" style:text-underline-color="font-color" officeooo:rsid="02d7bf1b" style:font-style-asian="italic" style:font-style-complex="italic"/>
    </style:style>
    <style:style style:name="T103" style:family="text">
      <style:text-properties fo:color="#000080" fo:font-size="10pt" fo:font-style="italic" style:text-underline-style="solid" style:text-underline-width="auto" style:text-underline-color="font-color" officeooo:rsid="0308c932" style:font-style-asian="italic" style:font-style-complex="italic"/>
    </style:style>
    <style:style style:name="T104" style:family="text">
      <style:text-properties fo:color="#000080" fo:font-size="10pt" fo:font-style="italic" style:text-underline-style="solid" style:text-underline-width="auto" style:text-underline-color="font-color" fo:background-color="#ffff00" loext:char-shading-value="0" style:font-style-asian="italic" style:font-style-complex="italic"/>
    </style:style>
    <style:style style:name="T105" style:family="text">
      <style:text-properties fo:color="#000080" fo:font-size="10pt" fo:font-style="italic" style:text-underline-style="solid" style:text-underline-width="auto" style:text-underline-color="font-color" officeooo:rsid="0308c932" fo:background-color="#ffff00" loext:char-shading-value="0" style:font-style-asian="italic" style:font-style-complex="italic"/>
    </style:style>
    <style:style style:name="T106" style:family="text">
      <style:text-properties fo:color="#000080" fo:font-size="10pt" fo:font-style="italic" style:text-underline-style="solid" style:text-underline-width="auto" style:text-underline-color="font-color" officeooo:rsid="0051c57c" fo:background-color="#ffff00" loext:char-shading-value="0" style:font-style-asian="italic" style:font-style-complex="italic"/>
    </style:style>
    <style:style style:name="T107" style:family="text">
      <style:text-properties fo:color="#000080" fo:font-size="10pt" fo:font-style="italic" style:text-underline-style="solid" style:text-underline-width="auto" style:text-underline-color="font-color" officeooo:rsid="02c2f45a" fo:background-color="#ffff00" loext:char-shading-value="0" style:font-style-asian="italic" style:font-style-complex="italic"/>
    </style:style>
    <style:style style:name="T108" style:family="text">
      <style:text-properties fo:color="#000080" fo:font-size="10pt" style:text-underline-style="solid" style:text-underline-width="auto" style:text-underline-color="font-color" officeooo:rsid="018c643d" fo:background-color="transparent" loext:char-shading-value="0"/>
    </style:style>
    <style:style style:name="T109" style:family="text">
      <style:text-properties fo:color="#000080" fo:font-size="10pt" style:text-underline-style="solid" style:text-underline-width="auto" style:text-underline-color="font-color" officeooo:rsid="0051c57c" fo:background-color="transparent" loext:char-shading-value="0"/>
    </style:style>
    <style:style style:name="T110" style:family="text">
      <style:text-properties fo:color="#000080" fo:font-size="10pt" style:text-underline-style="solid" style:text-underline-width="auto" style:text-underline-color="font-color" officeooo:rsid="03399312"/>
    </style:style>
    <style:style style:name="T111" style:family="text">
      <style:text-properties fo:color="#000080" fo:font-size="10pt" style:text-underline-style="solid" style:text-underline-width="auto" style:text-underline-color="font-color" officeooo:rsid="0051c57c"/>
    </style:style>
    <style:style style:name="T112" style:family="text">
      <style:text-properties fo:color="#000080" fo:font-size="10pt" style:text-underline-style="solid" style:text-underline-width="auto" style:text-underline-color="font-color" officeooo:rsid="03402aca"/>
    </style:style>
    <style:style style:name="T113" style:family="text">
      <style:text-properties fo:color="#000080" fo:font-size="10pt" style:text-underline-style="solid" style:text-underline-width="auto" style:text-underline-color="font-color" officeooo:rsid="0343138c"/>
    </style:style>
    <style:style style:name="T114" style:family="text">
      <style:text-properties fo:color="#000080" fo:font-size="10pt" style:text-underline-style="solid" style:text-underline-width="auto" style:text-underline-color="font-color" officeooo:rsid="03489a19"/>
    </style:style>
    <style:style style:name="T115" style:family="text">
      <style:text-properties fo:color="#000080" style:text-underline-style="solid" style:text-underline-width="auto" style:text-underline-color="font-color"/>
    </style:style>
    <style:style style:name="T116" style:family="text">
      <style:text-properties fo:color="#000080" style:text-underline-style="solid" style:text-underline-width="auto" style:text-underline-color="font-color" officeooo:rsid="018c643d"/>
    </style:style>
    <style:style style:name="T117" style:family="text">
      <style:text-properties fo:color="#000080" style:text-underline-style="solid" style:text-underline-width="auto" style:text-underline-color="font-color" officeooo:rsid="00519fd4" fo:background-color="transparent" loext:char-shading-value="0"/>
    </style:style>
    <style:style style:name="T118" style:family="text">
      <style:text-properties fo:color="#000080" style:text-underline-style="solid" style:text-underline-width="auto" style:text-underline-color="font-color" fo:background-color="#ffff00" loext:char-shading-value="0"/>
    </style:style>
    <style:style style:name="T119" style:family="text">
      <style:text-properties fo:color="#000080" style:text-underline-style="solid" style:text-underline-width="auto" style:text-underline-color="font-color" officeooo:rsid="018c643d" fo:background-color="#ffff00" loext:char-shading-value="0"/>
    </style:style>
    <style:style style:name="T120" style:family="text">
      <style:text-properties fo:color="#000080" style:text-underline-style="solid" style:text-underline-width="auto" style:text-underline-color="font-color" officeooo:rsid="022c349d" fo:background-color="#ffff00" loext:char-shading-value="0"/>
    </style:style>
    <style:style style:name="T121" style:family="text">
      <style:text-properties fo:color="#000080" style:text-underline-style="solid" style:text-underline-width="auto" style:text-underline-color="font-color" officeooo:rsid="0237c06d" fo:background-color="#ffff00" loext:char-shading-value="0"/>
    </style:style>
    <style:style style:name="T122" style:family="text">
      <style:text-properties fo:color="#000080" style:text-underline-style="solid" style:text-underline-width="auto" style:text-underline-color="font-color" officeooo:rsid="02bbffd4" fo:background-color="#ffff00" loext:char-shading-value="0"/>
    </style:style>
    <style:style style:name="T123" style:family="text">
      <style:text-properties fo:color="#579d1c" fo:font-style="italic" style:text-underline-style="solid" style:text-underline-width="auto" style:text-underline-color="font-color" officeooo:rsid="012aa931" style:font-style-asian="italic" style:font-style-complex="italic"/>
    </style:style>
    <style:style style:name="T124" style:family="text">
      <style:text-properties fo:color="#579d1c" fo:font-style="italic" style:text-underline-style="solid" style:text-underline-width="auto" style:text-underline-color="font-color" officeooo:rsid="004e5951" style:font-style-asian="italic" style:font-style-complex="italic"/>
    </style:style>
    <style:style style:name="T125" style:family="text">
      <style:text-properties fo:color="#579d1c" fo:font-style="italic" style:text-underline-style="solid" style:text-underline-width="auto" style:text-underline-color="font-color" officeooo:rsid="0050cabf" style:font-style-asian="italic" style:font-style-complex="italic"/>
    </style:style>
    <style:style style:name="T126" style:family="text">
      <style:text-properties fo:color="#579d1c" fo:font-style="italic" style:text-underline-style="solid" style:text-underline-width="auto" style:text-underline-color="font-color" officeooo:rsid="0050cabf" fo:background-color="transparent" loext:char-shading-value="0" style:font-style-asian="italic" style:font-style-complex="italic"/>
    </style:style>
    <style:style style:name="T127" style:family="text">
      <style:text-properties fo:color="#579d1c" fo:font-style="italic" officeooo:rsid="0050cabf" style:font-style-asian="italic" style:font-style-complex="italic"/>
    </style:style>
    <style:style style:name="T128" style:family="text">
      <style:text-properties fo:color="#579d1c" fo:font-style="italic" officeooo:rsid="01bcef3a" style:font-style-asian="italic" style:font-style-complex="italic"/>
    </style:style>
    <style:style style:name="T129" style:family="text">
      <style:text-properties fo:color="#579d1c" fo:font-size="10pt" fo:font-style="italic" style:text-underline-style="solid" style:text-underline-width="auto" style:text-underline-color="font-color" officeooo:rsid="004e5951" fo:background-color="transparent" loext:char-shading-value="0" style:font-style-asian="italic" style:font-style-complex="italic"/>
    </style:style>
    <style:style style:name="T130" style:family="text">
      <style:text-properties fo:color="#579d1c" fo:font-size="10pt" fo:font-style="italic" style:text-underline-style="solid" style:text-underline-width="auto" style:text-underline-color="font-color" officeooo:rsid="01d25110" fo:background-color="transparent" loext:char-shading-value="0" style:font-style-asian="italic" style:font-style-complex="italic"/>
    </style:style>
    <style:style style:name="T131" style:family="text">
      <style:text-properties fo:color="#579d1c" fo:font-size="10pt" fo:font-style="italic" style:text-underline-style="solid" style:text-underline-width="auto" style:text-underline-color="font-color" officeooo:rsid="004e5951" style:font-style-asian="italic" style:font-style-complex="italic"/>
    </style:style>
    <style:style style:name="T132" style:family="text">
      <style:text-properties fo:color="#579d1c" fo:font-size="10pt" fo:font-style="italic" officeooo:rsid="0050cabf" fo:background-color="transparent" loext:char-shading-value="0" style:font-style-asian="italic" style:font-style-complex="italic"/>
    </style:style>
    <style:style style:name="T133" style:family="text">
      <style:text-properties fo:color="#579d1c" fo:font-size="10pt" style:text-underline-style="solid" style:text-underline-width="auto" style:text-underline-color="font-color" officeooo:rsid="0051c57c" fo:background-color="transparent" loext:char-shading-value="0"/>
    </style:style>
    <style:style style:name="T134" style:family="text">
      <style:text-properties fo:color="#579d1c" style:text-underline-style="solid" style:text-underline-width="auto" style:text-underline-color="font-color" officeooo:rsid="018c643d"/>
    </style:style>
    <style:style style:name="T135" style:family="text">
      <style:text-properties fo:color="#579d1c" style:font-name="DejaVu Sans1" fo:font-size="10pt" fo:font-style="normal" style:text-underline-style="solid" style:text-underline-width="auto" style:text-underline-color="font-color" fo:font-weight="normal" officeooo:rsid="018c643d" fo:background-color="transparent" loext:char-shading-value="0" style:font-name-asian="DejaVu Sans3" style:font-size-asian="10pt" style:font-style-asian="oblique" style:font-weight-asian="normal" style:font-name-complex="DejaVu Sans3" style:font-size-complex="10pt" style:font-style-complex="oblique" style:font-weight-complex="normal"/>
    </style:style>
    <style:style style:name="T136" style:family="text">
      <style:text-properties fo:color="#579d1c" style:font-name="DejaVu Sans1" fo:font-style="normal" style:text-underline-style="solid" style:text-underline-width="auto" style:text-underline-color="font-color" fo:font-weight="normal" officeooo:rsid="018c643d" style:font-name-asian="DejaVu Sans3" style:font-size-asian="10pt" style:font-style-asian="oblique" style:font-weight-asian="normal" style:font-name-complex="DejaVu Sans3" style:font-size-complex="10pt" style:font-style-complex="oblique" style:font-weight-complex="normal"/>
    </style:style>
    <style:style style:name="T137" style:family="text">
      <style:text-properties fo:color="#c5000b" fo:font-style="italic" style:text-underline-style="solid" style:text-underline-width="auto" style:text-underline-color="font-color" officeooo:rsid="01f6fdb2" style:font-style-asian="italic" style:font-style-complex="italic"/>
    </style:style>
    <style:style style:name="T138" style:family="text">
      <style:text-properties fo:color="#c5000b" fo:font-style="italic" style:text-underline-style="solid" style:text-underline-width="auto" style:text-underline-color="font-color" officeooo:rsid="004e5951" style:font-style-asian="italic" style:font-style-complex="italic"/>
    </style:style>
    <style:style style:name="T139" style:family="text">
      <style:text-properties fo:color="#c5000b" fo:font-style="italic" style:text-underline-style="solid" style:text-underline-width="auto" style:text-underline-color="font-color" officeooo:rsid="0050cabf" style:font-style-asian="italic" style:font-style-complex="italic"/>
    </style:style>
    <style:style style:name="T140" style:family="text">
      <style:text-properties fo:color="#c5000b" officeooo:rsid="01d25110"/>
    </style:style>
    <style:style style:name="T141" style:family="text">
      <style:text-properties fo:color="#c5000b" officeooo:rsid="018c643d"/>
    </style:style>
    <style:style style:name="T142" style:family="text">
      <style:text-properties fo:color="#c5000b" style:font-name="DejaVu Sans1" fo:font-style="normal" style:text-underline-style="solid" style:text-underline-width="auto" style:text-underline-color="font-color" fo:font-weight="normal" officeooo:rsid="018c643d" style:font-name-asian="DejaVu Sans3" style:font-size-asian="10pt" style:font-style-asian="oblique" style:font-weight-asian="normal" style:font-name-complex="DejaVu Sans3" style:font-size-complex="10pt" style:font-style-complex="oblique" style:font-weight-complex="normal"/>
    </style:style>
    <style:style style:name="T143" style:family="text">
      <style:text-properties fo:color="#c5000b" fo:font-size="10pt" officeooo:rsid="01d25110" fo:background-color="transparent" loext:char-shading-value="0"/>
    </style:style>
    <style:style style:name="T144" style:family="text">
      <style:text-properties officeooo:rsid="004e5951"/>
    </style:style>
    <style:style style:name="T145" style:family="text">
      <style:text-properties fo:background-color="transparent" loext:char-shading-value="0"/>
    </style:style>
    <style:style style:name="T146" style:family="text">
      <style:text-properties officeooo:rsid="004e5951" fo:background-color="transparent" loext:char-shading-value="0"/>
    </style:style>
    <style:style style:name="T147" style:family="text">
      <style:text-properties officeooo:rsid="015f4659" fo:background-color="transparent" loext:char-shading-value="0"/>
    </style:style>
    <style:style style:name="T148" style:family="text">
      <style:text-properties officeooo:rsid="0162afdc" fo:background-color="transparent" loext:char-shading-value="0"/>
    </style:style>
    <style:style style:name="T149" style:family="text">
      <style:text-properties officeooo:rsid="00519fd4" fo:background-color="transparent" loext:char-shading-value="0"/>
    </style:style>
    <style:style style:name="T150" style:family="text">
      <style:text-properties officeooo:rsid="01852470" fo:background-color="transparent" loext:char-shading-value="0"/>
    </style:style>
    <style:style style:name="T151" style:family="text">
      <style:text-properties officeooo:rsid="0050cabf" fo:background-color="transparent" loext:char-shading-value="0"/>
    </style:style>
    <style:style style:name="T152" style:family="text">
      <style:text-properties officeooo:rsid="01a2911c" fo:background-color="transparent" loext:char-shading-value="0"/>
    </style:style>
    <style:style style:name="T153" style:family="text">
      <style:text-properties officeooo:rsid="01a74a8f" fo:background-color="transparent" loext:char-shading-value="0"/>
    </style:style>
    <style:style style:name="T154" style:family="text">
      <style:text-properties officeooo:rsid="01af955e" fo:background-color="transparent" loext:char-shading-value="0"/>
    </style:style>
    <style:style style:name="T155" style:family="text">
      <style:text-properties officeooo:rsid="011d9487" fo:background-color="transparent" loext:char-shading-value="0"/>
    </style:style>
    <style:style style:name="T156" style:family="text">
      <style:text-properties officeooo:rsid="01b5773b" fo:background-color="transparent" loext:char-shading-value="0"/>
    </style:style>
    <style:style style:name="T157" style:family="text">
      <style:text-properties officeooo:rsid="01b5c33d" fo:background-color="transparent" loext:char-shading-value="0"/>
    </style:style>
    <style:style style:name="T158" style:family="text">
      <style:text-properties officeooo:rsid="01b7c19a" fo:background-color="transparent" loext:char-shading-value="0"/>
    </style:style>
    <style:style style:name="T159" style:family="text">
      <style:text-properties officeooo:rsid="01c0dc6b" fo:background-color="transparent" loext:char-shading-value="0"/>
    </style:style>
    <style:style style:name="T160" style:family="text">
      <style:text-properties officeooo:rsid="01de9cea" fo:background-color="transparent" loext:char-shading-value="0"/>
    </style:style>
    <style:style style:name="T161" style:family="text">
      <style:text-properties officeooo:rsid="01551559" fo:background-color="transparent" loext:char-shading-value="0"/>
    </style:style>
    <style:style style:name="T162" style:family="text">
      <style:text-properties officeooo:rsid="01eab7d9" fo:background-color="transparent" loext:char-shading-value="0"/>
    </style:style>
    <style:style style:name="T163" style:family="text">
      <style:text-properties officeooo:rsid="01edd7d1" fo:background-color="transparent" loext:char-shading-value="0"/>
    </style:style>
    <style:style style:name="T164" style:family="text">
      <style:text-properties officeooo:rsid="023f8f15" fo:background-color="transparent" loext:char-shading-value="0"/>
    </style:style>
    <style:style style:name="T165" style:family="text">
      <style:text-properties officeooo:rsid="02476c8d" fo:background-color="transparent" loext:char-shading-value="0"/>
    </style:style>
    <style:style style:name="T166" style:family="text">
      <style:text-properties officeooo:rsid="00ce88bf" fo:background-color="transparent" loext:char-shading-value="0"/>
    </style:style>
    <style:style style:name="T167" style:family="text">
      <style:text-properties officeooo:rsid="025a295d" fo:background-color="transparent" loext:char-shading-value="0"/>
    </style:style>
    <style:style style:name="T168" style:family="text">
      <style:text-properties officeooo:rsid="02d87d7f" fo:background-color="transparent" loext:char-shading-value="0"/>
    </style:style>
    <style:style style:name="T169" style:family="text">
      <style:text-properties officeooo:rsid="033795d5" fo:background-color="transparent" loext:char-shading-value="0"/>
    </style:style>
    <style:style style:name="T170" style:family="text">
      <style:text-properties officeooo:rsid="03399312" fo:background-color="transparent" loext:char-shading-value="0"/>
    </style:style>
    <style:style style:name="T171" style:family="text">
      <style:text-properties officeooo:rsid="033d611d" fo:background-color="transparent" loext:char-shading-value="0"/>
    </style:style>
    <style:style style:name="T172" style:family="text">
      <style:text-properties officeooo:rsid="0051c57c" fo:background-color="transparent" loext:char-shading-value="0"/>
    </style:style>
    <style:style style:name="T173" style:family="text">
      <style:text-properties officeooo:rsid="037bf282" fo:background-color="transparent" loext:char-shading-value="0"/>
    </style:style>
    <style:style style:name="T174" style:family="text">
      <style:text-properties officeooo:rsid="037c1040" fo:background-color="transparent" loext:char-shading-value="0"/>
    </style:style>
    <style:style style:name="T175" style:family="text">
      <style:text-properties officeooo:rsid="0380f6cf" fo:background-color="transparent" loext:char-shading-value="0"/>
    </style:style>
    <style:style style:name="T176" style:family="text">
      <style:text-properties officeooo:rsid="038294d6" fo:background-color="transparent" loext:char-shading-value="0"/>
    </style:style>
    <style:style style:name="T177" style:family="text">
      <style:text-properties fo:font-size="10pt"/>
    </style:style>
    <style:style style:name="T178" style:family="text">
      <style:text-properties fo:font-size="10pt" fo:font-weight="bold" fo:background-color="transparent" loext:char-shading-value="0" style:font-weight-asian="bold" style:font-weight-complex="bold"/>
    </style:style>
    <style:style style:name="T179" style:family="text">
      <style:text-properties fo:font-size="10pt" fo:font-weight="bold" style:font-weight-asian="bold" style:font-weight-complex="bold"/>
    </style:style>
    <style:style style:name="T180" style:family="text">
      <style:text-properties fo:font-size="10pt" officeooo:rsid="0173d987"/>
    </style:style>
    <style:style style:name="T181" style:family="text">
      <style:text-properties fo:font-size="10pt" fo:background-color="transparent" loext:char-shading-value="0"/>
    </style:style>
    <style:style style:name="T182" style:family="text">
      <style:text-properties fo:font-size="10pt" officeooo:rsid="01564b60" fo:background-color="transparent" loext:char-shading-value="0"/>
    </style:style>
    <style:style style:name="T183" style:family="text">
      <style:text-properties fo:font-size="10pt" officeooo:rsid="004e5951" fo:background-color="transparent" loext:char-shading-value="0"/>
    </style:style>
    <style:style style:name="T184" style:family="text">
      <style:text-properties fo:font-size="10pt" officeooo:rsid="015b135f" fo:background-color="transparent" loext:char-shading-value="0"/>
    </style:style>
    <style:style style:name="T185" style:family="text">
      <style:text-properties fo:font-size="10pt" officeooo:rsid="01591a38" fo:background-color="transparent" loext:char-shading-value="0"/>
    </style:style>
    <style:style style:name="T186" style:family="text">
      <style:text-properties fo:font-size="10pt" officeooo:rsid="01732855" fo:background-color="transparent" loext:char-shading-value="0"/>
    </style:style>
    <style:style style:name="T187" style:family="text">
      <style:text-properties fo:font-size="10pt" officeooo:rsid="017df7e3" fo:background-color="transparent" loext:char-shading-value="0"/>
    </style:style>
    <style:style style:name="T188" style:family="text">
      <style:text-properties fo:font-size="10pt" officeooo:rsid="018c643d" fo:background-color="transparent" loext:char-shading-value="0"/>
    </style:style>
    <style:style style:name="T189" style:family="text">
      <style:text-properties fo:font-size="10pt" officeooo:rsid="0050cabf" fo:background-color="transparent" loext:char-shading-value="0"/>
    </style:style>
    <style:style style:name="T190" style:family="text">
      <style:text-properties fo:font-size="10pt" officeooo:rsid="019edd3b" fo:background-color="transparent" loext:char-shading-value="0"/>
    </style:style>
    <style:style style:name="T191" style:family="text">
      <style:text-properties fo:font-size="10pt" officeooo:rsid="01d25110" fo:background-color="transparent" loext:char-shading-value="0"/>
    </style:style>
    <style:style style:name="T192" style:family="text">
      <style:text-properties fo:font-size="10pt" officeooo:rsid="01551559" fo:background-color="transparent" loext:char-shading-value="0"/>
    </style:style>
    <style:style style:name="T193" style:family="text">
      <style:text-properties fo:font-size="10pt" officeooo:rsid="01a2911c" fo:background-color="transparent" loext:char-shading-value="0"/>
    </style:style>
    <style:style style:name="T194" style:family="text">
      <style:text-properties fo:font-size="10pt" officeooo:rsid="0095da39" fo:background-color="transparent" loext:char-shading-value="0"/>
    </style:style>
    <style:style style:name="T195" style:family="text">
      <style:text-properties fo:font-size="10pt" officeooo:rsid="0051c57c" fo:background-color="transparent" loext:char-shading-value="0"/>
    </style:style>
    <style:style style:name="T196" style:family="text">
      <style:text-properties fo:font-size="10pt" officeooo:rsid="012aa931" fo:background-color="transparent" loext:char-shading-value="0"/>
    </style:style>
    <style:style style:name="T197" style:family="text">
      <style:text-properties fo:font-size="10pt" officeooo:rsid="033795d5" fo:background-color="transparent" loext:char-shading-value="0"/>
    </style:style>
    <style:style style:name="T198" style:family="text">
      <style:text-properties fo:font-size="10pt" officeooo:rsid="03399312" fo:background-color="transparent" loext:char-shading-value="0"/>
    </style:style>
    <style:style style:name="T199" style:family="text">
      <style:text-properties fo:font-size="10pt" officeooo:rsid="033d611d" fo:background-color="transparent" loext:char-shading-value="0"/>
    </style:style>
    <style:style style:name="T200" style:family="text">
      <style:text-properties fo:font-size="10pt" officeooo:rsid="03426f6e" fo:background-color="transparent" loext:char-shading-value="0"/>
    </style:style>
    <style:style style:name="T201" style:family="text">
      <style:text-properties fo:font-size="10pt" officeooo:rsid="0343138c" fo:background-color="transparent" loext:char-shading-value="0"/>
    </style:style>
    <style:style style:name="T202" style:family="text">
      <style:text-properties fo:font-size="10pt" officeooo:rsid="0347a5f8" fo:background-color="transparent" loext:char-shading-value="0"/>
    </style:style>
    <style:style style:name="T203" style:family="text">
      <style:text-properties fo:font-size="10pt" officeooo:rsid="03489a19" fo:background-color="transparent" loext:char-shading-value="0"/>
    </style:style>
    <style:style style:name="T204" style:family="text">
      <style:text-properties fo:font-size="10pt" officeooo:rsid="01564b60"/>
    </style:style>
    <style:style style:name="T205" style:family="text">
      <style:text-properties fo:font-size="10pt" officeooo:rsid="015b135f"/>
    </style:style>
    <style:style style:name="T206" style:family="text">
      <style:text-properties fo:font-size="10pt" officeooo:rsid="016db2aa"/>
    </style:style>
    <style:style style:name="T207" style:family="text">
      <style:text-properties fo:font-size="10pt" officeooo:rsid="004e5951"/>
    </style:style>
    <style:style style:name="T208" style:family="text">
      <style:text-properties fo:font-size="10pt" officeooo:rsid="01591a38"/>
    </style:style>
    <style:style style:name="T209" style:family="text">
      <style:text-properties fo:font-size="10pt" fo:font-weight="normal" fo:background-color="transparent" loext:char-shading-value="0" style:font-weight-asian="normal" style:font-weight-complex="normal"/>
    </style:style>
    <style:style style:name="T210" style:family="text">
      <style:text-properties fo:font-size="10pt" fo:font-weight="normal" officeooo:rsid="01732855" fo:background-color="transparent" loext:char-shading-value="0" style:font-weight-asian="normal" style:font-weight-complex="normal"/>
    </style:style>
    <style:style style:name="T211" style:family="text">
      <style:text-properties fo:font-size="10pt" fo:font-weight="normal" officeooo:rsid="01aeaebe" fo:background-color="transparent" loext:char-shading-value="0" style:font-weight-asian="normal" style:font-weight-complex="normal"/>
    </style:style>
    <style:style style:name="T212" style:family="text">
      <style:text-properties fo:font-size="10pt" fo:font-weight="normal" officeooo:rsid="0214a92d" fo:background-color="transparent" loext:char-shading-value="0" style:font-weight-asian="normal" style:font-weight-complex="normal"/>
    </style:style>
    <style:style style:name="T213" style:family="text">
      <style:text-properties fo:font-size="10pt" officeooo:rsid="0188bded"/>
    </style:style>
    <style:style style:name="T214" style:family="text">
      <style:text-properties fo:font-size="10pt" fo:font-style="italic" fo:background-color="transparent" loext:char-shading-value="0" style:font-style-asian="italic" style:font-style-complex="italic"/>
    </style:style>
    <style:style style:name="T215" style:family="text">
      <style:text-properties fo:font-size="10pt" fo:font-style="italic" officeooo:rsid="0095da39" fo:background-color="transparent" loext:char-shading-value="0" style:font-style-asian="italic" style:font-style-complex="italic"/>
    </style:style>
    <style:style style:name="T216" style:family="text">
      <style:text-properties fo:font-size="10pt" fo:font-style="italic" officeooo:rsid="01d49cc2" fo:background-color="transparent" loext:char-shading-value="0" style:font-style-asian="italic" style:font-style-complex="italic"/>
    </style:style>
    <style:style style:name="T217" style:family="text">
      <style:text-properties fo:font-size="10pt" fo:font-style="italic" officeooo:rsid="0050cabf" fo:background-color="transparent" loext:char-shading-value="0" style:font-style-asian="italic" style:font-style-complex="italic"/>
    </style:style>
    <style:style style:name="T218" style:family="text">
      <style:text-properties fo:font-size="10pt" fo:font-style="italic" officeooo:rsid="01bbab4b" fo:background-color="transparent" loext:char-shading-value="0" style:font-style-asian="italic" style:font-style-complex="italic"/>
    </style:style>
    <style:style style:name="T219" style:family="text">
      <style:text-properties fo:font-size="10pt" fo:font-style="italic" officeooo:rsid="012aa931" fo:background-color="transparent" loext:char-shading-value="0" style:font-style-asian="italic" style:font-style-complex="italic"/>
    </style:style>
    <style:style style:name="T220" style:family="text">
      <style:text-properties fo:font-size="10pt" fo:font-style="italic" officeooo:rsid="015b135f" fo:background-color="transparent" loext:char-shading-value="0" style:font-style-asian="italic" style:font-style-complex="italic"/>
    </style:style>
    <style:style style:name="T221" style:family="text">
      <style:text-properties fo:font-size="10pt" fo:font-style="italic" officeooo:rsid="01591a38" fo:background-color="transparent" loext:char-shading-value="0" style:font-style-asian="italic" style:font-style-complex="italic"/>
    </style:style>
    <style:style style:name="T222" style:family="text">
      <style:text-properties fo:font-size="10pt" fo:font-style="italic" fo:font-weight="normal" fo:background-color="transparent" loext:char-shading-value="0" style:font-style-asian="italic" style:font-weight-asian="normal" style:font-style-complex="italic" style:font-weight-complex="normal"/>
    </style:style>
    <style:style style:name="T223" style:family="text">
      <style:text-properties fo:font-size="10pt" fo:font-style="italic" fo:font-weight="normal" officeooo:rsid="01aeaebe" fo:background-color="transparent" loext:char-shading-value="0" style:font-style-asian="italic" style:font-weight-asian="normal" style:font-style-complex="italic" style:font-weight-complex="normal"/>
    </style:style>
    <style:style style:name="T224" style:family="text">
      <style:text-properties fo:font-size="10pt" fo:font-style="italic" fo:font-weight="normal" officeooo:rsid="0214a92d" fo:background-color="transparent" loext:char-shading-value="0" style:font-style-asian="italic" style:font-weight-asian="normal" style:font-style-complex="italic" style:font-weight-complex="normal"/>
    </style:style>
    <style:style style:name="T225" style:family="text">
      <style:text-properties fo:font-size="10pt" fo:font-style="italic" fo:font-weight="normal" officeooo:rsid="021860ca" fo:background-color="transparent" loext:char-shading-value="0" style:font-style-asian="italic" style:font-weight-asian="normal" style:font-style-complex="italic" style:font-weight-complex="normal"/>
    </style:style>
    <style:style style:name="T226" style:family="text">
      <style:text-properties fo:font-size="10pt" fo:font-style="italic" fo:font-weight="normal" officeooo:rsid="01732855" fo:background-color="transparent" loext:char-shading-value="0" style:font-style-asian="italic" style:font-weight-asian="normal" style:font-style-complex="italic" style:font-weight-complex="normal"/>
    </style:style>
    <style:style style:name="T227" style:family="text">
      <style:text-properties fo:font-size="10pt" fo:font-style="italic" style:font-style-asian="italic" style:font-style-complex="italic"/>
    </style:style>
    <style:style style:name="T228" style:family="text">
      <style:text-properties fo:font-size="10pt" fo:font-style="italic" officeooo:rsid="012aa931" style:font-style-asian="italic" style:font-style-complex="italic"/>
    </style:style>
    <style:style style:name="T229" style:family="text">
      <style:text-properties fo:font-size="10pt" fo:font-style="italic" officeooo:rsid="0050cabf" style:font-style-asian="italic" style:font-style-complex="italic"/>
    </style:style>
    <style:style style:name="T230" style:family="text">
      <style:text-properties fo:font-size="10pt" fo:font-style="italic" officeooo:rsid="033a6b62" style:font-style-asian="italic" style:font-style-complex="italic"/>
    </style:style>
    <style:style style:name="T231" style:family="text">
      <style:text-properties fo:font-size="10pt" fo:font-style="italic" officeooo:rsid="03450ef4" style:font-style-asian="italic" style:font-style-complex="italic"/>
    </style:style>
    <style:style style:name="T232" style:family="text">
      <style:text-properties fo:font-size="10pt" fo:font-style="italic" officeooo:rsid="01564b60" style:font-style-asian="italic" style:font-style-complex="italic"/>
    </style:style>
    <style:style style:name="T233" style:family="text">
      <style:text-properties fo:font-size="10pt" fo:font-style="italic" officeooo:rsid="02086319" style:font-style-asian="italic" style:font-style-complex="italic"/>
    </style:style>
    <style:style style:name="T234" style:family="text">
      <style:text-properties fo:font-size="10pt" fo:font-style="italic" officeooo:rsid="004e5951" style:font-style-asian="italic" style:font-style-complex="italic"/>
    </style:style>
    <style:style style:name="T235" style:family="text">
      <style:text-properties fo:font-size="10pt" fo:font-style="italic" officeooo:rsid="01591a38" style:font-style-asian="italic" style:font-style-complex="italic"/>
    </style:style>
    <style:style style:name="T236" style:family="text">
      <style:text-properties fo:font-size="10pt" officeooo:rsid="017df7e3"/>
    </style:style>
    <style:style style:name="T237" style:family="text">
      <style:text-properties fo:font-size="10pt" officeooo:rsid="01d963a1"/>
    </style:style>
    <style:style style:name="T238" style:family="text">
      <style:text-properties fo:font-size="10pt" officeooo:rsid="01dd233a"/>
    </style:style>
    <style:style style:name="T239" style:family="text">
      <style:text-properties fo:font-size="10pt" officeooo:rsid="01e867e4"/>
    </style:style>
    <style:style style:name="T240" style:family="text">
      <style:text-properties fo:font-size="10pt" style:font-size-asian="10pt" style:font-size-complex="10pt"/>
    </style:style>
    <style:style style:name="T241" style:family="text">
      <style:text-properties fo:font-size="10pt" officeooo:rsid="0261aac8"/>
    </style:style>
    <style:style style:name="T242" style:family="text">
      <style:text-properties fo:font-size="10pt" officeooo:rsid="026290d4"/>
    </style:style>
    <style:style style:name="T243" style:family="text">
      <style:text-properties fo:font-size="10pt" officeooo:rsid="033795d5"/>
    </style:style>
    <style:style style:name="T244" style:family="text">
      <style:text-properties fo:font-size="10pt" officeooo:rsid="03426f6e"/>
    </style:style>
    <style:style style:name="T245" style:family="text">
      <style:text-properties fo:font-size="10pt" officeooo:rsid="033a6b62"/>
    </style:style>
    <style:style style:name="T246" style:family="text">
      <style:text-properties fo:font-size="10pt" officeooo:rsid="0344d826"/>
    </style:style>
    <style:style style:name="T247" style:family="text">
      <style:text-properties fo:font-size="10pt" officeooo:rsid="033490fd"/>
    </style:style>
    <style:style style:name="T248" style:family="text">
      <style:text-properties fo:font-size="10pt" officeooo:rsid="0051c57c"/>
    </style:style>
    <style:style style:name="T249" style:family="text">
      <style:text-properties fo:font-size="10pt" officeooo:rsid="011d9487"/>
    </style:style>
    <style:style style:name="T250" style:family="text">
      <style:text-properties fo:font-size="10pt" officeooo:rsid="0347a5f8"/>
    </style:style>
    <style:style style:name="T251" style:family="text">
      <style:text-properties officeooo:rsid="015f4659"/>
    </style:style>
    <style:style style:name="T252" style:family="text">
      <style:text-properties officeooo:rsid="0179c6c2"/>
    </style:style>
    <style:style style:name="T253" style:family="text">
      <style:text-properties officeooo:rsid="013d194c"/>
    </style:style>
    <style:style style:name="T254" style:family="text">
      <style:text-properties fo:font-weight="bold" style:font-weight-asian="bold" style:font-weight-complex="bold"/>
    </style:style>
    <style:style style:name="T255" style:family="text">
      <style:text-properties fo:font-weight="bold" officeooo:rsid="0065e3df" style:font-weight-asian="bold" style:font-weight-complex="bold"/>
    </style:style>
    <style:style style:name="T256" style:family="text">
      <style:text-properties fo:font-weight="bold" officeooo:rsid="0067da3e" style:font-weight-asian="bold" style:font-weight-complex="bold"/>
    </style:style>
    <style:style style:name="T257" style:family="text">
      <style:text-properties fo:font-weight="bold" officeooo:rsid="004e5951" style:font-weight-asian="bold" style:font-weight-complex="bold"/>
    </style:style>
    <style:style style:name="T258" style:family="text">
      <style:text-properties fo:font-weight="bold" officeooo:rsid="0098ef70" style:font-weight-asian="bold" style:font-weight-complex="bold"/>
    </style:style>
    <style:style style:name="T259" style:family="text">
      <style:text-properties fo:font-weight="bold" officeooo:rsid="00b4be1f" style:font-weight-asian="bold" style:font-weight-complex="bold"/>
    </style:style>
    <style:style style:name="T260" style:family="text">
      <style:text-properties fo:font-weight="bold" officeooo:rsid="0106363d" style:font-weight-asian="bold" style:font-weight-complex="bold"/>
    </style:style>
    <style:style style:name="T261" style:family="text">
      <style:text-properties fo:font-weight="bold" officeooo:rsid="010a692c" style:font-weight-asian="bold" style:font-weight-complex="bold"/>
    </style:style>
    <style:style style:name="T262" style:family="text">
      <style:text-properties fo:font-weight="bold" officeooo:rsid="011e2554" style:font-weight-asian="bold" style:font-weight-complex="bold"/>
    </style:style>
    <style:style style:name="T263" style:family="text">
      <style:text-properties fo:font-weight="bold" officeooo:rsid="013063ac" style:font-weight-asian="bold" style:font-weight-complex="bold"/>
    </style:style>
    <style:style style:name="T264" style:family="text">
      <style:text-properties fo:font-weight="bold" officeooo:rsid="013a482f" style:font-weight-asian="bold" style:font-weight-complex="bold"/>
    </style:style>
    <style:style style:name="T265" style:family="text">
      <style:text-properties fo:font-weight="bold" officeooo:rsid="01867729" style:font-weight-asian="bold" style:font-weight-complex="bold"/>
    </style:style>
    <style:style style:name="T266" style:family="text">
      <style:text-properties fo:font-weight="bold" officeooo:rsid="018b947e" style:font-weight-asian="bold" style:font-weight-complex="bold"/>
    </style:style>
    <style:style style:name="T267" style:family="text">
      <style:text-properties fo:font-weight="bold" officeooo:rsid="01a3883a" style:font-weight-asian="bold" style:font-weight-complex="bold"/>
    </style:style>
    <style:style style:name="T268" style:family="text">
      <style:text-properties fo:font-weight="bold" officeooo:rsid="0050cabf" style:font-weight-asian="bold" style:font-weight-complex="bold"/>
    </style:style>
    <style:style style:name="T269" style:family="text">
      <style:text-properties fo:font-weight="bold" officeooo:rsid="02564d51" style:font-weight-asian="bold" style:font-weight-complex="bold"/>
    </style:style>
    <style:style style:name="T270" style:family="text">
      <style:text-properties fo:font-weight="bold" officeooo:rsid="02d77e7c" style:font-weight-asian="bold" style:font-weight-complex="bold"/>
    </style:style>
    <style:style style:name="T271" style:family="text">
      <style:text-properties fo:font-weight="bold" officeooo:rsid="035fed58" style:font-weight-asian="bold" style:font-weight-complex="bold"/>
    </style:style>
    <style:style style:name="T272" style:family="text">
      <style:text-properties fo:font-variant="normal" fo:text-transform="none"/>
    </style:style>
    <style:style style:name="T273" style:family="text">
      <style:text-properties officeooo:rsid="0002b672"/>
    </style:style>
    <style:style style:name="T274" style:family="text">
      <style:text-properties officeooo:rsid="00077df5"/>
    </style:style>
    <style:style style:name="T275" style:family="text">
      <style:text-properties fo:color="#000000" style:font-name="DejaVu Sans2" fo:font-size="10pt" officeooo:rsid="001c269a" style:font-size-asian="10pt" style:font-size-complex="10pt"/>
    </style:style>
    <style:style style:name="T276" style:family="text">
      <style:text-properties fo:color="#000000" style:font-name="DejaVu Sans2" fo:font-size="10pt" officeooo:rsid="002e90a4" style:font-size-asian="10pt" style:font-size-complex="10pt"/>
    </style:style>
    <style:style style:name="T277" style:family="text">
      <style:text-properties fo:color="#000000" style:font-name="DejaVu Sans2" fo:font-size="10pt" officeooo:rsid="004a9d93" style:font-size-asian="10pt" style:font-size-complex="10pt"/>
    </style:style>
    <style:style style:name="T278" style:family="text">
      <style:text-properties fo:color="#000000" style:font-name="DejaVu Sans2" fo:font-size="10pt" officeooo:rsid="004b8f58" style:font-size-asian="10pt" style:font-size-complex="10pt"/>
    </style:style>
    <style:style style:name="T279" style:family="text">
      <style:text-properties fo:color="#000000" style:font-name="DejaVu Sans2" fo:font-size="10pt" officeooo:rsid="005f274e" style:font-size-asian="10pt" style:font-size-complex="10pt"/>
    </style:style>
    <style:style style:name="T280" style:family="text">
      <style:text-properties fo:color="#000000" style:font-name="DejaVu Sans2" fo:font-size="10pt" officeooo:rsid="0060f4cb" style:font-size-asian="10pt" style:font-size-complex="10pt"/>
    </style:style>
    <style:style style:name="T281" style:family="text">
      <style:text-properties fo:color="#000000" style:font-name="DejaVu Sans1" fo:font-size="10pt" fo:font-style="normal" style:text-underline-style="none" fo:font-weight="normal" officeooo:rsid="01591a38" fo:background-color="transparent" loext:char-shading-value="0" style:font-name-asian="DejaVu Sans3" style:font-size-asian="10pt" style:font-style-asian="normal" style:font-weight-asian="normal" style:font-name-complex="DejaVu Sans3" style:font-size-complex="10pt" style:font-style-complex="normal" style:font-weight-complex="normal"/>
    </style:style>
    <style:style style:name="T282" style:family="text">
      <style:text-properties fo:color="#000000" style:font-name="DejaVu Sans1" fo:font-size="10pt" style:text-underline-style="none" fo:font-weight="normal" officeooo:rsid="0233c39d" fo:background-color="transparent" loext:char-shading-value="0" style:font-name-asian="DejaVu Sans3" style:font-size-asian="10pt" style:font-weight-asian="normal" style:font-name-complex="DejaVu Sans3" style:font-size-complex="10pt" style:font-weight-complex="normal"/>
    </style:style>
    <style:style style:name="T283" style:family="text">
      <style:text-properties fo:color="#000000" style:font-name="DejaVu Sans1" fo:font-size="10pt" fo:font-style="italic" style:text-underline-style="none" fo:font-weight="normal" officeooo:rsid="017df7e3" fo:background-color="transparent" loext:char-shading-value="0" style:font-name-asian="DejaVu Sans3" style:font-size-asian="10pt" style:font-style-asian="italic" style:font-weight-asian="normal" style:font-name-complex="DejaVu Sans3" style:font-size-complex="10pt" style:font-style-complex="italic" style:font-weight-complex="normal"/>
    </style:style>
    <style:style style:name="T284" style:family="text">
      <style:text-properties fo:color="#000000" style:font-name="DejaVu Sans1" fo:font-size="10pt" fo:font-style="italic" style:text-underline-style="none" fo:font-weight="normal" officeooo:rsid="01591a38" fo:background-color="transparent" loext:char-shading-value="0" style:font-name-asian="DejaVu Sans3" style:font-size-asian="10pt" style:font-style-asian="italic" style:font-weight-asian="normal" style:font-name-complex="DejaVu Sans3" style:font-size-complex="10pt" style:font-style-complex="italic" style:font-weight-complex="normal"/>
    </style:style>
    <style:style style:name="T285" style:family="text">
      <style:text-properties fo:color="#000000" style:font-name="DejaVu Sans1" fo:font-size="10pt" fo:font-style="italic" style:text-underline-style="none" fo:font-weight="normal" officeooo:rsid="021b7cc7" fo:background-color="transparent" loext:char-shading-value="0" style:font-name-asian="DejaVu Sans3" style:font-size-asian="10pt" style:font-style-asian="italic" style:font-weight-asian="normal" style:font-name-complex="DejaVu Sans3" style:font-size-complex="10pt" style:font-style-complex="italic" style:font-weight-complex="normal"/>
    </style:style>
    <style:style style:name="T286" style:family="text">
      <style:text-properties fo:color="#000000" style:font-name="DejaVu Sans1" fo:font-size="10pt" fo:font-style="italic" style:text-underline-style="none" fo:font-weight="normal" officeooo:rsid="02107000" fo:background-color="transparent" loext:char-shading-value="0" style:font-name-asian="DejaVu Sans3" style:font-size-asian="10pt" style:font-style-asian="italic" style:font-weight-asian="normal" style:font-name-complex="DejaVu Sans3" style:font-size-complex="10pt" style:font-style-complex="italic" style:font-weight-complex="normal"/>
    </style:style>
    <style:style style:name="T287" style:family="text">
      <style:text-properties fo:color="#000000" style:font-name="DejaVu Sans1" fo:font-style="italic" style:text-underline-style="none" fo:font-weight="normal" officeooo:rsid="004e5951" style:font-name-asian="DejaVu Sans3" style:font-size-asian="10pt" style:font-style-asian="italic" style:font-weight-asian="normal" style:font-name-complex="DejaVu Sans3" style:font-size-complex="10pt" style:font-style-complex="italic" style:font-weight-complex="normal"/>
    </style:style>
    <style:style style:name="T288" style:family="text">
      <style:text-properties fo:color="#000000" style:font-name="DejaVu Sans1" fo:font-style="italic" style:text-underline-style="none" fo:font-weight="normal" officeooo:rsid="021b7cc7" style:font-name-asian="DejaVu Sans3" style:font-size-asian="10pt" style:font-style-asian="italic" style:font-weight-asian="normal" style:font-name-complex="DejaVu Sans3" style:font-size-complex="10pt" style:font-style-complex="italic" style:font-weight-complex="normal"/>
    </style:style>
    <style:style style:name="T289" style:family="text">
      <style:text-properties fo:color="#000000" style:font-name="DejaVu Sans1" fo:font-style="normal" style:text-underline-style="none" fo:font-weight="normal" officeooo:rsid="01591a38" style:font-name-asian="DejaVu Sans3" style:font-size-asian="10pt" style:font-style-asian="normal" style:font-weight-asian="normal" style:font-name-complex="DejaVu Sans3" style:font-size-complex="10pt" style:font-style-complex="normal" style:font-weight-complex="normal"/>
    </style:style>
    <style:style style:name="T290" style:family="text">
      <style:text-properties fo:color="#000000" style:font-name="DejaVu Sans1" fo:font-style="normal" style:text-underline-style="none" fo:font-weight="normal" officeooo:rsid="02107000" style:font-name-asian="DejaVu Sans3" style:font-size-asian="10pt" style:font-style-asian="normal" style:font-weight-asian="normal" style:font-name-complex="DejaVu Sans3" style:font-size-complex="10pt" style:font-style-complex="normal" style:font-weight-complex="normal"/>
    </style:style>
    <style:style style:name="T291" style:family="text">
      <style:text-properties fo:color="#000000" style:font-name="DejaVu Sans1" fo:font-style="normal" style:text-underline-style="none" fo:font-weight="normal" officeooo:rsid="004e5951" style:font-name-asian="DejaVu Sans3" style:font-size-asian="10pt" style:font-style-asian="normal" style:font-weight-asian="normal" style:font-name-complex="DejaVu Sans3" style:font-size-complex="10pt" style:font-style-complex="normal" style:font-weight-complex="normal"/>
    </style:style>
    <style:style style:name="T292" style:family="text">
      <style:text-properties fo:color="#000000" style:font-name="DejaVu Sans1" fo:font-style="normal" style:text-underline-style="none" fo:font-weight="normal" officeooo:rsid="021b7cc7" style:font-name-asian="DejaVu Sans3" style:font-size-asian="10pt" style:font-style-asian="normal" style:font-weight-asian="normal" style:font-name-complex="DejaVu Sans3" style:font-size-complex="10pt" style:font-style-complex="normal" style:font-weight-complex="normal"/>
    </style:style>
    <style:style style:name="T293" style:family="text">
      <style:text-properties fo:color="#000000" style:font-name="DejaVu Sans1" fo:font-style="normal" style:font-name-asian="DejaVu Sans3" style:font-style-asian="oblique" style:font-name-complex="DejaVu Sans3" style:font-style-complex="oblique"/>
    </style:style>
    <style:style style:name="T294" style:family="text">
      <style:text-properties fo:color="#000000" style:font-name="DejaVu Sans1" fo:font-style="normal" officeooo:rsid="000a21e1" style:font-name-asian="DejaVu Sans3" style:font-style-asian="oblique" style:font-name-complex="DejaVu Sans3" style:font-style-complex="oblique"/>
    </style:style>
    <style:style style:name="T295" style:family="text">
      <style:text-properties fo:color="#000000" style:font-name="DejaVu Sans1" fo:font-style="normal" officeooo:rsid="00b2f251" style:font-name-asian="DejaVu Sans3" style:font-style-asian="oblique" style:font-name-complex="DejaVu Sans3" style:font-style-complex="oblique"/>
    </style:style>
    <style:style style:name="T296" style:family="text">
      <style:text-properties fo:color="#000000" style:font-name="DejaVu Sans1" fo:font-style="normal" officeooo:rsid="00b4be1f" style:font-name-asian="DejaVu Sans3" style:font-style-asian="oblique" style:font-name-complex="DejaVu Sans3" style:font-style-complex="oblique"/>
    </style:style>
    <style:style style:name="T297" style:family="text">
      <style:text-properties fo:color="#000000" style:font-name="DejaVu Sans1" fo:font-style="normal" officeooo:rsid="0242a249" style:font-name-asian="DejaVu Sans3" style:font-style-asian="oblique" style:font-name-complex="DejaVu Sans3" style:font-style-complex="oblique"/>
    </style:style>
    <style:style style:name="T298" style:family="text">
      <style:text-properties fo:color="#000000" style:font-name="DejaVu Sans1" fo:font-style="normal" officeooo:rsid="02437025" style:font-name-asian="DejaVu Sans3" style:font-style-asian="oblique" style:font-name-complex="DejaVu Sans3" style:font-style-complex="oblique"/>
    </style:style>
    <style:style style:name="T299" style:family="text">
      <style:text-properties fo:color="#000000" style:font-name="DejaVu Sans1" fo:font-style="normal" officeooo:rsid="02455101" style:font-name-asian="DejaVu Sans3" style:font-style-asian="oblique" style:font-name-complex="DejaVu Sans3" style:font-style-complex="oblique"/>
    </style:style>
    <style:style style:name="T300" style:family="text">
      <style:text-properties fo:color="#000000" style:font-name="DejaVu Sans1" fo:font-style="normal" officeooo:rsid="024d5a53" style:font-name-asian="DejaVu Sans3" style:font-style-asian="oblique" style:font-name-complex="DejaVu Sans3" style:font-style-complex="oblique"/>
    </style:style>
    <style:style style:name="T301" style:family="text">
      <style:text-properties fo:color="#000000" style:font-name="DejaVu Sans1" fo:font-style="normal" fo:font-weight="bold" officeooo:rsid="00b4be1f" style:font-name-asian="DejaVu Sans3" style:font-style-asian="oblique" style:font-weight-asian="bold" style:font-name-complex="DejaVu Sans3" style:font-style-complex="oblique" style:font-weight-complex="bold"/>
    </style:style>
    <style:style style:name="T302" style:family="text">
      <style:text-properties fo:color="#000000" style:font-name="DejaVu Sans1" fo:font-size="12pt" fo:font-style="normal" fo:font-weight="bold" style:font-name-asian="DejaVu Sans3" style:font-size-asian="14pt" style:font-style-asian="oblique" style:font-weight-asian="normal" style:font-name-complex="DejaVu Sans3" style:font-size-complex="14pt" style:font-style-complex="oblique" style:font-weight-complex="normal"/>
    </style:style>
    <style:style style:name="T303" style:family="text">
      <style:text-properties fo:color="#000000" style:font-name="DejaVu Sans1" fo:font-size="12pt" fo:font-style="normal" fo:font-weight="bold" officeooo:rsid="00b2f251" style:font-name-asian="DejaVu Sans3" style:font-size-asian="14pt" style:font-style-asian="oblique" style:font-weight-asian="normal" style:font-name-complex="DejaVu Sans3" style:font-size-complex="14pt" style:font-style-complex="oblique" style:font-weight-complex="normal"/>
    </style:style>
    <style:style style:name="T304" style:family="text">
      <style:text-properties fo:color="#000000" style:font-name="DejaVu Sans1" fo:font-size="12pt" fo:font-style="normal" fo:font-weight="bold" officeooo:rsid="0261aac8" style:font-name-asian="DejaVu Sans3" style:font-size-asian="14pt" style:font-style-asian="oblique" style:font-weight-asian="normal" style:font-name-complex="DejaVu Sans3" style:font-size-complex="14pt" style:font-style-complex="oblique" style:font-weight-complex="normal"/>
    </style:style>
    <style:style style:name="T305" style:family="text">
      <style:text-properties fo:color="#000000" style:font-name="DejaVu Sans1" fo:font-size="12pt" fo:font-style="normal" fo:font-weight="bold" officeooo:rsid="02663cf2" style:font-name-asian="DejaVu Sans3" style:font-size-asian="14pt" style:font-style-asian="oblique" style:font-weight-asian="normal" style:font-name-complex="DejaVu Sans3" style:font-size-complex="14pt" style:font-style-complex="oblique" style:font-weight-complex="normal"/>
    </style:style>
    <style:style style:name="T306" style:family="text">
      <style:text-properties fo:color="#000000" style:font-name="DejaVu Sans1" fo:font-size="12pt" fo:font-style="normal" officeooo:rsid="000a21e1" style:font-name-asian="DejaVu Sans3" style:font-size-asian="14pt" style:font-style-asian="oblique" style:font-name-complex="DejaVu Sans3" style:font-size-complex="14pt" style:font-style-complex="oblique"/>
    </style:style>
    <style:style style:name="T307" style:family="text">
      <style:text-properties fo:color="#000000" style:font-name="DejaVu Sans1" fo:font-size="12pt" fo:font-style="normal" officeooo:rsid="00b2f251" style:font-name-asian="DejaVu Sans3" style:font-size-asian="14pt" style:font-style-asian="oblique" style:font-name-complex="DejaVu Sans3" style:font-size-complex="14pt" style:font-style-complex="oblique"/>
    </style:style>
    <style:style style:name="T308" style:family="text">
      <style:text-properties fo:color="#000000" fo:font-size="10pt" fo:font-style="normal" style:text-underline-style="none" officeooo:rsid="004e5951" fo:background-color="transparent" loext:char-shading-value="0" style:font-style-asian="normal" style:font-style-complex="normal"/>
    </style:style>
    <style:style style:name="T309" style:family="text">
      <style:text-properties fo:color="#000000" fo:font-size="10pt" fo:font-style="italic" style:text-underline-style="none" officeooo:rsid="004e5951" fo:background-color="transparent" loext:char-shading-value="0" style:font-style-asian="italic" style:font-style-complex="italic"/>
    </style:style>
    <style:style style:name="T310" style:family="text">
      <style:text-properties fo:color="#000000" fo:font-size="10pt" fo:font-style="italic" style:text-underline-style="none" officeooo:rsid="021b7cc7" fo:background-color="transparent" loext:char-shading-value="0" style:font-style-asian="italic" style:font-style-complex="italic"/>
    </style:style>
    <style:style style:name="T311" style:family="text">
      <style:text-properties fo:color="#000000" fo:font-size="10pt" fo:font-style="italic" style:text-underline-style="none" officeooo:rsid="02107000" fo:background-color="transparent" loext:char-shading-value="0" style:font-style-asian="italic" style:font-style-complex="italic"/>
    </style:style>
    <style:style style:name="T312" style:family="text">
      <style:text-properties officeooo:rsid="001a453c"/>
    </style:style>
    <style:style style:name="T313" style:family="text">
      <style:text-properties officeooo:rsid="001c269a"/>
    </style:style>
    <style:style style:name="T314" style:family="text">
      <style:text-properties officeooo:rsid="001d8290"/>
    </style:style>
    <style:style style:name="T315" style:family="text">
      <style:text-properties officeooo:rsid="00556041"/>
    </style:style>
    <style:style style:name="T316" style:family="text">
      <style:text-properties officeooo:rsid="005be90f"/>
    </style:style>
    <style:style style:name="T317" style:family="text">
      <style:text-properties officeooo:rsid="0062068b"/>
    </style:style>
    <style:style style:name="T318" style:family="text">
      <style:text-properties officeooo:rsid="006339cb"/>
    </style:style>
    <style:style style:name="T319" style:family="text">
      <style:text-properties officeooo:rsid="0064305e"/>
    </style:style>
    <style:style style:name="T320" style:family="text">
      <style:text-properties officeooo:rsid="00688dff"/>
    </style:style>
    <style:style style:name="T321" style:family="text">
      <style:text-properties officeooo:rsid="0069183b"/>
    </style:style>
    <style:style style:name="T322" style:family="text">
      <style:text-properties officeooo:rsid="006e032b"/>
    </style:style>
    <style:style style:name="T323" style:family="text">
      <style:text-properties officeooo:rsid="0080d1d7"/>
    </style:style>
    <style:style style:name="T324" style:family="text">
      <style:text-properties officeooo:rsid="00813862"/>
    </style:style>
    <style:style style:name="T325" style:family="text">
      <style:text-properties officeooo:rsid="00823777"/>
    </style:style>
    <style:style style:name="T326" style:family="text">
      <style:text-properties officeooo:rsid="008379b6"/>
    </style:style>
    <style:style style:name="T327" style:family="text">
      <style:text-properties officeooo:rsid="0086aae3"/>
    </style:style>
    <style:style style:name="T328" style:family="text">
      <style:text-properties officeooo:rsid="0091935b"/>
    </style:style>
    <style:style style:name="T329" style:family="text">
      <style:text-properties officeooo:rsid="00936b7a"/>
    </style:style>
    <style:style style:name="T330" style:family="text">
      <style:text-properties officeooo:rsid="0097c276"/>
    </style:style>
    <style:style style:name="T331" style:family="text">
      <style:text-properties officeooo:rsid="009a008d"/>
    </style:style>
    <style:style style:name="T332" style:family="text">
      <style:text-properties officeooo:rsid="009dfb68"/>
    </style:style>
    <style:style style:name="T333" style:family="text">
      <style:text-properties officeooo:rsid="00a4f5ee"/>
    </style:style>
    <style:style style:name="T334" style:family="text">
      <style:text-properties officeooo:rsid="00a67fe1"/>
    </style:style>
    <style:style style:name="T335" style:family="text">
      <style:text-properties officeooo:rsid="00a6fb86"/>
    </style:style>
    <style:style style:name="T336" style:family="text">
      <style:text-properties officeooo:rsid="00a8aa6d"/>
    </style:style>
    <style:style style:name="T337" style:family="text">
      <style:text-properties officeooo:rsid="00aa088e"/>
    </style:style>
    <style:style style:name="T338" style:family="text">
      <style:text-properties officeooo:rsid="00b2f251"/>
    </style:style>
    <style:style style:name="T339" style:family="text">
      <style:text-properties officeooo:rsid="00b4be1f"/>
    </style:style>
    <style:style style:name="T340" style:family="text">
      <style:text-properties officeooo:rsid="0050cabf"/>
    </style:style>
    <style:style style:name="T341" style:family="text">
      <style:text-properties officeooo:rsid="00ce88bf"/>
    </style:style>
    <style:style style:name="T342" style:family="text">
      <style:text-properties officeooo:rsid="00d006f3"/>
    </style:style>
    <style:style style:name="T343" style:family="text">
      <style:text-properties officeooo:rsid="00d10f98"/>
    </style:style>
    <style:style style:name="T344" style:family="text">
      <style:text-properties officeooo:rsid="00e14b02"/>
    </style:style>
    <style:style style:name="T345" style:family="text">
      <style:text-properties officeooo:rsid="00fcfe6a"/>
    </style:style>
    <style:style style:name="T346" style:family="text">
      <style:text-properties officeooo:rsid="0101e5f3"/>
    </style:style>
    <style:style style:name="T347" style:family="text">
      <style:text-properties officeooo:rsid="01051558"/>
    </style:style>
    <style:style style:name="T348" style:family="text">
      <style:text-properties officeooo:rsid="0105fc2c"/>
    </style:style>
    <style:style style:name="T349" style:family="text">
      <style:text-properties officeooo:rsid="010ba682"/>
    </style:style>
    <style:style style:name="T350" style:family="text">
      <style:text-properties officeooo:rsid="010cb242"/>
    </style:style>
    <style:style style:name="T351" style:family="text">
      <style:text-properties officeooo:rsid="010f41e5"/>
    </style:style>
    <style:style style:name="T352" style:family="text">
      <style:text-properties officeooo:rsid="01128115"/>
    </style:style>
    <style:style style:name="T353" style:family="text">
      <style:text-properties officeooo:rsid="01143d1a"/>
    </style:style>
    <style:style style:name="T354" style:family="text">
      <style:text-properties officeooo:rsid="0116e133"/>
    </style:style>
    <style:style style:name="T355" style:family="text">
      <style:text-properties officeooo:rsid="0118cb92"/>
    </style:style>
    <style:style style:name="T356" style:family="text">
      <style:text-properties officeooo:rsid="011d9487"/>
    </style:style>
    <style:style style:name="T357" style:family="text">
      <style:text-properties officeooo:rsid="011e2554"/>
    </style:style>
    <style:style style:name="T358" style:family="text">
      <style:text-properties officeooo:rsid="0120388c"/>
    </style:style>
    <style:style style:name="T359" style:family="text">
      <style:text-properties officeooo:rsid="0121b934"/>
    </style:style>
    <style:style style:name="T360" style:family="text">
      <style:text-properties officeooo:rsid="0123a19b"/>
    </style:style>
    <style:style style:name="T361" style:family="text">
      <style:text-properties officeooo:rsid="012ea1c2"/>
    </style:style>
    <style:style style:name="T362" style:family="text">
      <style:text-properties officeooo:rsid="012f5b7b"/>
    </style:style>
    <style:style style:name="T363" style:family="text">
      <style:text-properties officeooo:rsid="01319642"/>
    </style:style>
    <style:style style:name="T364" style:family="text">
      <style:text-properties officeooo:rsid="0134460e"/>
    </style:style>
    <style:style style:name="T365" style:family="text">
      <style:text-properties officeooo:rsid="01394e78"/>
    </style:style>
    <style:style style:name="T366" style:family="text">
      <style:text-properties officeooo:rsid="014e1155"/>
    </style:style>
    <style:style style:name="T367" style:family="text">
      <style:text-properties officeooo:rsid="01639ac2"/>
    </style:style>
    <style:style style:name="T368" style:family="text">
      <style:text-properties officeooo:rsid="016400d8"/>
    </style:style>
    <style:style style:name="T369" style:family="text">
      <style:text-properties officeooo:rsid="0166236c"/>
    </style:style>
    <style:style style:name="T370" style:family="text">
      <style:text-properties officeooo:rsid="0168d964"/>
    </style:style>
    <style:style style:name="T371" style:family="text">
      <style:text-properties officeooo:rsid="01695a21"/>
    </style:style>
    <style:style style:name="T372" style:family="text">
      <style:text-properties officeooo:rsid="017011b1"/>
    </style:style>
    <style:style style:name="T373" style:family="text">
      <style:text-properties officeooo:rsid="015e5795"/>
    </style:style>
    <style:style style:name="T374" style:family="text">
      <style:text-properties style:font-name="DejaVu Sans1" fo:font-size="10pt" fo:font-style="normal" fo:font-weight="normal" fo:background-color="transparent" loext:char-shading-value="0" style:font-name-asian="DejaVu Sans3" style:font-size-asian="10pt" style:font-style-asian="oblique" style:font-weight-asian="normal" style:font-name-complex="DejaVu Sans3" style:font-size-complex="10pt" style:font-style-complex="oblique" style:font-weight-complex="normal"/>
    </style:style>
    <style:style style:name="T375" style:family="text">
      <style:text-properties style:font-name="DejaVu Sans1" fo:font-size="10pt" fo:font-style="normal" fo:font-weight="normal" officeooo:rsid="018c643d" fo:background-color="transparent" loext:char-shading-value="0" style:font-name-asian="DejaVu Sans3" style:font-size-asian="10pt" style:font-style-asian="oblique" style:font-weight-asian="normal" style:font-name-complex="DejaVu Sans3" style:font-size-complex="10pt" style:font-style-complex="oblique" style:font-weight-complex="normal"/>
    </style:style>
    <style:style style:name="T376" style:family="text">
      <style:text-properties style:font-name="DejaVu Sans1" fo:font-size="10pt" fo:font-style="normal" fo:font-weight="normal" officeooo:rsid="01dd233a" fo:background-color="transparent" loext:char-shading-value="0" style:font-name-asian="DejaVu Sans3" style:font-size-asian="10pt" style:font-style-asian="oblique" style:font-weight-asian="normal" style:font-name-complex="DejaVu Sans3" style:font-size-complex="10pt" style:font-style-complex="oblique" style:font-weight-complex="normal"/>
    </style:style>
    <style:style style:name="T377" style:family="text">
      <style:text-properties style:font-name="DejaVu Sans1" fo:font-size="10pt" fo:font-style="normal" fo:font-weight="normal" officeooo:rsid="01591a38" fo:background-color="transparent" loext:char-shading-value="0" style:font-name-asian="DejaVu Sans3" style:font-size-asian="10pt" style:font-style-asian="normal" style:font-weight-asian="normal" style:font-name-complex="DejaVu Sans3" style:font-size-complex="10pt" style:font-style-complex="normal" style:font-weight-complex="normal"/>
    </style:style>
    <style:style style:name="T378" style:family="text">
      <style:text-properties style:font-name="DejaVu Sans1" fo:font-size="10pt" fo:font-style="normal" fo:font-weight="normal" fo:background-color="transparent" loext:char-shading-value="0" style:font-name-asian="DejaVu Sans3" style:font-size-asian="14pt" style:font-style-asian="oblique" style:font-weight-asian="normal" style:font-name-complex="DejaVu Sans3" style:font-size-complex="14pt" style:font-style-complex="oblique" style:font-weight-complex="normal"/>
    </style:style>
    <style:style style:name="T379" style:family="text">
      <style:text-properties style:font-name="DejaVu Sans1" fo:font-size="10pt" fo:font-style="normal" fo:font-weight="normal" officeooo:rsid="01b7c19a" fo:background-color="transparent" loext:char-shading-value="0" style:font-name-asian="DejaVu Sans3" style:font-size-asian="14pt" style:font-style-asian="oblique" style:font-weight-asian="normal" style:font-name-complex="DejaVu Sans3" style:font-size-complex="14pt" style:font-style-complex="oblique" style:font-weight-complex="normal"/>
    </style:style>
    <style:style style:name="T380" style:family="text">
      <style:text-properties style:font-name="DejaVu Sans1" fo:font-size="10pt" fo:font-style="normal" fo:font-weight="normal" officeooo:rsid="01bdacf4" fo:background-color="transparent" loext:char-shading-value="0" style:font-name-asian="DejaVu Sans3" style:font-size-asian="14pt" style:font-style-asian="oblique" style:font-weight-asian="normal" style:font-name-complex="DejaVu Sans3" style:font-size-complex="14pt" style:font-style-complex="oblique" style:font-weight-complex="normal"/>
    </style:style>
    <style:style style:name="T381" style:family="text">
      <style:text-properties style:font-name="DejaVu Sans1" fo:font-size="10pt" fo:font-style="normal" fo:font-weight="normal" officeooo:rsid="01bfb9ac" fo:background-color="transparent" loext:char-shading-value="0" style:font-name-asian="DejaVu Sans3" style:font-size-asian="14pt" style:font-style-asian="oblique" style:font-weight-asian="normal" style:font-name-complex="DejaVu Sans3" style:font-size-complex="14pt" style:font-style-complex="oblique" style:font-weight-complex="normal"/>
    </style:style>
    <style:style style:name="T382" style:family="text">
      <style:text-properties style:font-name="DejaVu Sans1" fo:font-size="10pt" fo:font-style="normal" fo:font-weight="normal" officeooo:rsid="01c0dc6b" fo:background-color="transparent" loext:char-shading-value="0" style:font-name-asian="DejaVu Sans3" style:font-size-asian="14pt" style:font-style-asian="oblique" style:font-weight-asian="normal" style:font-name-complex="DejaVu Sans3" style:font-size-complex="14pt" style:font-style-complex="oblique" style:font-weight-complex="normal"/>
    </style:style>
    <style:style style:name="T383" style:family="text">
      <style:text-properties style:font-name="DejaVu Sans1" fo:font-size="10pt" fo:font-style="normal" fo:font-weight="normal" officeooo:rsid="01c853ef" fo:background-color="transparent" loext:char-shading-value="0" style:font-name-asian="DejaVu Sans3" style:font-size-asian="14pt" style:font-style-asian="oblique" style:font-weight-asian="normal" style:font-name-complex="DejaVu Sans3" style:font-size-complex="14pt" style:font-style-complex="oblique" style:font-weight-complex="normal"/>
    </style:style>
    <style:style style:name="T384" style:family="text">
      <style:text-properties style:font-name="DejaVu Sans1" fo:font-size="10pt" fo:font-style="normal" fo:font-weight="normal" officeooo:rsid="0050cabf" fo:background-color="transparent" loext:char-shading-value="0" style:font-name-asian="DejaVu Sans3" style:font-size-asian="14pt" style:font-style-asian="oblique" style:font-weight-asian="normal" style:font-name-complex="DejaVu Sans3" style:font-size-complex="14pt" style:font-style-complex="oblique" style:font-weight-complex="normal"/>
    </style:style>
    <style:style style:name="T385" style:family="text">
      <style:text-properties style:font-name="DejaVu Sans1" fo:font-size="10pt" fo:font-style="normal" fo:font-weight="normal" officeooo:rsid="0246ee74" fo:background-color="transparent" loext:char-shading-value="0" style:font-name-asian="DejaVu Sans3" style:font-size-asian="14pt" style:font-style-asian="oblique" style:font-weight-asian="normal" style:font-name-complex="DejaVu Sans3" style:font-size-complex="14pt" style:font-style-complex="oblique" style:font-weight-complex="normal"/>
    </style:style>
    <style:style style:name="T386" style:family="text">
      <style:text-properties style:font-name="DejaVu Sans1" fo:font-size="10pt" fo:font-style="normal" fo:font-weight="normal" officeooo:rsid="02476c8d" fo:background-color="transparent" loext:char-shading-value="0" style:font-name-asian="DejaVu Sans3" style:font-size-asian="14pt" style:font-style-asian="oblique" style:font-weight-asian="normal" style:font-name-complex="DejaVu Sans3" style:font-size-complex="14pt" style:font-style-complex="oblique" style:font-weight-complex="normal"/>
    </style:style>
    <style:style style:name="T387" style:family="text">
      <style:text-properties style:font-name="DejaVu Sans1" fo:font-size="10pt" fo:font-style="normal" fo:font-weight="normal" officeooo:rsid="0249020f" fo:background-color="transparent" loext:char-shading-value="0" style:font-name-asian="DejaVu Sans3" style:font-size-asian="14pt" style:font-style-asian="oblique" style:font-weight-asian="normal" style:font-name-complex="DejaVu Sans3" style:font-size-complex="14pt" style:font-style-complex="oblique" style:font-weight-complex="normal"/>
    </style:style>
    <style:style style:name="T388" style:family="text">
      <style:text-properties style:font-name="DejaVu Sans1" fo:font-size="10pt" fo:font-style="normal" fo:font-weight="normal" officeooo:rsid="02543374" fo:background-color="transparent" loext:char-shading-value="0" style:font-name-asian="DejaVu Sans3" style:font-size-asian="14pt" style:font-style-asian="oblique" style:font-weight-asian="normal" style:font-name-complex="DejaVu Sans3" style:font-size-complex="14pt" style:font-style-complex="oblique" style:font-weight-complex="normal"/>
    </style:style>
    <style:style style:name="T389" style:family="text">
      <style:text-properties style:font-name="DejaVu Sans1" fo:font-size="10pt" fo:font-style="normal" fo:font-weight="normal" officeooo:rsid="033d611d" fo:background-color="transparent" loext:char-shading-value="0" style:font-name-asian="DejaVu Sans3" style:font-size-asian="14pt" style:font-style-asian="oblique" style:font-weight-asian="normal" style:font-name-complex="DejaVu Sans3" style:font-size-complex="14pt" style:font-style-complex="oblique" style:font-weight-complex="normal"/>
    </style:style>
    <style:style style:name="T390" style:family="text">
      <style:text-properties style:font-name="DejaVu Sans1" fo:font-size="10pt" fo:font-style="normal" fo:font-weight="normal" officeooo:rsid="037c1040" fo:background-color="transparent" loext:char-shading-value="0" style:font-name-asian="DejaVu Sans3" style:font-size-asian="14pt" style:font-style-asian="oblique" style:font-weight-asian="normal" style:font-name-complex="DejaVu Sans3" style:font-size-complex="14pt" style:font-style-complex="oblique" style:font-weight-complex="normal"/>
    </style:style>
    <style:style style:name="T391" style:family="text">
      <style:text-properties style:font-name="DejaVu Sans1" fo:font-size="10pt" fo:font-style="normal" fo:font-weight="normal" officeooo:rsid="037c57b6" fo:background-color="transparent" loext:char-shading-value="0" style:font-name-asian="DejaVu Sans3" style:font-size-asian="14pt" style:font-style-asian="oblique" style:font-weight-asian="normal" style:font-name-complex="DejaVu Sans3" style:font-size-complex="14pt" style:font-style-complex="oblique" style:font-weight-complex="normal"/>
    </style:style>
    <style:style style:name="T392" style:family="text">
      <style:text-properties style:font-name="DejaVu Sans1" fo:font-size="10pt" fo:font-style="normal" fo:font-weight="normal" officeooo:rsid="0050cabf" style:font-name-asian="DejaVu Sans3" style:font-size-asian="10pt" style:font-style-asian="oblique" style:font-weight-asian="normal" style:font-name-complex="DejaVu Sans3" style:font-size-complex="10pt" style:font-style-complex="oblique" style:font-weight-complex="normal"/>
    </style:style>
    <style:style style:name="T393" style:family="text">
      <style:text-properties style:font-name="DejaVu Sans1" fo:font-size="10pt" fo:font-style="normal" fo:font-weight="bold" officeooo:rsid="0050cabf" style:font-name-asian="DejaVu Sans3" style:font-size-asian="10pt" style:font-style-asian="oblique" style:font-weight-asian="bold" style:font-name-complex="DejaVu Sans3" style:font-size-complex="10pt" style:font-style-complex="oblique" style:font-weight-complex="bold"/>
    </style:style>
    <style:style style:name="T394" style:family="text">
      <style:text-properties style:font-name="DejaVu Sans1" fo:font-size="10pt" fo:font-style="italic" fo:font-weight="normal" officeooo:rsid="004e5951" fo:background-color="transparent" loext:char-shading-value="0" style:font-name-asian="DejaVu Sans3" style:font-size-asian="10pt" style:font-style-asian="italic" style:font-weight-asian="normal" style:font-name-complex="DejaVu Sans3" style:font-size-complex="10pt" style:font-style-complex="italic" style:font-weight-complex="normal"/>
    </style:style>
    <style:style style:name="T395" style:family="text">
      <style:text-properties style:font-name="DejaVu Sans1" fo:font-size="10pt" fo:font-style="italic" fo:font-weight="normal" officeooo:rsid="0062068b" fo:background-color="transparent" loext:char-shading-value="0" style:font-name-asian="DejaVu Sans3" style:font-size-asian="10pt" style:font-style-asian="italic" style:font-weight-asian="normal" style:font-name-complex="DejaVu Sans3" style:font-size-complex="10pt" style:font-style-complex="italic" style:font-weight-complex="normal"/>
    </style:style>
    <style:style style:name="T396" style:family="text">
      <style:text-properties style:font-name="DejaVu Sans1" fo:font-size="10pt" fo:font-style="italic" fo:font-weight="normal" officeooo:rsid="017df7e3" fo:background-color="transparent" loext:char-shading-value="0" style:font-name-asian="DejaVu Sans3" style:font-size-asian="10pt" style:font-style-asian="italic" style:font-weight-asian="normal" style:font-name-complex="DejaVu Sans3" style:font-size-complex="10pt" style:font-style-complex="italic" style:font-weight-complex="normal"/>
    </style:style>
    <style:style style:name="T397" style:family="text">
      <style:text-properties style:font-name="DejaVu Sans1" fo:font-size="10pt" fo:font-style="italic" fo:font-weight="normal" officeooo:rsid="0050cabf" style:font-name-asian="DejaVu Sans3" style:font-size-asian="10pt" style:font-style-asian="italic" style:font-weight-asian="normal" style:font-name-complex="DejaVu Sans3" style:font-size-complex="10pt" style:font-style-complex="italic" style:font-weight-complex="normal"/>
    </style:style>
    <style:style style:name="T398" style:family="text">
      <style:text-properties style:font-name="DejaVu Sans1" fo:font-style="normal" fo:font-weight="normal" officeooo:rsid="00519fd4" style:font-name-asian="DejaVu Sans3" style:font-size-asian="10pt" style:font-style-asian="oblique" style:font-weight-asian="normal" style:font-name-complex="DejaVu Sans3" style:font-size-complex="10pt" style:font-style-complex="oblique" style:font-weight-complex="normal"/>
    </style:style>
    <style:style style:name="T399" style:family="text">
      <style:text-properties style:font-name="DejaVu Sans1" fo:font-size="12pt" fo:font-style="normal" fo:font-weight="bold" officeooo:rsid="00ce88bf" style:font-name-asian="DejaVu Sans3" style:font-size-asian="14pt" style:font-style-asian="oblique" style:font-weight-asian="normal" style:font-name-complex="DejaVu Sans3" style:font-size-complex="14pt" style:font-style-complex="oblique" style:font-weight-complex="normal"/>
    </style:style>
    <style:style style:name="T400" style:family="text">
      <style:text-properties style:font-name="DejaVu Sans1" fo:font-size="12pt" fo:font-style="normal" fo:font-weight="bold" officeooo:rsid="0051c57c" style:font-name-asian="DejaVu Sans3" style:font-size-asian="14pt" style:font-style-asian="oblique" style:font-weight-asian="normal" style:font-name-complex="DejaVu Sans3" style:font-size-complex="14pt" style:font-style-complex="oblique" style:font-weight-complex="normal"/>
    </style:style>
    <style:style style:name="T401" style:family="text">
      <style:text-properties style:font-name="DejaVu Sans1" fo:font-size="12pt" fo:font-style="normal" fo:font-weight="bold" officeooo:rsid="0340981f" style:font-name-asian="DejaVu Sans3" style:font-size-asian="14pt" style:font-style-asian="oblique" style:font-weight-asian="normal" style:font-name-complex="DejaVu Sans3" style:font-size-complex="14pt" style:font-style-complex="oblique" style:font-weight-complex="normal"/>
    </style:style>
    <style:style style:name="T402" style:family="text">
      <style:text-properties style:font-name="DejaVu Sans1" fo:font-size="12pt" fo:font-style="normal" fo:font-weight="bold" officeooo:rsid="00d006f3" style:font-name-asian="DejaVu Sans3" style:font-size-asian="14pt" style:font-style-asian="oblique" style:font-weight-asian="normal" style:font-name-complex="DejaVu Sans3" style:font-size-complex="14pt" style:font-style-complex="oblique" style:font-weight-complex="normal"/>
    </style:style>
    <style:style style:name="T403" style:family="text">
      <style:text-properties style:font-name="DejaVu Sans1" fo:font-size="12pt" fo:font-style="normal" fo:font-weight="bold" officeooo:rsid="03426f6e" style:font-name-asian="DejaVu Sans3" style:font-size-asian="14pt" style:font-style-asian="oblique" style:font-weight-asian="normal" style:font-name-complex="DejaVu Sans3" style:font-size-complex="14pt" style:font-style-complex="oblique" style:font-weight-complex="normal"/>
    </style:style>
    <style:style style:name="T404" style:family="text">
      <style:text-properties style:font-name="DejaVu Sans1" fo:font-size="12pt" fo:font-style="normal" fo:font-weight="bold" officeooo:rsid="033795d5" style:font-name-asian="DejaVu Sans3" style:font-size-asian="14pt" style:font-style-asian="oblique" style:font-weight-asian="normal" style:font-name-complex="DejaVu Sans3" style:font-size-complex="14pt" style:font-style-complex="oblique" style:font-weight-complex="normal"/>
    </style:style>
    <style:style style:name="T405" style:family="text">
      <style:text-properties style:font-name="DejaVu Sans1" fo:font-size="12pt" fo:font-style="normal" fo:font-weight="bold" officeooo:rsid="03447219" style:font-name-asian="DejaVu Sans3" style:font-size-asian="14pt" style:font-style-asian="oblique" style:font-weight-asian="normal" style:font-name-complex="DejaVu Sans3" style:font-size-complex="14pt" style:font-style-complex="oblique" style:font-weight-complex="normal"/>
    </style:style>
    <style:style style:name="T406" style:family="text">
      <style:text-properties style:font-name="DejaVu Sans1" fo:font-size="12pt" fo:font-style="normal" fo:font-weight="bold" officeooo:rsid="0347a5f8" style:font-name-asian="DejaVu Sans3" style:font-size-asian="14pt" style:font-style-asian="oblique" style:font-weight-asian="normal" style:font-name-complex="DejaVu Sans3" style:font-size-complex="14pt" style:font-style-complex="oblique" style:font-weight-complex="normal"/>
    </style:style>
    <style:style style:name="T407" style:family="text">
      <style:text-properties officeooo:rsid="017c0f6f"/>
    </style:style>
    <style:style style:name="T408" style:family="text">
      <style:text-properties officeooo:rsid="01818590"/>
    </style:style>
    <style:style style:name="T409" style:family="text">
      <style:text-properties officeooo:rsid="01852470"/>
    </style:style>
    <style:style style:name="T410" style:family="text">
      <style:text-properties officeooo:rsid="017df7e3"/>
    </style:style>
    <style:style style:name="T411" style:family="text">
      <style:text-properties officeooo:rsid="01867729"/>
    </style:style>
    <style:style style:name="T412" style:family="text">
      <style:text-properties fo:font-size="10.5pt" fo:font-weight="bold" officeooo:rsid="004e5951" style:font-size-asian="10.5pt" style:font-weight-asian="bold" style:font-size-complex="10.5pt" style:font-weight-complex="bold"/>
    </style:style>
    <style:style style:name="T413" style:family="text">
      <style:text-properties fo:font-size="10.5pt" fo:font-weight="bold" officeooo:rsid="01867729" style:font-size-asian="10.5pt" style:font-weight-asian="bold" style:font-size-complex="10.5pt" style:font-weight-complex="bold"/>
    </style:style>
    <style:style style:name="T414" style:family="text">
      <style:text-properties officeooo:rsid="018c643d"/>
    </style:style>
    <style:style style:name="T415" style:family="text">
      <style:text-properties officeooo:rsid="0196c2fd"/>
    </style:style>
    <style:style style:name="T416" style:family="text">
      <style:text-properties officeooo:rsid="019a2729"/>
    </style:style>
    <style:style style:name="T417" style:family="text">
      <style:text-properties officeooo:rsid="01a3883a"/>
    </style:style>
    <style:style style:name="T418" style:family="text">
      <style:text-properties officeooo:rsid="018b947e"/>
    </style:style>
    <style:style style:name="T419" style:family="text">
      <style:text-properties fo:font-weight="normal" style:font-weight-asian="normal" style:font-weight-complex="normal"/>
    </style:style>
    <style:style style:name="T420" style:family="text">
      <style:text-properties fo:font-weight="normal" officeooo:rsid="01ac334d" style:font-weight-asian="normal" style:font-weight-complex="normal"/>
    </style:style>
    <style:style style:name="T421" style:family="text">
      <style:text-properties fo:font-weight="normal" officeooo:rsid="01aeaebe" style:font-weight-asian="normal" style:font-weight-complex="normal"/>
    </style:style>
    <style:style style:name="T422" style:family="text">
      <style:text-properties fo:font-weight="normal" officeooo:rsid="0214a92d" style:font-weight-asian="normal" style:font-weight-complex="normal"/>
    </style:style>
    <style:style style:name="T423" style:family="text">
      <style:text-properties fo:font-weight="normal" officeooo:rsid="01732855" style:font-weight-asian="normal" style:font-weight-complex="normal"/>
    </style:style>
    <style:style style:name="T424" style:family="text">
      <style:text-properties fo:font-weight="normal" officeooo:rsid="021860ca" style:font-weight-asian="normal" style:font-weight-complex="normal"/>
    </style:style>
    <style:style style:name="T425" style:family="text">
      <style:text-properties fo:font-weight="normal" officeooo:rsid="0268bf00" style:font-weight-asian="normal" style:font-weight-complex="normal"/>
    </style:style>
    <style:style style:name="T426" style:family="text">
      <style:text-properties fo:font-weight="normal" officeooo:rsid="02a65227" style:font-weight-asian="normal" style:font-weight-complex="normal"/>
    </style:style>
    <style:style style:name="T427" style:family="text">
      <style:text-properties fo:font-weight="normal" officeooo:rsid="02a7e9d0" style:font-weight-asian="normal" style:font-weight-complex="normal"/>
    </style:style>
    <style:style style:name="T428" style:family="text">
      <style:text-properties fo:font-weight="normal" officeooo:rsid="02e61612" style:font-weight-asian="normal" style:font-weight-complex="normal"/>
    </style:style>
    <style:style style:name="T429" style:family="text">
      <style:text-properties fo:font-weight="normal" officeooo:rsid="02e62b64" style:font-weight-asian="normal" style:font-weight-complex="normal"/>
    </style:style>
    <style:style style:name="T430" style:family="text">
      <style:text-properties fo:font-weight="normal" officeooo:rsid="02ec690d" style:font-weight-asian="normal" style:font-weight-complex="normal"/>
    </style:style>
    <style:style style:name="T431" style:family="text">
      <style:text-properties fo:font-weight="normal" officeooo:rsid="02ee5cec" style:font-weight-asian="normal" style:font-weight-complex="normal"/>
    </style:style>
    <style:style style:name="T432" style:family="text">
      <style:text-properties fo:font-weight="normal" officeooo:rsid="03147b62" style:font-weight-asian="normal" style:font-weight-complex="normal"/>
    </style:style>
    <style:style style:name="T433" style:family="text">
      <style:text-properties fo:font-weight="normal" officeooo:rsid="0315f03b" style:font-weight-asian="normal" style:font-weight-complex="normal"/>
    </style:style>
    <style:style style:name="T434" style:family="text">
      <style:text-properties fo:font-weight="normal" officeooo:rsid="03206eb9" style:font-weight-asian="normal" style:font-weight-complex="normal"/>
    </style:style>
    <style:style style:name="T435" style:family="text">
      <style:text-properties fo:font-weight="normal" officeooo:rsid="02723b71" style:font-weight-asian="normal" style:font-weight-complex="normal"/>
    </style:style>
    <style:style style:name="T436" style:family="text">
      <style:text-properties fo:font-weight="normal" fo:background-color="transparent" loext:char-shading-value="0" style:font-weight-asian="normal" style:font-weight-complex="normal"/>
    </style:style>
    <style:style style:name="T437" style:family="text">
      <style:text-properties fo:font-weight="normal" officeooo:rsid="01ac334d" fo:background-color="transparent" loext:char-shading-value="0" style:font-weight-asian="normal" style:font-weight-complex="normal"/>
    </style:style>
    <style:style style:name="T438" style:family="text">
      <style:text-properties officeooo:rsid="01591a38"/>
    </style:style>
    <style:style style:name="T439" style:family="text">
      <style:text-properties officeooo:rsid="01b7d889"/>
    </style:style>
    <style:style style:name="T440" style:family="text">
      <style:text-properties officeooo:rsid="00519fd4"/>
    </style:style>
    <style:style style:name="T441" style:family="text">
      <style:text-properties officeooo:rsid="01d25110"/>
    </style:style>
    <style:style style:name="T442" style:family="text">
      <style:text-properties officeooo:rsid="0051c57c"/>
    </style:style>
    <style:style style:name="T443" style:family="text">
      <style:text-properties officeooo:rsid="01d49cc2"/>
    </style:style>
    <style:style style:name="T444" style:family="text">
      <style:text-properties officeooo:rsid="01de9cea"/>
    </style:style>
    <style:style style:name="T445" style:family="text">
      <style:text-properties officeooo:rsid="01eecf04"/>
    </style:style>
    <style:style style:name="T446" style:family="text">
      <style:text-properties officeooo:rsid="01efaf1e"/>
    </style:style>
    <style:style style:name="T447" style:family="text">
      <style:text-properties officeooo:rsid="01f08490"/>
    </style:style>
    <style:style style:name="T448" style:family="text">
      <style:text-properties fo:color="#669933" style:font-name="DejaVu Sans1" fo:font-size="10pt" fo:font-style="italic" fo:font-weight="normal" officeooo:rsid="004e5951" fo:background-color="transparent" loext:char-shading-value="0" style:font-name-asian="DejaVu Sans3" style:font-size-asian="10pt" style:font-style-asian="italic" style:font-weight-asian="normal" style:font-name-complex="DejaVu Sans3" style:font-size-complex="10pt" style:font-style-complex="italic" style:font-weight-complex="normal"/>
    </style:style>
    <style:style style:name="T449" style:family="text">
      <style:text-properties officeooo:rsid="01f6fdb2"/>
    </style:style>
    <style:style style:name="T450" style:family="text">
      <style:text-properties fo:color="#dd4814" style:font-name="DejaVu Sans1" fo:font-style="normal" style:text-underline-style="solid" style:text-underline-width="auto" style:text-underline-color="font-color" fo:font-weight="normal" officeooo:rsid="018c643d" style:font-name-asian="DejaVu Sans3" style:font-size-asian="10pt" style:font-style-asian="oblique" style:font-weight-asian="normal" style:font-name-complex="DejaVu Sans3" style:font-size-complex="10pt" style:font-style-complex="oblique" style:font-weight-complex="normal"/>
    </style:style>
    <style:style style:name="T451" style:family="text">
      <style:text-properties style:font-style-asian="normal" style:font-style-complex="normal"/>
    </style:style>
    <style:style style:name="T452" style:family="text">
      <style:text-properties officeooo:rsid="0354d888" style:font-style-asian="normal" style:font-style-complex="normal"/>
    </style:style>
    <style:style style:name="T453" style:family="text">
      <style:text-properties officeooo:rsid="020833ff"/>
    </style:style>
    <style:style style:name="T454" style:family="text">
      <style:text-properties officeooo:rsid="020923ec"/>
    </style:style>
    <style:style style:name="T455" style:family="text">
      <style:text-properties officeooo:rsid="021b7cc7"/>
    </style:style>
    <style:style style:name="T456" style:family="text">
      <style:text-properties officeooo:rsid="0232321e"/>
    </style:style>
    <style:style style:name="T457" style:family="text">
      <style:text-properties officeooo:rsid="023437da"/>
    </style:style>
    <style:style style:name="T458" style:family="text">
      <style:text-properties officeooo:rsid="023d1083"/>
    </style:style>
    <style:style style:name="T459" style:family="text">
      <style:text-properties officeooo:rsid="023d988b"/>
    </style:style>
    <style:style style:name="T460" style:family="text">
      <style:text-properties officeooo:rsid="023e4217"/>
    </style:style>
    <style:style style:name="T461" style:family="text">
      <style:text-properties officeooo:rsid="023f8f15"/>
    </style:style>
    <style:style style:name="T462" style:family="text">
      <style:text-properties officeooo:rsid="02556643"/>
    </style:style>
    <style:style style:name="T463" style:family="text">
      <style:text-properties officeooo:rsid="0255afb0"/>
    </style:style>
    <style:style style:name="T464" style:family="text">
      <style:text-properties officeooo:rsid="02564d51"/>
    </style:style>
    <style:style style:name="T465" style:family="text">
      <style:text-properties officeooo:rsid="02565de8"/>
    </style:style>
    <style:style style:name="T466" style:family="text">
      <style:text-properties officeooo:rsid="02574c0d"/>
    </style:style>
    <style:style style:name="T467" style:family="text">
      <style:text-properties officeooo:rsid="02598ac8"/>
    </style:style>
    <style:style style:name="T468" style:family="text">
      <style:text-properties officeooo:rsid="025c14eb"/>
    </style:style>
    <style:style style:name="T469" style:family="text">
      <style:text-properties officeooo:rsid="025e7cab"/>
    </style:style>
    <style:style style:name="T470" style:family="text">
      <style:text-properties officeooo:rsid="0261aac8"/>
    </style:style>
    <style:style style:name="T471" style:family="text">
      <style:text-properties officeooo:rsid="0265ec5e"/>
    </style:style>
    <style:style style:name="T472" style:family="text">
      <style:text-properties fo:background-color="#ffff00" loext:char-shading-value="0"/>
    </style:style>
    <style:style style:name="T473" style:family="text">
      <style:text-properties officeooo:rsid="0265ec5e" fo:background-color="#ffff00" loext:char-shading-value="0"/>
    </style:style>
    <style:style style:name="T474" style:family="text">
      <style:text-properties officeooo:rsid="026b7096" fo:background-color="#ffff00" loext:char-shading-value="0"/>
    </style:style>
    <style:style style:name="T475" style:family="text">
      <style:text-properties officeooo:rsid="0051c57c" fo:background-color="#ffff00" loext:char-shading-value="0"/>
    </style:style>
    <style:style style:name="T476" style:family="text">
      <style:text-properties officeooo:rsid="0268810c"/>
    </style:style>
    <style:style style:name="T477" style:family="text">
      <style:text-properties officeooo:rsid="0268bf00"/>
    </style:style>
    <style:style style:name="T478" style:family="text">
      <style:text-properties officeooo:rsid="026b6c4d"/>
    </style:style>
    <style:style style:name="T479" style:family="text">
      <style:text-properties officeooo:rsid="026b7096"/>
    </style:style>
    <style:style style:name="T480" style:family="text">
      <style:text-properties officeooo:rsid="026ea01f"/>
    </style:style>
    <style:style style:name="T481" style:family="text">
      <style:text-properties officeooo:rsid="02723b71"/>
    </style:style>
    <style:style style:name="T482" style:family="text">
      <style:text-properties officeooo:rsid="0272b56d"/>
    </style:style>
    <style:style style:name="T483" style:family="text">
      <style:text-properties officeooo:rsid="027374c5"/>
    </style:style>
    <style:style style:name="T484" style:family="text">
      <style:text-properties officeooo:rsid="027807d0"/>
    </style:style>
    <style:style style:name="T485" style:family="text">
      <style:text-properties officeooo:rsid="027b09a7"/>
    </style:style>
    <style:style style:name="T486" style:family="text">
      <style:text-properties officeooo:rsid="027c0035"/>
    </style:style>
    <style:style style:name="T487" style:family="text">
      <style:text-properties officeooo:rsid="027d8145"/>
    </style:style>
    <style:style style:name="T488" style:family="text">
      <style:text-properties officeooo:rsid="027f4985"/>
    </style:style>
    <style:style style:name="T489" style:family="text">
      <style:text-properties officeooo:rsid="0280e8f9"/>
    </style:style>
    <style:style style:name="T490" style:family="text">
      <style:text-properties officeooo:rsid="0281b484"/>
    </style:style>
    <style:style style:name="T491" style:family="text">
      <style:text-properties officeooo:rsid="0269cb4b"/>
    </style:style>
    <style:style style:name="T492" style:family="text">
      <style:text-properties officeooo:rsid="028c955d"/>
    </style:style>
    <style:style style:name="T493" style:family="text">
      <style:text-properties officeooo:rsid="02829560"/>
    </style:style>
    <style:style style:name="T494" style:family="text">
      <style:text-properties officeooo:rsid="028519e7"/>
    </style:style>
    <style:style style:name="T495" style:family="text">
      <style:text-properties officeooo:rsid="0286c4f5"/>
    </style:style>
    <style:style style:name="T496" style:family="text">
      <style:text-properties officeooo:rsid="0287c82a"/>
    </style:style>
    <style:style style:name="T497" style:family="text">
      <style:text-properties officeooo:rsid="028a23cd"/>
    </style:style>
    <style:style style:name="T498" style:family="text">
      <style:text-properties officeooo:rsid="028aa146"/>
    </style:style>
    <style:style style:name="T499" style:family="text">
      <style:text-properties officeooo:rsid="028cc9b9"/>
    </style:style>
    <style:style style:name="T500" style:family="text">
      <style:text-properties officeooo:rsid="028d92fc"/>
    </style:style>
    <style:style style:name="T501" style:family="text">
      <style:text-properties officeooo:rsid="02915752"/>
    </style:style>
    <style:style style:name="T502" style:family="text">
      <style:text-properties officeooo:rsid="029699ed"/>
    </style:style>
    <style:style style:name="T503" style:family="text">
      <style:text-properties officeooo:rsid="029d2ba9"/>
    </style:style>
    <style:style style:name="T504" style:family="text">
      <style:text-properties officeooo:rsid="02a1fa20"/>
    </style:style>
    <style:style style:name="T505" style:family="text">
      <style:text-properties style:text-underline-style="none"/>
    </style:style>
    <style:style style:name="T506" style:family="text">
      <style:text-properties style:text-underline-style="none" fo:font-weight="normal" style:font-weight-asian="normal" style:font-weight-complex="normal"/>
    </style:style>
    <style:style style:name="T507" style:family="text">
      <style:text-properties style:text-underline-style="none" fo:font-weight="normal" officeooo:rsid="0268bf00" style:font-weight-asian="normal" style:font-weight-complex="normal"/>
    </style:style>
    <style:style style:name="T508" style:family="text">
      <style:text-properties style:text-underline-style="none" fo:font-weight="normal" officeooo:rsid="02a65227" style:font-weight-asian="normal" style:font-weight-complex="normal"/>
    </style:style>
    <style:style style:name="T509" style:family="text">
      <style:text-properties style:text-underline-style="none" fo:font-weight="normal" officeooo:rsid="02a7e9d0" style:font-weight-asian="normal" style:font-weight-complex="normal"/>
    </style:style>
    <style:style style:name="T510" style:family="text">
      <style:text-properties officeooo:rsid="02a597dd"/>
    </style:style>
    <style:style style:name="T511" style:family="text">
      <style:text-properties officeooo:rsid="02b083f3"/>
    </style:style>
    <style:style style:name="T512" style:family="text">
      <style:text-properties officeooo:rsid="02b33f92"/>
    </style:style>
    <style:style style:name="T513" style:family="text">
      <style:text-properties officeooo:rsid="02c120f9"/>
    </style:style>
    <style:style style:name="T514" style:family="text">
      <style:text-properties officeooo:rsid="02c2f45a"/>
    </style:style>
    <style:style style:name="T515" style:family="text">
      <style:text-properties officeooo:rsid="02c32947"/>
    </style:style>
    <style:style style:name="T516" style:family="text">
      <style:text-properties officeooo:rsid="02c7f6f5"/>
    </style:style>
    <style:style style:name="T517" style:family="text">
      <style:text-properties officeooo:rsid="02c98a71"/>
    </style:style>
    <style:style style:name="T518" style:family="text">
      <style:text-properties officeooo:rsid="02cb0cbb"/>
    </style:style>
    <style:style style:name="T519" style:family="text">
      <style:text-properties fo:background-color="#fff200" loext:char-shading-value="0"/>
    </style:style>
    <style:style style:name="T520" style:family="text">
      <style:text-properties officeooo:rsid="02ccc8f7"/>
    </style:style>
    <style:style style:name="T521" style:family="text">
      <style:text-properties officeooo:rsid="02d33af5"/>
    </style:style>
    <style:style style:name="T522" style:family="text">
      <style:text-properties officeooo:rsid="02d533a4"/>
    </style:style>
    <style:style style:name="T523" style:family="text">
      <style:text-properties officeooo:rsid="02d77e7c"/>
    </style:style>
    <style:style style:name="T524" style:family="text">
      <style:text-properties officeooo:rsid="02e05475"/>
    </style:style>
    <style:style style:name="T525" style:family="text">
      <style:text-properties officeooo:rsid="02e50c4d"/>
    </style:style>
    <style:style style:name="T526" style:family="text">
      <style:text-properties officeooo:rsid="02eb26b5"/>
    </style:style>
    <style:style style:name="T527" style:family="text">
      <style:text-properties officeooo:rsid="02ee5cec"/>
    </style:style>
    <style:style style:name="T528" style:family="text">
      <style:text-properties officeooo:rsid="02f04499"/>
    </style:style>
    <style:style style:name="T529" style:family="text">
      <style:text-properties officeooo:rsid="02f90893"/>
    </style:style>
    <style:style style:name="T530" style:family="text">
      <style:text-properties officeooo:rsid="02fbb100"/>
    </style:style>
    <style:style style:name="T531" style:family="text">
      <style:text-properties officeooo:rsid="02fe6c08"/>
    </style:style>
    <style:style style:name="T532" style:family="text">
      <style:text-properties officeooo:rsid="02ffe48e"/>
    </style:style>
    <style:style style:name="T533" style:family="text">
      <style:text-properties officeooo:rsid="0302406b"/>
    </style:style>
    <style:style style:name="T534" style:family="text">
      <style:text-properties officeooo:rsid="0305c4f7"/>
    </style:style>
    <style:style style:name="T535" style:family="text">
      <style:text-properties officeooo:rsid="030a1b88"/>
    </style:style>
    <style:style style:name="T536" style:family="text">
      <style:text-properties officeooo:rsid="030cae14"/>
    </style:style>
    <style:style style:name="T537" style:family="text">
      <style:text-properties officeooo:rsid="030fc2c6"/>
    </style:style>
    <style:style style:name="T538" style:family="text">
      <style:text-properties officeooo:rsid="030fd587"/>
    </style:style>
    <style:style style:name="T539" style:family="text">
      <style:text-properties officeooo:rsid="031246f6"/>
    </style:style>
    <style:style style:name="T540" style:family="text">
      <style:text-properties officeooo:rsid="031cec02"/>
    </style:style>
    <style:style style:name="T541" style:family="text">
      <style:text-properties officeooo:rsid="031f74c3"/>
    </style:style>
    <style:style style:name="T542" style:family="text">
      <style:text-properties officeooo:rsid="0322079a"/>
    </style:style>
    <style:style style:name="T543" style:family="text">
      <style:text-properties officeooo:rsid="0322d744"/>
    </style:style>
    <style:style style:name="T544" style:family="text">
      <style:text-properties officeooo:rsid="03243d84"/>
    </style:style>
    <style:style style:name="T545" style:family="text">
      <style:text-properties officeooo:rsid="03274f4f"/>
    </style:style>
    <style:style style:name="T546" style:family="text">
      <style:text-properties officeooo:rsid="0328dfe5"/>
    </style:style>
    <style:style style:name="T547" style:family="text">
      <style:text-properties officeooo:rsid="032c4109"/>
    </style:style>
    <style:style style:name="T548" style:family="text">
      <style:text-properties officeooo:rsid="032ddc80"/>
    </style:style>
    <style:style style:name="T549" style:family="text">
      <style:text-properties officeooo:rsid="032b7682"/>
    </style:style>
    <style:style style:name="T550" style:family="text">
      <style:text-properties officeooo:rsid="031d3f06"/>
    </style:style>
    <style:style style:name="T551" style:family="text">
      <style:text-properties officeooo:rsid="032e78a9"/>
    </style:style>
    <style:style style:name="T552" style:family="text">
      <style:text-properties officeooo:rsid="0322dec5"/>
    </style:style>
    <style:style style:name="T553" style:family="text">
      <style:text-properties officeooo:rsid="03244714"/>
    </style:style>
    <style:style style:name="T554" style:family="text">
      <style:text-properties officeooo:rsid="0325c5cd"/>
    </style:style>
    <style:style style:name="T555" style:family="text">
      <style:text-properties officeooo:rsid="03270fe9"/>
    </style:style>
    <style:style style:name="T556" style:family="text">
      <style:text-properties officeooo:rsid="0331968d"/>
    </style:style>
    <style:style style:name="T557" style:family="text">
      <style:text-properties officeooo:rsid="03285dcb"/>
    </style:style>
    <style:style style:name="T558" style:family="text">
      <style:text-properties officeooo:rsid="0327ceea"/>
    </style:style>
    <style:style style:name="T559" style:family="text">
      <style:text-properties officeooo:rsid="032a4e0f"/>
    </style:style>
    <style:style style:name="T560" style:family="text">
      <style:text-properties officeooo:rsid="03333dfe"/>
    </style:style>
    <style:style style:name="T561" style:family="text">
      <style:text-properties officeooo:rsid="03316461"/>
    </style:style>
    <style:style style:name="T562" style:family="text">
      <style:text-properties officeooo:rsid="03334701"/>
    </style:style>
    <style:style style:name="T563" style:family="text">
      <style:text-properties officeooo:rsid="033490fd"/>
    </style:style>
    <style:style style:name="T564" style:family="text">
      <style:text-properties style:text-underline-style="solid" style:text-underline-type="double" style:text-underline-width="auto" style:text-underline-color="font-color" officeooo:rsid="01d25110"/>
    </style:style>
    <style:style style:name="T565" style:family="text">
      <style:text-properties officeooo:rsid="033795d5"/>
    </style:style>
    <style:style style:name="T566" style:family="text">
      <style:text-properties officeooo:rsid="033a6b62"/>
    </style:style>
    <style:style style:name="T567" style:family="text">
      <style:text-properties officeooo:rsid="033d611d"/>
    </style:style>
    <style:style style:name="T568" style:family="text">
      <style:text-properties officeooo:rsid="033e8608"/>
    </style:style>
    <style:style style:name="T569" style:family="text">
      <style:text-properties officeooo:rsid="03426f6e"/>
    </style:style>
    <style:style style:name="T570" style:family="text">
      <style:text-properties officeooo:rsid="034ddf3c"/>
    </style:style>
    <style:style style:name="T571" style:family="text">
      <style:text-properties officeooo:rsid="03571aed"/>
    </style:style>
    <style:style style:name="T572" style:family="text">
      <style:text-properties officeooo:rsid="03575d67"/>
    </style:style>
    <style:style style:name="T573" style:family="text">
      <style:text-properties officeooo:rsid="035952db"/>
    </style:style>
    <style:style style:name="T574" style:family="text">
      <style:text-properties officeooo:rsid="035d7788"/>
    </style:style>
    <style:style style:name="T575" style:family="text">
      <style:text-properties officeooo:rsid="03615d89"/>
    </style:style>
    <style:style style:name="T576" style:family="text">
      <style:text-properties officeooo:rsid="03629657"/>
    </style:style>
    <style:style style:name="T577" style:family="text">
      <style:text-properties officeooo:rsid="0363c6e9"/>
    </style:style>
    <style:style style:name="T578" style:family="text">
      <style:text-properties officeooo:rsid="036522a3"/>
    </style:style>
    <style:style style:name="T579" style:family="text">
      <style:text-properties officeooo:rsid="03670c66"/>
    </style:style>
    <style:style style:name="T580" style:family="text">
      <style:text-properties officeooo:rsid="0367ac7c"/>
    </style:style>
    <style:style style:name="T581" style:family="text">
      <style:text-properties officeooo:rsid="036bf9ed"/>
    </style:style>
    <style:style style:name="T582" style:family="text">
      <style:text-properties officeooo:rsid="036c4814"/>
    </style:style>
    <style:style style:name="T583" style:family="text">
      <style:text-properties officeooo:rsid="036cd9be"/>
    </style:style>
    <style:style style:name="T584" style:family="text">
      <style:text-properties officeooo:rsid="036da8da"/>
    </style:style>
    <style:style style:name="T585" style:family="text">
      <style:text-properties officeooo:rsid="0374dd1c"/>
    </style:style>
    <style:style style:name="T586" style:family="text">
      <style:text-properties officeooo:rsid="03763399"/>
    </style:style>
    <style:style style:name="T587" style:family="text">
      <style:text-properties officeooo:rsid="0376f49c"/>
    </style:style>
    <style:style style:name="T588" style:family="text">
      <style:text-properties officeooo:rsid="037a3d0d"/>
    </style:style>
    <style:style style:name="T589" style:family="text">
      <style:text-properties officeooo:rsid="037e3a47"/>
    </style:style>
    <style:style style:name="T590" style:family="text">
      <style:text-properties officeooo:rsid="038294d6"/>
    </style:style>
    <style:style style:name="T591" style:family="text">
      <style:text-properties officeooo:rsid="016400d8" style:font-size-asian="10pt" style:font-size-complex="10pt"/>
    </style:style>
    <style:style style:name="T592" style:family="text">
      <style:text-properties officeooo:rsid="037fe80c"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547in" fo:text-indent="-0.25in" fo:margin-left="0.8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7in" fo:text-indent="-0.25in" fo:margin-left="1.1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7in" fo:text-indent="-0.25in" fo:margin-left="1.3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7in" fo:text-indent="-0.25in" fo:margin-left="1.6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7in" fo:text-indent="-0.25in" fo:margin-left="1.8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7in" fo:text-indent="-0.25in" fo:margin-left="2.1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7in" fo:text-indent="-0.25in" fo:margin-left="2.3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7in" fo:text-indent="-0.25in" fo:margin-left="2.6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7in" fo:text-indent="-0.25in" fo:margin-left="2.8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7in" fo:text-indent="-0.25in" fo:margin-left="3.104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791in" fo:text-indent="-0.25in" fo:margin-left="0.6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91in" fo:text-indent="-0.25in" fo:margin-left="0.9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91in" fo:text-indent="-0.25in" fo:margin-left="1.1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91in" fo:text-indent="-0.25in" fo:margin-left="1.4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91in" fo:text-indent="-0.25in" fo:margin-left="1.6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91in" fo:text-indent="-0.25in" fo:margin-left="1.9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91in" fo:text-indent="-0.25in" fo:margin-left="2.1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91in" fo:text-indent="-0.25in" fo:margin-left="2.4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91in" fo:text-indent="-0.25in" fo:margin-left="2.6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91in" fo:text-indent="-0.25in" fo:margin-left="2.9291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547in" fo:text-indent="-0.25in" fo:margin-left="0.8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7in" fo:text-indent="-0.25in" fo:margin-left="1.1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7in" fo:text-indent="-0.25in" fo:margin-left="1.3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7in" fo:text-indent="-0.25in" fo:margin-left="1.6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7in" fo:text-indent="-0.25in" fo:margin-left="1.8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7in" fo:text-indent="-0.25in" fo:margin-left="2.1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7in" fo:text-indent="-0.25in" fo:margin-left="2.3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7in" fo:text-indent="-0.25in" fo:margin-left="2.6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7in" fo:text-indent="-0.25in" fo:margin-left="2.8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7in" fo:text-indent="-0.25in" fo:margin-left="3.104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547in" fo:text-indent="-0.25in" fo:margin-left="0.8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7in" fo:text-indent="-0.25in" fo:margin-left="1.1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7in" fo:text-indent="-0.25in" fo:margin-left="1.3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7in" fo:text-indent="-0.25in" fo:margin-left="1.6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7in" fo:text-indent="-0.25in" fo:margin-left="1.8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7in" fo:text-indent="-0.25in" fo:margin-left="2.1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7in" fo:text-indent="-0.25in" fo:margin-left="2.3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7in" fo:text-indent="-0.25in" fo:margin-left="2.6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7in" fo:text-indent="-0.25in" fo:margin-left="2.8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7in" fo:text-indent="-0.25in" fo:margin-left="3.104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6772in" fo:text-indent="-0.25in" fo:margin-left="0.6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72in" fo:text-indent="-0.25in" fo:margin-left="0.9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72in" fo:text-indent="-0.25in" fo:margin-left="1.1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72in" fo:text-indent="-0.25in" fo:margin-left="1.4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72in" fo:text-indent="-0.25in" fo:margin-left="1.6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72in" fo:text-indent="-0.25in" fo:margin-left="1.9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72in" fo:text-indent="-0.25in" fo:margin-left="2.1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72in" fo:text-indent="-0.25in" fo:margin-left="2.4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72in" fo:text-indent="-0.25in" fo:margin-left="2.6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72in" fo:text-indent="-0.25in" fo:margin-left="2.927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6772in" fo:text-indent="-0.25in" fo:margin-left="0.6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72in" fo:text-indent="-0.25in" fo:margin-left="0.9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72in" fo:text-indent="-0.25in" fo:margin-left="1.1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72in" fo:text-indent="-0.25in" fo:margin-left="1.4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72in" fo:text-indent="-0.25in" fo:margin-left="1.6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72in" fo:text-indent="-0.25in" fo:margin-left="1.9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72in" fo:text-indent="-0.25in" fo:margin-left="2.1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72in" fo:text-indent="-0.25in" fo:margin-left="2.4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72in" fo:text-indent="-0.25in" fo:margin-left="2.6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72in" fo:text-indent="-0.25in" fo:margin-left="2.927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547in" fo:text-indent="-0.25in" fo:margin-left="0.8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7in" fo:text-indent="-0.25in" fo:margin-left="1.1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7in" fo:text-indent="-0.25in" fo:margin-left="1.3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7in" fo:text-indent="-0.25in" fo:margin-left="1.6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7in" fo:text-indent="-0.25in" fo:margin-left="1.8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7in" fo:text-indent="-0.25in" fo:margin-left="2.1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7in" fo:text-indent="-0.25in" fo:margin-left="2.3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7in" fo:text-indent="-0.25in" fo:margin-left="2.6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7in" fo:text-indent="-0.25in" fo:margin-left="2.8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7in" fo:text-indent="-0.25in" fo:margin-left="3.104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8547in" fo:text-indent="-0.25in" fo:margin-left="0.8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7in" fo:text-indent="-0.25in" fo:margin-left="1.1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7in" fo:text-indent="-0.25in" fo:margin-left="1.3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7in" fo:text-indent="-0.25in" fo:margin-left="1.6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7in" fo:text-indent="-0.25in" fo:margin-left="1.8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7in" fo:text-indent="-0.25in" fo:margin-left="2.1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7in" fo:text-indent="-0.25in" fo:margin-left="2.3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7in" fo:text-indent="-0.25in" fo:margin-left="2.6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7in" fo:text-indent="-0.25in" fo:margin-left="2.8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7in" fo:text-indent="-0.25in" fo:margin-left="3.1047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8547in" fo:text-indent="-0.25in" fo:margin-left="0.8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7in" fo:text-indent="-0.25in" fo:margin-left="1.1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7in" fo:text-indent="-0.25in" fo:margin-left="1.3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7in" fo:text-indent="-0.25in" fo:margin-left="1.6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7in" fo:text-indent="-0.25in" fo:margin-left="1.8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7in" fo:text-indent="-0.25in" fo:margin-left="2.1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7in" fo:text-indent="-0.25in" fo:margin-left="2.3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7in" fo:text-indent="-0.25in" fo:margin-left="2.6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7in" fo:text-indent="-0.25in" fo:margin-left="2.8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7in" fo:text-indent="-0.25in" fo:margin-left="3.1047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number:text>
      <number:month number:style="long"/>
      <number:text>.</number:text>
      <number:year number:style="long"/>
    </number:date-style>
  </office:automatic-styles>
  <office:body>
    <office:text text:use-soft-page-breaks="true">
      <office:forms form:automatic-focus="false" form:apply-design-mode="false"/>
      <text:tracked-changes text:track-changes="false">
        <text:changed-region xml:id="ct184486152" text:id="ct184486152">
          <text:deletion>
            <office:change-info>
              <dc:creator>Unknown Author</dc:creator>
              <dc:date>2020-03-03T15:51:22</dc:date>
            </office:change-info>
            <text:p text:style-name="P1">set by <text:s text:c="2"/><text:bookmark-ref text:reference-format="text" text:ref-name="__RefHeading___Toc7003_2285392727">Metax SET_METAX_INFO request</text:bookmark-ref> and the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4"/>
      <text:p text:style-name="Title"/>
      <text:p text:style-name="Title"/>
      <text:p text:style-name="Title"/>
      <text:p text:style-name="Title"/>
      <text:p text:style-name="Title"/>
      <text:p text:style-name="P271"/>
      <text:p text:style-name="Title"><text:title>Metax </text:title></text:p>
      <text:p text:style-name="P270"><text:subject>APIs</text:subject></text:p>
      <text:p text:style-name="P259"/>
      <text:p text:style-name="P260">Version <text:user-defined style:data-style-name="N0" text:name="Version">0.1</text:user-defined></text:p>
      <text:p text:style-name="P260">Last modified on` <text:span text:style-name="T272"><text:modification-date style:data-style-name="N121">12.03.2020</text:modification-date></text:span></text:p>
      <text:p text:style-name="P260">Number of pages` <text:page-count>41</text:page-count></text:p>
      <table:table table:name="RevisionHistory" table:style-name="RevisionHistory">
        <table:table-column table:style-name="RevisionHistory.A"/>
        <table:table-column table:style-name="RevisionHistory.B"/>
        <table:table-column table:style-name="RevisionHistory.C"/>
        <table:table-row>
          <table:table-cell table:style-name="RevisionHistory.A1" table:number-columns-spanned="3" office:value-type="string">
            <text:p text:style-name="Table_20_Heading">Document History</text:p>
          </table:table-cell>
          <table:covered-table-cell/>
          <table:covered-table-cell/>
        </table:table-row>
        <table:table-row>
          <table:table-cell table:style-name="RevisionHistory.A2" office:value-type="string">
            <text:p text:style-name="Table_20_Heading">Date</text:p>
          </table:table-cell>
          <table:table-cell table:style-name="RevisionHistory.A2" office:value-type="string">
            <text:p text:style-name="Table_20_Heading">Description</text:p>
          </table:table-cell>
          <table:table-cell table:style-name="RevisionHistory.C2" office:value-type="string">
            <text:p text:style-name="Table_20_Heading">Author(s)</text:p>
          </table:table-cell>
        </table:table-row>
        <table:table-row>
          <table:table-cell table:style-name="RevisionHistory.A3" office:value-type="string">
            <text:p text:style-name="Table_20_Contents"><text:span text:style-name="T315">23</text:span>-<text:span text:style-name="T274">Apr</text:span>-201<text:span text:style-name="T274">8</text:span></text:p>
          </table:table-cell>
          <table:table-cell table:style-name="RevisionHistory.A2" office:value-type="string">
            <text:p text:style-name="Table_20_Contents">Version 0.1: <text:span text:style-name="T316">Moved the content of leviathan_metax_api.txt into odt format.</text:span></text:p>
          </table:table-cell>
          <table:table-cell table:style-name="RevisionHistory.C2" office:value-type="string">
            <text:p text:style-name="P261"><text:a xlink:type="simple" xlink:href="mailto:armine@yerevak.com?subject=Metax%20APIs%20document" text:style-name="Internet_20_link" text:visited-style-name="Visited_20_Internet_20_Link"><text:span text:style-name="T273">Armine</text:span></text:a></text:p>
          </table:table-cell>
        </table:table-row>
        <table:table-row>
          <table:table-cell table:style-name="RevisionHistory.A3" office:value-type="string">
            <text:p text:style-name="P262">25-Apr-2018</text:p>
          </table:table-cell>
          <table:table-cell table:style-name="RevisionHistory.A2" office:value-type="string">
            <text:p text:style-name="P262">Reviewed/<text:span text:style-name="T366">Updated</text:span> all the sections.</text:p>
          </table:table-cell>
          <table:table-cell table:style-name="RevisionHistory.C2" office:value-type="string">
            <text:p text:style-name="P265"><text:a xlink:type="simple" xlink:href="mailto:ani@leviathan.am?subject=Metax%20APIs%20document" text:style-name="Internet_20_link" text:visited-style-name="Visited_20_Internet_20_Link">Ani S.</text:a></text:p>
          </table:table-cell>
        </table:table-row>
        <table:table-row>
          <table:table-cell table:style-name="RevisionHistory.A3" office:value-type="string">
            <text:p text:style-name="P263"><text:span text:style-name="T467">19</text:span>-<text:span text:style-name="T467">Feb</text:span>-201<text:span text:style-name="T467">9</text:span></text:p>
          </table:table-cell>
          <table:table-cell table:style-name="RevisionHistory.A2" office:value-type="string">
            <text:p text:style-name="P267">Updated Lena’s notes on "local" option usage for "save" request.<text:line-break/><text:span text:style-name="T468">Also added new empty Sections for "Metax UNREGISTER_LISTENER request" and "Metax save stream request".</text:span></text:p>
          </table:table-cell>
          <table:table-cell table:style-name="RevisionHistory.C2" office:value-type="string">
            <text:p text:style-name="P266"><text:a xlink:type="simple" xlink:href="mailto:ani@leviathan.am?subject=Metax%20APIs%20document" text:style-name="Internet_20_link" text:visited-style-name="Visited_20_Internet_20_Link">Ani S.</text:a></text:p>
          </table:table-cell>
        </table:table-row>
        <table:table-row>
          <table:table-cell table:style-name="RevisionHistory.A3" office:value-type="string">
            <text:p text:style-name="P264"><text:span text:style-name="T540">21</text:span>-<text:span text:style-name="T540">Oct</text:span>-201<text:span text:style-name="T467">9</text:span></text:p>
          </table:table-cell>
          <table:table-cell table:style-name="RevisionHistory.A2" office:value-type="string">
            <text:p text:style-name="P268">Added empty sections for "Key Pairing" and "WebSocket Creation/Notification" mechanisms.</text:p>
          </table:table-cell>
          <table:table-cell table:style-name="RevisionHistory.C2" office:value-type="string">
            <text:p text:style-name="P269"><text:a xlink:type="simple" xlink:href="mailto:ani@leviathan.am?subject=Metax%20APIs%20document" text:style-name="Internet_20_link" text:visited-style-name="Visited_20_Internet_20_Link">Ani S.</text:a></text:p>
          </table:table-cell>
        </table:table-row>
      </table:table>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1">Table of Contents</text:p>
          </text:index-title>
          <text:p text:style-name="P294"><text:a xlink:type="simple" xlink:href="#__RefHeading__689_1376074399" text:style-name="Index_20_Link" text:visited-style-name="Index_20_Link">1. <text:s/>Introduction<text:tab/>5</text:a></text:p>
          <text:p text:style-name="P295"><text:a xlink:type="simple" xlink:href="#__RefHeading__359_1752854919" text:style-name="Index_20_Link" text:visited-style-name="Index_20_Link">1.1. <text:s/>About the document<text:tab/>5</text:a></text:p>
          <text:p text:style-name="P295"><text:a xlink:type="simple" xlink:href="#__RefHeading__365_1752854919" text:style-name="Index_20_Link" text:visited-style-name="Index_20_Link">1.2. <text:s/>Terms, acronyms and abbreviations<text:tab/>5</text:a></text:p>
          <text:p text:style-name="P295"><text:a xlink:type="simple" xlink:href="#__RefHeading__367_1752854919" text:style-name="Index_20_Link" text:visited-style-name="Index_20_Link">1.3. <text:s/>References<text:tab/>5</text:a></text:p>
          <text:p text:style-name="P294"><text:a xlink:type="simple" xlink:href="#__RefHeading__371_1752854919" text:style-name="Index_20_Link" text:visited-style-name="Index_20_Link">2. <text:s/>Metax APIs<text:tab/>5</text:a></text:p>
          <text:p text:style-name="P295"><text:a xlink:type="simple" xlink:href="#__RefHeading__15023_293272231" text:style-name="Index_20_Link" text:visited-style-name="Index_20_Link">2.1. <text:s/>Metax GET request<text:tab/>5</text:a></text:p>
          <text:p text:style-name="P295"><text:a xlink:type="simple" xlink:href="#__RefHeading__15025_293272231" text:style-name="Index_20_Link" text:visited-style-name="Index_20_Link">2.2. <text:s/>Metax SAVE request<text:tab/>6</text:a></text:p>
          <text:p text:style-name="P295"><text:a xlink:type="simple" xlink:href="#__RefHeading__15027_293272231" text:style-name="Index_20_Link" text:visited-style-name="Index_20_Link">2.3. <text:s/>Metax UPDATE request<text:tab/>10</text:a></text:p>
          <text:p text:style-name="P295"><text:a xlink:type="simple" xlink:href="#__RefHeading__15029_293272231" text:style-name="Index_20_Link" text:visited-style-name="Index_20_Link">2.4. <text:s/></text:a><text:a xlink:type="simple" xlink:href="#__RefHeading__15029_293272231" text:style-name="Index_20_Link" text:visited-style-name="Index_20_Link">Metax </text:a><text:a xlink:type="simple" xlink:href="#__RefHeading__15029_293272231" text:style-name="Index_20_Link" text:visited-style-name="Index_20_Link">SHARE request</text:a><text:a xlink:type="simple" xlink:href="#__RefHeading__15029_293272231" text:style-name="Index_20_Link" text:visited-style-name="Index_20_Link"><text:tab/>12</text:a></text:p>
          <text:p text:style-name="P295"><text:a xlink:type="simple" xlink:href="#__RefHeading___Toc5355_1055499499" text:style-name="Index_20_Link" text:visited-style-name="Index_20_Link">2.5. <text:s/></text:a><text:a xlink:type="simple" xlink:href="#__RefHeading___Toc5355_1055499499" text:style-name="Index_20_Link" text:visited-style-name="Index_20_Link">Metax ACCEPT </text:a><text:a xlink:type="simple" xlink:href="#__RefHeading___Toc5355_1055499499" text:style-name="Index_20_Link" text:visited-style-name="Index_20_Link">SHARE request</text:a><text:a xlink:type="simple" xlink:href="#__RefHeading___Toc5355_1055499499" text:style-name="Index_20_Link" text:visited-style-name="Index_20_Link"><text:tab/>14</text:a></text:p>
          <text:p text:style-name="P295"><text:a xlink:type="simple" xlink:href="#__RefHeading__15031_293272231" text:style-name="Index_20_Link" text:visited-style-name="Index_20_Link">2.6. <text:s/>Metax SENDTO request<text:tab/>14</text:a></text:p>
          <text:p text:style-name="P295"><text:a xlink:type="simple" xlink:href="#__RefHeading__1135_916521150" text:style-name="Index_20_Link" text:visited-style-name="Index_20_Link">2.7. <text:s/>Metax ADD_FRIEND request<text:tab/>17</text:a></text:p>
          <text:p text:style-name="P295"><text:a xlink:type="simple" xlink:href="#__RefHeading__1137_916521150" text:style-name="Index_20_Link" text:visited-style-name="Index_20_Link">2.8. <text:s/></text:a><text:a xlink:type="simple" xlink:href="#__RefHeading__1137_916521150" text:style-name="Index_20_Link" text:visited-style-name="Index_20_Link">Metax </text:a><text:a xlink:type="simple" xlink:href="#__RefHeading__1137_916521150" text:style-name="Index_20_Link" text:visited-style-name="Index_20_Link">GET_F</text:a><text:a xlink:type="simple" xlink:href="#__RefHeading__1137_916521150" text:style-name="Index_20_Link" text:visited-style-name="Index_20_Link">RIEND</text:a><text:a xlink:type="simple" xlink:href="#__RefHeading__1137_916521150" text:style-name="Index_20_Link" text:visited-style-name="Index_20_Link">_LIST request</text:a><text:a xlink:type="simple" xlink:href="#__RefHeading__1137_916521150" text:style-name="Index_20_Link" text:visited-style-name="Index_20_Link"><text:tab/>18</text:a></text:p>
          <text:p text:style-name="P295"><text:a xlink:type="simple" xlink:href="#__RefHeading___Toc6889_846104797" text:style-name="Index_20_Link" text:visited-style-name="Index_20_Link">2.9. <text:s/></text:a><text:a xlink:type="simple" xlink:href="#__RefHeading___Toc6889_846104797" text:style-name="Index_20_Link" text:visited-style-name="Index_20_Link">Metax </text:a><text:a xlink:type="simple" xlink:href="#__RefHeading___Toc6889_846104797" text:style-name="Index_20_Link" text:visited-style-name="Index_20_Link">ADD_</text:a><text:a xlink:type="simple" xlink:href="#__RefHeading___Toc6889_846104797" text:style-name="Index_20_Link" text:visited-style-name="Index_20_Link">T</text:a><text:a xlink:type="simple" xlink:href="#__RefHeading___Toc6889_846104797" text:style-name="Index_20_Link" text:visited-style-name="Index_20_Link">RUSTED_PEER</text:a><text:a xlink:type="simple" xlink:href="#__RefHeading___Toc6889_846104797" text:style-name="Index_20_Link" text:visited-style-name="Index_20_Link"> request</text:a><text:a xlink:type="simple" xlink:href="#__RefHeading___Toc6889_846104797" text:style-name="Index_20_Link" text:visited-style-name="Index_20_Link"><text:tab/>18</text:a></text:p>
          <text:p text:style-name="P295"><text:a xlink:type="simple" xlink:href="#__RefHeading___Toc6736_1922144300" text:style-name="Index_20_Link" text:visited-style-name="Index_20_Link">2.10. <text:s/></text:a><text:a xlink:type="simple" xlink:href="#__RefHeading___Toc6736_1922144300" text:style-name="Index_20_Link" text:visited-style-name="Index_20_Link">Metax </text:a><text:a xlink:type="simple" xlink:href="#__RefHeading___Toc6736_1922144300" text:style-name="Index_20_Link" text:visited-style-name="Index_20_Link">R</text:a><text:a xlink:type="simple" xlink:href="#__RefHeading___Toc6736_1922144300" text:style-name="Index_20_Link" text:visited-style-name="Index_20_Link">EMOVE</text:a><text:a xlink:type="simple" xlink:href="#__RefHeading___Toc6736_1922144300" text:style-name="Index_20_Link" text:visited-style-name="Index_20_Link">_</text:a><text:a xlink:type="simple" xlink:href="#__RefHeading___Toc6736_1922144300" text:style-name="Index_20_Link" text:visited-style-name="Index_20_Link">T</text:a><text:a xlink:type="simple" xlink:href="#__RefHeading___Toc6736_1922144300" text:style-name="Index_20_Link" text:visited-style-name="Index_20_Link">RUSTED_PEER</text:a><text:a xlink:type="simple" xlink:href="#__RefHeading___Toc6736_1922144300" text:style-name="Index_20_Link" text:visited-style-name="Index_20_Link"> request</text:a><text:a xlink:type="simple" xlink:href="#__RefHeading___Toc6736_1922144300" text:style-name="Index_20_Link" text:visited-style-name="Index_20_Link"><text:tab/>19</text:a></text:p>
          <text:p text:style-name="P295"><text:a xlink:type="simple" xlink:href="#__RefHeading__1137_9165211502" text:style-name="Index_20_Link" text:visited-style-name="Index_20_Link">2.11. <text:s/></text:a><text:a xlink:type="simple" xlink:href="#__RefHeading__1137_9165211502" text:style-name="Index_20_Link" text:visited-style-name="Index_20_Link">Metax </text:a><text:a xlink:type="simple" xlink:href="#__RefHeading__1137_9165211502" text:style-name="Index_20_Link" text:visited-style-name="Index_20_Link">GET_T</text:a><text:a xlink:type="simple" xlink:href="#__RefHeading__1137_9165211502" text:style-name="Index_20_Link" text:visited-style-name="Index_20_Link">RUSTED_PEER</text:a><text:a xlink:type="simple" xlink:href="#__RefHeading__1137_9165211502" text:style-name="Index_20_Link" text:visited-style-name="Index_20_Link">_LIST request</text:a><text:a xlink:type="simple" xlink:href="#__RefHeading__1137_9165211502" text:style-name="Index_20_Link" text:visited-style-name="Index_20_Link"><text:tab/>20</text:a></text:p>
          <text:p text:style-name="P295"><text:a xlink:type="simple" xlink:href="#__RefHeading__15033_293272231" text:style-name="Index_20_Link" text:visited-style-name="Index_20_Link">2.12. <text:s/>Metax MOVE_CACHE_TO_STORAGE request<text:tab/>20</text:a></text:p>
          <text:p text:style-name="P295"><text:a xlink:type="simple" xlink:href="#__RefHeading___Toc14888_2373574798" text:style-name="Index_20_Link" text:visited-style-name="Index_20_Link">2.13. <text:s/>Metax REGISTER_LISTENER request<text:tab/>21</text:a></text:p>
          <text:p text:style-name="P295"><text:a xlink:type="simple" xlink:href="#__RefHeading___Toc5397_1055499499" text:style-name="Index_20_Link" text:visited-style-name="Index_20_Link">2.14. <text:s/>Metax UNREGISTER_LISTENER request<text:tab/>22</text:a></text:p>
          <text:p text:style-name="P295"><text:a xlink:type="simple" xlink:href="#__RefHeading___Toc5399_1055499499" text:style-name="Index_20_Link" text:visited-style-name="Index_20_Link">2.15. <text:s/>Metax SAVE STREAM request<text:tab/>22</text:a></text:p>
          <text:p text:style-name="P295"><text:a xlink:type="simple" xlink:href="#__RefHeading___Toc4982_2077588630" text:style-name="Index_20_Link" text:visited-style-name="Index_20_Link">2.16. <text:s/>Metax RECORDING START request<text:tab/>24</text:a></text:p>
          <text:p text:style-name="P295"><text:a xlink:type="simple" xlink:href="#__RefHeading___Toc5026_2077588630" text:style-name="Index_20_Link" text:visited-style-name="Index_20_Link">2.17. <text:s/>Metax RECORDING STOP request<text:tab/>25</text:a></text:p>
          <text:p text:style-name="P295"><text:a xlink:type="simple" xlink:href="#__RefHeading___Toc4469_3076683301" text:style-name="Index_20_Link" text:visited-style-name="Index_20_Link">2.18. <text:s/>Metax COPY request<text:tab/>25</text:a></text:p>
          <text:p text:style-name="P295"><text:a xlink:type="simple" xlink:href="#__RefHeading___Toc3715_115350107" text:style-name="Index_20_Link" text:visited-style-name="Index_20_Link">2.19. <text:s/></text:a><text:a xlink:type="simple" xlink:href="#__RefHeading___Toc3715_115350107" text:style-name="Index_20_Link" text:visited-style-name="Index_20_Link">Metax </text:a><text:a xlink:type="simple" xlink:href="#__RefHeading___Toc3715_115350107" text:style-name="Index_20_Link" text:visited-style-name="Index_20_Link">DELETE</text:a><text:a xlink:type="simple" xlink:href="#__RefHeading___Toc3715_115350107" text:style-name="Index_20_Link" text:visited-style-name="Index_20_Link"> request</text:a><text:a xlink:type="simple" xlink:href="#__RefHeading___Toc3715_115350107" text:style-name="Index_20_Link" text:visited-style-name="Index_20_Link"><text:tab/>26</text:a></text:p>
          <text:p text:style-name="P295"><text:a xlink:type="simple" xlink:href="#__RefHeading___Toc3717_115350107" text:style-name="Index_20_Link" text:visited-style-name="Index_20_Link">2.20. <text:s/></text:a><text:a xlink:type="simple" xlink:href="#__RefHeading___Toc3717_115350107" text:style-name="Index_20_Link" text:visited-style-name="Index_20_Link">Metax </text:a><text:a xlink:type="simple" xlink:href="#__RefHeading___Toc3717_115350107" text:style-name="Index_20_Link" text:visited-style-name="Index_20_Link">SENDEMAIL</text:a><text:a xlink:type="simple" xlink:href="#__RefHeading___Toc3717_115350107" text:style-name="Index_20_Link" text:visited-style-name="Index_20_Link"> request</text:a><text:a xlink:type="simple" xlink:href="#__RefHeading___Toc3717_115350107" text:style-name="Index_20_Link" text:visited-style-name="Index_20_Link"><text:tab/>27</text:a></text:p>
          <text:p text:style-name="P295"><text:a xlink:type="simple" xlink:href="#__RefHeading__1137_9165211501" text:style-name="Index_20_Link" text:visited-style-name="Index_20_Link">2.21. <text:s/>Metax GET_USER_PUBLIC_KEY request<text:tab/>28</text:a></text:p>
          <text:p text:style-name="P295"><text:a xlink:type="simple" xlink:href="#__RefHeading__1137_91652115011" text:style-name="Index_20_Link" text:visited-style-name="Index_20_Link">2.22. <text:s/>Metax GET_ONLINE_PEERS request<text:tab/>28</text:a></text:p>
          <text:p text:style-name="P295"><text:a xlink:type="simple" xlink:href="#__RefHeading___Toc5721_2298119841" text:style-name="Index_20_Link" text:visited-style-name="Index_20_Link">2.23. <text:s/>Metax GET_USER_KEYS request<text:tab/>29</text:a></text:p>
          <text:p text:style-name="P295"><text:a xlink:type="simple" xlink:href="#__RefHeading___Toc7003_2285392727" text:style-name="Index_20_Link" text:visited-style-name="Index_20_Link">2.24. <text:s/>Metax SET_METAX_INFO request<text:tab/>29</text:a></text:p>
          <text:p text:style-name="P295"><text:a xlink:type="simple" xlink:href="#__RefHeading___Toc12256_3221906804" text:style-name="Index_20_Link" text:visited-style-name="Index_20_Link">2.25. <text:s/>Metax GET_METAX_INFO request<text:tab/>30</text:a></text:p>
          <text:p text:style-name="P295"><text:a xlink:type="simple" xlink:href="#__RefHeading___Toc4471_3076683301" text:style-name="Index_20_Link" text:visited-style-name="Index_20_Link">2.26. <text:s/>Metax RECONNECT_TO_PEERS request<text:tab/>31</text:a></text:p>
          <text:p text:style-name="P295"><text:a xlink:type="simple" xlink:href="#__RefHeading___Toc5576_2484419100" text:style-name="Index_20_Link" text:visited-style-name="Index_20_Link">2.27. <text:s/>Metax DUMP_USER_INFO request<text:tab/>32</text:a></text:p>
          <text:p text:style-name="P295"><text:a xlink:type="simple" xlink:href="#__RefHeading___Toc5528_2898593001" text:style-name="Index_20_Link" text:visited-style-name="Index_20_Link">2.28. <text:s/>Metax REGENERATE_USER_KEYS request<text:tab/>32</text:a></text:p>
          <text:p text:style-name="P295"><text:a xlink:type="simple" xlink:href="#__RefHeading___Toc6097_3073297079" text:style-name="Index_20_Link" text:visited-style-name="Index_20_Link">2.29. <text:s/>Metax START_PAIRING request<text:tab/>33</text:a></text:p>
          <text:p text:style-name="P295"><text:a xlink:type="simple" xlink:href="#__RefHeading___Toc6099_3073297079" text:style-name="Index_20_Link" text:visited-style-name="Index_20_Link">2.30. <text:s/>Metax CANCEL_PAIRING request<text:tab/>33</text:a></text:p>
          <text:p text:style-name="P295"><text:a xlink:type="simple" xlink:href="#__RefHeading___Toc6101_3073297079" text:style-name="Index_20_Link" text:visited-style-name="Index_20_Link">2.31. <text:s/>Metax GET_PAIRING_PEERS request<text:tab/>34</text:a></text:p>
          <text:p text:style-name="P295"><text:a xlink:type="simple" xlink:href="#__RefHeading___Toc6103_3073297079" text:style-name="Index_20_Link" text:visited-style-name="Index_20_Link">2.32. <text:s/>Metax REQUEST_KEYS request<text:tab/>35</text:a></text:p>
          <text:p text:style-name="P294"><text:a xlink:type="simple" xlink:href="#__RefHeading___Toc5928_1898315524" text:style-name="Index_20_Link" text:visited-style-name="Index_20_Link">3. <text:s/>Metax WebSocket Creation/Notifications<text:tab/>35</text:a></text:p>
          <text:p text:style-name="P295"><text:a xlink:type="simple" xlink:href="#__RefHeading___Toc5930_1898315524" text:style-name="Index_20_Link" text:visited-style-name="Index_20_Link">3.1. <text:s/>Introduction<text:tab/>35</text:a></text:p>
          <text:p text:style-name="P295"><text:a xlink:type="simple" xlink:href="#__RefHeading___Toc5754_239411013" text:style-name="Index_20_Link" text:visited-style-name="Index_20_Link">3.2. <text:s/>Metax “sync finished”<text:tab/>36</text:a></text:p>
          <text:p text:style-name="P295"><text:a xlink:type="simple" xlink:href="#__RefHeading___Toc6105_3073297079" text:style-name="Index_20_Link" text:visited-style-name="Index_20_Link">3.3. <text:s/>Metax “keys are generated”<text:tab/>36</text:a></text:p>
          <text:p text:style-name="P295"><text:a xlink:type="simple" xlink:href="#__RefHeading___Toc5932_1898315524" text:style-name="Index_20_Link" text:visited-style-name="Index_20_Link">3.4. <text:s/>Metax “peer_is_connected” / “peer_is_disconnected”<text:tab/>36</text:a></text:p>
          <text:p text:style-name="P295"><text:a xlink:type="simple" xlink:href="#__RefHeading___Toc5934_1898315524" text:style-name="Index_20_Link" text:visited-style-name="Index_20_Link">3.5. <text:s/>Metax “updated” / “deleted”<text:tab/>36</text:a></text:p>
          <text:p text:style-name="P295"><text:a xlink:type="simple" xlink:href="#__RefHeading___Toc7016_1074424988" text:style-name="Index_20_Link" text:visited-style-name="Index_20_Link">3.6. <text:s/>Metax “user json backed up”<text:tab/>37</text:a></text:p>
          <text:p text:style-name="P295"><text:a xlink:type="simple" xlink:href="#__RefHeading___Toc5936_1898315524" text:style-name="Index_20_Link" text:visited-style-name="Index_20_Link">3.7. <text:s/>Message from peer via SENDTO request<text:tab/>37</text:a></text:p>
          <text:p text:style-name="P294"><text:a xlink:type="simple" xlink:href="#__RefHeading___Toc4033_2899496106" text:style-name="Index_20_Link" text:visited-style-name="Index_20_Link">4. <text:s/>Metax Configuration<text:tab/>37</text:a></text:p>
          <text:p text:style-name="P295"><text:soft-page-break/><text:a xlink:type="simple" xlink:href="#__RefHeading___Toc7021_3719362276" text:style-name="Index_20_Link" text:visited-style-name="Index_20_Link">4.1. <text:s/>Peer connections<text:tab/>37</text:a></text:p>
          <text:p text:style-name="P295"><text:a xlink:type="simple" xlink:href="#__RefHeading___Toc4035_2899496106" text:style-name="Index_20_Link" text:visited-style-name="Index_20_Link">4.2. <text:s/>Peers rating configuration<text:tab/>37</text:a></text:p>
          <text:p text:style-name="P295"><text:a xlink:type="simple" xlink:href="#__RefHeading___Toc4296_116347927" text:style-name="Index_20_Link" text:visited-style-name="Index_20_Link">4.3. <text:s/>Sitemap<text:tab/>38</text:a></text:p>
          <text:p text:style-name="P295"><text:a xlink:type="simple" xlink:href="#__RefHeading___Toc4984_2077588630" text:style-name="Index_20_Link" text:visited-style-name="Index_20_Link">4.4. <text:s/>Storage class<text:tab/>39</text:a></text:p>
          <text:p text:style-name="P295"><text:a xlink:type="simple" xlink:href="#__RefHeading___Toc7169_2640995559" text:style-name="Index_20_Link" text:visited-style-name="Index_20_Link">4.5. <text:s/>Sync class<text:tab/>39</text:a></text:p>
          <text:p text:style-name="P295"><text:a xlink:type="simple" xlink:href="#__RefHeading___Toc7171_2640995559" text:style-name="Index_20_Link" text:visited-style-name="Index_20_Link">4.6. <text:s/>Enable livestream hosting<text:tab/>39</text:a></text:p>
          <text:p text:style-name="P295"><text:a xlink:type="simple" xlink:href="#__RefHeading___Toc5171_2298119841" text:style-name="Index_20_Link" text:visited-style-name="Index_20_Link">4.7. <text:s/>Metax user info<text:tab/>40</text:a></text:p>
          <text:p text:style-name="P295"><text:a xlink:type="simple" xlink:href="#__RefHeading___Toc5435_2298119841" text:style-name="Index_20_Link" text:visited-style-name="Index_20_Link">4.8. <text:s/>Metax device info<text:tab/>40</text:a></text:p>
          <text:p text:style-name="P295"><text:a xlink:type="simple" xlink:href="#__RefHeading___Toc5573_2078166431" text:style-name="Index_20_Link" text:visited-style-name="Index_20_Link">4.9. <text:s/>Data copy count<text:tab/>40</text:a></text:p>
          <text:p text:style-name="P295"><text:a xlink:type="simple" xlink:href="#__RefHeading___Toc5454_2078166431" text:style-name="Index_20_Link" text:visited-style-name="Index_20_Link">4.10. <text:s/>Max hops<text:tab/>40</text:a></text:p>
          <text:p text:style-name="P295"><text:a xlink:type="simple" xlink:href="#__RefHeading___Toc5575_2078166431" text:style-name="Index_20_Link" text:visited-style-name="Index_20_Link">4.11. <text:s/>Peer response wait time<text:tab/>41</text:a></text:p>
          <text:p text:style-name="P295"><text:a xlink:type="simple" xlink:href="#__RefHeading___Toc5577_2078166431" text:style-name="Index_20_Link" text:visited-style-name="Index_20_Link">4.12. <text:s/>Router save queue size<text:tab/>41</text:a></text:p>
          <text:p text:style-name="P295"><text:a xlink:type="simple" xlink:href="#__RefHeading___Toc9363_178208434" text:style-name="Index_20_Link" text:visited-style-name="Index_20_Link">4.13. <text:s/>Router get queue size<text:tab/>41</text:a></text:p>
        </text:index-body>
      </text:table-of-content>
      <text:p text:style-name="Text_20_body"/>
      <text:h text:style-name="P602" text:outline-level="1"><text:bookmark-start text:name="__RefHeading__689_1376074399"/>Introduction<text:bookmark-end text:name="__RefHeading__689_1376074399"/></text:h>
      <text:h text:style-name="P548" text:outline-level="2"><text:bookmark-start text:name="__RefHeading__359_1752854919"/>About the document<text:bookmark-end text:name="__RefHeading__359_1752854919"/></text:h>
      <text:p text:style-name="P154">This document is intended for the <text:span text:style-name="T314">middle-</text:span>users of Metax<text:span text:style-name="T313">: cloud data storage, </text:span><text:span text:style-name="T275">content-delivery network, decentralized caching router, </text:span><text:span text:style-name="T276">as well as </text:span><text:span text:style-name="T279">for </text:span><text:span text:style-name="T276">end-users of secure messaging application. </text:span><text:span text:style-name="T279">Do</text:span><text:span text:style-name="T280">cument is</text:span><text:span text:style-name="T277"> focuse</text:span><text:span text:style-name="T280">d</text:span><text:span text:style-name="T277"> on the </text:span><text:span text:style-name="T278">APIs of Meta</text:span><text:span text:style-name="T280">x.</text:span></text:p>
      <text:h text:style-name="Heading_20_2" text:outline-level="2"><text:bookmark-start text:name="__RefHeading__365_1752854919"/><text:span text:style-name="T312">Terms, a</text:span>cronyms and abbreviations<text:bookmark-end text:name="__RefHeading__365_1752854919"/></text:h>
      <text:p text:style-name="P151">TODO:</text:p>
      <text:h text:style-name="Heading_20_2" text:outline-level="2"><text:bookmark-start text:name="__RefHeading__367_1752854919"/>References<text:bookmark-end text:name="__RefHeading__367_1752854919"/></text:h>
      <text:list xml:id="list6521521575714446812" text:style-name="Numbering_20_2">
        <text:list-item>
          <text:p text:style-name="P603">TODO:</text:p>
        </text:list-item>
      </text:list>
      <text:h text:style-name="P599" text:outline-level="1"><text:bookmark-start text:name="__RefHeading__371_1752854919"/>Metax APIs<text:bookmark-end text:name="__RefHeading__371_1752854919"/></text:h>
      <text:h text:style-name="P549" text:outline-level="2"><text:bookmark-start text:name="__RefHeading__15023_293272231"/><text:span text:style-name="T317">Metax </text:span>GET request<text:bookmark-end text:name="__RefHeading__15023_293272231"/></text:h>
      <text:h text:style-name="Heading_20_3" text:outline-level="3"><text:span text:style-name="T319">Description</text:span> </text:h>
      <text:p text:style-name="P177">This request is intended to get data that corresponds to the specified UUID.</text:p>
      <text:p text:style-name="P160"><text:span text:style-name="T179">NOTE:</text:span><text:span text:style-name="T177"> For saving </text:span><text:span text:style-name="T238">data/file </text:span><text:span text:style-name="T177">in non-localhost </text:span><text:span text:style-name="T238">metax the </text:span><text:span text:style-name="T375">&lt;enable_non localhost_save&gt; </text:span><text:span text:style-name="T376">tag needs to </text:span><text:span text:style-name="T374">be set </text:span><text:span text:style-name="T376">to</text:span><text:span text:style-name="T374"> true </text:span><text:span text:style-name="T376">in appropriate configuration file</text:span><text:span text:style-name="T374">.</text:span></text:p>
      <text:p text:style-name="P148">e.g. </text:p>
      <text:p text:style-name="P148">….............................................................................................................</text:p>
      <text:p text:style-name="P148">&lt;!-- true - enables <text:span text:style-name="T574">get</text:span> requests from any host, </text:p>
      <text:p text:style-name="P148"><text:s text:c="13"/>false - <text:span text:style-name="T574">get</text:span> allowed only if host part of the request is </text:p>
      <text:p text:style-name="P148"><text:s text:c="21"/>"localhost" or "127.0.0.1" --&gt; </text:p>
      <text:p text:style-name="P148"><text:s text:c="8"/>&lt;enable_non_localhost_<text:span text:style-name="T574">get</text:span>&gt;true&lt;/enable_non_localhost_<text:span text:style-name="T574">get</text:span>&gt;</text:p>
      <text:p text:style-name="P148">….............................................................................................................</text:p>
      <text:p text:style-name="P51"><text:span text:style-name="T254">U</text:span><text:span text:style-name="T255">RI</text:span><text:span text:style-name="T254">:</text:span> <text:span text:style-name="T17">scheme://</text:span><text:span text:style-name="T15">[host]:[port]/db/</text:span><text:span text:style-name="T18">get</text:span><text:span text:style-name="T15">?</text:span><text:span text:style-name="T18">id=&lt;uuid&gt;</text:span><text:span text:style-name="T33">[&amp;cache]</text:span></text:p>
      <text:p text:style-name="P43">Where </text:p>
      <text:list xml:id="list7973800653447651450" text:style-name="L1">
        <text:list-item>
          <text:p text:style-name="P311">scheme – http or https protocol</text:p>
        </text:list-item>
        <text:list-item>
          <text:p text:style-name="P317">host - metax http server host <text:span text:style-name="T321">name</text:span> </text:p>
        </text:list-item>
        <text:list-item>
          <text:p text:style-name="P317">port - metax http server port <text:span text:style-name="T321">number</text:span></text:p>
        </text:list-item>
        <text:list-item>
          <text:p text:style-name="P332">id – the uuid of requested data</text:p>
        </text:list-item>
        <text:list-item>
          <text:p text:style-name="P334">cache – 0 or 1 <text:span text:style-name="T501">(default)</text:span>, whether data received from remote peer should be cached in local Metax.</text:p>
        </text:list-item>
      </text:list>
      <text:p text:style-name="P43"><text:span text:style-name="T254">Request Type:</text:span> <text:span text:style-name="T332">GET</text:span></text:p>
      <text:p text:style-name="P47"><text:span text:style-name="T254">Responses:</text:span> </text:p>
      <text:list xml:id="list5328363812064663551" text:style-name="L2">
        <text:list-item>
          <text:p text:style-name="P336">the data that corresponds to specified uuid</text:p>
        </text:list-item>
        <text:list-item>
          <text:p text:style-name="P337"><text:span text:style-name="T15">{"error": "Getting file failed</text:span><text:span text:style-name="T283">:uuid=&lt;uuid&gt;.</text:span><text:span text:style-name="T15">"}</text:span> - <text:span text:style-name="T182">when uuid is in correct format, but not exist</text:span><text:span text:style-name="T183">.</text:span></text:p>
        </text:list-item>
        <text:list-item>
          <text:p text:style-name="P339"><text:span text:style-name="T15">{"error":"Decryption failed"}</text:span> - when trying to get encrypted data from the other peer, without sharing (the peers have different user/device keys).</text:p>
        </text:list-item>
        <text:list-item>
          <text:p text:style-name="P342"><text:span text:style-name="T15">{"error": "Syntax error: uuid"}</text:span> - <text:s/><text:span text:style-name="T204">when uuid is </text:span><text:span text:style-name="T177">not </text:span><text:span text:style-name="T204">in correct format</text:span></text:p>
        </text:list-item>
        <text:list-item>
          <text:p text:style-name="P343"><text:span text:style-name="T232">{"error": "Exception: No UUID <text:s/></text:span><text:span text:style-name="T233">specified </text:span><text:span text:style-name="T232">in get request"}</text:span><text:span text:style-name="T204"> – </text:span><text:span text:style-name="T177">when there is no uuid in the request or there are some syntax errors in the get request concerning to the uuid </text:span><text:soft-page-break/><text:span text:style-name="T177">(missing "?" or "id" specifier) </text:span></text:p>
        </text:list-item>
        <text:list-item>
          <text:p text:style-name="P357"><text:span text:style-name="T15">{"error": "Exception: Unknown request"}</text:span> – when the request type is not specified</text:p>
          <text:p text:style-name="P359"><text:span text:style-name="T410">e.g invalid request - </text:span><text:span text:style-name="T23">curl "</text:span><text:span text:style-name="T86">http://localhost:8001/db?id=&lt;uuid&gt;</text:span><text:span text:style-name="T23">"</text:span></text:p>
          <text:p text:style-name="P335"><text:span text:style-name="T396">valid request - </text:span><text:span text:style-name="T394">curl "</text:span><text:a xlink:type="simple" xlink:href="http://localhost:8001/db/get?id" text:style-name="Internet_20_link" text:visited-style-name="Visited_20_Internet_20_Link"><text:span text:style-name="T394">http://localhost:</text:span></text:a><text:a xlink:type="simple" xlink:href="http://localhost:8001/db/get?id" text:style-name="Internet_20_link" text:visited-style-name="Visited_20_Internet_20_Link"><text:span text:style-name="T395">800</text:span></text:a><text:a xlink:type="simple" xlink:href="http://localhost:8001/db/get?id" text:style-name="Internet_20_link" text:visited-style-name="Visited_20_Internet_20_Link"><text:span text:style-name="T394">1/db/</text:span></text:a><text:a xlink:type="simple" xlink:href="http://localhost:8001/db/get?id" text:style-name="Internet_20_link" text:visited-style-name="Visited_20_Internet_20_Link"><text:span text:style-name="T448">get</text:span></text:a><text:a xlink:type="simple" xlink:href="http://localhost:8001/db/get?id" text:style-name="Internet_20_link" text:visited-style-name="Visited_20_Internet_20_Link"><text:span text:style-name="T394">?id</text:span></text:a><text:span text:style-name="T76">=&lt;uuid&gt;"</text:span></text:p>
        </text:list-item>
        <text:list-item>
          <text:p text:style-name="P392">{"error":"Getting file failed: uuid=&lt;uuid&gt;.The requested uuid is not a valid shared object."} - when trying to get with uuid, which exists in the storage, but is not <text:s/>a valid shared object.</text:p>
        </text:list-item>
        <text:list-item>
          <text:p text:style-name="P393">{"error":"Getting file failed: uuid=&lt;uuid&gt;. There is a missing chunk in the requested object: chunk_uuid = &lt;chunk_uuid&gt;"} - when trying to get with uuid, which chunk does not exist.</text:p>
        </text:list-item>
        <text:list-item>
          <text:p text:style-name="P394">{"error":"<text:span text:style-name="T463">Getting file failed: uuid=&lt;uuid&gt;. Failed to decrypt data.</text:span>"} – when trying to get an encrypted data, which master json exists, but is empty <text:span text:style-name="T457">or is not valid</text:span>.</text:p>
        </text:list-item>
        <text:list-item>
          <text:p text:style-name="P401"><text:span text:style-name="T282">{"error":"Getting file failed: uuid=&lt;uuid&gt;. Master object is not valid or encrypted but key not found."} - </text:span>When master object of not encrypted data is invalid.</text:p>
        </text:list-item>
        <text:list-item>
          <text:p text:style-name="P395"><text:span text:style-name="T15">{</text:span><text:span text:style-name="T47">"error": "Exception: With the current configuration it is not allowed to get data from non-localhost."</text:span><text:span text:style-name="T15">} - </text:span><text:span text:style-name="T451">when trying to </text:span><text:span text:style-name="T452">get</text:span><text:span text:style-name="T451"> </text:span><text:span text:style-name="T452">from</text:span><text:span text:style-name="T451"> non-localhost, but in configuration file &lt;enable_non_localhost_</text:span><text:span text:style-name="T452">get</text:span><text:span text:style-name="T451">&gt; is false.</text:span></text:p>
        </text:list-item>
      </text:list>
      <text:p text:style-name="P18"/>
      <text:p text:style-name="P65">Sample by curl </text:p>
      <text:p text:style-name="P16">curl "<text:a xlink:type="simple" xlink:href="http://localhost:8001/db/get?id" text:style-name="Internet_20_link" text:visited-style-name="Visited_20_Internet_20_Link"><text:span text:style-name="T79">http://localhost:8001/db/get?id</text:span></text:a><text:span text:style-name="T79">=&lt;uuid&gt;</text:span>"</text:p>
      <text:p text:style-name="P17">curl "<text:span text:style-name="T79">http://localhost:8001/db/get?id=&lt;uuid&gt;</text:span><text:span text:style-name="T80">&amp;cache=0</text:span>"</text:p>
      <text:h text:style-name="P549" text:outline-level="2"><text:bookmark-start text:name="__RefHeading__15025_293272231"/><text:span text:style-name="T318">Metax </text:span>SAVE request<text:bookmark-end text:name="__RefHeading__15025_293272231"/></text:h>
      <text:h text:style-name="Heading_20_3" text:outline-level="3"><text:span text:style-name="T319">Description</text:span> </text:h>
      <text:p text:style-name="P67"><text:span text:style-name="T144">This request is intended to save data in metax. The data can be some string or file. </text:span>File can be saved <text:span text:style-name="T177">by</text:span> <text:span text:style-name="T177">uploading it or by mentioning it's absolute path.</text:span></text:p>
      <text:p text:style-name="P158"><text:span text:style-name="T179">NOTE:</text:span><text:span text:style-name="T177"> For saving </text:span><text:span text:style-name="T238">data/file </text:span><text:span text:style-name="T177">in non-localhost </text:span><text:span text:style-name="T238">metax the </text:span><text:span text:style-name="T375">&lt;enable_non localhost_save&gt; </text:span><text:span text:style-name="T376">tag needs to </text:span><text:span text:style-name="T374">be set </text:span><text:span text:style-name="T376">to</text:span><text:span text:style-name="T374"> true </text:span><text:span text:style-name="T376">in appropriate configuration file</text:span><text:span text:style-name="T374">.</text:span></text:p>
      <text:p text:style-name="P147">e.g. </text:p>
      <text:p text:style-name="P147">….............................................................................................................</text:p>
      <text:p text:style-name="P147">&lt;!-- true - enables save/update requests from any host, </text:p>
      <text:p text:style-name="P147"><text:s text:c="13"/>false - save/update allowed only if host part of the request is </text:p>
      <text:p text:style-name="P147"><text:s text:c="21"/>"localhost" or "127.0.0.1" --&gt; </text:p>
      <text:p text:style-name="P147"><text:s text:c="8"/>&lt;enable_non_localhost_save&gt;true&lt;/enable_non_localhost_save&gt;</text:p>
      <text:p text:style-name="P147">….............................................................................................................</text:p>
      <text:p text:style-name="P42"><text:span text:style-name="T254">U</text:span><text:span text:style-name="T256">RI</text:span><text:span text:style-name="T254">:</text:span> <text:span text:style-name="T331">scheme://</text:span>[host]:[port]/db/save/data_type?[encr<text:span text:style-name="T320">y</text:span>ption_<text:span text:style-name="T320">type</text:span>]<text:span text:style-name="T464">&amp;</text:span> <text:span text:style-name="T464">[local_save_option]&amp;[expire_date]</text:span></text:p>
      <text:p text:style-name="P41">Where </text:p>
      <text:list xml:id="list165441791945625" text:continue-list="list7973800653447651450" text:style-name="L1">
        <text:list-item>
          <text:p text:style-name="P312">scheme – http or https protocol</text:p>
        </text:list-item>
        <text:list-item>
          <text:p text:style-name="P318">host - metax http server host <text:span text:style-name="T321">name</text:span> </text:p>
        </text:list-item>
        <text:list-item>
          <text:p text:style-name="P318">port - metax http server port <text:span text:style-name="T321">number</text:span></text:p>
        </text:list-item>
        <text:list-item>
          <text:p text:style-name="P319"><text:span text:style-name="T321">data_</text:span>type - kind of data <text:span text:style-name="T322">that </text:span>is going to be saved<text:line-break/>can be: "node", "data", "path".</text:p>
        </text:list-item>
        <text:list-item>
          <text:p text:style-name="P544">"node" data_type is for saving any string data (if data is in json format, then it <text:soft-page-break/>must be stringified successfully before being passed with the request).</text:p>
        </text:list-item>
        <text:list-item>
          <text:p text:style-name="P544">"data" is for saving <text:s/>file of any format. In this case curl sends file's content to Metax, writes that content in other file and Metax works with that file.</text:p>
        </text:list-item>
        <text:list-item>
          <text:p text:style-name="P544">"path" is for saving file with it's absolute path. In this case curl gives to Metax only the path of the file, and Metax works with the original file (dividing into parts, encrypting, etc.). For the files with big sizes this request works faster. </text:p>
        </text:list-item>
        <text:list-item>
          <text:p text:style-name="P320"><text:span text:style-name="T15">encryption_</text:span><text:span text:style-name="T40">type </text:span>– optional argument that specifies w<text:span text:style-name="T444">h</text:span>ether data should be saved encrypted or not? <text:span text:style-name="T533">Encryption type should be specified by "enc" option.</text:span><text:line-break/>Default value is enc=1 that means to save data with encryption.<text:line-break/>enc=0 means to save data non-encrypted. </text:p>
        </text:list-item>
        <text:list-item>
          <text:p text:style-name="P321"><text:span text:style-name="T41">local_save_option</text:span> – optional argument that specifies w<text:span text:style-name="T444">h</text:span>ether data should be saved <text:span text:style-name="T464">in local storage or not</text:span>? <text:span text:style-name="T533">The argument should be specified by "local" option. The value can be 0 or 1.</text:span><text:line-break/><text:span text:style-name="T464">local</text:span>=1 means <text:span text:style-name="T464">that data should be saved in local storage and then should be saved by 3 peers too</text:span>.<text:line-break/><text:span text:style-name="T469">local</text:span>=0 means <text:span text:style-name="T464">that data should not be saved in local storage and should be saved only by 3+1=4 peers</text:span>.<text:line-break/><text:span text:style-name="T466">The ‘local’ parameter can be used with all data_types of save request.</text:span><text:line-break/><text:span text:style-name="T464">When the parameter is not specified the configuration from config.xml should be used. i.e. data should not be saved in local storage when the value of &lt;storage_class&gt; field from config.xml is equal to 0, and should be saved in local storage when it is greater or equal to 1.<text:line-break/></text:span><text:span text:style-name="T269">Just for info:</text:span><text:span text:style-name="T464"> "save stream" request can be used only when &lt;storage_class&gt; field <text:s/>value is greater or equal to 3. <text:line-break/>Please see details in </text:span><text:span text:style-name="T464"><text:bookmark-ref text:reference-format="number" text:ref-name="__RefNumPara__5521_1055499499">2.15</text:bookmark-ref></text:span></text:p>
        </text:list-item>
        <text:list-item>
          <text:p text:style-name="P404"><text:span text:style-name="T15">expire_date –</text:span> optional argument that specifies expire date of saving data. The argument should be specified by "expire_date" option. The value should be Epoch time in microseconds or 0 which means that data never should be deleted. Default value is 0.<text:line-break/><text:span text:style-name="T254">Note</text:span>: Please, carefully set expire_date data validation of date time is not not completely done.</text:p>
        </text:list-item>
      </text:list>
      <text:p text:style-name="P41"><text:span text:style-name="T254">Request Type:</text:span> POST </text:p>
      <text:p text:style-name="P74"><text:span text:style-name="T254">Content Type: </text:span><text:span text:style-name="T420">For "node" and "path" save request</text:span><text:span text:style-name="T421">s</text:span><text:span text:style-name="T420"> the content type is </text:span><text:span text:style-name="T437"><text:s/>"</text:span><text:span text:style-name="T62">x-www-form-urlencoded".</text:span></text:p>
      <text:p text:style-name="P31">For "data" save request the content type is "form-data".</text:p>
      <text:p text:style-name="P68"><text:span text:style-name="T257">Body:</text:span><text:span text:style-name="T144"> </text:span><text:span text:style-name="T146"><text:s/></text:span><text:span text:style-name="T152">Saving string/file/path </text:span><text:span text:style-name="T151">should be specified in </text:span><text:span text:style-name="T154">the </text:span><text:span text:style-name="T151">request body as </text:span><text:span text:style-name="T160">'</text:span><text:span text:style-name="T151">form-data" by the following way</text:span><text:span text:style-name="T153">s</text:span><text:span text:style-name="T151">:</text:span></text:p>
      <text:list xml:id="list2292642018942330282" text:style-name="L3">
        <text:list-item>
          <text:p text:style-name="P383"><text:span text:style-name="T151">f</text:span><text:span text:style-name="T145">or "node" save request </text:span><text:span text:style-name="T55">--data "</text:span><text:span text:style-name="T56">s</text:span><text:span text:style-name="T55">ome string or JSON but already stringified !"</text:span></text:p>
        </text:list-item>
        <text:list-item>
          <text:p text:style-name="P384"><text:span text:style-name="T146">f</text:span><text:span text:style-name="T145">or "data" save request --form "fileupload=@example.txt" -</text:span><text:span text:style-name="T161"> </text:span><text:span text:style-name="T145">where <text:s/>example.txt is the name of a saving file</text:span></text:p>
        </text:list-item>
        <text:list-item>
          <text:p text:style-name="P407"><text:span text:style-name="T190">f</text:span><text:span text:style-name="T193">or "path" save request </text:span><text:span text:style-name="T181">--data "</text:span><text:span text:style-name="T194">a</text:span><text:span text:style-name="T181">bsolute_path_</text:span><text:span text:style-name="T194">to_example_file</text:span><text:span text:style-name="T181">/example.png"</text:span></text:p>
        </text:list-item>
      </text:list>
      <text:p text:style-name="P162"><text:span text:style-name="T178">Header:</text:span><text:span text:style-name="T181"> </text:span><text:span text:style-name="T183">"</text:span><text:span text:style-name="T192">Metax-Content-Type:&lt;mimetype&gt;</text:span><text:span text:style-name="T183">"</text:span></text:p>
      <text:p text:style-name="P44"><text:span text:style-name="T254">Responses:</text:span> </text:p>
      <text:list xml:id="list2928829429624789437" text:style-name="L4">
        <text:list-item>
          <text:p text:style-name="P325"><text:span text:style-name="T15">{"uuid":"new generated uuid"}</text:span> - when save request successfully done, but backup is still (can be) in progress.</text:p>
        </text:list-item>
        <text:list-item>
          <text:p text:style-name="P409"><text:span text:style-name="T220">{"error": "Exception: {"error":"Invalid file path."}"}</text:span><text:span text:style-name="T184"> - when in the "path" save request the path is not valid</text:span><text:span text:style-name="T183">.</text:span></text:p>
        </text:list-item>
        <text:list-item>
          <text:p text:style-name="P412"><text:soft-page-break/><text:span text:style-name="T15">{"error": "Exception: Unknown request"} </text:span><text:span text:style-name="T185">– when the request type is not specified<text:line-break/></text:span><text:span text:style-name="T187">e.g invalid request - </text:span><text:span text:style-name="T188">curl </text:span><text:span text:style-name="T108">--data "some string !" "</text:span><text:a xlink:type="simple" xlink:href="http://localhost:8001/db/save/data" text:style-name="Internet_20_link" text:visited-style-name="Visited_20_Internet_20_Link"><text:span text:style-name="T108">http://localhost:8001/db/</text:span></text:a><text:span text:style-name="T108">node?enc=0</text:span><text:span text:style-name="T188">"</text:span></text:p>
          <text:p text:style-name="P418">valid request - <text:span text:style-name="T116">curl --data "some string !" "</text:span><text:a xlink:type="simple" xlink:href="http://localhost:8001/db/save/node?enc=0" text:style-name="Internet_20_link" text:visited-style-name="Visited_20_Internet_20_Link">http://localhost:8001/db/</text:a><text:a xlink:type="simple" xlink:href="http://localhost:8001/db/save/node?enc=0" text:style-name="Internet_20_link" text:visited-style-name="Visited_20_Internet_20_Link"><text:span text:style-name="T134">save</text:span></text:a><text:a xlink:type="simple" xlink:href="http://localhost:8001/db/save/node?enc=0" text:style-name="Internet_20_link" text:visited-style-name="Visited_20_Internet_20_Link"><text:span text:style-name="T116">/node?enc=0</text:span></text:a><text:span text:style-name="T116">"</text:span></text:p>
        </text:list-item>
        <text:list-item>
          <text:p text:style-name="P396"><text:span text:style-name="T15">{"error": "</text:span><text:span text:style-name="T50">Exception: </text:span><text:span text:style-name="T51">With the current configuration it is not allowed to save/update data in non-localhost.</text:span><text:span text:style-name="T15">"} - </text:span><text:span text:style-name="T451">when trying to save in non-localhost, but in configuration file &lt;enable_non_localhost_save&gt; is false.</text:span></text:p>
        </text:list-item>
        <text:list-item>
          <text:p text:style-name="P410"><text:span text:style-name="T221">{"error": "Assertion violation: !_path.empty() in file "src/File_UNIX.cpp", line 68"}</text:span><text:span text:style-name="T185"> – </text:span><text:span text:style-name="T186">when trying to save with not correct data type</text:span></text:p>
          <text:p text:style-name="P361">e.g invalid request - <text:span text:style-name="T69">curl --data "some string !" "</text:span><text:a xlink:type="simple" xlink:href="http://localhost:8001/db/save/data" text:style-name="Internet_20_link" text:visited-style-name="Visited_20_Internet_20_Link"><text:span text:style-name="T414">http://localhost:8001/db/save/</text:span></text:a><text:a xlink:type="simple" xlink:href="http://localhost:8001/db/save/data" text:style-name="Internet_20_link" text:visited-style-name="Visited_20_Internet_20_Link"><text:span text:style-name="T141">data</text:span></text:a><text:span text:style-name="T414">?enc=0" </text:span></text:p>
          <text:p text:style-name="P411"><text:span text:style-name="T187">valid request - </text:span><text:span text:style-name="T71">curl --data "some string !" "</text:span><text:a xlink:type="simple" xlink:href="http://localhost:8001/db/save/data" text:style-name="Internet_20_link" text:visited-style-name="Visited_20_Internet_20_Link"><text:span text:style-name="T71">http://localhost:8001/db/save</text:span></text:a><text:span text:style-name="T71">/</text:span><text:span text:style-name="T135">node</text:span><text:span text:style-name="T71">?enc=0" </text:span><text:span text:style-name="T144"><text:line-break/></text:span></text:p>
        </text:list-item>
      </text:list>
      <text:h text:style-name="Heading_20_3" text:outline-level="3">Mechanisms</text:h>
      <text:p text:style-name="P41">There are 3 ways <text:span text:style-name="T324">for</text:span> saving <text:span text:style-name="T323">data </text:span>in <text:span text:style-name="T323">metax</text:span>: </text:p>
      <text:p text:style-name="P258"/>
      <text:p text:style-name="P70"><text:span text:style-name="T254">1.</text:span> <text:span text:style-name="T254">"</text:span><text:span text:style-name="T265">node"</text:span><text:span text:style-name="T254"> </text:span><text:span text:style-name="T265">save request</text:span></text:p>
      <text:p text:style-name="P37"><text:span text:style-name="T411">S</text:span>ave any string <text:span text:style-name="T326">data </text:span>(<text:span text:style-name="T325">if </text:span>data <text:span text:style-name="T327">is in json format, then it </text:span>must be stringif<text:span text:style-name="T327">i</text:span>ed successfully).</text:p>
      <text:p text:style-name="P49"><text:span text:style-name="T254">Sample by curl</text:span> </text:p>
      <text:p text:style-name="P38"><text:span text:style-name="T71">curl --data "some string or JSON but already stringified !" [-H "Metax-Content-Type:&lt;mimetype&gt;"] "http://localhost:8001/db/save/node?enc=0</text:span><text:span text:style-name="T73">&amp;local=1</text:span><text:span text:style-name="T71">"</text:span> </text:p>
      <text:p text:style-name="P45"><text:span text:style-name="T254">Responses:</text:span> </text:p>
      <text:list xml:id="list165440999479756" text:continue-numbering="true" text:style-name="L4">
        <text:list-item>
          <text:p text:style-name="P326"><text:span text:style-name="T15">{"uuid": "new generated uuid"}</text:span> - when<text:span text:style-name="T465"> data is saved in local storage successfully</text:span>, but backup is still (can be) in progress.</text:p>
        </text:list-item>
        <text:list-item>
          <text:p text:style-name="P413"><text:span text:style-name="T15">{"error": "Exception: Unknown request"} </text:span><text:span text:style-name="T185">– when the request type is not specified</text:span></text:p>
          <text:p text:style-name="P362">e.g invalid request - <text:span text:style-name="T69">curl --data "some string !" -H "Metax-Content-Type:text/plain" "</text:span><text:a xlink:type="simple" xlink:href="http://localhost:8001/db/save/data" text:style-name="Internet_20_link" text:visited-style-name="Visited_20_Internet_20_Link"><text:span text:style-name="T69">http://localhost:8001/db/</text:span></text:a><text:span text:style-name="T69">node?expire_date=1567064679564909</text:span><text:span text:style-name="T70">&amp;</text:span><text:span text:style-name="T69">enc=0" </text:span></text:p>
          <text:p text:style-name="P414"><text:span text:style-name="T187">valid request - </text:span><text:span text:style-name="T71">curl --data "some string !" -H "Metax-Content-Type:text/plain" "</text:span><text:a xlink:type="simple" xlink:href="http://localhost:8001/db/save/data" text:style-name="Internet_20_link" text:visited-style-name="Visited_20_Internet_20_Link"><text:span text:style-name="T71">http://localhost:8001/db/</text:span></text:a><text:a xlink:type="simple" xlink:href="http://localhost:8001/db/save/data" text:style-name="Internet_20_link" text:visited-style-name="Visited_20_Internet_20_Link"><text:span text:style-name="T135">save</text:span></text:a><text:a xlink:type="simple" xlink:href="http://localhost:8001/db/save/data" text:style-name="Internet_20_link" text:visited-style-name="Visited_20_Internet_20_Link"><text:span text:style-name="T71">/</text:span></text:a><text:span text:style-name="T71">node?enc=0"</text:span><text:span text:style-name="T188"> </text:span></text:p>
        </text:list-item>
        <text:list-item>
          <text:p text:style-name="P428"><text:span text:style-name="T309">{"error": "</text:span><text:span text:style-name="T310">Exception: </text:span><text:span text:style-name="T311">With the current configuration it is not allowed to save/update data in non-localhost.</text:span><text:span text:style-name="T309">"}</text:span><text:span text:style-name="T308"> - </text:span><text:span text:style-name="T377">when trying to save in non-localhost, but in configuration file &lt;enable_non_localhost_save&gt; is false.</text:span></text:p>
        </text:list-item>
        <text:list-item>
          <text:p text:style-name="P415"><text:span text:style-name="T221">{"error": "Assertion violation: !_path.empty() in file "src/File_UNIX.cpp", line 68"}</text:span><text:span text:style-name="T185"> – </text:span><text:span text:style-name="T181">when trying to save with not correct data type</text:span></text:p>
          <text:p text:style-name="P363">e.g invalid request - <text:span text:style-name="T69">curl --data "some string !" -H "Metax-Content-Type:text/plain" "</text:span><text:a xlink:type="simple" xlink:href="http://localhost:8001/db/save/data" text:style-name="Internet_20_link" text:visited-style-name="Visited_20_Internet_20_Link"><text:span text:style-name="T69">http://localhost:8001/db/save/</text:span></text:a><text:a xlink:type="simple" xlink:href="http://localhost:8001/db/save/data" text:style-name="Internet_20_link" text:visited-style-name="Visited_20_Internet_20_Link"><text:span text:style-name="T450">data</text:span></text:a><text:span text:style-name="T69">?expire_date=1567064679564909</text:span><text:span text:style-name="T70">&amp;</text:span><text:span text:style-name="T69">enc=0"</text:span></text:p>
          <text:p text:style-name="P416"><text:span text:style-name="T187">valid request - </text:span><text:span text:style-name="T71">curl --data "some string !" -H "Metax-Content-Type:text/plain" "</text:span><text:a xlink:type="simple" xlink:href="http://localhost:8001/db/save/node?enc=0" text:style-name="Internet_20_link" text:visited-style-name="Visited_20_Internet_20_Link"><text:span text:style-name="T71">http://localhost:8001/db/save/</text:span></text:a><text:a xlink:type="simple" xlink:href="http://localhost:8001/db/save/node?enc=0" text:style-name="Internet_20_link" text:visited-style-name="Visited_20_Internet_20_Link"><text:span text:style-name="T135">node</text:span></text:a><text:a xlink:type="simple" xlink:href="http://localhost:8001/db/save/node?enc=0" text:style-name="Internet_20_link" text:visited-style-name="Visited_20_Internet_20_Link"><text:span text:style-name="T71">?enc=0</text:span></text:a><text:span text:style-name="T71">"</text:span></text:p>
          <text:p text:style-name="P547"><text:span text:style-name="T412">2. "</text:span><text:span text:style-name="T413">data" save request</text:span></text:p>
        </text:list-item>
      </text:list>
      <text:p text:style-name="P37"><text:span text:style-name="T411">S</text:span>ave <text:span text:style-name="T328">any </text:span>file w<text:span text:style-name="T328">ith</text:span> uploading form-data.</text:p>
      <text:h text:style-name="Heading_20_3" text:outline-level="3">Sample by curl</text:h>
      <text:p text:style-name="P109"><text:span text:style-name="T74">curl --form "fileupload=@example.txt" <text:s/>[-H "Metax-Content-Type:&lt;mimetype&gt;"] "http://localhost:7071/db/save/data?enc=0</text:span><text:span text:style-name="T75">&amp;local=0</text:span><text:span text:style-name="T74">"</text:span> </text:p>
      <text:p text:style-name="P46"><text:soft-page-break/><text:span text:style-name="T254">Responses:</text:span> </text:p>
      <text:list xml:id="list165441955610034" text:continue-numbering="true" text:style-name="L4">
        <text:list-item>
          <text:p text:style-name="P327">{"uuid": "new generated uuid"} - when <text:span text:style-name="T465">one copy of data is saved by peers successfully</text:span>, but <text:span text:style-name="T465">the </text:span>backup <text:span text:style-name="T465">of other copies are</text:span> still (can be) in progress.</text:p>
        </text:list-item>
        <text:list-item>
          <text:p text:style-name="P328"><text:span text:style-name="T186">{"error": "Exception: Unknown request"} </text:span><text:span text:style-name="T185">– when the request type is not specified<text:line-break/></text:span><text:span text:style-name="T187">e.g invalid request - </text:span><text:span text:style-name="T71">curl --form "fileupload=@example.txt" <text:s/>-H "Metax-Content-Type:text/plain" "http://localhost:8001/db/data?enc=0"</text:span></text:p>
          <text:p text:style-name="P364">valid request - <text:span text:style-name="T69">curl --form "fileupload=@example.txt" <text:s/>-H "Metax-Content-Type:text/plain" "</text:span><text:a xlink:type="simple" xlink:href="http://localhost:8001/db/save/data?enc=0" text:style-name="Internet_20_link" text:visited-style-name="Visited_20_Internet_20_Link"><text:span text:style-name="T69">http://localhost:8001/db/</text:span></text:a><text:a xlink:type="simple" xlink:href="http://localhost:8001/db/save/data?enc=0" text:style-name="Internet_20_link" text:visited-style-name="Visited_20_Internet_20_Link"><text:span text:style-name="T136">save</text:span></text:a><text:a xlink:type="simple" xlink:href="http://localhost:8001/db/save/data?enc=0" text:style-name="Internet_20_link" text:visited-style-name="Visited_20_Internet_20_Link"><text:span text:style-name="T69">/data?expire_date=1567064679564909</text:span></text:a><text:a xlink:type="simple" xlink:href="http://localhost:8001/db/save/data?enc=0" text:style-name="Internet_20_link" text:visited-style-name="Visited_20_Internet_20_Link"><text:span text:style-name="T70">&amp;</text:span></text:a><text:a xlink:type="simple" xlink:href="http://localhost:8001/db/save/data?enc=0" text:style-name="Internet_20_link" text:visited-style-name="Visited_20_Internet_20_Link"><text:span text:style-name="T69">enc=0</text:span></text:a><text:span text:style-name="T69">"</text:span></text:p>
        </text:list-item>
        <text:list-item>
          <text:p text:style-name="P369"><text:span text:style-name="T291">{"error": </text:span><text:span text:style-name="T287">"</text:span><text:span text:style-name="T292">Exception:</text:span><text:span text:style-name="T288"> </text:span><text:span text:style-name="T290">With the current configuration it is not allowed to save/update data in non-localhost.</text:span><text:span text:style-name="T287">"} - </text:span><text:span text:style-name="T289">when trying to save in non-localhost, but in configuration file &lt;enable_non_localhost_save&gt; is false. </text:span></text:p>
        </text:list-item>
        <text:list-item>
          <text:p text:style-name="P358">{"error": "Assertion violation: !_path.empty() in file "src/File_UNIX.cpp", line 68"} – when trying to save with not correct data type</text:p>
          <text:p text:style-name="P296">e.g invalid request - <text:span text:style-name="T69">curl --form "fileupload=@example.txt" <text:s/>-H "Metax-Content-Type:text/plain" "http://localhost:8001/db/save/</text:span><text:span text:style-name="T142">node</text:span><text:span text:style-name="T69">?enc=0"</text:span></text:p>
          <text:p text:style-name="P364">valid request - <text:span text:style-name="T69">curl --form "fileupload=@example.txt" <text:s/>-H "Metax-Content-Type:text/plain" "http://localhost:8001/db/save/</text:span><text:span text:style-name="T136">data</text:span><text:span text:style-name="T69">?enc=0"</text:span></text:p>
          <text:p text:style-name="P365"/>
        </text:list-item>
      </text:list>
      <text:p text:style-name="P69">3. "<text:span text:style-name="T411">path" save request</text:span></text:p>
      <text:p text:style-name="P37"><text:span text:style-name="T411">S</text:span>ave <text:span text:style-name="T329">any </text:span>file <text:span text:style-name="T329">with</text:span> absolute path.</text:p>
      <text:p text:style-name="P157"><text:span text:style-name="T254">NOTE:</text:span> "path" save request <text:span text:style-name="T416">can be </text:span>only <text:span text:style-name="T416">send</text:span> if the file's absolute path is <text:span text:style-name="T416">valid for the current running Metax.</text:span></text:p>
      <text:h text:style-name="P574" text:outline-level="3">Sample by curl </text:h>
      <text:p text:style-name="P38"><text:span text:style-name="T104">curl --data "absolute_path_to_example_file/example.png" [-H "Metax-Content-Type:&lt;mimetype&gt;"] <text:s/>"</text:span><text:a xlink:type="simple" xlink:href="http://localhost:7071/db/save/path?enc=0" text:style-name="Internet_20_link" text:visited-style-name="Visited_20_Internet_20_Link"><text:span text:style-name="T104">http://localhost:7071/db/save/path?expire_date=1567064679564909</text:span></text:a><text:a xlink:type="simple" xlink:href="http://localhost:7071/db/save/path?enc=0" text:style-name="Internet_20_link" text:visited-style-name="Visited_20_Internet_20_Link"><text:span text:style-name="T105">&amp;</text:span></text:a><text:a xlink:type="simple" xlink:href="http://localhost:7071/db/save/path?enc=0" text:style-name="Internet_20_link" text:visited-style-name="Visited_20_Internet_20_Link"><text:span text:style-name="T104">enc=0</text:span></text:a><text:span text:style-name="T104">"</text:span></text:p>
      <text:p text:style-name="P48"/>
      <text:p text:style-name="P155"><text:span text:style-name="T257">Responses:</text:span><text:span text:style-name="T144"> </text:span></text:p>
      <text:list xml:id="list165442299407537" text:continue-numbering="true" text:style-name="L4">
        <text:list-item>
          <text:p text:style-name="P329"><text:span text:style-name="T15">{"uuid": "new generated uuid"} </text:span>- when save request successfully done, but backup is still (can be) in progress.</text:p>
        </text:list-item>
        <text:list-item>
          <text:p text:style-name="P330"><text:span text:style-name="T220">{"error": "Exception: {"error":"Invalid file path."}"}</text:span><text:span text:style-name="T184"> - when in the "path" save request the path is not valid</text:span><text:span text:style-name="T181">.</text:span></text:p>
        </text:list-item>
        <text:list-item>
          <text:p text:style-name="P413"><text:span text:style-name="T15">{"error": "Exception: Unknown request"}</text:span> <text:span text:style-name="T185">– when the request type is not specified</text:span></text:p>
          <text:p text:style-name="P297">e.g invalid request - <text:span text:style-name="T86">curl --data "example.txt" <text:s/>-H "Metax-Content-Type:text/plain" "</text:span><text:a xlink:type="simple" xlink:href="http://localhost:8001/db/path?enc=0" text:style-name="Internet_20_link" text:visited-style-name="Visited_20_Internet_20_Link">http://localhost:8001/db/path?enc=0</text:a><text:span text:style-name="T86">"</text:span></text:p>
          <text:p text:style-name="P408"><text:span text:style-name="T185">valid request - </text:span><text:span text:style-name="T96">curl --data "example.txt" <text:s/>-H "Metax-Content-Type:text/plain" "</text:span><text:a xlink:type="simple" xlink:href="http://localhost:8001/db/save/path?enc=0" text:style-name="Internet_20_link" text:visited-style-name="Visited_20_Internet_20_Link"><text:span text:style-name="T96">http://localhost:8001/db/</text:span></text:a><text:a xlink:type="simple" xlink:href="http://localhost:8001/db/save/path?enc=0" text:style-name="Internet_20_link" text:visited-style-name="Visited_20_Internet_20_Link"><text:span text:style-name="T129">save</text:span></text:a><text:a xlink:type="simple" xlink:href="http://localhost:8001/db/save/path?enc=0" text:style-name="Internet_20_link" text:visited-style-name="Visited_20_Internet_20_Link"><text:span text:style-name="T96">/path?enc=0</text:span></text:a><text:span text:style-name="T96">"</text:span></text:p>
        </text:list-item>
        <text:list-item>
          <text:p text:style-name="P428"><text:span text:style-name="T284">{"error": "</text:span><text:span text:style-name="T285">Exception: </text:span><text:span text:style-name="T286">With the current configuration it is not allowed to save/update data in non-localhost.</text:span><text:span text:style-name="T284">"}</text:span><text:span text:style-name="T281"> - </text:span><text:span text:style-name="T377">when trying to save in non-localhost, but in configuration file &lt;enable_non_localhost_save&gt; is false. </text:span></text:p>
        </text:list-item>
        <text:list-item>
          <text:p text:style-name="P413"><text:span text:style-name="T221">{"error": "Assertion violation: !_path.empty() in file "src/File_UNIX.cpp", line 68"}</text:span><text:span text:style-name="T185"> – </text:span><text:span text:style-name="T181">when trying to save with not correct data type</text:span></text:p>
          <text:p text:style-name="P298">e.g invalid request - <text:span text:style-name="T86">curl --data "example.txt" <text:s/>-H "Metax-Content-Type:text/plain" "http://localhost:8001/db/save/</text:span><text:span text:style-name="T138">data</text:span><text:span text:style-name="T86">?enc=0"</text:span></text:p>
          <text:p text:style-name="P366"><text:span text:style-name="T181">valid request - </text:span><text:span text:style-name="T86">curl --data "example.txt" <text:s/>-H "Metax-Content-Type:text/plain" </text:span><text:soft-page-break/><text:span text:style-name="T86">"http://localhost:8001/db/save/</text:span><text:span text:style-name="T124">path</text:span><text:span text:style-name="T86">?enc=0"</text:span></text:p>
        </text:list-item>
      </text:list>
      <text:p text:style-name="P155"><text:s/></text:p>
      <text:h text:style-name="P552" text:outline-level="2"><text:bookmark-start text:name="__RefHeading__15027_293272231"/><text:span text:style-name="T338">Metax </text:span>UPDATE request<text:bookmark-end text:name="__RefHeading__15027_293272231"/></text:h>
      <text:h text:style-name="Heading_20_3" text:outline-level="3">Description</text:h>
      <text:p text:style-name="P139"><text:span text:style-name="T333">Request form i</text:span>s the same as <text:span text:style-name="T330">for SAVE</text:span> request but only <text:span text:style-name="T333">the appropriate uuid </text:span>should be set <text:span text:style-name="T333">for id argument which related data needs to be updated.</text:span></text:p>
      <text:p text:style-name="P161"><text:span text:style-name="T254">NOTE:</text:span> It is allowed to update content type. <text:span text:style-name="T462">So i</text:span>n <text:span text:style-name="T177">that</text:span> case data <text:span text:style-name="T462">and content type </text:span>will be updated <text:span text:style-name="T462">successfully</text:span>.</text:p>
      <text:p text:style-name="P159"><text:span text:style-name="T179">NOTE:</text:span><text:span text:style-name="T177"> For </text:span><text:span text:style-name="T237">updating</text:span><text:span text:style-name="T177"> in non-localhost in configuration file </text:span><text:span text:style-name="T375">&lt;enable_non localhost_save&gt; </text:span><text:span text:style-name="T374">will be set as true.</text:span></text:p>
      <text:p text:style-name="P139"><text:span text:style-name="T258">URI</text:span>: <text:span text:style-name="T334">scheme://</text:span>[host]:[port]/db/save/[data_type]?[encr<text:span text:style-name="T335">y</text:span>ption_<text:span text:style-name="T336">type</text:span>]<text:span text:style-name="T335">&amp;</text:span>[id=uuid]<text:span text:style-name="T534">&amp;[expire_date]</text:span></text:p>
      <text:p text:style-name="P39">Where </text:p>
      <text:list xml:id="list165441398366745" text:continue-list="list165441791945625" text:style-name="L1">
        <text:list-item>
          <text:p text:style-name="P313">scheme – http or https protocol</text:p>
        </text:list-item>
        <text:list-item>
          <text:p text:style-name="P322">host - metax http server host <text:span text:style-name="T321">name</text:span> </text:p>
        </text:list-item>
        <text:list-item>
          <text:p text:style-name="P322">port - metax http server port <text:span text:style-name="T321">number</text:span></text:p>
        </text:list-item>
        <text:list-item>
          <text:p text:style-name="P323"><text:span text:style-name="T321">data_</text:span>type - kind of data <text:span text:style-name="T322">that </text:span>is going to be <text:span text:style-name="T337">updated</text:span><text:line-break/>can be: "node", "data", "path".</text:p>
        </text:list-item>
        <text:list-item>
          <text:p text:style-name="P545">"node" is for updating some string (if data is in json format, then it must be stringified successfully).</text:p>
        </text:list-item>
        <text:list-item>
          <text:p text:style-name="P545">"data" is for updating <text:s/>file of any format. In this case curl sends file's content to Metax, writes that content in other file and Metax is working with that file.</text:p>
        </text:list-item>
        <text:list-item>
          <text:p text:style-name="P546"><text:span text:style-name="T144">"path" is for updating file with it's absolute path. In this case curl gives to Metax only the path of the file, and Metax works with the original file (dividing into parts, encrypting, etc.). For the files with big sizes this request works faster. <text:line-break/></text:span><text:span text:style-name="T266">NOTE:</text:span><text:span text:style-name="T418"> "path" update request can be only send if the file's absolute path is valid for the current running Metax.</text:span></text:p>
        </text:list-item>
        <text:list-item>
          <text:p text:style-name="P324"><text:span text:style-name="T15">encryption _</text:span><text:span text:style-name="T40">type</text:span>– optional argument that specifies w<text:span text:style-name="T444">h</text:span>ether data should be saved encrypted or not? <text:span text:style-name="T533">Encryption type should be specified by "enc" option.</text:span><text:line-break/>Default value is enc=1 that means to save data with encryption.<text:line-break/>enc=0 means to save data non-encrypted. </text:p>
        </text:list-item>
        <text:list-item>
          <text:p text:style-name="P429"><text:span text:style-name="T15">uuid</text:span> - the current uuid, that will be updated.</text:p>
        </text:list-item>
        <text:list-item>
          <text:p text:style-name="P405"><text:span text:style-name="T15">expire_date –</text:span> optional argument that specifies expire date of saving data. The argument should be specified by "expire_date" option. The value should be Epoch time in microseconds or 0 which means that data never should be deleted. Default value is 0.<text:line-break/><text:span text:style-name="T254">Note</text:span>: Please, carefully set expire_date data validation of date time is not not completely done.</text:p>
        </text:list-item>
      </text:list>
      <text:p text:style-name="P39"><text:span text:style-name="T254">Request Type:</text:span> POST</text:p>
      <text:p text:style-name="P71"><text:span text:style-name="T254">Content Type:</text:span> </text:p>
      <text:p text:style-name="P163"><text:span text:style-name="T209">For "node" and "path" </text:span><text:span text:style-name="T211">update</text:span><text:span text:style-name="T209"> request</text:span><text:span text:style-name="T211">s</text:span><text:span text:style-name="T209"> the content type is </text:span><text:span text:style-name="T437"><text:s/>"</text:span><text:span text:style-name="T436">x-www-form-urlencoded". </text:span></text:p>
      <text:p text:style-name="P165"><text:span text:style-name="T420">For "data" </text:span><text:span text:style-name="T421">update</text:span><text:span text:style-name="T420"> request the content type is "form-data".</text:span></text:p>
      <text:p text:style-name="P40"><text:span text:style-name="T254">Body:</text:span> <text:span text:style-name="T145"><text:s/></text:span><text:span text:style-name="T154">Updating</text:span><text:span text:style-name="T152"> string/file/path </text:span><text:span text:style-name="T151">should be specified in </text:span><text:span text:style-name="T154">the </text:span><text:span text:style-name="T151">request body as form-data by the following way</text:span><text:span text:style-name="T153">s</text:span><text:span text:style-name="T151">:</text:span></text:p>
      <text:list xml:id="list1519231213851099355" text:style-name="L5">
        <text:list-item>
          <text:p text:style-name="P430"><text:span text:style-name="T189">f</text:span><text:span text:style-name="T190">or "node" </text:span><text:span text:style-name="T223">update</text:span><text:span text:style-name="T190"> request </text:span></text:p>
        </text:list-item>
      </text:list>
      <text:list xml:id="list5520895989700452027" text:style-name="L6">
        <text:list-header>
          <text:p text:style-name="P385"><text:soft-page-break/><text:span text:style-name="T145"><text:s/></text:span><text:span text:style-name="T55">--data "</text:span><text:span text:style-name="T56">s</text:span><text:span text:style-name="T55">ome string or JSON but already stringified !"</text:span></text:p>
        </text:list-header>
        <text:list-item>
          <text:p text:style-name="P386"><text:span text:style-name="T55">f</text:span><text:span text:style-name="T54">or "data" </text:span><text:span text:style-name="T63">update</text:span><text:span text:style-name="T54"> request</text:span></text:p>
          <text:p text:style-name="P387"><text:span text:style-name="T58">--form "fileupload=@example.txt" -</text:span><text:span text:style-name="T57"> </text:span><text:span text:style-name="T58">where <text:s/>example.txt is the name of a saving file</text:span></text:p>
        </text:list-item>
        <text:list-item>
          <text:p text:style-name="P388"><text:span text:style-name="T58">f</text:span><text:span text:style-name="T59">or "path" </text:span><text:span text:style-name="T63">update</text:span><text:span text:style-name="T59"> request</text:span></text:p>
        </text:list-item>
      </text:list>
      <text:p text:style-name="P40"><text:span text:style-name="T214"><text:s text:c="11"/>--data "/</text:span><text:span text:style-name="T215">a</text:span><text:span text:style-name="T214">bsolute_path_</text:span><text:span text:style-name="T215">to_example_file</text:span><text:span text:style-name="T214">/example.png"</text:span></text:p>
      <text:p text:style-name="P81">Responses:</text:p>
      <text:list xml:id="list4386388344157065842" text:style-name="L7">
        <text:list-item>
          <text:p text:style-name="P344"><text:span text:style-name="T15">{"uuid": "</text:span><text:span text:style-name="T52">&lt;</text:span><text:span text:style-name="T15">uuid</text:span><text:span text:style-name="T52">&gt;</text:span><text:span text:style-name="T15">"}</text:span> - when <text:span text:style-name="T369">update</text:span> request successfully done</text:p>
        </text:list-item>
        <text:list-item>
          <text:p text:style-name="P348"><text:span text:style-name="T15">{"error": "Exception: {"error":"Invalid file path."}"}</text:span> - <text:span text:style-name="T205">when in the "path" </text:span><text:span text:style-name="T206">update</text:span><text:span text:style-name="T205"> request the path is not valid</text:span><text:span text:style-name="T207">.</text:span></text:p>
        </text:list-item>
        <text:list-item>
          <text:p text:style-name="P349"><text:span text:style-name="T234">{"error": "Syntax error: </text:span><text:span text:style-name="T227">&lt;uuid&gt;</text:span><text:span text:style-name="T234">"}</text:span><text:span text:style-name="T207"> - </text:span><text:span text:style-name="T177">when uuid is not in correct format.</text:span></text:p>
        </text:list-item>
        <text:list-item>
          <text:p text:style-name="P417"><text:span text:style-name="T15">{"error": "Exception: Unknown request"}</text:span> <text:span text:style-name="T185">– when the request type is not specified</text:span></text:p>
          <text:p text:style-name="P299">e.g invalid request - <text:span text:style-name="T86">curl --data "some string" "http://localhost:8001/db/node?id=&lt;uuid&gt;&amp;enc=0"</text:span></text:p>
          <text:p text:style-name="P367"><text:span text:style-name="T438">valid request - </text:span><text:span text:style-name="T86">curl --data "some string" "</text:span><text:a xlink:type="simple" xlink:href="http://localhost:8001/db/save/node?id" text:style-name="Internet_20_link" text:visited-style-name="Visited_20_Internet_20_Link"><text:span text:style-name="T86">http://localhost:8001/db/</text:span></text:a><text:a xlink:type="simple" xlink:href="http://localhost:8001/db/save/node?id" text:style-name="Internet_20_link" text:visited-style-name="Visited_20_Internet_20_Link"><text:span text:style-name="T124">save</text:span></text:a><text:a xlink:type="simple" xlink:href="http://localhost:8001/db/save/node?id" text:style-name="Internet_20_link" text:visited-style-name="Visited_20_Internet_20_Link"><text:span text:style-name="T86">/node?</text:span></text:a><text:a xlink:type="simple" xlink:href="http://localhost:8001/db/save/node?id" text:style-name="Internet_20_link" text:visited-style-name="Visited_20_Internet_20_Link"><text:span text:style-name="T86">id</text:span></text:a><text:span text:style-name="T86">=&lt;uuid&gt;&amp;enc=0"</text:span></text:p>
        </text:list-item>
        <text:list-item>
          <text:p text:style-name="P397"><text:span text:style-name="T15">{"error": "</text:span><text:span text:style-name="T50">Exception: With the current configuration it is not allowed to save/update data in non-localhost.</text:span><text:span text:style-name="T15">"}</text:span> - when trying to update in non-localhost, but in configuration file &lt;enable_non_localhost_save&gt; is false. </text:p>
        </text:list-item>
        <text:list-item>
          <text:p text:style-name="P351"><text:span text:style-name="T235">{"error": "Assertion violation: !_path.empty() in file "src/File_UNIX.cpp", line 68"}</text:span><text:span text:style-name="T208"> – </text:span><text:span text:style-name="T177">when trying to </text:span><text:span text:style-name="T213">u</text:span><text:span text:style-name="T180">pdate</text:span><text:span text:style-name="T177"> with not correct data type</text:span></text:p>
          <text:p text:style-name="P299">e.g invalid request - <text:span text:style-name="T86">curl --form "fileupload=@file.txt" "http://localhost:8001/db/save/</text:span><text:span text:style-name="T138">node</text:span><text:span text:style-name="T86">?id=&lt;uuid&gt;&amp;enc=0"</text:span></text:p>
          <text:p text:style-name="P367"><text:span text:style-name="T438">valid request - </text:span><text:span text:style-name="T86">curl --form "fileupload=@file.txt" "http://localhost:8001/db/save/</text:span><text:span text:style-name="T124">data</text:span><text:span text:style-name="T86">?id=&lt;uuid&gt;&amp;enc=0"</text:span></text:p>
        </text:list-item>
        <text:list-item>
          <text:p text:style-name="P431"><text:span text:style-name="T224">{"error":"Failed updating uuid</text:span><text:span text:style-name="T225">=&lt;uuid&gt;.</text:span><text:span text:style-name="T224">"}</text:span><text:span text:style-name="T210"> - when </text:span><text:span text:style-name="T212">trying to update with not existing </text:span><text:span text:style-name="T210">uuid. </text:span></text:p>
        </text:list-item>
        <text:list-item>
          <text:p text:style-name="P432"><text:span text:style-name="T210">{</text:span><text:span text:style-name="T226">"error":"Failed updating uuid=</text:span><text:span text:style-name="T222">&lt;uuid&gt;</text:span><text:span text:style-name="T226">. The requested uuid is not a valid shared object."}</text:span><text:span text:style-name="T210"> - </text:span><text:span text:style-name="T209">when trying to update with uuid, which exists in the storage, but is not a valid shared object.</text:span></text:p>
        </text:list-item>
        <text:list-item>
          <text:p text:style-name="P389"><text:span text:style-name="T15">{"error":"Failed updating uuid=&lt;uuid&gt;. It is not allowed to change a content type."}</text:span> - when trying to update a content type.</text:p>
        </text:list-item>
      </text:list>
      <text:h text:style-name="Heading_20_3" text:outline-level="3">Sample by curl </text:h>
      <text:p text:style-name="P106"><text:span text:style-name="T100">curl --form "fileupload=@example.txt" "http://localhost:8001/db/save/data?id=&lt;uuid&gt;&amp;enc=0</text:span><text:span text:style-name="T103">&amp;expire_date=1567064679564909</text:span><text:span text:style-name="T100">"</text:span> </text:p>
      <text:p text:style-name="P156"><text:span text:style-name="T257">Responses:</text:span><text:span text:style-name="T144"> </text:span></text:p>
      <text:p text:style-name="P105"/>
      <text:list xml:id="list165442765506536" text:continue-numbering="true" text:style-name="L7">
        <text:list-item>
          <text:p text:style-name="P345">{"uuid": " <text:span text:style-name="T415">&lt;</text:span>uuid<text:span text:style-name="T415">&gt;</text:span>"} - when <text:span text:style-name="T369">update</text:span> request successfully done</text:p>
        </text:list-item>
        <text:list-item>
          <text:p text:style-name="P350"><text:span text:style-name="T207">{"error": "Syntax error: </text:span><text:span text:style-name="T177">&lt;uuid&gt;</text:span><text:span text:style-name="T207">"} - </text:span><text:span text:style-name="T177">when uuid is not in </text:span><text:span text:style-name="T239">the </text:span><text:span text:style-name="T177">correct format.</text:span></text:p>
        </text:list-item>
        <text:list-item>
          <text:p text:style-name="P417">{"error": "Exception: Unknown request"} <text:span text:style-name="T185">– when the request type is not specified</text:span></text:p>
          <text:p text:style-name="P305">e.g invalid request - <text:span text:style-name="T86">curl --form "fileupload=@file.txt" "http://localhost:8001/db/data?id=&lt;uuid&gt;&amp;enc=0"</text:span></text:p>
          <text:p text:style-name="P368"><text:span text:style-name="T5">valid request - </text:span><text:span text:style-name="T86">curl --form "fileupload=@file.txt" "</text:span><text:a xlink:type="simple" xlink:href="http://localhost:8001/db/save/data?id" text:style-name="Internet_20_link" text:visited-style-name="Visited_20_Internet_20_Link"><text:span text:style-name="T86">http://localhost:8001/db/</text:span></text:a><text:a xlink:type="simple" xlink:href="http://localhost:8001/db/save/data?id" text:style-name="Internet_20_link" text:visited-style-name="Visited_20_Internet_20_Link"><text:span text:style-name="T124">save</text:span></text:a><text:a xlink:type="simple" xlink:href="http://localhost:8001/db/save/data?id" text:style-name="Internet_20_link" text:visited-style-name="Visited_20_Internet_20_Link"><text:span text:style-name="T86">/data?id</text:span></text:a><text:span text:style-name="T86">=&lt;uuid&gt;&amp;enc=0"</text:span></text:p>
        </text:list-item>
        <text:list-item>
          <text:p text:style-name="P397">{"error": "<text:span text:style-name="T455">Exception: With the current configuration it is not allowed to save/update data in non-localhost.</text:span>"} - when trying to update in non-localhost, but in configuration file &lt;enable_non_localhost_save&gt; is false. </text:p>
        </text:list-item>
        <text:list-item>
          <text:p text:style-name="P351"><text:soft-page-break/><text:span text:style-name="T208">{"error": "Assertion violation: !_path.empty() in file "src/File_UNIX.cpp", line 68"} – </text:span><text:span text:style-name="T177">when trying to </text:span><text:span text:style-name="T180">update</text:span><text:span text:style-name="T177"> with not correct data type</text:span></text:p>
          <text:p text:style-name="P300">e.g invalid request - <text:span text:style-name="T86">curl --form "fileupload=@file.txt" "http://localhost:8001/db/save/</text:span><text:span text:style-name="T138">node</text:span><text:span text:style-name="T86">?id=&lt;uuid&gt;&amp;enc=0"</text:span></text:p>
          <text:p text:style-name="P368"><text:span text:style-name="T438">valid request - </text:span><text:span text:style-name="T86">curl --form "fileupload=@file.txt" "</text:span><text:a xlink:type="simple" xlink:href="http://localhost:8001/db/save/data?id" text:style-name="Internet_20_link" text:visited-style-name="Visited_20_Internet_20_Link"><text:span text:style-name="T86">http://localhost:8001/db/save/</text:span></text:a><text:a xlink:type="simple" xlink:href="http://localhost:8001/db/save/data?id" text:style-name="Internet_20_link" text:visited-style-name="Visited_20_Internet_20_Link"><text:span text:style-name="T124">data</text:span></text:a><text:a xlink:type="simple" xlink:href="http://localhost:8001/db/save/data?id" text:style-name="Internet_20_link" text:visited-style-name="Visited_20_Internet_20_Link"><text:span text:style-name="T86">?id</text:span></text:a><text:span text:style-name="T86">=&lt;uuid&gt;&amp;enc=0</text:span><text:span text:style-name="T91">&amp;expire_date=1567064679564909</text:span><text:span text:style-name="T86">"</text:span></text:p>
        </text:list-item>
        <text:list-item>
          <text:p text:style-name="P399"><text:span text:style-name="T422">{"error":"Failed updating uuid</text:span><text:span text:style-name="T424">=&lt;uuid&gt;.</text:span><text:span text:style-name="T422">"}</text:span><text:span text:style-name="T423"> - when </text:span><text:span text:style-name="T422">trying to update with not existing </text:span><text:span text:style-name="T423">uuid. </text:span></text:p>
        </text:list-item>
        <text:list-item>
          <text:p text:style-name="P432"><text:span text:style-name="T210">{"error":"Failed updating uuid=</text:span><text:span text:style-name="T209">&lt;uuid&gt;</text:span><text:span text:style-name="T210">.The requested uuid is not a valid shared object."} - </text:span><text:span text:style-name="T209">when trying to update whith uuid, which exists in the storage, but is not a valid shared object.</text:span></text:p>
        </text:list-item>
        <text:list-item>
          <text:p text:style-name="P400">{"error":"Failed updating uuid=&lt;uuid&gt;.It is not allowed to change a content type."} - when trying to update a content type.</text:p>
        </text:list-item>
      </text:list>
      <text:h text:style-name="P553" text:outline-level="2"><text:bookmark-start text:name="__RefHeading__15029_293272231"/><text:span text:style-name="T307">Metax </text:span><text:span text:style-name="T306">SHARE request</text:span><text:bookmark-end text:name="__RefHeading__15029_293272231"/></text:h>
      <text:h text:style-name="P577" text:outline-level="3">Description</text:h>
      <text:p text:style-name="P257"><text:span text:style-name="T155">This request is intended to </text:span><text:span text:style-name="T158">share</text:span><text:span text:style-name="T156"> </text:span><text:span text:style-name="T157">data </text:span><text:span text:style-name="T165">specified by "</text:span><text:span text:style-name="T157">uuid" </text:span><text:span text:style-name="T158">with</text:span><text:span text:style-name="T157"> </text:span><text:span text:style-name="T165">any </text:span><text:span text:style-name="T173">friend</text:span><text:span text:style-name="T157">. The </text:span><text:span text:style-name="T173">friend</text:span><text:span text:style-name="T157"> </text:span><text:span text:style-name="T165">info </text:span><text:span text:style-name="T162">should </text:span><text:span text:style-name="T174">provided to the request.</text:span></text:p>
      <text:p text:style-name="P257"><text:span text:style-name="T174">The friend info can be either friend’s public key or friend’s username associated with the public key. See</text:span><text:span text:style-name="T386"> </text:span><text:span text:style-name="T388"><text:bookmark-ref text:reference-format="number" text:ref-name="__RefNumPara__3632_2069273546">2.7</text:bookmark-ref></text:span><text:span text:style-name="T388"> </text:span><text:span text:style-name="T390">for learning how to associate friends username with his/her public key.</text:span></text:p>
      <text:p text:style-name="P168"><text:span text:style-name="T385">Share request </text:span><text:span text:style-name="T391">returns <text:s/>aes key and aes iv of the data encrypted with friend’s public key</text:span><text:span text:style-name="T385">.</text:span></text:p>
      <text:p text:style-name="P168"><text:span text:style-name="T268">Note:</text:span><text:span text:style-name="T340"> </text:span></text:p>
      <text:list xml:id="list2652827364750586349" text:style-name="L8">
        <text:list-item>
          <text:p text:style-name="P433">Any data can be shared only by the user who is the owner of the data.</text:p>
        </text:list-item>
        <text:list-item>
          <text:p text:style-name="P439"><text:span text:style-name="T384">Metax share request does not <text:s/></text:span><text:span text:style-name="T387">anyhow </text:span><text:span text:style-name="T384">inform/</text:span><text:span text:style-name="T387">notify </text:span><text:span text:style-name="T391">friend</text:span><text:span text:style-name="T384"> that </text:span><text:span text:style-name="T387">a</text:span><text:span text:style-name="T384"> data is shared with him/</text:span><text:span text:style-name="T391">her</text:span><text:span text:style-name="T384">. That should be done by application using db/accept_share request </text:span><text:span text:style-name="T387">(please see details in </text:span><text:span text:style-name="T387"><text:bookmark-ref text:reference-format="number" text:ref-name="__RefNumPara__3602_2069273546">2.5</text:bookmark-ref></text:span><text:span text:style-name="T387">)</text:span><text:span text:style-name="T384">.</text:span></text:p>
        </text:list-item>
      </text:list>
      <text:p text:style-name="P76"><text:span text:style-name="T259">URI</text:span>: <text:span text:style-name="T339">scheme://</text:span>[host]:[port]/db/share?id=[uuid] </text:p>
      <text:p text:style-name="P73"><text:s text:c="4"/>Where: </text:p>
      <text:list xml:id="list7415270049973681090" text:style-name="L9">
        <text:list-item>
          <text:p text:style-name="P314">scheme – http or https protocol</text:p>
        </text:list-item>
        <text:list-item>
          <text:p text:style-name="P314">host - metax http server host</text:p>
        </text:list-item>
        <text:list-item>
          <text:p text:style-name="P314">port - metax http server port</text:p>
        </text:list-item>
        <text:list-item>
          <text:p text:style-name="P314">uuid - the shareable data uuid </text:p>
        </text:list-item>
      </text:list>
      <text:p text:style-name="P73"><text:span text:style-name="T254">Request Type</text:span>: <text:span text:style-name="T15">POST </text:span></text:p>
      <text:p text:style-name="P73"><text:span text:style-name="T254">Content Type:</text:span> <text:span text:style-name="T15">x-www-form-urlencoded </text:span></text:p>
      <text:p text:style-name="P82">Body:</text:p>
      <text:p text:style-name="P73">Username or public key values should be specified in request body as form-data by the following way:</text:p>
      <text:list xml:id="list1224580079098156658" text:style-name="L10">
        <text:list-item>
          <text:p text:style-name="P434">username=<text:span text:style-name="T589">&lt;friend’s username&gt;</text:span></text:p>
        </text:list-item>
        <text:list-item>
          <text:p text:style-name="P442">key=&lt;friend’s public key&gt; </text:p>
        </text:list-item>
      </text:list>
      <text:p text:style-name="P80"><text:tab/></text:p>
      <text:p text:style-name="P82">Responses:</text:p>
      <text:list xml:id="list3023579200665647039" text:style-name="L11">
        <text:list-item>
          <text:p text:style-name="P436">{"share_uuid":"&lt;uuid&gt;", "<text:span text:style-name="T458">key"</text:span>: <text:s/>"<text:span text:style-name="T458">&lt;key&gt;"</text:span>, "<text:span text:style-name="T458">iv</text:span>": "<text:span text:style-name="T458">&lt;iv&gt;"</text:span>} - when share request successfully finishes. <text:span text:style-name="T458">Where :</text:span></text:p>
          <text:list>
            <text:list-item>
              <text:p text:style-name="P444">share_uuid – is the shared data uuid which should be the same uuid of original data</text:p>
            </text:list-item>
            <text:list-item>
              <text:p text:style-name="P444"><text:soft-page-break/>key – data encryption key encrypted with trusted peer public key</text:p>
            </text:list-item>
            <text:list-item>
              <text:p text:style-name="P444">iv – initialization vector <text:s/>encrypted with trusted peer public key</text:p>
            </text:list-item>
          </text:list>
        </text:list-item>
        <text:list-item>
          <text:p text:style-name="P352">{"error": "Exception: File for sharing is not specified <text:span text:style-name="T251">for the request with &lt;username&gt;/public key</text:span>"} - when uuid of shareable data is not specified.</text:p>
        </text:list-item>
        <text:list-item>
          <text:p text:style-name="P354">{"error": "Exception: the key value is not valid"} - <text:span text:style-name="T340">when </text:span>public key <text:span text:style-name="T340">is not specified.</text:span></text:p>
          <text:p text:style-name="P301">e.g invalid request - <text:span text:style-name="T86">curl -F "key=" "</text:span><text:a xlink:type="simple" xlink:href="http://localhost:8001/db/share?id=uuid" text:style-name="Internet_20_link" text:visited-style-name="Visited_20_Internet_20_Link"><text:span text:style-name="T86">http://localhost:</text:span></text:a><text:a xlink:type="simple" xlink:href="http://localhost:8001/db/share?id=uuid" text:style-name="Internet_20_link" text:visited-style-name="Visited_20_Internet_20_Link"><text:span text:style-name="T86">800</text:span></text:a><text:a xlink:type="simple" xlink:href="http://localhost:8001/db/share?id=uuid" text:style-name="Internet_20_link" text:visited-style-name="Visited_20_Internet_20_Link"><text:span text:style-name="T86">1/db/share?id=uuid</text:span></text:a><text:span text:style-name="T86">"</text:span></text:p>
          <text:p text:style-name="P306"><text:span text:style-name="T229">v</text:span><text:span text:style-name="T227">alid request - </text:span><text:span text:style-name="T100">curl -F "key=</text:span><text:span text:style-name="T131">&lt;public key&gt;</text:span><text:span text:style-name="T100">" "</text:span><text:a xlink:type="simple" xlink:href="http://localhost:8001/db/share?id=uuid" text:style-name="Internet_20_link" text:visited-style-name="Visited_20_Internet_20_Link"><text:span text:style-name="T100">http://localhost:</text:span></text:a><text:a xlink:type="simple" xlink:href="http://localhost:8001/db/share?id=uuid" text:style-name="Internet_20_link" text:visited-style-name="Visited_20_Internet_20_Link"><text:span text:style-name="T100">800</text:span></text:a><text:a xlink:type="simple" xlink:href="http://localhost:8001/db/share?id=uuid" text:style-name="Internet_20_link" text:visited-style-name="Visited_20_Internet_20_Link"><text:span text:style-name="T100">1/db/share?id=uuid</text:span></text:a><text:span text:style-name="T100">"</text:span></text:p>
        </text:list-item>
        <text:list-item>
          <text:p text:style-name="P353">{"error": "Exception: <text:span text:style-name="T373">Username or key is not specified</text:span>"} - when key or username is not specified.</text:p>
          <text:p text:style-name="P353"><text:s/><text:span text:style-name="T236">e.g invalid request - </text:span><text:span text:style-name="T98">curl "</text:span><text:a xlink:type="simple" xlink:href="http://localhost:8001/db/share?id=uuid" text:style-name="Internet_20_link" text:visited-style-name="Visited_20_Internet_20_Link"><text:span text:style-name="T227">http://localhost:</text:span></text:a><text:a xlink:type="simple" xlink:href="http://localhost:8001/db/share?id=uuid" text:style-name="Internet_20_link" text:visited-style-name="Visited_20_Internet_20_Link"><text:span text:style-name="T228">800</text:span></text:a><text:a xlink:type="simple" xlink:href="http://localhost:8001/db/share?id=uuid" text:style-name="Internet_20_link" text:visited-style-name="Visited_20_Internet_20_Link"><text:span text:style-name="T227">1/db/share?id=uuid</text:span></text:a><text:span text:style-name="T227">"</text:span></text:p>
          <text:p text:style-name="P390"><text:span text:style-name="T60">v</text:span><text:span text:style-name="T61">alid request - </text:span><text:span text:style-name="T94">curl </text:span><text:span text:style-name="T126">-F "key=&lt;public key&gt;"</text:span><text:span text:style-name="T94"> "</text:span><text:a xlink:type="simple" xlink:href="http://localhost:8001/db/share?id=uuid" text:style-name="Internet_20_link" text:visited-style-name="Visited_20_Internet_20_Link"><text:span text:style-name="T94">http://localhost:8001/db/share?id=uuid</text:span></text:a><text:span text:style-name="T94">"</text:span></text:p>
        </text:list-item>
        <text:list-item>
          <text:p text:style-name="P370"><text:span text:style-name="T368"><text:s/></text:span><text:span text:style-name="T591">{"error": "Peer not found for the request with &lt;friend_name&gt;"</text:span><text:span text:style-name="T592">} - when username is provided but the provided &lt;friend_name&gt; is not found in friend’s list.</text:span></text:p>
        </text:list-item>
        <text:list-item>
          <text:p text:style-name="P370">{"error":"<text:span text:style-name="T251">Reencryption failed for the request with public key</text:span>"} - when trying to share with <text:span text:style-name="T252">public key in the not valid format</text:span>.</text:p>
        </text:list-item>
        <text:list-item>
          <text:p text:style-name="P371">{"share_uuid": "&lt;uuid&gt;'',"error":"Fail to share uuid=<text:span text:style-name="T459">&lt;uuid&gt;</text:span> for the request with public key"} - when uuid <text:span text:style-name="T372">does</text:span> not exist.</text:p>
        </text:list-item>
        <text:list-item>
          <text:p text:style-name="P372">{"error": "Syntax error: &lt;uuid&gt;"} - when <text:span text:style-name="T367">uuid is not in correct format.</text:span></text:p>
        </text:list-item>
        <text:list-item>
          <text:p text:style-name="P360">{"error": "Exception: Unknown request"} <text:span text:style-name="T438">– when the request type is not specified</text:span></text:p>
          <text:p text:style-name="P302">e.g invalid request - <text:span text:style-name="T85">curl -F "key=&lt;public key&gt;" "</text:span><text:a xlink:type="simple" xlink:href="http://localhost:8001/db/share?id=uuid" text:style-name="Internet_20_link" text:visited-style-name="Visited_20_Internet_20_Link"><text:span text:style-name="T85">http://localhost:</text:span></text:a><text:a xlink:type="simple" xlink:href="http://localhost:8001/db/share?id=uuid" text:style-name="Internet_20_link" text:visited-style-name="Visited_20_Internet_20_Link"><text:span text:style-name="T85">800</text:span></text:a><text:a xlink:type="simple" xlink:href="http://localhost:8001/db/share?id=uuid" text:style-name="Internet_20_link" text:visited-style-name="Visited_20_Internet_20_Link"><text:span text:style-name="T85">1/db/</text:span></text:a><text:a xlink:type="simple" xlink:href="http://localhost:8001/db/share?id=uuid" text:style-name="Internet_20_link" text:visited-style-name="Visited_20_Internet_20_Link"><text:span text:style-name="T139">sre</text:span></text:a><text:a xlink:type="simple" xlink:href="http://localhost:8001/db/share?id=uuid" text:style-name="Internet_20_link" text:visited-style-name="Visited_20_Internet_20_Link"><text:span text:style-name="T85">?id=uuid</text:span></text:a><text:span text:style-name="T85">"</text:span></text:p>
          <text:p text:style-name="P443"><text:span text:style-name="T217">v</text:span><text:span text:style-name="T218">alid request - </text:span><text:span text:style-name="T72">curl -F "key=&lt;public key&gt;" "</text:span><text:a xlink:type="simple" xlink:href="http://localhost:8001/db/share?id=uuid" text:style-name="Internet_20_link" text:visited-style-name="Visited_20_Internet_20_Link"><text:span text:style-name="T72">h</text:span></text:a><text:a xlink:type="simple" xlink:href="http://localhost:8001/db/share?id=uuid" text:style-name="Internet_20_link" text:visited-style-name="Visited_20_Internet_20_Link"><text:span text:style-name="T217">ttp://localhost:</text:span></text:a><text:a xlink:type="simple" xlink:href="http://localhost:8001/db/share?id=uuid" text:style-name="Internet_20_link" text:visited-style-name="Visited_20_Internet_20_Link"><text:span text:style-name="T219">800</text:span></text:a><text:a xlink:type="simple" xlink:href="http://localhost:8001/db/share?id=uuid" text:style-name="Internet_20_link" text:visited-style-name="Visited_20_Internet_20_Link"><text:span text:style-name="T217">1/db/</text:span></text:a><text:a xlink:type="simple" xlink:href="http://localhost:8001/db/share?id=uuid" text:style-name="Internet_20_link" text:visited-style-name="Visited_20_Internet_20_Link"><text:span text:style-name="T132">share</text:span></text:a><text:a xlink:type="simple" xlink:href="http://localhost:8001/db/share?id=uuid" text:style-name="Internet_20_link" text:visited-style-name="Visited_20_Internet_20_Link"><text:span text:style-name="T217">?</text:span></text:a><text:a xlink:type="simple" xlink:href="http://localhost:8001/db/share?id=uuid" text:style-name="Internet_20_link" text:visited-style-name="Visited_20_Internet_20_Link"><text:span text:style-name="T217">id=uuid</text:span></text:a><text:span text:style-name="T217">"</text:span></text:p>
        </text:list-item>
      </text:list>
      <text:h text:style-name="P575" text:outline-level="3">How to share data with friend ?</text:h>
      <text:list xml:id="list7337135355492617732" text:style-name="L12">
        <text:list-item>
          <text:p text:style-name="P437"><text:span text:style-name="T461">R</text:span>un "metax1" <text:span text:style-name="T461">and</text:span> "metax2" <text:span text:style-name="T461">two metax instances.</text:span></text:p>
        </text:list-item>
        <text:list-item>
          <text:p text:style-name="P437"><text:span text:style-name="T461">S</text:span><text:span text:style-name="T164">end </text:span><text:span text:style-name="T159">"add_</text:span><text:span text:style-name="T171">friend</text:span><text:span text:style-name="T159">" request </text:span><text:span text:style-name="T164">to metax1 </text:span><text:span text:style-name="T175">by setting username for metax2 and providing </text:span><text:span text:style-name="T176">user </text:span><text:span text:style-name="T175">public </text:span><text:span text:style-name="T176">key </text:span><text:span text:style-name="T175">of </text:span><text:span text:style-name="T159"><text:s/>metax2, </text:span><text:span text:style-name="T176">see</text:span><text:span text:style-name="T159"> </text:span><text:span text:style-name="T159"><text:bookmark-ref text:reference-format="chapter" text:ref-name="__RefHeading__1135_916521150">2.7</text:bookmark-ref></text:span><text:span text:style-name="T159">. </text:span><text:span text:style-name="T176">This step is optional and only needed when proceeding with 3.2 below.</text:span></text:p>
        </text:list-item>
        <text:list-item>
          <text:p text:style-name="P445">Send db/share request to metax1 for any owned uuid with metax2 by providing</text:p>
          <text:list>
            <text:list-item>
              <text:p text:style-name="P447">either user public key of metax2</text:p>
            </text:list-item>
            <text:list-item>
              <text:p text:style-name="P447">or metax2 username if metax2 is added as friend of metax1</text:p>
            </text:list-item>
          </text:list>
        </text:list-item>
        <text:list-item>
          <text:p text:style-name="P437"><text:span text:style-name="T590">Get the share uuid (same as original uuid provided to share request) and data encryption-key&amp;iv from response</text:span>. <text:span text:style-name="T460">N</text:span>o matter w<text:span text:style-name="T444">h</text:span>ether the appropriate data of specified uuid is encrypted or not.</text:p>
        </text:list-item>
        <text:list-item>
          <text:p text:style-name="P446">Send db/accept_share request to metax2 to inform about shareable data.</text:p>
        </text:list-item>
        <text:list-item>
          <text:p text:style-name="P446">Send get request to metax2 for the shared uuid and receive the shared data.</text:p>
        </text:list-item>
      </text:list>
      <text:p text:style-name="P255"/>
      <text:h text:style-name="Heading_20_3" text:outline-level="3"><text:s/><text:span text:style-name="T260">Example</text:span>: </text:h>
      <text:p text:style-name="P77"><text:s text:c="3"/>url: <text:span text:style-name="T15">"http://localhost:</text:span><text:span text:style-name="T21">800</text:span><text:span text:style-name="T15">1/db/share?id=uuid</text:span><text:span text:style-name="T456">"</text:span></text:p>
      <text:p text:style-name="P73"><text:s text:c="3"/>body: <text:span text:style-name="T15">"username=user2"</text:span> </text:p>
      <text:p text:style-name="P73"><text:s/>or </text:p>
      <text:p text:style-name="P73"><text:s text:c="3"/>body: <text:span text:style-name="T15">"key=peer_public_key"</text:span> </text:p>
      <text:p text:style-name="P73"/>
      <text:h text:style-name="Heading_20_3" text:outline-level="3"><text:soft-page-break/><text:s/><text:span text:style-name="T254">Sample by curl</text:span> </text:h>
      <text:p text:style-name="P78"><text:span text:style-name="T77"><text:s/>curl -F "username=user2" "</text:span><text:a xlink:type="simple" xlink:href="http://localhost:8001/db/share?id=uuid" text:style-name="Internet_20_link" text:visited-style-name="Visited_20_Internet_20_Link"><text:span text:style-name="T77">http://localhost:8001/db/share?id=uuid</text:span></text:a><text:span text:style-name="T78">"</text:span></text:p>
      <text:p text:style-name="P169"/>
      <text:h text:style-name="P554" text:outline-level="2"><text:bookmark-start text:name="__RefHeading___Toc5355_1055499499"/><text:bookmark-start text:name="__RefNumPara__3602_2069273546"/><text:span text:style-name="T295">Metax ACCEPT </text:span><text:span text:style-name="T293">SHARE request</text:span><text:bookmark-end text:name="__RefHeading___Toc5355_1055499499"/><text:bookmark-end text:name="__RefNumPara__3602_2069273546"/></text:h>
      <text:h text:style-name="P578" text:outline-level="3">Description:</text:h>
      <text:p text:style-name="P6"><text:span text:style-name="T294">R</text:span><text:span text:style-name="T293">eceives shared data uuid and data encryption key encrypted with </text:span><text:span text:style-name="T300">own</text:span><text:span text:style-name="T293"> public key and stores </text:span><text:span text:style-name="T300">that info </text:span><text:span text:style-name="T293">in user.json file. <text:s/>The uuid is </text:span><text:span text:style-name="T300">being </text:span><text:span text:style-name="T293">sav</text:span><text:span text:style-name="T300">ed</text:span><text:span text:style-name="T293"> in user json with owned=false.</text:span></text:p>
      <text:p text:style-name="P7"><text:span text:style-name="T301">URI</text:span><text:span text:style-name="T293">: </text:span><text:span text:style-name="T296">scheme://</text:span><text:span text:style-name="T293">[host]:[port]/db/</text:span><text:span text:style-name="T297">accept_</text:span><text:span text:style-name="T293">share?id=[uuid] </text:span></text:p>
      <text:p text:style-name="P272"><text:span text:style-name="T240"><text:s/>Where</text:span>: </text:p>
      <text:list xml:id="list165442633368759" text:continue-list="list7415270049973681090" text:style-name="L9">
        <text:list-item>
          <text:p text:style-name="P315">scheme – http or https protocol</text:p>
        </text:list-item>
        <text:list-item>
          <text:p text:style-name="P315">host - metax http server host</text:p>
        </text:list-item>
        <text:list-item>
          <text:p text:style-name="P315">port - metax http server port</text:p>
        </text:list-item>
        <text:list-item>
          <text:p text:style-name="P398">uuid - the shareable data uuid </text:p>
        </text:list-item>
      </text:list>
      <text:p text:style-name="P79"><text:span text:style-name="T254">Request Type</text:span>: <text:span text:style-name="T15">POST </text:span></text:p>
      <text:p text:style-name="P79"><text:span text:style-name="T254">Content Type:</text:span> <text:span text:style-name="T15">x-www-form-urlencoded </text:span></text:p>
      <text:p text:style-name="P153">Body:</text:p>
      <text:p text:style-name="P6"><text:span text:style-name="T293">Data encryption key and initialization vector (both encrypted with </text:span><text:span text:style-name="T300">own</text:span><text:span text:style-name="T293"> public key) specified in "key" ans "iv" fields correspondingly. </text:span></text:p>
      <text:p text:style-name="P8"><text:span text:style-name="T297">Example</text:span><text:span text:style-name="T293">:</text:span></text:p>
      <text:p text:style-name="P7"><text:span text:style-name="T293">curl -F "key=</text:span><text:span text:style-name="T298">&lt;key&gt;</text:span><text:span text:style-name="T293">" -F "iv=</text:span><text:span text:style-name="T298">&lt;iv&gt;</text:span><text:span text:style-name="T293">" </text:span><text:span text:style-name="T296">scheme://</text:span><text:span text:style-name="T293">[host]:[port]/db/accept_share?id=</text:span><text:span text:style-name="T298">&lt;</text:span><text:span text:style-name="T293">uuid</text:span><text:span text:style-name="T298">&gt;</text:span></text:p>
      <text:p text:style-name="P8"><text:span text:style-name="T298">Responses</text:span><text:span text:style-name="T293">:</text:span></text:p>
      <text:p text:style-name="P7"><text:span text:style-name="T293">{"share":"accepted"} – </text:span><text:span text:style-name="T299">when</text:span><text:span text:style-name="T298"> everything is ok </text:span><text:span text:style-name="T300">and as a result the uuid is available in user.json file.</text:span></text:p>
      <text:p text:style-name="P7"><text:span text:style-name="T298">{"error": "Exception: Invalid accept_share request"} – </text:span><text:span text:style-name="T299">when</text:span><text:span text:style-name="T298"> "uuid", "key" or "iv" are not specified in request body.</text:span></text:p>
      <text:p text:style-name="P7"><text:span text:style-name="T298">{"error": "Syntax error: &lt;uuid&gt;"} - </text:span><text:span text:style-name="T299">when</text:span><text:span text:style-name="T298"> uuid is invalid.</text:span></text:p>
      <text:p text:style-name="P7"><text:span text:style-name="T298">{"error": "Could not decrypt key: Failed to decrypt: I/O error: error:0407109F:rsa routines:RSA_padding_check_PKCS1_type_2:pkcs decoding error; error:04065072:rsa routines:rsa_ossl_private_decrypt:padding check failed"} –</text:span><text:span text:style-name="T299"> when could not decrypt provided key or iv with self private key.</text:span></text:p>
      <text:p text:style-name="P152"/>
      <text:h text:style-name="P555" text:outline-level="2"><text:bookmark-start text:name="__RefHeading__15031_293272231"/><text:span text:style-name="T343">Metax </text:span>SENDTO request<text:bookmark-end text:name="__RefHeading__15031_293272231"/></text:h>
      <text:h text:style-name="Heading_20_3" text:outline-level="3">Description</text:h>
      <text:p text:style-name="P114"><text:span text:style-name="T155">This request is intended to </text:span><text:span text:style-name="T157">send</text:span><text:span text:style-name="T156"> </text:span><text:span text:style-name="T158">some string </text:span><text:span text:style-name="T163">data </text:span><text:span text:style-name="T157">to the trusted peers. The trusted peers will be listed in </text:span><text:span text:style-name="T151">the metax appropriate xml configuration file </text:span><text:span text:style-name="T158">or can be added with "add</text:span><text:span text:style-name="T379">_</text:span><text:span text:style-name="T389">friend</text:span><text:span text:style-name="T379">" request.</text:span></text:p>
      <text:p text:style-name="P103"><text:span text:style-name="T380">Also data can be s</text:span><text:span text:style-name="T383">end</text:span><text:span text:style-name="T380"> by mentioning the public key of the peer in the request </text:span><text:span text:style-name="T381">and in this case there is no need </text:span><text:span text:style-name="T382">for peer2 </text:span><text:span text:style-name="T381">to be a trusted peer of </text:span><text:span text:style-name="T382">peer1</text:span><text:span text:style-name="T380">.</text:span></text:p>
      <text:p text:style-name="P140"><text:span text:style-name="T261">URI</text:span>: <text:span text:style-name="T19">scheme://</text:span><text:span text:style-name="T15">[host]:[port]/db/sendto</text:span></text:p>
      <text:p text:style-name="Text_20_body">Where: </text:p>
      <text:list xml:id="list165441307402114" text:continue-numbering="true" text:style-name="L9">
        <text:list-item>
          <text:p text:style-name="P441">scheme – http or https protocol</text:p>
        </text:list-item>
        <text:list-item>
          <text:p text:style-name="P441">host - metax http server host</text:p>
        </text:list-item>
        <text:list-item>
          <text:p text:style-name="P441"><text:soft-page-break/>port - metax http server port</text:p>
        </text:list-item>
      </text:list>
      <text:p text:style-name="P140"/>
      <text:p text:style-name="P140"><text:span text:style-name="T254">Request Type:</text:span> POST </text:p>
      <text:p text:style-name="P140"><text:span text:style-name="T254">Body:</text:span> </text:p>
      <text:p text:style-name="P140"><text:s text:c="4"/>Body should be form-data with "key"/"<text:span text:style-name="T407">username"</text:span> and "data" <text:span text:style-name="T351">pair</text:span>s. Where "key"/"<text:span text:style-name="T407">username"</text:span> <text:span text:style-name="T350">is</text:span> the PublicKey/<text:span text:style-name="T407">username</text:span> of the peer wh<text:span text:style-name="T349">ich</text:span> should receive the data <text:span text:style-name="T350">and "</text:span>data" <text:span text:style-name="T350">is</text:span> the <text:span text:style-name="T445">info-data</text:span> that should <text:span text:style-name="T355">be </text:span>receive<text:span text:style-name="T355">d by</text:span> peer.</text:p>
      <text:p text:style-name="P72">Username or public key values should be specified in request body as form-data by the following way:</text:p>
      <text:list xml:id="list165442387123266" text:continue-list="list1224580079098156658" text:style-name="L10">
        <text:list-item>
          <text:p text:style-name="P435">username=[peer’s username] (the name should be initially specified in trusted peers list of the metax appropriate xml configuration file)</text:p>
        </text:list-item>
        <text:list-item>
          <text:p text:style-name="P435">Peer's public key can be specified in one of these ways, listed in the order that is being checked by the software:</text:p>
          <text:list>
            <text:list-item>
              <text:p text:style-name="P448">specify path to the peer’s public key file in &lt;key_path&gt; element of trusted peers list specified in configuration file.</text:p>
            </text:list-item>
            <text:list-item>
              <text:p text:style-name="P448">copy peer's public key file into the &lt;user_key_path&gt;/&lt;peer_name&gt;/public.pem file. </text:p>
            </text:list-item>
            <text:list-item>
              <text:p text:style-name="P449">paste peer's public key into &lt;public_key&gt; element of trusted peers list specified in configuration file. </text:p>
            </text:list-item>
          </text:list>
          <text:p text:style-name="P424"><text:span text:style-name="T267">NOTE:</text:span><text:span text:style-name="T417"> </text:span>it is highly important to specify PB key without any unnecessary symbols including <text:span text:style-name="T577">spaces</text:span>, new lines, tabs, etc.</text:p>
        </text:list-item>
      </text:list>
      <text:p text:style-name="P140"/>
      <text:p text:style-name="P140"><text:span text:style-name="T254">Responses:</text:span> </text:p>
      <text:list xml:id="list2753341843466168086" text:style-name="L13">
        <text:list-item>
          <text:p text:style-name="P427">{"msg":"<text:span text:style-name="T370">D</text:span>ata is delivered successfully"} – <text:span text:style-name="T352">when </text:span>the specified data is sent to <text:span text:style-name="T354">the </text:span>specified peer </text:p>
        </text:list-item>
        <text:list-item>
          <text:p text:style-name="P419">{"error": "Exception: Data for s<text:span text:style-name="T453">end</text:span>ing is not specified <text:span text:style-name="T370">for the request with &lt;username&gt;/public key</text:span>"} - if there isn't set data or <text:span text:style-name="T353">the data </text:span>isn't set <text:span text:style-name="T353">in a </text:span>right way inside of body.</text:p>
          <text:p text:style-name="P307"><text:span text:style-name="T29">e.g. in</text:span><text:span text:style-name="T24">v</text:span><text:span text:style-name="T15">alid request - </text:span><text:span text:style-name="T85">curl -F "key=&lt;public key&gt;" <text:s/>-F "data="</text:span><text:span text:style-name="T440"> </text:span><text:span text:style-name="T24">"</text:span><text:a xlink:type="simple" xlink:href="http://localhost:8001/db/sendto" text:style-name="Internet_20_link" text:visited-style-name="Visited_20_Internet_20_Link"><text:span text:style-name="T24">http://localhost:</text:span></text:a><text:a xlink:type="simple" xlink:href="http://localhost:8001/db/sendto" text:style-name="Internet_20_link" text:visited-style-name="Visited_20_Internet_20_Link"><text:span text:style-name="T20">800</text:span></text:a><text:a xlink:type="simple" xlink:href="http://localhost:8001/db/sendto" text:style-name="Internet_20_link" text:visited-style-name="Visited_20_Internet_20_Link"><text:span text:style-name="T24">1/db/s</text:span></text:a><text:a xlink:type="simple" xlink:href="http://localhost:8001/db/sendto" text:style-name="Internet_20_link" text:visited-style-name="Visited_20_Internet_20_Link"><text:span text:style-name="T26">endto</text:span></text:a><text:span text:style-name="T24">"</text:span></text:p>
          <text:p text:style-name="P307"><text:span text:style-name="T24">v</text:span><text:span text:style-name="T15">alid request - </text:span><text:span text:style-name="T85">curl -F "key=&lt;public key&gt;" <text:s/>-F "data=</text:span><text:span text:style-name="T125">SOME_CONTENT</text:span><text:span text:style-name="T85">" "</text:span><text:a xlink:type="simple" xlink:href="http://localhost:8001/db/sendto" text:style-name="Internet_20_link" text:visited-style-name="Visited_20_Internet_20_Link"><text:span text:style-name="T85">http://localhost:</text:span></text:a><text:a xlink:type="simple" xlink:href="http://localhost:8001/db/sendto" text:style-name="Internet_20_link" text:visited-style-name="Visited_20_Internet_20_Link"><text:span text:style-name="T85">800</text:span></text:a><text:a xlink:type="simple" xlink:href="http://localhost:8001/db/sendto" text:style-name="Internet_20_link" text:visited-style-name="Visited_20_Internet_20_Link"><text:span text:style-name="T85">1/db/s</text:span></text:a><text:a xlink:type="simple" xlink:href="http://localhost:8001/db/sendto" text:style-name="Internet_20_link" text:visited-style-name="Visited_20_Internet_20_Link"><text:span text:style-name="T85">endto</text:span></text:a><text:span text:style-name="T85">"</text:span></text:p>
        </text:list-item>
        <text:list-item>
          <text:p text:style-name="P355">{"error": "Exception: the key value is not valid"} - <text:span text:style-name="T340">when </text:span>public key <text:span text:style-name="T340">is not specified.</text:span></text:p>
          <text:p text:style-name="P303">e.g invalid request - <text:span text:style-name="T83">curl -F "key=" -F "data=SOME_CONTENT"</text:span><text:span text:style-name="T398"> </text:span><text:span text:style-name="T24">"</text:span><text:a xlink:type="simple" xlink:href="http://localhost:8001/db/share?id=uuid" text:style-name="Internet_20_link" text:visited-style-name="Visited_20_Internet_20_Link"><text:span text:style-name="T24">http://localhost:</text:span></text:a><text:a xlink:type="simple" xlink:href="http://localhost:8001/db/share?id=uuid" text:style-name="Internet_20_link" text:visited-style-name="Visited_20_Internet_20_Link"><text:span text:style-name="T20">800</text:span></text:a><text:a xlink:type="simple" xlink:href="http://localhost:8001/db/share?id=uuid" text:style-name="Internet_20_link" text:visited-style-name="Visited_20_Internet_20_Link"><text:span text:style-name="T24">1/db/</text:span></text:a><text:a xlink:type="simple" xlink:href="http://localhost:8001/db/share?id=uuid" text:style-name="Internet_20_link" text:visited-style-name="Visited_20_Internet_20_Link"><text:span text:style-name="T85">s</text:span></text:a><text:span text:style-name="T85">endto"</text:span></text:p>
          <text:p text:style-name="P308"><text:span text:style-name="T24">v</text:span><text:span text:style-name="T15">alid request - </text:span><text:span text:style-name="T85">curl -F "key=</text:span><text:span text:style-name="T125">&lt;public key&gt;</text:span><text:span text:style-name="T85">" <text:s/>-F "data=SOME_CONTENT"</text:span><text:span text:style-name="T440"> </text:span><text:span text:style-name="T24">"</text:span><text:a xlink:type="simple" xlink:href="http://localhost:8001/db/sendto" text:style-name="Internet_20_link" text:visited-style-name="Visited_20_Internet_20_Link"><text:span text:style-name="T24">http://localhost:</text:span></text:a><text:a xlink:type="simple" xlink:href="http://localhost:8001/db/sendto" text:style-name="Internet_20_link" text:visited-style-name="Visited_20_Internet_20_Link"><text:span text:style-name="T20">800</text:span></text:a><text:a xlink:type="simple" xlink:href="http://localhost:8001/db/sendto" text:style-name="Internet_20_link" text:visited-style-name="Visited_20_Internet_20_Link"><text:span text:style-name="T24">1/db/s</text:span></text:a><text:a xlink:type="simple" xlink:href="http://localhost:8001/db/sendto" text:style-name="Internet_20_link" text:visited-style-name="Visited_20_Internet_20_Link"><text:span text:style-name="T26">endto</text:span></text:a><text:span text:style-name="T24">"</text:span></text:p>
        </text:list-item>
        <text:list-item>
          <text:p text:style-name="P420"><text:span text:style-name="T15">{"error": "Exception: </text:span><text:span text:style-name="T27">Username or key is not specified</text:span><text:span text:style-name="T15">"} - when key or username is not specified.</text:span></text:p>
          <text:p text:style-name="P304">e.g invalid request - <text:span text:style-name="T85">curl <text:s/></text:span><text:span text:style-name="T83">-F "data=SOME_CONTENT"</text:span><text:span text:style-name="T24">"</text:span><text:a xlink:type="simple" xlink:href="http://localhost:8001/db/share?id=uuid" text:style-name="Internet_20_link" text:visited-style-name="Visited_20_Internet_20_Link"><text:span text:style-name="T24">http://localhost:</text:span></text:a><text:a xlink:type="simple" xlink:href="http://localhost:8001/db/share?id=uuid" text:style-name="Internet_20_link" text:visited-style-name="Visited_20_Internet_20_Link"><text:span text:style-name="T20">800</text:span></text:a><text:a xlink:type="simple" xlink:href="http://localhost:8001/db/share?id=uuid" text:style-name="Internet_20_link" text:visited-style-name="Visited_20_Internet_20_Link"><text:span text:style-name="T24">1/db/</text:span></text:a><text:a xlink:type="simple" xlink:href="http://localhost:8001/db/share?id=uuid" text:style-name="Internet_20_link" text:visited-style-name="Visited_20_Internet_20_Link"><text:span text:style-name="T88">s</text:span></text:a><text:span text:style-name="T88">endto</text:span><text:span text:style-name="T24">"</text:span></text:p>
          <text:p text:style-name="P307"><text:span text:style-name="T24">v</text:span><text:span text:style-name="T15">alid request - </text:span><text:span text:style-name="T88">curl -F "</text:span><text:span text:style-name="T123">key=&lt;public key&gt;</text:span><text:span text:style-name="T88">" <text:s/>-F "data=SOME_CONTENT"</text:span><text:span text:style-name="T28"> </text:span><text:span text:style-name="T24">"</text:span><text:a xlink:type="simple" xlink:href="http://localhost:8001/db/sendto" text:style-name="Internet_20_link" text:visited-style-name="Visited_20_Internet_20_Link"><text:span text:style-name="T24">http://localhost:</text:span></text:a><text:a xlink:type="simple" xlink:href="http://localhost:8001/db/sendto" text:style-name="Internet_20_link" text:visited-style-name="Visited_20_Internet_20_Link"><text:span text:style-name="T20">800</text:span></text:a><text:a xlink:type="simple" xlink:href="http://localhost:8001/db/sendto" text:style-name="Internet_20_link" text:visited-style-name="Visited_20_Internet_20_Link"><text:span text:style-name="T24">1/db/s</text:span></text:a><text:a xlink:type="simple" xlink:href="http://localhost:8001/db/sendto" text:style-name="Internet_20_link" text:visited-style-name="Visited_20_Internet_20_Link"><text:span text:style-name="T26">endto</text:span></text:a><text:span text:style-name="T24">"</text:span></text:p>
        </text:list-item>
        <text:list-item>
          <text:p text:style-name="P421">{"warning":"Failed to deliver data to peer for the request with &lt;username&gt; / public key"} <text:span text:style-name="T340">- when </text:span>data is sent<text:span text:style-name="T340"> but the peer does not receive it. This case appears when the websocket of the peer is not connected.</text:span></text:p>
        </text:list-item>
        <text:list-item>
          <text:p text:style-name="P422"><text:s/>{"error":"Failed to deliver data to peer for the request with &lt;username&gt;/ <text:span text:style-name="T371">public key</text:span>"} <text:span text:style-name="T368">– when public key is not in valid format or is in valid format, but not exist. </text:span></text:p>
        </text:list-item>
        <text:list-item>
          <text:p text:style-name="P423"><text:soft-page-break/>{"error": "Exception: Unknown request"} <text:span text:style-name="T438">– when the request type is not specified</text:span></text:p>
          <text:p text:style-name="P310">e.g invalid request <text:span text:style-name="T25">- </text:span><text:span text:style-name="T85">curl -F "key=&lt;public key&gt;" <text:s/>-F "data=SOME_CONTENT"</text:span><text:span text:style-name="T28"> </text:span><text:span text:style-name="T24">"</text:span><text:a xlink:type="simple" xlink:href="http://localhost:8001/db/sendto" text:style-name="Internet_20_link" text:visited-style-name="Visited_20_Internet_20_Link"><text:span text:style-name="T24">http://localhost:</text:span></text:a><text:a xlink:type="simple" xlink:href="http://localhost:8001/db/sendto" text:style-name="Internet_20_link" text:visited-style-name="Visited_20_Internet_20_Link"><text:span text:style-name="T20">800</text:span></text:a><text:a xlink:type="simple" xlink:href="http://localhost:8001/db/sendto" text:style-name="Internet_20_link" text:visited-style-name="Visited_20_Internet_20_Link"><text:span text:style-name="T24">1/db/</text:span></text:a><text:span text:style-name="T24">"</text:span></text:p>
          <text:p text:style-name="P309"><text:span text:style-name="T24">valid request - </text:span><text:span text:style-name="T85">curl -F "key=&lt;public key&gt;" <text:s/>-F "data=SOME_CONTENT"</text:span><text:span text:style-name="T28"> </text:span><text:span text:style-name="T24">"</text:span><text:a xlink:type="simple" xlink:href="http://localhost:8001/db/sendto" text:style-name="Internet_20_link" text:visited-style-name="Visited_20_Internet_20_Link"><text:span text:style-name="T24">http://localhost:</text:span></text:a><text:a xlink:type="simple" xlink:href="http://localhost:8001/db/sendto" text:style-name="Internet_20_link" text:visited-style-name="Visited_20_Internet_20_Link"><text:span text:style-name="T20">800</text:span></text:a><text:a xlink:type="simple" xlink:href="http://localhost:8001/db/sendto" text:style-name="Internet_20_link" text:visited-style-name="Visited_20_Internet_20_Link"><text:span text:style-name="T24">1/db/</text:span></text:a><text:a xlink:type="simple" xlink:href="http://localhost:8001/db/sendto" text:style-name="Internet_20_link" text:visited-style-name="Visited_20_Internet_20_Link"><text:span text:style-name="T127">s</text:span></text:a><text:a xlink:type="simple" xlink:href="http://localhost:8001/db/sendto" text:style-name="Internet_20_link" text:visited-style-name="Visited_20_Internet_20_Link"><text:span text:style-name="T128">endto</text:span></text:a><text:span text:style-name="T24">"</text:span></text:p>
        </text:list-item>
      </text:list>
      <text:h text:style-name="P576" text:outline-level="3"><text:span text:style-name="T439">SENDTO </text:span>request work-flow:</text:h>
      <text:list xml:id="list3379129474622138702" text:style-name="L14">
        <text:list-item>
          <text:p text:style-name="P450">run metax1 with config1.xml, where metax2 <text:span text:style-name="T446">running with config2.xml</text:span> is specified as peer.</text:p>
          <text:p text:style-name="P373">Or with "add_<text:span text:style-name="T567">friend</text:span>" request add metax2 as <text:span text:style-name="T447">a </text:span>trusted peer <text:span text:style-name="T447">for</text:span> metax1.</text:p>
          <text:p text:style-name="P451"><text:span text:style-name="T159">O</text:span><text:span text:style-name="T145">r </text:span><text:span text:style-name="T380">mention the </text:span><text:span text:style-name="T378">P</text:span><text:span text:style-name="T380">ublic</text:span><text:span text:style-name="T378">K</text:span><text:span text:style-name="T380">ey of the peer in the request </text:span><text:span text:style-name="T381">and in this case there is no need </text:span><text:span text:style-name="T382">for peer2 </text:span><text:span text:style-name="T381">to be a trusted peer of </text:span><text:span text:style-name="T382">peer1.</text:span></text:p>
        </text:list-item>
        <text:list-item>
          <text:p text:style-name="P356">connect metax2 to web socket. </text:p>
        </text:list-item>
        <text:list-item>
          <text:p text:style-name="P438">metax1 tries to <text:span text:style-name="T439">send</text:span> a <text:span text:style-name="T439">string</text:span> <text:span text:style-name="T439">to</text:span> the owner of the specified PublicKey.</text:p>
        </text:list-item>
        <text:list-item>
          <text:p text:style-name="P438">if metax2 (any other metax in the network) which PublicKey is the same as <text:span text:style-name="T344">the one specified in sendto request, then metax2 </text:span>proce<text:span text:style-name="T344">sse</text:span>s <text:span text:style-name="T439">sendto</text:span> and sends "<text:span text:style-name="T344">success</text:span>" back to metax1.</text:p>
        </text:list-item>
      </text:list>
      <text:p text:style-name="P83"/>
      <text:p text:style-name="P83"><text:span text:style-name="T409">WebSocket</text:span>: </text:p>
      <text:p text:style-name="P75">- it is important to connect metax2 to <text:span text:style-name="T447">a </text:span>web socket. <text:span text:style-name="T408">If the web socket is off, <text:s/>the </text:span>shared data is created but the peer does <text:span text:style-name="T145">not receive it. </text:span><text:span text:style-name="T150">In that case the re</text:span><text:span text:style-name="T408">sponse will be:</text:span></text:p>
      <text:p text:style-name="P75"><text:span text:style-name="T408"><text:s/></text:span>{"share_uuid":"&lt;uuid&gt;", "warning": "Failed to deliver data to peer <text:span text:style-name="T147">for the request with &lt;username&gt;/</text:span><text:span text:style-name="T148">public key</text:span>"}.</text:p>
      <text:p text:style-name="P104"/>
      <text:p text:style-name="P75">The websocket can be connected by the following url: </text:p>
      <text:p text:style-name="P143"><text:s text:c="6"/><text:span text:style-name="T15">ws://&lt;ip&gt;:&lt;port&gt;</text:span> , where port is the same web server port (not metax port) </text:p>
      <text:h text:style-name="P579" text:outline-level="3">Configuration examples</text:h>
      <text:p text:style-name="P72">1. part of metax1 <text:span text:style-name="T347">configuration file</text:span></text:p>
      <text:p text:style-name="P72">&lt;config&gt; </text:p>
      <text:p text:style-name="P72"><text:s text:c="8"/>&lt;metax_port&gt;<text:span text:style-name="T345">8000</text:span>&lt;/metax_port&gt; </text:p>
      <text:p text:style-name="P72"><text:s text:c="8"/>&lt;web_server_port&gt;<text:span text:style-name="T345">800</text:span>1&lt;/web_server_port&gt; </text:p>
      <text:p text:style-name="P72">....................... </text:p>
      <text:p text:style-name="P72"><text:tab/>&lt;trusted_peers&gt; </text:p>
      <text:p text:style-name="P72"><text:s text:c="8"/><text:tab/>&lt;trusted_peer&gt; </text:p>
      <text:p text:style-name="P72"><text:s text:c="12"/><text:tab/>&lt;name&gt;user2&lt;/name&gt; </text:p>
      <text:p text:style-name="P72"><text:s text:c="23"/>&lt;key_path&gt;path_to_peers_public_key_file&lt;/key_path&gt; </text:p>
      <text:p text:style-name="P72"><text:s text:c="24"/>or </text:p>
      <text:p text:style-name="P72"><text:s text:c="12"/><text:tab/>&lt;public_key&gt;-----BEGIN RSA PUBLIC KEY-----public key of <text:span text:style-name="T346">user</text:span>2-----END RSA PUBLIC KEY----- </text:p>
      <text:p text:style-name="P72"><text:tab/><text:tab/>&lt;/public_key&gt; </text:p>
      <text:p text:style-name="P72"><text:s text:c="8"/><text:tab/>&lt;/trusted_peer&gt; </text:p>
      <text:p text:style-name="P72"><text:s text:c="4"/><text:tab/>&lt;/trusted_peers&gt; </text:p>
      <text:p text:style-name="P72">....................... </text:p>
      <text:p text:style-name="P72">&lt;/config&gt; </text:p>
      <text:p text:style-name="P72"/>
      <text:p text:style-name="P72"><text:soft-page-break/>2. part of metax2 <text:span text:style-name="T347">configuration file</text:span> </text:p>
      <text:p text:style-name="P72">&lt;config&gt; </text:p>
      <text:p text:style-name="P72"><text:s text:c="8"/>&lt;metax_port&gt;<text:span text:style-name="T348">8</text:span>00<text:span text:style-name="T348">2</text:span>&lt;/metax_port&gt; </text:p>
      <text:p text:style-name="P72"><text:s text:c="8"/>&lt;web_server_port&gt;<text:span text:style-name="T348">8003</text:span>&lt;/web_server_port&gt; </text:p>
      <text:p text:style-name="P72">................................ </text:p>
      <text:p text:style-name="P72"><text:tab/>&lt;user_key_path&gt;path to this metax2 public/private keys&lt;/user_key_path&gt; </text:p>
      <text:p text:style-name="P72">....................... </text:p>
      <text:p text:style-name="P72">&lt;/config&gt; </text:p>
      <text:p text:style-name="P142"/>
      <text:p text:style-name="P63">Sample by curl </text:p>
      <text:p text:style-name="P140"><text:s text:c="3"/><text:span text:style-name="T115"><text:s/>curl -F "key=-----BEGIN RSA PUBLIC KEY-----public key of the receiver peer-----END RSA <text:s/>PUBLIC KEY-----" -F "data=SOME_CONTENT" </text:span><text:a xlink:type="simple" xlink:href="http://localhost:8001/db/sendto" text:style-name="Internet_20_link" text:visited-style-name="Visited_20_Internet_20_Link"><text:span text:style-name="T115">http://localhost:</text:span></text:a><text:a xlink:type="simple" xlink:href="http://localhost:8001/db/sendto" text:style-name="Internet_20_link" text:visited-style-name="Visited_20_Internet_20_Link"><text:span text:style-name="T115">800</text:span></text:a><text:a xlink:type="simple" xlink:href="http://localhost:8001/db/sendto" text:style-name="Internet_20_link" text:visited-style-name="Visited_20_Internet_20_Link"><text:span text:style-name="T115">1/db/sendto</text:span></text:a></text:p>
      <text:p text:style-name="P146">or</text:p>
      <text:p text:style-name="P145"><text:span text:style-name="T149"><text:s text:c="3"/></text:span><text:span text:style-name="T117"><text:s/>curl -F "username=user2" -F "data=SOME_CONTENT" </text:span><text:a xlink:type="simple" xlink:href="http://localhost:8001/db/sendto" text:style-name="Internet_20_link" text:visited-style-name="Visited_20_Internet_20_Link"><text:span text:style-name="T145">http://localhost:8001/db/sendto</text:span></text:a></text:p>
      <text:h text:style-name="P557" text:outline-level="2"><text:bookmark-start text:name="__RefNumPara__3632_2069273546"/><text:bookmark-start text:name="__RefHeading__1135_916521150"/><text:span text:style-name="T342">Metax </text:span>ADD_<text:span text:style-name="T565">FRIEND</text:span> request<text:bookmark-end text:name="__RefNumPara__3632_2069273546"/><text:bookmark-end text:name="__RefHeading__1135_916521150"/></text:h>
      <text:h text:style-name="Heading_20_3" text:outline-level="3">Description</text:h>
      <text:p text:style-name="P116"><text:span text:style-name="T356">This request is intended to a</text:span>dd a <text:span text:style-name="T565">friend</text:span> to the list of <text:span text:style-name="T565">known friends</text:span>:</text:p>
      <text:p text:style-name="P115"><text:span text:style-name="T262">URI</text:span>: <text:span text:style-name="T357">scheme://</text:span>[host]:[port]/config/add_<text:span text:style-name="T565">friend</text:span></text:p>
      <text:p text:style-name="P115">Where: </text:p>
      <text:list xml:id="list165442908509666" text:continue-list="list165441307402114" text:style-name="L9">
        <text:list-item>
          <text:p text:style-name="P452">scheme – http or https protocol</text:p>
        </text:list-item>
        <text:list-item>
          <text:p text:style-name="P452">host - metax http server host</text:p>
        </text:list-item>
        <text:list-item>
          <text:p text:style-name="P452">port - metax http server port </text:p>
        </text:list-item>
      </text:list>
      <text:p text:style-name="P115"/>
      <text:p text:style-name="P115"><text:span text:style-name="T254">Request Type</text:span>: <text:span text:style-name="T15">POST</text:span> </text:p>
      <text:p text:style-name="P115"><text:span text:style-name="T254">Body</text:span>: </text:p>
      <text:p text:style-name="P115"><text:s text:c="4"/>Body should be form-data with "<text:span text:style-name="T359">username</text:span>" and "<text:span text:style-name="T359">key</text:span>" <text:span text:style-name="T358">pair</text:span>s </text:p>
      <text:p text:style-name="P115"><text:s text:c="4"/>Where "username" <text:span text:style-name="T360">is the n</text:span>ame of the <text:span text:style-name="T565">friend</text:span>, key <text:span text:style-name="T360">is </text:span>the Public Key of the <text:span text:style-name="T565">friend.</text:span></text:p>
      <text:p text:style-name="P115"><text:span text:style-name="T254">Note:</text:span> It is highly important to send right Public Key without any symbols including <text:span text:style-name="T565">spaces</text:span>, new lines, tabs and etc.) </text:p>
      <text:p text:style-name="P115"><text:span text:style-name="T254">Responses:</text:span> </text:p>
      <text:list xml:id="list2157306902984383504" text:style-name="L15">
        <text:list-item>
          <text:p text:style-name="P456">{"success": "Adding <text:span text:style-name="T565">friend</text:span> &lt;username&gt; completed successfully."} - <text:span text:style-name="T340">when add peer request successfully finishes.</text:span></text:p>
        </text:list-item>
        <text:list-item>
          <text:p text:style-name="P440"><text:span text:style-name="T145">{"</text:span><text:span text:style-name="T170">error</text:span><text:span text:style-name="T145">": "Adding </text:span><text:span text:style-name="T169">friend</text:span><text:span text:style-name="T145"> &lt;username&gt; </text:span><text:span text:style-name="T170">failed</text:span><text:span text:style-name="T145">: &lt;reason&gt;</text:span><text:span text:style-name="T181">"}</text:span></text:p>
        </text:list-item>
        <text:list-item>
          <text:p text:style-name="P374">{"error": "Exception: Unknown request"} – <text:span text:style-name="T441">when request is not in correct format</text:span></text:p>
          <text:p text:style-name="P479"><text:span text:style-name="T191">e.g. not valid request - </text:span><text:span text:style-name="T109">curl -F "key=-----BEGIN RSA PUBLIC KEY-----PUBLIC KEY of the trusted peer-----END RSA PUBLIC KEY----- " -F "username=USERNAME" htt</text:span><text:span text:style-name="T195">p://localhost:</text:span><text:span text:style-name="T196">800</text:span><text:span text:style-name="T195">1/</text:span><text:span text:style-name="T143">db/</text:span><text:span text:style-name="T195">config/add_</text:span><text:span text:style-name="T197">friend</text:span></text:p>
          <text:p text:style-name="P479"><text:span text:style-name="T191">valid request - </text:span><text:span text:style-name="T109">curl -F "key=-----BEGIN RSA PUBLIC KEY-----PUBLIC KEY of the trusted peer-----END RSA PUBLIC KEY----- " -F "username=USERNAME"</text:span><text:span text:style-name="T195"> http://localhost:8001/config/add_</text:span><text:span text:style-name="T198">friend</text:span></text:p>
        </text:list-item>
        <text:list-item>
          <text:p text:style-name="P605">Poco exception – <text:span text:style-name="T449">when there is no "username"/"key" specified.</text:span></text:p>
          <text:p text:style-name="P480"><text:span text:style-name="T191">e.g. not valid request – curl </text:span><text:span text:style-name="T195">http://localhost:8001/config/add_</text:span><text:span text:style-name="T199">friend</text:span></text:p>
          <text:p text:style-name="P480"><text:span text:style-name="T191">valid request - </text:span><text:span text:style-name="T109">curl -F </text:span><text:span text:style-name="T133">"key=-----BEGIN RSA PUBLIC KEY-----PUBLIC KEY of the </text:span><text:soft-page-break/><text:span text:style-name="T133">trusted peer-----END RSA PUBLIC KEY----- " -F "username=USERNAME"</text:span><text:span text:style-name="T195"> http://localhost:8001/config/add_</text:span><text:span text:style-name="T198">friend</text:span></text:p>
        </text:list-item>
      </text:list>
      <text:p text:style-name="P4"/>
      <text:h text:style-name="Heading_20_3" text:outline-level="3">Sample by curl </text:h>
      <text:p text:style-name="P110"><text:span text:style-name="T442"><text:s text:c="4"/></text:span><text:span text:style-name="T111">curl -F "key=-----BEGIN RSA PUBLIC KEY-----PUBLIC KEY of </text:span><text:span text:style-name="T112">a friend</text:span><text:span text:style-name="T111">-----END RSA PUBLIC KEY----- " -F "username=USERNAME" http://localhost:8001/config/add_</text:span><text:span text:style-name="T110">friend</text:span></text:p>
      <text:p text:style-name="P108"/>
      <text:h text:style-name="P566" text:outline-level="2"><text:bookmark-start text:name="__RefHeading__1137_916521150"/><text:span text:style-name="T399">Metax </text:span><text:span text:style-name="T400">GET_F</text:span><text:span text:style-name="T401">RIEND</text:span><text:span text:style-name="T400">_LIST request</text:span><text:bookmark-end text:name="__RefHeading__1137_916521150"/></text:h>
      <text:h text:style-name="Heading_20_3" text:outline-level="3">Description</text:h>
      <text:p text:style-name="P117"><text:s/><text:span text:style-name="T361">This request is intended to </text:span>get the <text:span text:style-name="T566">available friends</text:span> list. <text:span text:style-name="T361">The list is being returned in</text:span> json array <text:span text:style-name="T362">format.</text:span></text:p>
      <text:p text:style-name="P115"><text:span text:style-name="T263">URI</text:span>: <text:span text:style-name="T363">scheme://</text:span>[host]:[port]/config/get_<text:span text:style-name="T566">friend</text:span>_list </text:p>
      <text:p text:style-name="P115">Where: </text:p>
      <text:list xml:id="list7798429102427779019" text:style-name="L16">
        <text:list-item>
          <text:p text:style-name="P481">scheme – http or https protocol</text:p>
        </text:list-item>
        <text:list-item>
          <text:p text:style-name="P457">host - metax http server host</text:p>
        </text:list-item>
        <text:list-item>
          <text:p text:style-name="P457">port - metax http server port </text:p>
        </text:list-item>
      </text:list>
      <text:p text:style-name="P115"/>
      <text:p text:style-name="P115"><text:span text:style-name="T254">Request Type:</text:span> <text:span text:style-name="T15">GET</text:span> </text:p>
      <text:p text:style-name="P84">Responses:</text:p>
      <text:list xml:id="list920007452918478228" text:style-name="L17">
        <text:list-item>
          <text:p text:style-name="P464">[] - <text:span text:style-name="T364">empty array, </text:span>when there is no <text:span text:style-name="T566">friend</text:span> </text:p>
        </text:list-item>
        <text:list-item>
          <text:p text:style-name="P465">[<text:span text:style-name="T563">{"name":</text:span>"<text:span text:style-name="T566">friend1</text:span>", "<text:span text:style-name="T563">public_key</text:span>":"<text:span text:style-name="T563">peer1’s public key</text:span>"<text:span text:style-name="T563">}</text:span>, <text:span text:style-name="T563">{"name":</text:span>"<text:span text:style-name="T566">friend2</text:span>", "<text:span text:style-name="T563">public_key</text:span>":"<text:span text:style-name="T566">friend2’s public key</text:span>"<text:span text:style-name="T563">}</text:span>] – <text:span text:style-name="T364">the list of friends</text:span></text:p>
        </text:list-item>
        <text:list-item>
          <text:p text:style-name="P465"><text:span text:style-name="T181">{"error": "Exception: Unknown request"} – </text:span><text:span text:style-name="T191">when request is not in correct format</text:span></text:p>
          <text:p text:style-name="P375"><text:span text:style-name="T441">e.g. not </text:span><text:span text:style-name="T564">valid</text:span><text:span text:style-name="T441"> request - </text:span><text:span text:style-name="T15">curl </text:span><text:span text:style-name="T84">http://localhost:8001/</text:span><text:span text:style-name="T137">db/</text:span><text:span text:style-name="T84">config/get_</text:span><text:span text:style-name="T92">friend</text:span><text:span text:style-name="T84">_list</text:span></text:p>
          <text:p text:style-name="P381"><text:span text:style-name="T15">valid request - </text:span><text:span text:style-name="T16">curl </text:span><text:span text:style-name="T87">http://localhost:8001/config/get_</text:span><text:span text:style-name="T92">friend</text:span><text:span text:style-name="T87">_list</text:span></text:p>
        </text:list-item>
      </text:list>
      <text:p text:style-name="P53">Sample by curl</text:p>
      <text:p text:style-name="P115"><text:s text:c="4"/><text:span text:style-name="T15">curl <text:s/></text:span><text:a xlink:type="simple" xlink:href="http://localhost:8001/config/get_friend_list" text:style-name="Internet_20_link" text:visited-style-name="Visited_20_Internet_20_Link"><text:span text:style-name="T15">http://localhost:8001/config/get_</text:span></text:a><text:a xlink:type="simple" xlink:href="http://localhost:8001/config/get_friend_list" text:style-name="Internet_20_link" text:visited-style-name="Visited_20_Internet_20_Link"><text:span text:style-name="T45">friend</text:span></text:a><text:a xlink:type="simple" xlink:href="http://localhost:8001/config/get_friend_list" text:style-name="Internet_20_link" text:visited-style-name="Visited_20_Internet_20_Link"><text:span text:style-name="T15">_list</text:span></text:a></text:p>
      <text:h text:style-name="P567" text:outline-level="2"><text:bookmark-start text:name="__RefHeading___Toc6889_846104797"/><text:span text:style-name="T402">Metax </text:span><text:span text:style-name="T400">ADD_</text:span><text:span text:style-name="T404">T</text:span><text:span text:style-name="T403">RUSTED_PEER</text:span><text:span text:style-name="T400"> request</text:span><text:bookmark-end text:name="__RefHeading___Toc6889_846104797"/></text:h>
      <text:h text:style-name="P580" text:outline-level="3">Description</text:h>
      <text:p text:style-name="P247"><text:span text:style-name="T356">This request is intended to add a </text:span><text:span text:style-name="T243">t</text:span><text:span text:style-name="T244">rusted peer.</text:span></text:p>
      <text:p text:style-name="P248"><text:span text:style-name="T244">I</text:span><text:span text:style-name="T177">f strict verification check is on than a connection from peer device will be allowed only if it is added as trusted peer beforehand.</text:span></text:p>
      <text:p text:style-name="P247"><text:span text:style-name="T262">URI</text:span><text:span text:style-name="T442">: scheme://[host]:[port]/config/add_</text:span><text:span text:style-name="T243">t</text:span><text:span text:style-name="T244">rusted_peer</text:span></text:p>
      <text:p text:style-name="P136">Where: </text:p>
      <text:list xml:id="list165442919221149" text:continue-list="list165442908509666" text:style-name="L9">
        <text:list-item>
          <text:p text:style-name="P453">scheme – http or https protocol</text:p>
        </text:list-item>
        <text:list-item>
          <text:p text:style-name="P453">host - metax http server host</text:p>
        </text:list-item>
        <text:list-item>
          <text:p text:style-name="P453">port - metax http server port </text:p>
        </text:list-item>
      </text:list>
      <text:p text:style-name="P136"/>
      <text:p text:style-name="P136"><text:span text:style-name="T254">Request Type</text:span>: <text:span text:style-name="T15">POST</text:span> </text:p>
      <text:p text:style-name="P136"><text:span text:style-name="T254">Body</text:span>: </text:p>
      <text:p text:style-name="P136"><text:s text:c="4"/>Body should be form-data with "<text:span text:style-name="T359">key</text:span>" <text:span text:style-name="T358">pair.</text:span> </text:p>
      <text:p text:style-name="P136"><text:soft-page-break/><text:s text:c="4"/>Where "key" <text:span text:style-name="T360">is </text:span>the <text:span text:style-name="T569">device </text:span>Public Key of the <text:span text:style-name="T569">peer device.</text:span></text:p>
      <text:p text:style-name="P136"><text:span text:style-name="T254">Note:</text:span> It is highly important to send right Public Key without any symbols including <text:span text:style-name="T565">spaces</text:span>, new lines, tabs and etc.) </text:p>
      <text:p text:style-name="P136"><text:span text:style-name="T254">Responses:</text:span> </text:p>
      <text:list xml:id="list969833222512289819" text:style-name="L18">
        <text:list-item>
          <text:p text:style-name="P496"><text:span text:style-name="T442">{"success": "Adding </text:span><text:span text:style-name="T243">p</text:span><text:span text:style-name="T244">eer</text:span><text:span text:style-name="T442"> completed successfully."} - when add peer request successfully finishes.</text:span></text:p>
        </text:list-item>
        <text:list-item>
          <text:p text:style-name="P496"><text:span text:style-name="T172">{"</text:span><text:span text:style-name="T170">error</text:span><text:span text:style-name="T172">": "Adding </text:span><text:span text:style-name="T197">p</text:span><text:span text:style-name="T200">eer</text:span><text:span text:style-name="T172"> </text:span><text:span text:style-name="T170">failed</text:span><text:span text:style-name="T172">: &lt;reason&gt;</text:span><text:span text:style-name="T195">"}</text:span></text:p>
        </text:list-item>
        <text:list-item>
          <text:p text:style-name="P376">{"error": "Exception: Unknown request"} – <text:span text:style-name="T441">when request is not in correct format</text:span></text:p>
          <text:p text:style-name="P496"><text:span text:style-name="T191">e.g. not valid request - </text:span><text:span text:style-name="T109">curl -F "key=-----BEGIN RSA PUBLIC KEY-----PUBLIC KEY of the trusted peer-----END RSA PUBLIC KEY----- " <text:s/>htt</text:span><text:span text:style-name="T195">p://localhost:</text:span><text:span text:style-name="T196">800</text:span><text:span text:style-name="T195">1/</text:span><text:span text:style-name="T143">db/</text:span><text:span text:style-name="T195">config/add_</text:span><text:span text:style-name="T197">t</text:span><text:span text:style-name="T201">rusted_peer</text:span></text:p>
          <text:p text:style-name="P496"><text:span text:style-name="T191">valid request - </text:span><text:span text:style-name="T109">curl -F "key=-----BEGIN RSA PUBLIC KEY-----PUBLIC KEY of the trusted peer-----END RSA PUBLIC KEY----- "</text:span><text:span text:style-name="T195"> http://localhost:8001/config/add_</text:span><text:span text:style-name="T201">trusted_peer</text:span></text:p>
        </text:list-item>
        <text:list-item>
          <text:p text:style-name="P606">Poco exception – <text:span text:style-name="T449">when there is no "key" specified.</text:span></text:p>
          <text:p text:style-name="P496"><text:span text:style-name="T191">e.g. not valid request – curl </text:span><text:span text:style-name="T195">http://localhost:8001/config/add_</text:span><text:span text:style-name="T199">t</text:span><text:span text:style-name="T201">rusted_peer</text:span></text:p>
          <text:p text:style-name="P496"><text:span text:style-name="T191">valid request - </text:span><text:span text:style-name="T109">curl -F </text:span><text:span text:style-name="T133">"key=-----BEGIN RSA PUBLIC KEY-----PUBLIC KEY of the trusted peer-----END RSA PUBLIC KEY----- "</text:span><text:span text:style-name="T195"> </text:span><text:a xlink:type="simple" xlink:href="http://localhost:8001/config/add_trusted_peer" text:style-name="Internet_20_link" text:visited-style-name="Visited_20_Internet_20_Link"><text:span text:style-name="T195">http://localhost:8001/config/add_</text:span></text:a><text:a xlink:type="simple" xlink:href="http://localhost:8001/config/add_trusted_peer" text:style-name="Internet_20_link" text:visited-style-name="Visited_20_Internet_20_Link"><text:span text:style-name="T198">t</text:span></text:a><text:a xlink:type="simple" xlink:href="http://localhost:8001/config/add_trusted_peer" text:style-name="Internet_20_link" text:visited-style-name="Visited_20_Internet_20_Link"><text:span text:style-name="T201">rusted_peer</text:span></text:a></text:p>
        </text:list-item>
      </text:list>
      <text:h text:style-name="P581" text:outline-level="3">Sample by curl </text:h>
      <text:p text:style-name="P249"><text:span text:style-name="T442"><text:s text:c="4"/></text:span><text:span text:style-name="T111">curl -F "key=-----BEGIN RSA PUBLIC KEY-----PUBLIC KEY of </text:span><text:span text:style-name="T112">a friend</text:span><text:span text:style-name="T111">-----END RSA PUBLIC KEY----- " http://localhost:8001/config/add_</text:span><text:span text:style-name="T110">t</text:span><text:span text:style-name="T113">rusted_peer</text:span></text:p>
      <text:p text:style-name="P9"/>
      <text:h text:style-name="P568" text:outline-level="2"><text:bookmark-start text:name="__RefHeading___Toc6736_1922144300"/><text:span text:style-name="T402">Metax </text:span><text:span text:style-name="T400">R</text:span><text:span text:style-name="T406">EMOVE</text:span><text:span text:style-name="T400">_</text:span><text:span text:style-name="T404">T</text:span><text:span text:style-name="T403">RUSTED_PEER</text:span><text:span text:style-name="T400"> request</text:span><text:bookmark-end text:name="__RefHeading___Toc6736_1922144300"/></text:h>
      <text:h text:style-name="P581" text:outline-level="3">Description</text:h>
      <text:p text:style-name="P249"><text:span text:style-name="T356">This request is intended to </text:span><text:span text:style-name="T249">r</text:span><text:span text:style-name="T250">emove</text:span><text:span text:style-name="T356"> a </text:span><text:span text:style-name="T243">t</text:span><text:span text:style-name="T244">rusted peer.</text:span></text:p>
      <text:p text:style-name="P249"><text:span text:style-name="T262">URI</text:span><text:span text:style-name="T442">: scheme://[host]:[port]/config/</text:span><text:span text:style-name="T248">r</text:span><text:span text:style-name="T250">emove</text:span><text:span text:style-name="T442">_</text:span><text:span text:style-name="T243">t</text:span><text:span text:style-name="T244">rusted_peer</text:span></text:p>
      <text:p text:style-name="P137">Where: </text:p>
      <text:list xml:id="list165440853743189" text:continue-list="list165442919221149" text:style-name="L9">
        <text:list-item>
          <text:p text:style-name="P454">scheme – http or https protocol</text:p>
        </text:list-item>
        <text:list-item>
          <text:p text:style-name="P454">host - metax http server host</text:p>
        </text:list-item>
        <text:list-item>
          <text:p text:style-name="P454">port - metax http server port </text:p>
        </text:list-item>
      </text:list>
      <text:p text:style-name="P137"/>
      <text:p text:style-name="P137"><text:span text:style-name="T254">Request Type</text:span>: <text:span text:style-name="T15">POST</text:span> </text:p>
      <text:p text:style-name="P137"><text:span text:style-name="T254">Body</text:span>: </text:p>
      <text:p text:style-name="P137"><text:s text:c="4"/>Body should be form-data with "<text:span text:style-name="T359">key</text:span>" <text:span text:style-name="T358">pair.</text:span> </text:p>
      <text:p text:style-name="P137"><text:s text:c="4"/>Where "key" <text:span text:style-name="T360">is </text:span>the <text:span text:style-name="T569">device </text:span>Public Key of the <text:span text:style-name="T569">peer device.</text:span></text:p>
      <text:p text:style-name="P137"><text:span text:style-name="T254">Note:</text:span> It is highly important to send right Public Key without any symbols including <text:span text:style-name="T565">spaces</text:span>, new lines, tabs and etc.) </text:p>
      <text:p text:style-name="P137"><text:span text:style-name="T254">Responses:</text:span> </text:p>
      <text:list xml:id="list998034417637574737" text:style-name="L19">
        <text:list-item>
          <text:p text:style-name="P497"><text:span text:style-name="T442">{"success": "</text:span><text:span text:style-name="T248">R</text:span><text:span text:style-name="T250">emoving</text:span><text:span text:style-name="T442"> </text:span><text:span text:style-name="T243">p</text:span><text:span text:style-name="T244">eer</text:span><text:span text:style-name="T442"> completed successfully."} - when </text:span><text:span text:style-name="T248">r</text:span><text:span text:style-name="T250">emove</text:span><text:span text:style-name="T442"> peer request successfully finishes.</text:span></text:p>
        </text:list-item>
        <text:list-item>
          <text:p text:style-name="P497"><text:span text:style-name="T172">{"</text:span><text:span text:style-name="T170">error</text:span><text:span text:style-name="T172">": "</text:span><text:span text:style-name="T195">R</text:span><text:span text:style-name="T202">emoving</text:span><text:span text:style-name="T172"> </text:span><text:span text:style-name="T197">p</text:span><text:span text:style-name="T200">eer</text:span><text:span text:style-name="T172"> </text:span><text:span text:style-name="T170">failed</text:span><text:span text:style-name="T172">: &lt;reason&gt;</text:span><text:span text:style-name="T195">"}</text:span></text:p>
        </text:list-item>
        <text:list-item>
          <text:p text:style-name="P377">{"error": "Exception: Unknown request"} – <text:span text:style-name="T441">when request is not in correct format</text:span></text:p>
          <text:p text:style-name="P497"><text:soft-page-break/><text:span text:style-name="T191">e.g. not valid request - </text:span><text:span text:style-name="T109">curl -F "key=-----BEGIN RSA PUBLIC KEY-----PUBLIC KEY of the trusted peer-----END RSA PUBLIC KEY----- " <text:s/>htt</text:span><text:span text:style-name="T195">p://localhost:</text:span><text:span text:style-name="T196">800</text:span><text:span text:style-name="T195">1/</text:span><text:span text:style-name="T143">db/</text:span><text:span text:style-name="T195">config/r</text:span><text:span text:style-name="T202">emove</text:span><text:span text:style-name="T195">_</text:span><text:span text:style-name="T197">t</text:span><text:span text:style-name="T201">rusted_peer</text:span></text:p>
          <text:p text:style-name="P497"><text:span text:style-name="T191">valid request - </text:span><text:span text:style-name="T109">curl -F "key=-----BEGIN RSA PUBLIC KEY-----PUBLIC KEY of the trusted peer-----END RSA PUBLIC KEY----- "</text:span><text:span text:style-name="T195"> http://localhost:8001/config/r</text:span><text:span text:style-name="T202">emove</text:span><text:span text:style-name="T195">_</text:span><text:span text:style-name="T201">trusted_peer</text:span></text:p>
        </text:list-item>
        <text:list-item>
          <text:p text:style-name="P607">Poco exception – <text:span text:style-name="T449">when there is no "key" specified.</text:span></text:p>
          <text:p text:style-name="P497"><text:span text:style-name="T191">e.g. not valid request – curl </text:span><text:span text:style-name="T195">http://localhost:8001/config/r</text:span><text:span text:style-name="T202">emove</text:span><text:span text:style-name="T195">_</text:span><text:span text:style-name="T199">t</text:span><text:span text:style-name="T201">rusted_peer</text:span></text:p>
          <text:p text:style-name="P497"><text:span text:style-name="T191">valid request - </text:span><text:span text:style-name="T109">curl -F </text:span><text:span text:style-name="T133">"key=-----BEGIN RSA PUBLIC KEY-----PUBLIC KEY of the trusted peer-----END RSA PUBLIC KEY----- "</text:span><text:span text:style-name="T195"> http://localhost:8001/config/r</text:span><text:span text:style-name="T203">emove</text:span><text:span text:style-name="T195">_</text:span><text:span text:style-name="T198">t</text:span><text:span text:style-name="T201">rusted_peer</text:span></text:p>
        </text:list-item>
      </text:list>
      <text:p text:style-name="P5"/>
      <text:h text:style-name="P580" text:outline-level="3">Sample by curl </text:h>
      <text:p text:style-name="P111"><text:span text:style-name="T442"><text:s text:c="4"/></text:span><text:span text:style-name="T111">curl -F "key=-----BEGIN RSA PUBLIC KEY-----PUBLIC KEY of </text:span><text:span text:style-name="T112">a friend</text:span><text:span text:style-name="T111">-----END RSA PUBLIC KEY----- " http://localhost:8001/config/r</text:span><text:span text:style-name="T114">emove</text:span><text:span text:style-name="T111">_</text:span><text:span text:style-name="T110">t</text:span><text:span text:style-name="T113">rusted_peer</text:span></text:p>
      <text:p text:style-name="P136"/>
      <text:h text:style-name="P567" text:outline-level="2"><text:bookmark-start text:name="__RefHeading__1137_9165211502"/><text:span text:style-name="T399">Metax </text:span><text:span text:style-name="T400">GET_T</text:span><text:span text:style-name="T405">RUSTED_PEER</text:span><text:span text:style-name="T400">_LIST request</text:span><text:bookmark-end text:name="__RefHeading__1137_9165211502"/></text:h>
      <text:h text:style-name="P580" text:outline-level="3">Description</text:h>
      <text:p text:style-name="P247"><text:span text:style-name="T442"><text:s/>This request is intended to get the available </text:span><text:span text:style-name="T245">t</text:span><text:span text:style-name="T246">rusted peers</text:span><text:span text:style-name="T442"> list. The list is being returned in json array format.</text:span></text:p>
      <text:p text:style-name="P247"><text:span text:style-name="T263">URI</text:span><text:span text:style-name="T442">: scheme://[host]:[port]/config/get_</text:span><text:span text:style-name="T245">t</text:span><text:span text:style-name="T246">rusted_peer</text:span><text:span text:style-name="T442">_list </text:span></text:p>
      <text:p text:style-name="P136">Where: </text:p>
      <text:list xml:id="list2881355141844038529" text:style-name="L20">
        <text:list-item>
          <text:p text:style-name="P488">scheme – http or https protocol</text:p>
        </text:list-item>
        <text:list-item>
          <text:p text:style-name="P466">host - metax http server host</text:p>
        </text:list-item>
        <text:list-item>
          <text:p text:style-name="P466">port - metax http server port </text:p>
        </text:list-item>
      </text:list>
      <text:p text:style-name="P136"/>
      <text:p text:style-name="P136"><text:span text:style-name="T254">Request Type:</text:span> <text:span text:style-name="T15">GET</text:span> </text:p>
      <text:p text:style-name="P97">Responses:</text:p>
      <text:list xml:id="list8647861839659821565" text:style-name="L21">
        <text:list-item>
          <text:p text:style-name="P498"><text:span text:style-name="T442">[] - empty array, when there is no </text:span><text:span text:style-name="T245">t</text:span><text:span text:style-name="T246">rusted peer</text:span><text:span text:style-name="T442"> </text:span></text:p>
        </text:list-item>
        <text:list-item>
          <text:p text:style-name="P498"><text:span text:style-name="T442">[{"</text:span><text:span text:style-name="T247">d</text:span><text:span text:style-name="T246">evice_key</text:span><text:span text:style-name="T442">":"</text:span><text:span text:style-name="T248">&lt;</text:span><text:span text:style-name="T246">md5 of peer device public key&gt;</text:span><text:span text:style-name="T442">", "</text:span><text:span text:style-name="T248">d</text:span><text:span text:style-name="T246">evice</text:span><text:span text:style-name="T442">_key":"</text:span><text:span text:style-name="T248">p</text:span><text:span text:style-name="T246">eer’s device public key&gt;</text:span><text:span text:style-name="T442">","user_key":"&lt;peer’s user public key&gt;"}] – the list of </text:span><text:span text:style-name="T248">t</text:span><text:span text:style-name="T246">rusted peers</text:span></text:p>
        </text:list-item>
        <text:list-item>
          <text:p text:style-name="P467"><text:span text:style-name="T181">{"error": "Exception: Unknown request"} – </text:span><text:span text:style-name="T191">when request is not in correct format</text:span></text:p>
          <text:p text:style-name="P378"><text:span text:style-name="T441">e.g. not </text:span><text:span text:style-name="T564">valid</text:span><text:span text:style-name="T441"> request - </text:span><text:span text:style-name="T15">curl </text:span><text:span text:style-name="T84">http://localhost:8001/</text:span><text:span text:style-name="T137">db/</text:span><text:span text:style-name="T84">config/get_</text:span><text:span text:style-name="T93">trusted_peer</text:span><text:span text:style-name="T84">_list</text:span></text:p>
          <text:p text:style-name="P382"><text:span text:style-name="T15">valid request - </text:span><text:span text:style-name="T16">curl </text:span><text:span text:style-name="T87">http://localhost:8001/config/get_</text:span><text:span text:style-name="T93">trusted_peer</text:span><text:span text:style-name="T87">_list</text:span></text:p>
        </text:list-item>
      </text:list>
      <text:p text:style-name="P61">Sample by curl</text:p>
      <text:p text:style-name="P111"><text:span text:style-name="T16"><text:s text:c="4"/>curl <text:s/>http://localhost:8001/config/get_</text:span><text:span text:style-name="T230">t</text:span><text:span text:style-name="T231">rusted_peer</text:span><text:span text:style-name="T16">_list</text:span></text:p>
      <text:h text:style-name="P555" text:outline-level="2"><text:bookmark-start text:name="__RefHeading__15033_293272231"/><text:span text:style-name="T341">Metax </text:span>MOVE_CACHE_TO_STORAGE request<text:bookmark-end text:name="__RefHeading__15033_293272231"/></text:h>
      <text:h text:style-name="Heading_20_3" text:outline-level="3">Description</text:h>
      <text:p text:style-name="P13"><text:s/><text:span text:style-name="T365">This request is intended to m</text:span>ove all UUIDs currently in the cache directory into permanent </text:p>
      <text:p text:style-name="P10">storage.</text:p>
      <text:p text:style-name="P10"/>
      <text:p text:style-name="P10"><text:span text:style-name="T264">URI</text:span>: <text:span text:style-name="T22">scheme://</text:span><text:span text:style-name="T15">[host]:[port]/db/move_cache_to_storage</text:span> </text:p>
      <text:p text:style-name="P10"><text:soft-page-break/>Where:</text:p>
      <text:list xml:id="list1112452595212177486" text:style-name="L22">
        <text:list-item>
          <text:p text:style-name="P499">scheme – http or https protocol</text:p>
        </text:list-item>
        <text:list-item>
          <text:p text:style-name="P500">host - metax http server host</text:p>
        </text:list-item>
        <text:list-item>
          <text:p text:style-name="P500">port - metax http server port </text:p>
        </text:list-item>
      </text:list>
      <text:p text:style-name="P12"/>
      <text:p text:style-name="P12"><text:span text:style-name="T254">Request Type:</text:span> <text:span text:style-name="T15">GET</text:span> </text:p>
      <text:p text:style-name="P10"/>
      <text:h text:style-name="Heading_20_3" text:outline-level="3">Sample by curl</text:h>
      <text:p text:style-name="P10"><text:s text:c="7"/><text:span text:style-name="T99">curl http://localhost:8001/db/move_cache_to_storage</text:span></text:p>
      <text:p text:style-name="P11"><text:span text:style-name="T254">Response:</text:span> </text:p>
      <text:list xml:id="list6785257264212070939" text:style-name="L23">
        <text:list-item>
          <text:p text:style-name="P502">{"success":"Moving cache to storage completed"} - <text:span text:style-name="T443">if all UUIDs are moved successfully</text:span></text:p>
        </text:list-item>
        <text:list-item>
          <text:p text:style-name="P402"><text:span text:style-name="T562">{"error":"Failed to move cache to storage. See metax logs."}</text:span>- <text:span text:style-name="T253">I</text:span>f any of UUID is failed to be moved <text:span text:style-name="T454">(or there is no storage/cache directory).</text:span></text:p>
        </text:list-item>
        <text:list-item>
          <text:p text:style-name="P391">{"error": "Exception: Unknown request"} – <text:span text:style-name="T441">when request type is not specified</text:span></text:p>
          <text:p text:style-name="P391"><text:span text:style-name="T441">e.g. not valid request - curl </text:span><text:a xlink:type="simple" xlink:href="http://localhost:8001/db/move_cache_to_storag" text:style-name="Internet_20_link" text:visited-style-name="Visited_20_Internet_20_Link"><text:span text:style-name="T441">http://localhost:8001/db/</text:span></text:a><text:a xlink:type="simple" xlink:href="http://localhost:8001/db/move_cache_to_storag" text:style-name="Internet_20_link" text:visited-style-name="Visited_20_Internet_20_Link"><text:span text:style-name="T140">move_cache</text:span></text:a></text:p>
          <text:p text:style-name="P501"><text:span text:style-name="T216">valid request - curl </text:span><text:a xlink:type="simple" xlink:href="http://localhost:8001/db/move_cache_to_storage" text:style-name="Internet_20_link" text:visited-style-name="Visited_20_Internet_20_Link"><text:span text:style-name="T97">http://localhost:8001/db/</text:span></text:a><text:a xlink:type="simple" xlink:href="http://localhost:8001/db/move_cache_to_storage" text:style-name="Internet_20_link" text:visited-style-name="Visited_20_Internet_20_Link"><text:span text:style-name="T130">move_cache_to_storage</text:span></text:a></text:p>
        </text:list-item>
      </text:list>
      <text:p text:style-name="P167"/>
      <text:h text:style-name="P556" text:outline-level="2"><text:bookmark-start text:name="__RefHeading___Toc14888_2373574798"/><text:span text:style-name="T341">Metax REGISTER_LISTENER</text:span> request<text:bookmark-end text:name="__RefHeading___Toc14888_2373574798"/></text:h>
      <text:h text:style-name="Heading_20_3" text:outline-level="3">Description</text:h>
      <text:p text:style-name="P144">This request is intended to register on update or delete events for a particular UUID. <text:s/>After registration on localhost Metax or on a remote Peer, the subsequent updates (or delete) of the UUID will cause the listener to be notified via websocket.</text:p>
      <text:p text:style-name="P144">If UUID is not found anywhere the request fails.</text:p>
      <text:p text:style-name="P166"><text:span text:style-name="T393">URI</text:span><text:span text:style-name="T392">: scheme://[host]:[port]/db/register_listener?id=&lt;uuid&gt;</text:span></text:p>
      <text:p text:style-name="P144">Where: </text:p>
      <text:list xml:id="list7547034763212785877" text:style-name="L24">
        <text:list-item>
          <text:p text:style-name="P425">scheme – http or https protocol</text:p>
        </text:list-item>
        <text:list-item>
          <text:p text:style-name="P425">host - metax http server host</text:p>
        </text:list-item>
        <text:list-item>
          <text:p text:style-name="P425">port - metax http server port</text:p>
        </text:list-item>
        <text:list-item>
          <text:p text:style-name="P425">id – the UUID of interest</text:p>
        </text:list-item>
      </text:list>
      <text:p text:style-name="P144"/>
      <text:p text:style-name="P166"><text:span text:style-name="T393">Request Type</text:span><text:span text:style-name="T392">: GET </text:span></text:p>
      <text:p text:style-name="P166"><text:span text:style-name="T393">Responses</text:span><text:span text:style-name="T392">: </text:span></text:p>
      <text:list xml:id="list7471164539435072891" text:style-name="L25">
        <text:list-item>
          <text:p text:style-name="P426">{"success": "registered listener for &lt;uuid&gt;"} - when successful</text:p>
        </text:list-item>
        <text:list-item>
          <text:p text:style-name="P426">{"error": "failed to register listener for: &lt;uuid&gt;"} - in case of failure. </text:p>
        </text:list-item>
      </text:list>
      <text:p text:style-name="P144"/>
      <text:p text:style-name="P166"><text:span text:style-name="T392"><text:s/></text:span><text:span text:style-name="T393">WebSocket</text:span><text:span text:style-name="T392">: </text:span></text:p>
      <text:p text:style-name="P144">In order to receive update events of a UUID it is important to connect Metax which received register_listener request to a web socket. If the web socket is off, <text:s/>the update notification will be lost.</text:p>
      <text:p text:style-name="P144">The websocket can be connected by the following url: </text:p>
      <text:p text:style-name="P279"><text:span text:style-name="T397">ws://&lt;ip&gt;:&lt;port&gt;</text:span><text:span text:style-name="T392"> , where port is the same web server port (not metax port)</text:span></text:p>
      <text:p text:style-name="P144"><text:soft-page-break/>The notification has the following format:</text:p>
      <text:p text:style-name="P280">{"event": "&lt;event_type&gt;", "uuid": "&lt;uuid&gt;"}</text:p>
      <text:p text:style-name="P144">where &lt;event_type&gt; is either "updated" or "deleted" and &lt;uuid&gt; is the actual updated (or deleted) uuid.</text:p>
      <text:p text:style-name="P144"/>
      <text:p text:style-name="P64">Sample by curl </text:p>
      <text:p text:style-name="P141"><text:s text:c="2"/><text:span text:style-name="T472"><text:s/></text:span><text:span text:style-name="T118"><text:s/></text:span><text:span text:style-name="T95">curl "</text:span><text:a xlink:type="simple" xlink:href="http://localhost:8001/db/register_listener?id" text:style-name="Internet_20_link" text:visited-style-name="Visited_20_Internet_20_Link"><text:span text:style-name="T119">http://localhost:8001/db/</text:span></text:a><text:a xlink:type="simple" xlink:href="http://localhost:8001/db/register_listener?id" text:style-name="Internet_20_link" text:visited-style-name="Visited_20_Internet_20_Link"><text:span text:style-name="T120">register_</text:span></text:a><text:a xlink:type="simple" xlink:href="http://localhost:8001/db/register_listener?id" text:style-name="Internet_20_link" text:visited-style-name="Visited_20_Internet_20_Link"><text:span text:style-name="T121">listener</text:span></text:a><text:a xlink:type="simple" xlink:href="http://localhost:8001/db/register_listener?id" text:style-name="Internet_20_link" text:visited-style-name="Visited_20_Internet_20_Link"><text:span text:style-name="T119">?id</text:span></text:a><text:span text:style-name="T119">=&lt;uuid&gt;</text:span><text:span text:style-name="T95">"</text:span></text:p>
      <text:p text:style-name="P170"/>
      <text:h text:style-name="Heading_20_2" text:outline-level="2"><text:bookmark-start text:name="__RefHeading___Toc5397_1055499499"/><text:span text:style-name="T166">Metax </text:span><text:span text:style-name="T167">UN</text:span><text:span text:style-name="T166">REGISTER_LISTENER</text:span><text:span text:style-name="T146"> request</text:span><text:bookmark-end text:name="__RefHeading___Toc5397_1055499499"/></text:h>
      <text:h text:style-name="P582" text:outline-level="3">Description</text:h>
      <text:p text:style-name="P172">This request is intended to unregister from update and delete events <text:span text:style-name="T521">notifications</text:span> for a particular UUID. <text:s/>After unregister on localhost Metax or on a remote Peer, the subsequent updates (or delete) of the UUID will not be notified to the unregistered peer.</text:p>
      <text:p text:style-name="P172">If the uuid is was not registered before unregister_listener call then error response will be received.</text:p>
      <text:p text:style-name="P172"><text:span text:style-name="T254">URI</text:span>: scheme://[host]:[port]/db/unregister_listener?id=&lt;uuid&gt;</text:p>
      <text:p text:style-name="P172">Where: </text:p>
      <text:p text:style-name="P172"><text:s text:c="4"/>• scheme – http or https protocol</text:p>
      <text:p text:style-name="P172"><text:s text:c="4"/>• host - metax http server host</text:p>
      <text:p text:style-name="P172"><text:s text:c="4"/>• port - metax http server port</text:p>
      <text:p text:style-name="P172"><text:s text:c="4"/>• id – the UUID of interest</text:p>
      <text:p text:style-name="P172"/>
      <text:p text:style-name="P172"><text:span text:style-name="T254">Request Type</text:span>: GET </text:p>
      <text:p text:style-name="P172"><text:span text:style-name="T254">Responses</text:span>: </text:p>
      <text:p text:style-name="P172"><text:s text:c="4"/>• {"success": "listener unregistered for &lt;uuid&gt;"} - when successful</text:p>
      <text:p text:style-name="P172"><text:s text:c="4"/>• {"error": "<text:span text:style-name="T538">L</text:span>istener not found for: &lt;uuid&gt;"} - <text:span text:style-name="T537">when the uuid has not been registered<text:line-break/> <text:s text:c="77"/>for update notification</text:span>.</text:p>
      <text:p text:style-name="P173"><text:s text:c="4"/>• {"error":"Failed to unregister on update of <text:span text:style-name="T538">&lt;uuid&gt;</text:span>. Invalid key."} - <text:span text:style-name="T537">when user keys are <text:s text:c="10"/></text:span></text:p>
      <text:p text:style-name="P174"><text:s text:c="78"/>damaged.</text:p>
      <text:h text:style-name="Heading_20_3" text:outline-level="3">Sample by curl</text:h>
      <text:p text:style-name="P149"><text:span text:style-name="T472"><text:s text:c="3"/></text:span><text:span text:style-name="T118"><text:s/></text:span><text:span text:style-name="T95">curl "</text:span><text:a xlink:type="simple" xlink:href="http://localhost:8001/db/register_listener?id" text:style-name="Internet_20_link" text:visited-style-name="Visited_20_Internet_20_Link"><text:span text:style-name="T119">http://localhost:8001/db/</text:span></text:a><text:span text:style-name="T122">un</text:span><text:a xlink:type="simple" xlink:href="http://localhost:8001/db/register_listener?id" text:style-name="Internet_20_link" text:visited-style-name="Visited_20_Internet_20_Link"><text:span text:style-name="T120">register_</text:span></text:a><text:a xlink:type="simple" xlink:href="http://localhost:8001/db/register_listener?id" text:style-name="Internet_20_link" text:visited-style-name="Visited_20_Internet_20_Link"><text:span text:style-name="T121">listener</text:span></text:a><text:a xlink:type="simple" xlink:href="http://localhost:8001/db/register_listener?id" text:style-name="Internet_20_link" text:visited-style-name="Visited_20_Internet_20_Link"><text:span text:style-name="T119">?id</text:span></text:a><text:span text:style-name="T119">=&lt;uuid&gt;</text:span><text:span text:style-name="T95">"</text:span></text:p>
      <text:p text:style-name="P102"/>
      <text:h text:style-name="P569" text:outline-level="2"><text:bookmark-start text:name="__RefNumPara__5521_1055499499"/><text:bookmark-start text:name="__RefHeading___Toc5399_1055499499"/>Metax <text:span text:style-name="T492">SAVE STREAM</text:span> request<text:bookmark-end text:name="__RefNumPara__5521_1055499499"/><text:bookmark-end text:name="__RefHeading___Toc5399_1055499499"/></text:h>
      <text:h text:style-name="P583" text:outline-level="3">Description</text:h>
      <text:p text:style-name="P208">Metax allows to pass end-to-end encrypted audio/video streams through the Metax network. <text:s/><text:span text:style-name="T516">Before starting the livestreaming through Metax, the audio/video stream should be available through a tcp server socket form where Metax will try to read the stream.</text:span></text:p>
      <text:p text:style-name="P228">Below is example bash command which using ffmpeg to read video stream from webcam, encode it to h264, wrap in mpegts container and make it available through a tcp server socket:</text:p>
      <text:p text:style-name="P25">ffmpeg -i /dev/video0 <text:s/>-f mpegts -c:v h264 <text:s/>-vf scale=480:360,format=yuv420p -profile:v baseline -level 3.0 <text:s/>tcp://localhost:6677?listen</text:p>
      <text:p text:style-name="P205"><text:soft-page-break/>After <text:span text:style-name="T516">the above command started,</text:span> Metax can <text:span text:style-name="T516">read </text:span>read the video stream, optionally encrypt it and send through the network.</text:p>
      <text:p text:style-name="P205">Below is described <text:span text:style-name="T513">the Metax API for the mentioned purpose.</text:span></text:p>
      <text:p text:style-name="P205"/>
      <text:p text:style-name="P129"><text:span text:style-name="T262">URI</text:span>: <text:span text:style-name="T357">scheme://</text:span>[host]:[port]/<text:span text:style-name="T489">db/save/stream?url=&lt;shost:sport&gt;[&amp;id=&lt;uuid&gt;&amp;enc=&lt;&gt;]</text:span></text:p>
      <text:p text:style-name="P129">Where: </text:p>
      <text:list xml:id="list165442451285159" text:continue-list="list7798429102427779019" text:style-name="L16">
        <text:list-item>
          <text:p text:style-name="P482">scheme – http or https protocol</text:p>
        </text:list-item>
        <text:list-item>
          <text:p text:style-name="P458">host - metax http server host</text:p>
        </text:list-item>
        <text:list-item>
          <text:p text:style-name="P458">port - metax http server port</text:p>
        </text:list-item>
        <text:list-item>
          <text:p text:style-name="P503">shost:sport – the tcp socket server where stream is available</text:p>
        </text:list-item>
        <text:list-item>
          <text:p text:style-name="P458"><text:span text:style-name="T489">uuid – the uuid through which the livestream will be available in Metax</text:span> </text:p>
        </text:list-item>
        <text:list-item>
          <text:p text:style-name="P503">enc – either 0 or 1 (default), which tells Metax whether to encrypt the stream</text:p>
        </text:list-item>
      </text:list>
      <text:p text:style-name="P129"><text:span text:style-name="T254">Request Type:</text:span> <text:span text:style-name="T15">GET</text:span></text:p>
      <text:p text:style-name="P90">Responses:</text:p>
      <text:list xml:id="list2227285740992680841" text:style-name="L26">
        <text:list-item>
          <text:p text:style-name="P504">The request doesn’t provide any response, while the livestream continues. The request will remain open until the livestream ends or some error occurs.</text:p>
        </text:list-item>
      </text:list>
      <text:p text:style-name="P209"><text:span text:style-name="T254">Note</text:span><text:span text:style-name="T270">s</text:span>:</text:p>
      <text:list xml:id="list1991227107578375688" text:style-name="L27">
        <text:list-item>
          <text:p text:style-name="P505">You can omit id parameter to save/stream request, in which case Metax will generate a livestream uuid. But unfortunately there is no convenient way to retrieve the generated uuid. The only way for now is to look into the Metax logs.</text:p>
        </text:list-item>
      </text:list>
      <text:p text:style-name="P209"/>
      <text:h text:style-name="Heading_20_3" text:outline-level="3"><text:s/>Sample by curl</text:h>
      <text:p text:style-name="P14"><text:s text:c="2"/><text:span text:style-name="T472"><text:s text:c="5"/></text:span><text:span text:style-name="T106">curl </text:span><text:a xlink:type="simple" xlink:href="http://localhost:8001/db/save/stream?url=localhost:6677&amp;id=283abccd-8c1e-47c1-8795-839abcfede5c" text:style-name="Internet_20_link" text:visited-style-name="Visited_20_Internet_20_Link"><text:span text:style-name="T106">http://localhost:8001/db/</text:span></text:a><text:a xlink:type="simple" xlink:href="http://localhost:8001/db/save/stream?url=localhost:6677&amp;id=283abccd-8c1e-47c1-8795-839abcfede5c" text:style-name="Internet_20_link" text:visited-style-name="Visited_20_Internet_20_Link"><text:span text:style-name="T107">save/stream?url=localhost:6677&amp;id=283abccd-8c1e-47c1-8795-839abcfede5c</text:span></text:a></text:p>
      <text:h text:style-name="P584" text:outline-level="3">More details with an example setup</text:h>
      <text:p text:style-name="P14"><text:span text:style-name="T517">As </text:span>Metax <text:span text:style-name="T517">receives save/stream request it </text:span>will ask peers in network who will be willing to host the livestream. If a peer responds<text:span text:style-name="T517"> with a save_</text:span>stream_offer <text:span text:style-name="T517">then </text:span>Metax will <text:span text:style-name="T517">start </text:span>read<text:span text:style-name="T517">ing</text:span> video chunks from the socket <text:span text:style-name="T518">(received in url parameter) </text:span>and send it to <text:span text:style-name="T518">the </text:span>peer. The peer hosting the livestream either will drop (or record, see <text:bookmark-ref text:reference-format="chapter" text:ref-name="__RefHeading___Toc4982_2077588630">2.16</text:bookmark-ref>) the <text:span text:style-name="T518">received </text:span>stream <text:span text:style-name="T518">chunks </text:span>if <text:span text:style-name="T518">there are </text:span>no <text:span text:style-name="T514">listeners for stream, or will send the received video chunks to the listener peers.</text:span></text:p>
      <text:p text:style-name="P207">To become a listener <text:span text:style-name="T518">for a livestream </text:span>an ordinary get request with the livestream uuid should be sent.</text:p>
      <text:p text:style-name="P207"><text:span text:style-name="T518">Below </text:span>is an example setup to pass a video stream through Metax and play it via ffplay.</text:p>
      <text:list xml:id="list8019422622715323789" text:style-name="L28">
        <text:list-item>
          <text:p text:style-name="P507">Launch Metax1 with metax port 8000 and http port 8001</text:p>
        </text:list-item>
        <text:list-item>
          <text:p text:style-name="P507">Launch Metax2 with metax port 8002 and http port 8003 by configuring Metax2 to connect Metax1.</text:p>
        </text:list-item>
        <text:list-item>
          <text:p text:style-name="P506"><text:span text:style-name="T515">Launch Metax3 with metax port 8004 and http port 8005 and connect it to Metax.<text:line-break/>Note, the storage class of the Metax2 should be greater or equal to 3 (see </text:span><text:span text:style-name="T515"><text:bookmark-ref text:reference-format="chapter" text:ref-name="__RefHeading___Toc4984_2077588630">4.4</text:bookmark-ref></text:span><text:span text:style-name="T515">). Also set the storage class of Metax1 to 3 or less so it doesn’t host the livestream but passes the save request to the peer (though this is not mandatory as there is a bug/limitation: Metax originally receiving the save/stream request from web api doesn’t host the stream anyway regardless the storage class, but this might be fixed in the future).</text:span></text:p>
        </text:list-item>
        <text:list-item>
          <text:p text:style-name="P506"><text:soft-page-break/><text:span text:style-name="T515">Run ffmpeg to read video stream from webcam, wrap it in h264/mpegts stream and make it available in 6677 port:<text:line-break/></text:span><text:span text:style-name="T39">ffmpeg -i /dev/video0 <text:s/>-f mpegts -c:v h264 <text:s/>-vf scale=480:360,format=yuv420p -profile:v baseline -level 3.0 <text:s/>tcp://localhost:6677?listen</text:span></text:p>
        </text:list-item>
        <text:list-item>
          <text:p text:style-name="P506"><text:span text:style-name="T515">Send save/stream request to Metax1:<text:line-break/></text:span><text:span text:style-name="T39">curl "</text:span><text:a xlink:type="simple" xlink:href="http://localhost:8001/db/save/stream?url=localhost:6677&amp;id=283abccd-8c1e-47c1-8795-839abcfede5c&amp;enc=0" text:style-name="Internet_20_link" text:visited-style-name="Visited_20_Internet_20_Link"><text:span text:style-name="T39">http://localhost:8001/db/save/stream?url=localhost:6677&amp;id=283abccd-8c1e-47c1-8795-839abcfede5c&amp;enc=0</text:span></text:a><text:span text:style-name="T39">"</text:span></text:p>
        </text:list-item>
        <text:list-item>
          <text:p text:style-name="P506"><text:span text:style-name="T515">Play the stream with ffplay getting it through Metax3:<text:line-break/></text:span><text:span text:style-name="T39">ffplay http://localhost:8005/db/get?id=283abccd-8c1e-47c1-8795-839abcfede5c</text:span></text:p>
        </text:list-item>
      </text:list>
      <text:p text:style-name="P206"/>
      <text:p text:style-name="P206">Metax will see that the <text:s/><text:span text:style-name="T515">283abccd-8c1e-47c1-8795-839abcfede5c </text:span>is a livestream and will send the video stream as a response to http request continuously while the livestream is available. <text:s/><text:span text:style-name="T520">Metax 3</text:span> will retrieve the livstream content from Metax2 where it is hosted.</text:p>
      <text:p text:style-name="P206"/>
      <text:p text:style-name="P206">To enable encryption remove enc=0 from <text:span text:style-name="T520">Metax </text:span>save/stream request. But in order to play the stream from the other <text:span text:style-name="T520">Metax peers,</text:span> the stream uuid (<text:span text:style-name="T515">283abccd-8c1e-47c1-8795-839abcfede5c </text:span>in the <text:span text:style-name="T520">above </text:span>example) should be shared with th<text:span text:style-name="T520">at</text:span> peer<text:span text:style-name="T520">s</text:span>.</text:p>
      <text:h text:style-name="Heading_20_2" text:outline-level="2"><text:bookmark-start text:name="__RefHeading___Toc4982_2077588630"/>Metax RECORDING START request<text:bookmark-end text:name="__RefHeading___Toc4982_2077588630"/></text:h>
      <text:h text:style-name="P585" text:outline-level="3">Description</text:h>
      <text:p text:style-name="P213">The <text:span text:style-name="T522">request is intended to record an existing livestream in Metax storage for a later playback. After sending the request Metax will start also to record the specified livestream. To stop recording recording/stop request should be sent (see </text:span><text:span text:style-name="T522"><text:bookmark-ref text:reference-format="text" text:ref-name="__RefHeading___Toc5026_2077588630">Metax RECORDING STOP request</text:bookmark-ref></text:span><text:span text:style-name="T522">).</text:span></text:p>
      <text:p text:style-name="P213"/>
      <text:p text:style-name="P130"><text:span text:style-name="T262">URI</text:span>: <text:span text:style-name="T357">scheme://</text:span>[host]:[port]/<text:span text:style-name="T489">db/recording/start?livestream=&lt;uuid&gt;</text:span></text:p>
      <text:p text:style-name="P130">Where: </text:p>
      <text:list xml:id="list165442469179447" text:continue-list="list165442451285159" text:style-name="L16">
        <text:list-item>
          <text:p text:style-name="P483">scheme – http or https protocol</text:p>
        </text:list-item>
        <text:list-item>
          <text:p text:style-name="P459">host - metax http server host</text:p>
        </text:list-item>
        <text:list-item>
          <text:p text:style-name="P459">port - metax http server port</text:p>
        </text:list-item>
        <text:list-item>
          <text:p text:style-name="P508">uuid – UUID of an existing livestream which should be recorded</text:p>
        </text:list-item>
      </text:list>
      <text:p text:style-name="P130"><text:span text:style-name="T254">Request Type:</text:span> <text:span text:style-name="T15">GET</text:span></text:p>
      <text:p text:style-name="P91">Responses:</text:p>
      <text:list xml:id="list4196092186780688403" text:style-name="L29">
        <text:list-item>
          <text:p text:style-name="P346">{"uuid": " <text:span text:style-name="T415">&lt;</text:span>uuid<text:span text:style-name="T415">&gt;</text:span>"} - <text:span text:style-name="T489"><text:s/>UUID in which the livestream is recorded </text:span></text:p>
        </text:list-item>
        <text:list-item>
          <text:p text:style-name="P346">{"error":"livestream not found: <text:span text:style-name="T523">&lt;uuid&gt;</text:span>"} - <text:span text:style-name="T523">when no livestream found with the specified uuid.</text:span></text:p>
        </text:list-item>
      </text:list>
      <text:p text:style-name="P210"><text:span text:style-name="T254">Note</text:span><text:span text:style-name="T270">s</text:span>:</text:p>
      <text:list xml:id="list1514749563587313790" text:style-name="L30">
        <text:list-item>
          <text:p text:style-name="P510">When livestream is encrypted then the recording can be played only by <text:span text:style-name="T524">the </text:span>peers with whom the livestream is shared.</text:p>
        </text:list-item>
        <text:list-item>
          <text:p text:style-name="P511">It is possible to start many recordings for the same livestream in parallel. <text:s/>It this case the actual video content of all the recordings will be the same. This is done to save the storage if the same livestream needs be recorded into several files in parallel. The example of this use case, is when a CCTV camera is being <text:span text:style-name="T524">always </text:span>recorded, but en extra record needs to be <text:span text:style-name="T524">done</text:span> in the interval of detected motion.<text:line-break/>This feature implies that by permanently deleting one of <text:span text:style-name="T524">the </text:span>parallely recorded recordings will invalidate the others. <text:s/><text:span text:style-name="T519">TODO</text:span>: later Metax will provide lightweight <text:soft-page-break/>version of delete request which only removes the wrapper object of a file in Metax storage but not the actual content.</text:p>
        </text:list-item>
        <text:list-item>
          <text:p text:style-name="P512">Get request of the recording will not return the video content, but a wrapper playlist file (<text:span text:style-name="T524">in </text:span>m3u8 hls format) which contains get request of the actual video content.</text:p>
        </text:list-item>
      </text:list>
      <text:p text:style-name="P210"/>
      <text:h text:style-name="P585" text:outline-level="3"><text:s/>Sample by curl</text:h>
      <text:p text:style-name="P112"><text:s text:c="7"/><text:span text:style-name="T101">curl "http://localhost:800</text:span><text:span text:style-name="T102">1</text:span><text:span text:style-name="T101">/db/recording/start?livestream=183abccd-8c1e-47c1-8795-839abcfede5c"</text:span></text:p>
      <text:h text:style-name="Heading_20_2" text:outline-level="2"><text:bookmark-start text:name="__RefHeading___Toc5026_2077588630"/>Metax RECORDING STOP request<text:bookmark-end text:name="__RefHeading___Toc5026_2077588630"/></text:h>
      <text:h text:style-name="P586" text:outline-level="3">Description</text:h>
      <text:p text:style-name="P214">The <text:span text:style-name="T522">request is intended to stop recording of livestream into the specified uuid started by </text:span><text:span text:style-name="T522"><text:bookmark-ref text:reference-format="text" text:ref-name="__RefHeading___Toc4982_2077588630">Metax RECORDING START request</text:bookmark-ref></text:span><text:span text:style-name="T522">.</text:span></text:p>
      <text:p text:style-name="P214"/>
      <text:p text:style-name="P131"><text:span text:style-name="T262">URI</text:span>: <text:span text:style-name="T357">scheme://</text:span>[host]:[port]/<text:span text:style-name="T489">db/recording/start?livestream=&lt;luuid&gt;&amp;recording=&lt;ruuid&gt;</text:span></text:p>
      <text:p text:style-name="P131">Where: </text:p>
      <text:list xml:id="list165441276997361" text:continue-list="list165442469179447" text:style-name="L16">
        <text:list-item>
          <text:p text:style-name="P484">scheme – http or https protocol</text:p>
        </text:list-item>
        <text:list-item>
          <text:p text:style-name="P460">host - metax http server host</text:p>
        </text:list-item>
        <text:list-item>
          <text:p text:style-name="P460">port - metax http server port</text:p>
        </text:list-item>
        <text:list-item>
          <text:p text:style-name="P513">luuid – UUID of the livestream which being recorded</text:p>
        </text:list-item>
        <text:list-item>
          <text:p text:style-name="P514">ruuid – UUID of the recording where the livestream is recorded</text:p>
        </text:list-item>
      </text:list>
      <text:p text:style-name="P131"><text:span text:style-name="T254">Request Type:</text:span> <text:span text:style-name="T15">GET</text:span></text:p>
      <text:p text:style-name="P92">Responses:</text:p>
      <text:list xml:id="list7813654944111056880" text:style-name="L31">
        <text:list-item>
          <text:p text:style-name="P347">{"status":"success"} - <text:span text:style-name="T489"><text:s/>when the recording is successfully stopped </text:span></text:p>
        </text:list-item>
        <text:list-item>
          <text:p text:style-name="P347">{"error":"livestream not found: <text:span text:style-name="T523">&lt;uuid&gt;</text:span>"} - <text:span text:style-name="T523">when no livestream found with the specified luuid.</text:span></text:p>
        </text:list-item>
        <text:list-item>
          <text:p text:style-name="P515"><text:span text:style-name="T146">{"error":"no recording </text:span><text:span text:style-name="T168">&lt;ruuid&gt;</text:span><text:span text:style-name="T146"> found for livestream </text:span><text:span text:style-name="T168">&lt;luuid&gt;</text:span><text:span text:style-name="T146">"} - </text:span><text:span text:style-name="T168">when the specified livestream exists, but the specified recording not found.</text:span></text:p>
        </text:list-item>
      </text:list>
      <text:p text:style-name="P211"/>
      <text:h text:style-name="P586" text:outline-level="3"><text:s/>Sample by curl</text:h>
      <text:p text:style-name="P113"><text:s text:c="7"/><text:span text:style-name="T101">curl "http://localhost:8001/db/recording/stop?livestream=183abccd-8c1e-47c1-8795-839abcfede5c&amp;recording=e9d62a6d-1734-4d6b-9027-18911fcbfb96"</text:span></text:p>
      <text:h text:style-name="P558" text:outline-level="2"><text:bookmark-start text:name="__RefHeading___Toc4469_3076683301"/><text:span text:style-name="T341">Metax COPY</text:span> request<text:bookmark-end text:name="__RefHeading___Toc4469_3076683301"/></text:h>
      <text:h text:style-name="P587" text:outline-level="3">Description</text:h>
      <text:p text:style-name="P127"><text:span text:style-name="T361">This request is intended to copy data of specified uuid into a new uuid</text:span>. <text:span text:style-name="T581">The new uuid is generated by Metax and sent in request response.</text:span></text:p>
      <text:p text:style-name="P99"/>
      <text:p text:style-name="P127"><text:span text:style-name="T262">URI</text:span>: <text:span text:style-name="T357">scheme://</text:span>[host]:[port]/<text:span text:style-name="T489">db/copy?[expire_date]&amp;id=&lt;uuid&gt;</text:span></text:p>
      <text:p text:style-name="P127">Where: </text:p>
      <text:list xml:id="list165442746270456" text:continue-list="list165441276997361" text:style-name="L16">
        <text:list-item>
          <text:p text:style-name="P485">scheme – http or https protocol</text:p>
        </text:list-item>
        <text:list-item>
          <text:p text:style-name="P461">host - metax http server host</text:p>
        </text:list-item>
        <text:list-item>
          <text:p text:style-name="P461">port - metax http server port</text:p>
        </text:list-item>
        <text:list-item>
          <text:p text:style-name="P461"><text:soft-page-break/><text:span text:style-name="T42">uuid</text:span><text:span text:style-name="T489"> – the uuid which content should be copied.</text:span> </text:p>
        </text:list-item>
        <text:list-item>
          <text:p text:style-name="P406"><text:span text:style-name="T15">expire_date –</text:span> optional argument that specifies expire date of saving data. The argument should be specified by "expire_date" option. The value should be Epoch time in microseconds or 0 which means that data never should be deleted. Default value is 0.<text:line-break/><text:span text:style-name="T254">Note</text:span>: <text:span text:style-name="T582">Please, </text:span>carefully set expire_date, <text:span text:style-name="T582">because</text:span> <text:span text:style-name="T582">validation of</text:span> date <text:span text:style-name="T582">and </text:span>time is not completely done.</text:p>
        </text:list-item>
      </text:list>
      <text:p text:style-name="P127"><text:span text:style-name="T254">Request Type:</text:span> <text:span text:style-name="T15">GET</text:span></text:p>
      <text:p text:style-name="P88">Responses:</text:p>
      <text:list xml:id="list7627417722877374932" text:style-name="L32">
        <text:list-item>
          <text:p text:style-name="P516">{"orig_uuid":"&lt;orig_uuid&gt;", "copy_uuid":"&lt;copy_uuid&gt;"} - when copy request successfully finished.<text:line-break/>Where:<text:line-break/>- orig_uuid is uuid of node which was copied.<text:line-break/>- copy_uuid is uuid of new node in which specified data <text:span text:style-name="T583">is</text:span> copied.</text:p>
        </text:list-item>
        <text:list-item>
          <text:p text:style-name="P516">{"error":"&lt;error_message&gt;"} - when copy request <text:span text:style-name="T583">is</text:span> failed.<text:line-break/>Where:<text:line-break/>- error_message - describes the reason of failure.</text:p>
          <text:p text:style-name="P509">For example when copy request <text:span text:style-name="T583">has been</text:span> failed <text:span text:style-name="T583">due to</text:span> tender timeout, the response is:</text:p>
          <text:p text:style-name="P509">{"error":"Failed to copy: timeout is expired."}</text:p>
        </text:list-item>
      </text:list>
      <text:p text:style-name="P171"/>
      <text:p text:style-name="P57">Sample by curl</text:p>
      <text:p text:style-name="Text_20_body"><text:span text:style-name="T15"><text:s text:c="4"/>curl <text:s/></text:span><text:a xlink:type="simple" xlink:href="http://localhost:8001/db/copy?id" text:style-name="Internet_20_link" text:visited-style-name="Visited_20_Internet_20_Link"><text:span text:style-name="T15">http://localhost:8001/</text:span></text:a><text:a xlink:type="simple" xlink:href="http://localhost:8001/db/copy?id" text:style-name="Internet_20_link" text:visited-style-name="Visited_20_Internet_20_Link"><text:span text:style-name="T15">db/copy?</text:span></text:a><text:a xlink:type="simple" xlink:href="http://localhost:8001/db/copy?id" text:style-name="Internet_20_link" text:visited-style-name="Visited_20_Internet_20_Link"><text:span text:style-name="T43">expire_date=1567064679564909&amp;</text:span></text:a><text:a xlink:type="simple" xlink:href="http://localhost:8001/db/copy?id" text:style-name="Internet_20_link" text:visited-style-name="Visited_20_Internet_20_Link"><text:span text:style-name="T15">id</text:span></text:a><text:span text:style-name="T15">=&lt;uuid&gt;</text:span></text:p>
      <text:p text:style-name="P107"/>
      <text:h text:style-name="P550" text:outline-level="2"><text:bookmark-start text:name="__RefHeading___Toc3715_115350107"/><text:span text:style-name="T303">Metax </text:span><text:span text:style-name="T304">DELETE</text:span><text:span text:style-name="T302"> request</text:span><text:bookmark-end text:name="__RefHeading___Toc3715_115350107"/></text:h>
      <text:h text:style-name="P588" text:outline-level="3"><text:span text:style-name="T319">Description</text:span> </text:h>
      <text:p text:style-name="P178">This request is intended to delete data that corresponds to the specified UUID.</text:p>
      <text:p text:style-name="P52"><text:span text:style-name="T254">U</text:span><text:span text:style-name="T255">RI</text:span><text:span text:style-name="T254">:</text:span> <text:span text:style-name="T17">scheme://</text:span><text:span text:style-name="T15">[host]:[port]/db/</text:span><text:span text:style-name="T30">delete</text:span><text:span text:style-name="T15">?</text:span><text:span text:style-name="T42">[</text:span><text:span text:style-name="T53">keep_chunks</text:span><text:span text:style-name="T42">]</text:span><text:span text:style-name="T53">&amp;</text:span><text:span text:style-name="T18">id=&lt;uuid&gt;</text:span> </text:p>
      <text:p text:style-name="P52">Where </text:p>
      <text:list xml:id="list3304927020138918130" text:style-name="L33">
        <text:list-item>
          <text:p text:style-name="P316">scheme – http or https protocol</text:p>
        </text:list-item>
        <text:list-item>
          <text:p text:style-name="P331">host - metax http server host <text:span text:style-name="T321">name</text:span> </text:p>
        </text:list-item>
        <text:list-item>
          <text:p text:style-name="P331">port - metax http server port <text:span text:style-name="T321">number</text:span></text:p>
        </text:list-item>
        <text:list-item>
          <text:p text:style-name="P333">id – the uuid of <text:span text:style-name="T470">deleting</text:span> data </text:p>
        </text:list-item>
        <text:list-item>
          <text:p text:style-name="P331"><text:span text:style-name="T53">keep_chunks </text:span><text:span text:style-name="T144">– optional argument that specifies whether data should be deleted recursively with chunks or only master should be deleted?<text:line-break/>Default value is keep_chunks=0 that means to delete all the chunks with master.<text:line-break/>keep_chunks=1 means to delete only master and keep chunks. </text:span></text:p>
        </text:list-item>
      </text:list>
      <text:p text:style-name="P50"><text:span text:style-name="T254">Responses:</text:span> </text:p>
      <text:list xml:id="list1541824242922341900" text:style-name="L34">
        <text:list-item>
          <text:p text:style-name="P338">{"deleted": "<text:span text:style-name="T470">&lt;</text:span>uuid<text:span text:style-name="T470">&gt;</text:span>"} - <text:span text:style-name="T183"><text:s/>when one copy of all pieces are successfully deleted</text:span></text:p>
        </text:list-item>
        <text:list-item>
          <text:p text:style-name="P340">{"error": "Fail to delete <text:span text:style-name="T470">&lt;</text:span>uuid<text:span text:style-name="T470">&gt;</text:span> uuid"} - when failed to delete any piece of data.</text:p>
        </text:list-item>
        <text:list-item>
          <text:p text:style-name="P341"><text:span text:style-name="T473">TODO:</text:span>{"error": "<text:span text:style-name="T470">&lt;</text:span>uuid<text:span text:style-name="T470">&gt;</text:span> uuid <text:span text:style-name="T471">is not found in the network</text:span>"} - <text:span text:style-name="T241">when</text:span><text:span text:style-name="T242"> data with specified </text:span><text:span text:style-name="T241">uuid is not found.</text:span><text:span text:style-name="T208"> </text:span></text:p>
          <text:p text:style-name="P403"/>
        </text:list-item>
      </text:list>
      <text:p text:style-name="P66"><text:soft-page-break/>Sample by curl </text:p>
      <text:p text:style-name="P15"><text:span text:style-name="T472">curl "</text:span><text:a xlink:type="simple" xlink:href="http://localhost:8001/db/delete?id" text:style-name="Internet_20_link" text:visited-style-name="Visited_20_Internet_20_Link"><text:span text:style-name="T81">http://localhost:8001/db/</text:span></text:a><text:a xlink:type="simple" xlink:href="http://localhost:8001/db/delete?id" text:style-name="Internet_20_link" text:visited-style-name="Visited_20_Internet_20_Link"><text:span text:style-name="T82">delete</text:span></text:a><text:a xlink:type="simple" xlink:href="http://localhost:8001/db/delete?id" text:style-name="Internet_20_link" text:visited-style-name="Visited_20_Internet_20_Link"><text:span text:style-name="T81">?id</text:span></text:a><text:span text:style-name="T81">=&lt;uuid&gt;</text:span><text:span text:style-name="T472">"</text:span></text:p>
      <text:p text:style-name="P15"/>
      <text:h text:style-name="P551" text:outline-level="2"><text:bookmark-start text:name="__RefHeading___Toc3717_115350107"/><text:span text:style-name="T303">Metax </text:span><text:span text:style-name="T305">SENDEMAIL</text:span><text:span text:style-name="T302"> request</text:span><text:bookmark-end text:name="__RefHeading___Toc3717_115350107"/></text:h>
      <text:h text:style-name="P589" text:outline-level="3">Description</text:h>
      <text:p text:style-name="P176">This request is intended to send email to <text:span text:style-name="T504">multiple</text:span> recipient<text:span text:style-name="T504">s</text:span>. </text:p>
      <text:p text:style-name="P118"><text:span text:style-name="T262">URI</text:span>: <text:span text:style-name="T357">scheme://</text:span>[host]:[port]/<text:span text:style-name="T476">sendemail</text:span></text:p>
      <text:p text:style-name="P118">Where: </text:p>
      <text:list xml:id="list165441676296650" text:continue-list="list165440853743189" text:style-name="L9">
        <text:list-item>
          <text:p text:style-name="P455">scheme – http or https protocol</text:p>
        </text:list-item>
        <text:list-item>
          <text:p text:style-name="P455">host - metax http server host</text:p>
        </text:list-item>
        <text:list-item>
          <text:p text:style-name="P455">port - metax http server port </text:p>
        </text:list-item>
      </text:list>
      <text:p text:style-name="P118"/>
      <text:p text:style-name="P118"><text:span text:style-name="T254">Request Type</text:span>: <text:span text:style-name="T15">POST</text:span> </text:p>
      <text:p text:style-name="P118"><text:span text:style-name="T254">Body</text:span>: </text:p>
      <text:p text:style-name="P119"><text:s text:c="4"/>Body should be form-data with <text:span text:style-name="T477">the following key-value pairs:</text:span></text:p>
      <text:p text:style-name="P200"><text:span text:style-name="T505"><text:s text:c="4"/></text:span><text:span text:style-name="T507">key: </text:span><text:span text:style-name="T66">to</text:span><text:span text:style-name="T506">, </text:span><text:span text:style-name="T507">value: valid email address(es) of the recipient(s) separated by ",". <text:s/></text:span><text:span text:style-name="T509">The recipient address should be either email address or name</text:span><text:span text:style-name="T14"> (and/or lastname)</text:span><text:span text:style-name="T509"> followed by email address enclosed in &lt; and &gt;</text:span><text:span text:style-name="T508">. </text:span><text:span text:style-name="T509">The key is optional.</text:span></text:p>
      <text:p text:style-name="P198"><text:span text:style-name="T477"><text:s text:c="3"/></text:span><text:span text:style-name="T425"><text:s/>key: </text:span><text:span text:style-name="T65">cc</text:span><text:span text:style-name="T419">, </text:span><text:span text:style-name="T425">value: valid email address(es) of the recipient(s) separated by ",". <text:s/></text:span><text:span text:style-name="T427">The recipient address should be either email address or name</text:span><text:span text:style-name="T3"> (and/or lastname)</text:span><text:span text:style-name="T427"> followed by email address enclosed in &lt; and &gt;</text:span><text:span text:style-name="T426">. </text:span><text:span text:style-name="T427">The key is optional.</text:span></text:p>
      <text:p text:style-name="P199"><text:span text:style-name="T477"><text:s text:c="4"/>key: </text:span><text:span text:style-name="T34">bcc</text:span>, <text:span text:style-name="T477">value: valid email address(es) of the recipient(s) separated by ",". <text:s/>The recipient address should be either email address or name</text:span><text:span text:style-name="T6"> (and/or lastname)</text:span><text:span text:style-name="T477"> followed by email address enclosed in &lt; and &gt;. The key is optional.</text:span></text:p>
      <text:p text:style-name="P125"><text:s text:c="4"/><text:span text:style-name="T477">key: </text:span><text:span text:style-name="T15">from</text:span><text:span text:style-name="T4">, </text:span><text:span text:style-name="T6">value: either a valid email address of sender, or name (and/or lastname) followed by email address in &lt;&gt;. </text:span><text:span text:style-name="T12">The key is mandatory.</text:span></text:p>
      <text:p text:style-name="P124"><text:span text:style-name="T6"><text:s text:c="4"/>key: </text:span><text:span text:style-name="T37">password</text:span><text:span text:style-name="T6">, value: </text:span><text:span text:style-name="T9">password </text:span><text:span text:style-name="T10">of email, which provided </text:span><text:span text:style-name="T11">with</text:span><text:span text:style-name="T10"> "from" </text:span><text:span text:style-name="T11">key. </text:span><text:span text:style-name="T12">The key is optional. Depending on mail server configuration it might be possible to send email without login with credentials.</text:span></text:p>
      <text:p text:style-name="P119"><text:s text:c="4"/><text:span text:style-name="T477">key: </text:span><text:span text:style-name="T15">subject</text:span><text:span text:style-name="T4">, </text:span><text:span text:style-name="T6">value: subject of the email. </text:span><text:span text:style-name="T12">The key optional.</text:span></text:p>
      <text:p text:style-name="P126"><text:s text:c="4"/><text:span text:style-name="T477">key: </text:span><text:span text:style-name="T15">message</text:span><text:span text:style-name="T4">, </text:span><text:span text:style-name="T6">value: content of the email. </text:span><text:span text:style-name="T12">The key optional.</text:span></text:p>
      <text:p text:style-name="P274"><text:span text:style-name="T6"><text:s text:c="4"/></text:span><text:span text:style-name="T7">key: </text:span><text:span text:style-name="T31">server</text:span><text:span text:style-name="T7">, value: SMTP server address (IP or domain name). </text:span><text:span text:style-name="T12">The key is mandatory.</text:span></text:p>
      <text:p text:style-name="P275"><text:span text:style-name="T7"><text:s text:c="4"/>key: </text:span><text:span text:style-name="T31">port</text:span><text:span text:style-name="T7">, value: SMT</text:span><text:span text:style-name="T8">P</text:span><text:span text:style-name="T7"> server port, </text:span><text:span text:style-name="T12">the </text:span><text:span text:style-name="T13">key is </text:span><text:span text:style-name="T7">optional. </text:span><text:span text:style-name="T13">Default value is 587.</text:span></text:p>
      <text:p text:style-name="P118"><text:span text:style-name="T254">Responses:</text:span> </text:p>
      <text:list xml:id="list7394342324525897176" text:style-name="L35">
        <text:list-item>
          <text:p text:style-name="P468">{"success":1} – <text:span text:style-name="T477">when email is sent successfully</text:span></text:p>
        </text:list-item>
        <text:list-item>
          <text:p text:style-name="P469">{"success":0, "err", "reason of failure"} – when failed to send email</text:p>
        </text:list-item>
      </text:list>
      <text:h text:style-name="P589" text:outline-level="3">Sample by curl </text:h>
      <text:p text:style-name="P19">curl \</text:p>
      <text:p text:style-name="P197"><text:span text:style-name="T16"><text:s text:c="8"/>-F "</text:span><text:a xlink:type="simple" xlink:href="mailto:to%3Djohn_smith@leviathan.am" text:style-name="Internet_20_link" text:visited-style-name="Visited_20_Internet_20_Link">to=john_smith@leviathan.am</text:a><text:span text:style-name="T36">,</text:span><text:span text:style-name="T38"> James Brown &lt;</text:span><text:span text:style-name="T35">j</text:span><text:span text:style-name="T36">ames_brown@leviathan.am</text:span><text:span text:style-name="T38">&gt;</text:span><text:span text:style-name="T16">" \</text:span></text:p>
      <text:p text:style-name="P21"><text:s text:c="8"/>-F "<text:span text:style-name="T502">cc</text:span>=<text:span text:style-name="T477">john_smith</text:span>@leviathan.am" \</text:p>
      <text:p text:style-name="P21"><text:s text:c="8"/>-F "<text:span text:style-name="T502">bcc</text:span>=<text:span text:style-name="T477">john_smith</text:span>@leviathan.am" \</text:p>
      <text:p text:style-name="P20"><text:s text:c="8"/>-F "from=<text:span text:style-name="T504">No Reply</text:span> &lt;no-reply@<text:span text:style-name="T477">leviathan</text:span>.am&gt;" \</text:p>
      <text:p text:style-name="P22"><text:s text:c="8"/>-F "<text:span text:style-name="T503">password</text:span>=<text:span text:style-name="T510">&lt;password&gt;</text:span>" \</text:p>
      <text:p text:style-name="P20"><text:soft-page-break/><text:s text:c="8"/>-F "subject=You have <text:span text:style-name="T491">email from Metax</text:span>" \</text:p>
      <text:p text:style-name="P20"><text:s text:c="8"/>-F "message=Hi, this is Metax <text:span text:style-name="T477">e</text:span>mail sender" \</text:p>
      <text:p text:style-name="P118"><text:span text:style-name="T15"><text:s text:c="8"/>-F "server=</text:span><text:span text:style-name="T31">mail.leviathan.am</text:span><text:span text:style-name="T15">" \</text:span></text:p>
      <text:p text:style-name="P19"><text:s text:c="8"/>-F "port=<text:span text:style-name="T490">587</text:span>" \</text:p>
      <text:p text:style-name="P118"><text:span text:style-name="T15"><text:s text:c="8"/></text:span><text:a xlink:type="simple" xlink:href="http://localhost:8001/sendemail" text:style-name="Internet_20_link" text:visited-style-name="Visited_20_Internet_20_Link"><text:span text:style-name="T15">http://localhost:8001/sendemail</text:span></text:a><text:span text:style-name="T7"> </text:span></text:p>
      <text:p text:style-name="P164"/>
      <text:h text:style-name="P559" text:outline-level="2"><text:bookmark-start text:name="__RefHeading__1137_9165211501"/><text:span text:style-name="T341">Metax </text:span>GET_<text:span text:style-name="T478">USER_PUBLIC_KEY</text:span> request<text:bookmark-end text:name="__RefHeading__1137_9165211501"/></text:h>
      <text:h text:style-name="P590" text:outline-level="3">Description</text:h>
      <text:p text:style-name="P120"><text:span text:style-name="T361">This request is intended to </text:span>get the <text:span text:style-name="T478">user public key</text:span>. </text:p>
      <text:p text:style-name="P120"><text:span text:style-name="T262">URI</text:span>: <text:span text:style-name="T357">scheme://</text:span>[host]:[port]/<text:span text:style-name="T479">config/get_user_public_key</text:span></text:p>
      <text:p text:style-name="P120">Where: </text:p>
      <text:list xml:id="list165441723601778" text:continue-list="list165442746270456" text:style-name="L16">
        <text:list-item>
          <text:p text:style-name="P486">scheme – http or https protocol</text:p>
        </text:list-item>
        <text:list-item>
          <text:p text:style-name="P462">host - metax http server host</text:p>
        </text:list-item>
        <text:list-item>
          <text:p text:style-name="P462">port - metax http server port </text:p>
        </text:list-item>
      </text:list>
      <text:p text:style-name="P120"><text:span text:style-name="T254">Request Type:</text:span> <text:span text:style-name="T15">GET</text:span> </text:p>
      <text:p text:style-name="P85">Responses:</text:p>
      <text:list xml:id="list4705337016313342673" text:style-name="L36">
        <text:list-item>
          <text:p text:style-name="P518"><text:span text:style-name="T479">{"user_public_key":"&lt;user_public_key_value&gt;"}<text:line-break/></text:span><text:span text:style-name="Strong_20_Emphasis">Note: </text:span>To get value of "user_public_key" property correctly from response the response string should be definitely parsed as JSON (because the public key contains symbols which are incompatible with JSON format.)</text:p>
        </text:list-item>
        <text:list-item>
          <text:p text:style-name="P470"><text:span text:style-name="T181">{"error": "Exception: Unknown request"} – </text:span><text:span text:style-name="T191">when request is not in correct format</text:span></text:p>
          <text:p text:style-name="P379"><text:span text:style-name="T441">e.g. not valid request - </text:span><text:span text:style-name="T15">curl </text:span><text:span text:style-name="T84">http://localhost:8001/</text:span><text:span text:style-name="T137">db/</text:span><text:span text:style-name="T84">config/get_</text:span><text:span text:style-name="T89">user_public_key</text:span></text:p>
        </text:list-item>
      </text:list>
      <text:p text:style-name="P54">Sample by curl</text:p>
      <text:p text:style-name="P120"><text:span text:style-name="T67"><text:s text:c="4"/>curl <text:s/></text:span><text:a xlink:type="simple" xlink:href="http://localhost:8001/config/get_user_public_key" text:style-name="Internet_20_link" text:visited-style-name="Visited_20_Internet_20_Link"><text:span text:style-name="T67">http://localhost:8001/config/</text:span></text:a><text:a xlink:type="simple" xlink:href="http://localhost:8001/config/get_user_public_key" text:style-name="Internet_20_link" text:visited-style-name="Visited_20_Internet_20_Link"><text:span text:style-name="T68">get_user_public_key</text:span></text:a></text:p>
      <text:p text:style-name="P35"/>
      <text:h text:style-name="P560" text:outline-level="2"><text:bookmark-start text:name="__RefHeading__1137_91652115011"/><text:span text:style-name="T341">Metax </text:span>GET_<text:span text:style-name="T480">ONLINE_PEERS</text:span> request<text:bookmark-end text:name="__RefHeading__1137_91652115011"/></text:h>
      <text:h text:style-name="P591" text:outline-level="3">Description</text:h>
      <text:p text:style-name="P121"><text:span text:style-name="T361">This request is intended to </text:span>get <text:span text:style-name="T480">info about currently connected peers</text:span>. <text:span text:style-name="T480">For now the response contains information about peer’s user public key, device id and address. Address is in &lt;host&gt;:&lt;port&gt; format.</text:span> </text:p>
      <text:p text:style-name="P121"><text:span text:style-name="T262">URI</text:span>: <text:span text:style-name="T357">scheme://</text:span>[host]:[port]/<text:span text:style-name="T479">config/get_online_peers</text:span></text:p>
      <text:p text:style-name="P121">Where: </text:p>
      <text:list xml:id="list165441473021861" text:continue-list="list165441723601778" text:style-name="L16">
        <text:list-item>
          <text:p text:style-name="P487">scheme – http or https protocol</text:p>
        </text:list-item>
        <text:list-item>
          <text:p text:style-name="P463">host - metax http server host</text:p>
        </text:list-item>
        <text:list-item>
          <text:p text:style-name="P463">port - metax http server port </text:p>
        </text:list-item>
      </text:list>
      <text:p text:style-name="P121"><text:span text:style-name="T254">Request Type:</text:span> <text:span text:style-name="T15">GET</text:span> </text:p>
      <text:p text:style-name="P86">Responses:</text:p>
      <text:list xml:id="list125699068079548539" text:style-name="L37">
        <text:list-item>
          <text:p text:style-name="P517">[] - when there is no any connected peer.</text:p>
        </text:list-item>
        <text:list-item>
          <text:p text:style-name="P519"><text:span text:style-name="T481">[</text:span>{ "address": "<text:span text:style-name="T584">&lt;peer1_address&gt;</text:span>", "device_id": "<text:span text:style-name="T481">&lt;peer1_device_id&gt;</text:span>",<text:line-break/>"user_public_key": "<text:span text:style-name="T480">&lt;peer1_user_public_key_value&gt;</text:span>"},<text:line-break/><text:span text:style-name="T482">{</text:span>"address": "<text:span text:style-name="T584">&lt;peer2_address&gt;</text:span>", "device_id": "<text:span text:style-name="T481">&lt;peer2_device_id&gt;</text:span>",<text:line-break/>"user_public_key": "<text:span text:style-name="T480">&lt;peer2_user_public_key_value&gt;</text:span>"} …]<text:line-break/><text:soft-page-break/><text:span text:style-name="T480"><text:line-break/></text:span><text:span text:style-name="Strong_20_Emphasis">Note: </text:span>To get value of "user_public_key" property correctly from response the response string should be definitely parsed as JSON (because the public key contains symbols which are incompatible with JSON format.)</text:p>
        </text:list-item>
        <text:list-item>
          <text:p text:style-name="P471"><text:span text:style-name="T181">{"error": "Exception: Unknown request"} – </text:span><text:span text:style-name="T191">when request is not in correct format</text:span></text:p>
          <text:p text:style-name="P380"><text:span text:style-name="T441">e.g. not valid request - </text:span><text:span text:style-name="T15">curl </text:span><text:span text:style-name="T84">http://localhost:8001/</text:span><text:span text:style-name="T137">db/</text:span><text:span text:style-name="T84">config/get_</text:span><text:span text:style-name="T90">online_peers</text:span></text:p>
        </text:list-item>
      </text:list>
      <text:p text:style-name="P55">Sample by curl</text:p>
      <text:p text:style-name="P24"><text:span text:style-name="T472"><text:s text:c="4"/>curl <text:s/></text:span><text:a xlink:type="simple" xlink:href="http://localhost:8001/config/get_online_peers" text:style-name="Internet_20_link" text:visited-style-name="Visited_20_Internet_20_Link"><text:span text:style-name="T472">http://localhost:8001/config/</text:span></text:a><text:a xlink:type="simple" xlink:href="http://localhost:8001/config/get_online_peers" text:style-name="Internet_20_link" text:visited-style-name="Visited_20_Internet_20_Link"><text:span text:style-name="T474">get_online_peers</text:span></text:a></text:p>
      <text:h text:style-name="P561" text:outline-level="2"><text:bookmark-start text:name="__RefHeading___Toc5721_2298119841"/><text:span text:style-name="T341">Metax GET_USER_KEYS </text:span>request<text:bookmark-end text:name="__RefHeading___Toc5721_2298119841"/></text:h>
      <text:h text:style-name="P592" text:outline-level="3">Description</text:h>
      <text:p text:style-name="P132"><text:span text:style-name="T361">This request is intended to </text:span>get <text:span text:style-name="T527">obtain the user secrets and public keys which include: <text:s/>user public key, user private key, user json key</text:span></text:p>
      <text:p text:style-name="P184"/>
      <text:p text:style-name="P132"><text:span text:style-name="T262">URI</text:span>: <text:span text:style-name="T357">scheme://</text:span>[host]:[port]/<text:span text:style-name="T479">config/get_user_keys</text:span></text:p>
      <text:p text:style-name="P132">Where: </text:p>
      <text:list xml:id="list7359124928522733664" text:style-name="L38">
        <text:list-item>
          <text:p text:style-name="P489">scheme – http or https protocol</text:p>
        </text:list-item>
        <text:list-item>
          <text:p text:style-name="P472">host - metax http server host</text:p>
        </text:list-item>
        <text:list-item>
          <text:p text:style-name="P472">port - metax http server port </text:p>
        </text:list-item>
      </text:list>
      <text:p text:style-name="P132"><text:span text:style-name="T254">Request Type:</text:span> <text:span text:style-name="T15">GET</text:span> </text:p>
      <text:p text:style-name="P93">Responses:</text:p>
      <text:list xml:id="list6488173838890788553" text:style-name="L39">
        <text:list-item>
          <text:p text:style-name="P520"><text:span text:style-name="T527">{</text:span><text:line-break/> <text:s/>"user_json_key": {<text:line-break/> <text:s text:c="3"/>"aes_iv": "<text:span text:style-name="T528">&lt;user json AES key initialization vector&gt;</text:span>",<text:line-break/> <text:s text:c="3"/>"aes_key": "<text:span text:style-name="T528">&lt;user json AES key&gt;</text:span>"<text:line-break/> <text:s/>},<text:line-break/> <text:s/>"user_private_key": "<text:span text:style-name="T527">&lt;user RSA private key&gt;</text:span>",</text:p>
          <text:p text:style-name="P521"><text:s text:c="2"/>"user_public_key": "<text:span text:style-name="T527">&lt;user RSA public key&gt;"<text:line-break/></text:span>}</text:p>
        </text:list-item>
      </text:list>
      <text:p text:style-name="P101">Notes:</text:p>
      <text:list xml:id="list6496276045726671198" text:style-name="L40">
        <text:list-item>
          <text:p text:style-name="P522"><text:span text:style-name="Strong_20_Emphasis"><text:span text:style-name="T430">The request can be sent only from localh</text:span></text:span><text:span text:style-name="Strong_20_Emphasis"><text:span text:style-name="T419">os</text:span></text:span><text:span text:style-name="Strong_20_Emphasis"><text:span text:style-name="T430">t</text:span></text:span></text:p>
        </text:list-item>
      </text:list>
      <text:p text:style-name="P219"/>
      <text:p text:style-name="P59">Sample by curl</text:p>
      <text:p text:style-name="P23"><text:span text:style-name="T472"><text:s text:c="4"/>curl </text:span><text:a xlink:type="simple" xlink:href="http://localhost:8001/config/get_user_keys" text:style-name="Internet_20_link" text:visited-style-name="Visited_20_Internet_20_Link"><text:span text:style-name="T472">http://localhost:8001/config/get_user_keys</text:span></text:a></text:p>
      <text:p text:style-name="P23"/>
      <text:h text:style-name="P562" text:outline-level="2"><text:bookmark-start text:name="__RefHeading___Toc7003_2285392727"/><text:span text:style-name="T341">Metax SET</text:span>_<text:span text:style-name="T493">METAX_INFO</text:span> request<text:bookmark-end text:name="__RefHeading___Toc7003_2285392727"/></text:h>
      <text:h text:style-name="P593" text:outline-level="3">Description</text:h>
      <text:p text:style-name="P253">This request is intended to set information about <text:span text:style-name="T578">running </text:span>Metax which later can be retrieved by <text:bookmark-ref text:reference-format="text" text:ref-name="__RefHeading___Toc12256_3221906804">Metax GET_METAX_INFO request</text:bookmark-ref>.<text:line-break/><text:span text:style-name="T254">Note:</text:span> Currently only setting of <text:span text:style-name="T480">user information uuid </text:span>is supported.</text:p>
      <text:p text:style-name="P253">Typical use case of this API is: when a user application launches Metax first time it generates information about the user, saves in Metax, and asks Metax to keep the uuid containing the user information. Any time the uuid can be obtained by <text:bookmark-ref text:reference-format="text" text:ref-name="__RefHeading___Toc12256_3221906804">Metax GET_METAX_INFO request</text:bookmark-ref>.</text:p>
      <text:p text:style-name="P185"/>
      <text:p text:style-name="P138"><text:soft-page-break/><text:span text:style-name="T262">URI</text:span>: <text:span text:style-name="T357">scheme://</text:span>[host]:[port]/<text:span text:style-name="T479">config/set_metax_info?metax_user_uuid=&lt;uuid&gt;</text:span></text:p>
      <text:p text:style-name="P138">Where: </text:p>
      <text:list xml:id="list165441302045672" text:continue-list="list7359124928522733664" text:style-name="L38">
        <text:list-item>
          <text:p text:style-name="P490">scheme – http or https protocol</text:p>
        </text:list-item>
        <text:list-item>
          <text:p text:style-name="P473">host - metax http server host</text:p>
        </text:list-item>
        <text:list-item>
          <text:p text:style-name="P473">port - metax http server port</text:p>
        </text:list-item>
        <text:list-item>
          <text:p text:style-name="P523">uuid – the uuid to be kept as the user information uuid</text:p>
        </text:list-item>
      </text:list>
      <text:p text:style-name="P138"><text:span text:style-name="T254">Request Type:</text:span> <text:span text:style-name="T15">GET</text:span> </text:p>
      <text:p text:style-name="P98">Responses:</text:p>
      <text:list xml:id="list3518459173028795439" text:style-name="L41">
        <text:list-item>
          <text:p text:style-name="P524">{"status":"OK"} – <text:span text:style-name="T525">if the user info is set successfully</text:span></text:p>
        </text:list-item>
        <text:list-item>
          <text:p text:style-name="P524">{"status":"error","message":"Metax info already exists"} – <text:span text:style-name="T525">when Metax information already exists</text:span></text:p>
        </text:list-item>
        <text:list-item>
          <text:p text:style-name="P524">{"status":"error","message":"Unable to save user info"} – <text:span text:style-name="T525">when Metax information failed to be saved for some reason, e.g. no permission, etc.</text:span></text:p>
          <text:p text:style-name="P524"><text:span text:style-name="Strong_20_Emphasis"/></text:p>
        </text:list-item>
      </text:list>
      <text:p text:style-name="P254"><text:span text:style-name="Strong_20_Emphasis"><text:span text:style-name="T495">Note: </text:span></text:span></text:p>
      <text:list xml:id="list4745849294015329797" text:style-name="L42">
        <text:list-item>
          <text:p text:style-name="P525"><text:span text:style-name="Strong_20_Emphasis"><text:span text:style-name="T428">Only setting </text:span></text:span><text:span text:style-name="Strong_20_Emphasis"><text:span text:style-name="T429">of </text:span></text:span><text:span text:style-name="Strong_20_Emphasis"><text:span text:style-name="T428">user information uuid is supported for now</text:span></text:span></text:p>
        </text:list-item>
        <text:list-item>
          <text:p text:style-name="P525"><text:span text:style-name="Strong_20_Emphasis"><text:span text:style-name="T428">If user information uuid already set, then the request will fail, thus the uuid can be set only once through this API</text:span></text:span></text:p>
        </text:list-item>
        <text:list-item>
          <text:p text:style-name="P525"><text:span text:style-name="Strong_20_Emphasis"><text:span text:style-name="T430">The request can be sent only from </text:span></text:span><text:span text:style-name="Strong_20_Emphasis"><text:span text:style-name="T431">localhost</text:span></text:span></text:p>
        </text:list-item>
      </text:list>
      <text:p text:style-name="P254"><text:span text:style-name="Strong_20_Emphasis"><text:span text:style-name="T429"/></text:span></text:p>
      <text:p text:style-name="P254"><text:span text:style-name="Strong_20_Emphasis"><text:span text:style-name="T429">The Metax user information is stored in a file which can be specified in Metax configuration xml file, see </text:span></text:span><text:span text:style-name="Strong_20_Emphasis"><text:span text:style-name="T429"><text:bookmark-ref text:reference-format="chapter" text:ref-name="__RefHeading___Toc5171_2298119841">4.7</text:bookmark-ref></text:span></text:span><text:span text:style-name="Strong_20_Emphasis"><text:span text:style-name="T429">.</text:span></text:span></text:p>
      <text:p text:style-name="P254"><text:span text:style-name="Strong_20_Emphasis"><text:span text:style-name="T428"/></text:span></text:p>
      <text:p text:style-name="P62">Sample by curl</text:p>
      <text:p text:style-name="P34"><text:s text:c="4"/>curl http://localhost:8001/config/set_metax_info?metax_user_uuid=8312a0b7-3c8e-4ba3-ab84-58b0fd61ee43</text:p>
      <text:h text:style-name="P563" text:outline-level="2"><text:bookmark-start text:name="__RefHeading___Toc12256_3221906804"/><text:span text:style-name="T341">Metax </text:span>GET_<text:span text:style-name="T493">METAX_INFO</text:span> request<text:bookmark-end text:name="__RefHeading___Toc12256_3221906804"/></text:h>
      <text:h text:style-name="P594" text:outline-level="3">Description</text:h>
      <text:p text:style-name="P122"><text:span text:style-name="T361">This request is intended to </text:span>get <text:span text:style-name="T480">information about the running Metax instance</text:span>. <text:span text:style-name="T480">For now the response contains information about user public key, device public key, user information uuid and device information uuid.</text:span></text:p>
      <text:p text:style-name="P181">User information uuid <text:span text:style-name="T575">is being looked up in metax_user_info.json file. The path of the metax_user_info.json file can be given by config.xml in &lt;metax_user_info&gt; tag</text:span></text:p>
      <text:p text:style-name="P181">and device information uuid <text:span text:style-name="T575">is </text:span>being looked up in metax_<text:span text:style-name="T575">device</text:span>_info.json file. The path of the metax_<text:span text:style-name="T575">device_</text:span>info.json file can be given by config.xml in &lt;metax_<text:span text:style-name="T575">device</text:span>_info&gt; tag. If the tag<text:span text:style-name="T575">s</text:span> <text:span text:style-name="T575">are</text:span> missing then $HOME/.leviathan/metax_<text:span text:style-name="T575">user_</text:span>info.json <text:span text:style-name="T575">and </text:span>$HOME/.leviathan/metax_<text:span text:style-name="T575">device_</text:span>info.json file<text:span text:style-name="T575">s</text:span> will be looked up by default.</text:p>
      <text:p text:style-name="P182"><text:span text:style-name="T254">Note:</text:span> metax_<text:span text:style-name="T575">user_</text:span>info.json <text:span text:style-name="T494">is a json with the following format:</text:span></text:p>
      <text:p text:style-name="P180">{</text:p>
      <text:p text:style-name="Text_20_body"><text:tab/>"<text:span text:style-name="T494">user_info_uuid": "&lt;uuid&gt;"</text:span></text:p>
      <text:p text:style-name="Text_20_body"><text:span text:style-name="T494">}</text:span> </text:p>
      <text:p text:style-name="Text_20_body">metax_device_info.json is a json with the following format:</text:p>
      <text:p text:style-name="Text_20_body">{</text:p>
      <text:p text:style-name="Text_20_body"><text:soft-page-break/><text:tab/>"<text:span text:style-name="T494">device_info_uuid": &lt;"uudi&gt;"</text:span></text:p>
      <text:p text:style-name="Text_20_body"><text:span text:style-name="T494">}</text:span> </text:p>
      <text:p text:style-name="P182">The uuids can contain any information specific to current device and current Metax user. Currently it is up to the user to physically create and save those uuids in Metax and record them in the metax_<text:span text:style-name="T576">user_</text:span>info.json <text:span text:style-name="T576">and/or in the metax_device_info.json </text:span>file<text:span text:style-name="T576">s</text:span>. After they are recorded then they can be obtain through metax get_metax_info API.</text:p>
      <text:p text:style-name="P123"><text:span text:style-name="T262">URI</text:span>: <text:span text:style-name="T357">scheme://</text:span>[host]:[port]/<text:span text:style-name="T479">config/get_metax_info</text:span></text:p>
      <text:p text:style-name="P123">Where: </text:p>
      <text:list xml:id="list165441797526726" text:continue-list="list165441302045672" text:style-name="L38">
        <text:list-item>
          <text:p text:style-name="P491">scheme – http or https protocol</text:p>
        </text:list-item>
        <text:list-item>
          <text:p text:style-name="P474">host - metax http server host</text:p>
        </text:list-item>
        <text:list-item>
          <text:p text:style-name="P474">port - metax http server port </text:p>
        </text:list-item>
      </text:list>
      <text:p text:style-name="P123"><text:span text:style-name="T254">Request Type:</text:span> <text:span text:style-name="T15">GET</text:span> </text:p>
      <text:p text:style-name="P87">Responses:</text:p>
      <text:list xml:id="list1013602154024976708" text:style-name="L43">
        <text:list-item>
          <text:p text:style-name="P526">{ <text:line-break/> "<text:span text:style-name="T495">device_info_uuid</text:span>": "<text:span text:style-name="T495">&lt;uuid of device info&gt;</text:span>",<text:line-break/> "device_<text:span text:style-name="T495">public_key</text:span>": "<text:span text:style-name="T481">&lt;device public key&gt;</text:span>",<text:line-break/> "<text:span text:style-name="T495">user_info_uuid": "&lt;uuid of user info&gt;",</text:span><text:line-break/> "user_public_key": "<text:span text:style-name="T480">&lt;user public key&gt;</text:span>"},<text:line-break/>}</text:p>
        </text:list-item>
      </text:list>
      <text:p text:style-name="P252"><text:span text:style-name="Strong_20_Emphasis"><text:span text:style-name="T495">Note: </text:span></text:span><text:span text:style-name="T495">If no metax_user_info.json file or metax_device_info.json file exists or device_info_uuid and/or user_info_uuid keys are missing then the response will contain empty string in the corresponding fields.</text:span></text:p>
      <text:p text:style-name="P56">Sample by curl</text:p>
      <text:p text:style-name="P30"><text:span text:style-name="T475"><text:s text:c="4"/>curl <text:s/></text:span><text:a xlink:type="simple" xlink:href="http://localhost:8001/config/get_metax_info" text:style-name="Internet_20_link" text:visited-style-name="Visited_20_Internet_20_Link"><text:span text:style-name="T475">http://localhost:8001/config/</text:span></text:a><text:a xlink:type="simple" xlink:href="http://localhost:8001/config/get_metax_info" text:style-name="Internet_20_link" text:visited-style-name="Visited_20_Internet_20_Link"><text:span text:style-name="T474">get_metax_info</text:span></text:a></text:p>
      <text:p text:style-name="P33"/>
      <text:h text:style-name="P570" text:outline-level="2"><text:bookmark-start text:name="__RefHeading___Toc4471_3076683301"/>Metax RECONNECT_TO_PEERS request<text:bookmark-end text:name="__RefHeading___Toc4471_3076683301"/></text:h>
      <text:h text:style-name="P595" text:outline-level="3">Description</text:h>
      <text:p text:style-name="P202">This request is intended to tell Metax to reconnect to its peers which are given with the configuration file. Metax will look whether there are dropped connections and will try to immediately reconnect to them. Existing connections will not be affected.</text:p>
      <text:p text:style-name="P201">The request will immediately return with empty response. Metax will try to reconnect to peers behind the scenes after the request response is sent with OK status code and the caller will not be notified whether some connections are reconnected as a result to the API call. Instead the users can send <text:bookmark-ref text:reference-format="text" text:ref-name="__RefHeading__1137_91652115011">Metax GET_ONLINE_PEERS request</text:bookmark-ref> to see the connected peers list.</text:p>
      <text:p text:style-name="P183"><text:span text:style-name="T254">Note:</text:span> <text:span text:style-name="T512">Metax always tries to reconnect the dropped connection with some timeout (1 minute), but this API will can useful is situations, where for example an application which uses Metax detects that Wi-Fi connection is back and wants Metax to accelerate connection to its peers rather than waiting for the timer to work.</text:span></text:p>
      <text:p text:style-name="P128"><text:span text:style-name="T262">URI</text:span>: <text:span text:style-name="T357">scheme://</text:span>[host]:[port]/<text:span text:style-name="T479">config/reconnect_to_peers</text:span></text:p>
      <text:p text:style-name="P128">Where: </text:p>
      <text:list xml:id="list165443089359621" text:continue-list="list165441797526726" text:style-name="L38">
        <text:list-item>
          <text:p text:style-name="P492">scheme – http or https protocol</text:p>
        </text:list-item>
        <text:list-item>
          <text:p text:style-name="P475">host - metax http server host</text:p>
        </text:list-item>
        <text:list-item>
          <text:p text:style-name="P475">port - metax http server port </text:p>
        </text:list-item>
      </text:list>
      <text:p text:style-name="P128"><text:soft-page-break/><text:span text:style-name="T254">Request Type:</text:span> <text:span text:style-name="T15">GET</text:span> </text:p>
      <text:p text:style-name="P89"/>
      <text:p text:style-name="P89">Responses:</text:p>
      <text:list xml:id="list1531410577679715934" text:style-name="L44">
        <text:list-item>
          <text:p text:style-name="P527">No any content. Metax Just will reply with HTTP_OK status if the request is successfully received. <text:s/>The status doesn’t depend on whether there are connections that are reconnected as a result of the API call.</text:p>
        </text:list-item>
      </text:list>
      <text:p text:style-name="P58">Sample by curl</text:p>
      <text:p text:style-name="P32"><text:s text:c="4"/>curl <text:s/><text:a xlink:type="simple" xlink:href="http://localhost:8001/config/reconnect_to_peers" text:style-name="Internet_20_link" text:visited-style-name="Visited_20_Internet_20_Link">http://localhost:8001/config/</text:a><text:a xlink:type="simple" xlink:href="http://localhost:8001/config/reconnect_to_peers" text:style-name="Internet_20_link" text:visited-style-name="Visited_20_Internet_20_Link"><text:span text:style-name="T511">reconnect_to_peers</text:span></text:a></text:p>
      <text:p text:style-name="P32"/>
      <text:h text:style-name="P564" text:outline-level="2"><text:bookmark-start text:name="__RefHeading___Toc5576_2484419100"/><text:span text:style-name="T341">Metax DUMP_USER_INFO</text:span> request<text:bookmark-end text:name="__RefHeading___Toc5576_2484419100"/></text:h>
      <text:h text:style-name="P596" text:outline-level="3">Description</text:h>
      <text:p text:style-name="P203">This request is intended to <text:span text:style-name="T536">apply <text:s/>the changes of user and device json objects in corresponding files(user and device json files path can be configured in configuration file)</text:span>. <text:span text:style-name="T536">If there are any change for user and device json objects, then </text:span>Metax will <text:s/>try to <text:span text:style-name="T535">encrypt and save encrypted json objects in corresponding files .</text:span></text:p>
      <text:p text:style-name="P229"><text:span text:style-name="T254">Note</text:span>: Metax always tries to apply changes of device and user json <text:span text:style-name="T536">objects</text:span> in files <text:span text:style-name="T536">periodically </text:span>with <text:span text:style-name="T536">10 seconds</text:span> timeout.</text:p>
      <text:p text:style-name="P229"/>
      <text:p text:style-name="P133"><text:span text:style-name="T262">URI</text:span>: <text:span text:style-name="T357">scheme://</text:span>[host]:[port]/<text:span text:style-name="T535">db/dump_user_info</text:span></text:p>
      <text:p text:style-name="P133">Where: </text:p>
      <text:list xml:id="list165442673112917" text:continue-list="list165443089359621" text:style-name="L38">
        <text:list-item>
          <text:p text:style-name="P493">scheme – http or https protocol</text:p>
        </text:list-item>
        <text:list-item>
          <text:p text:style-name="P476">host - metax http server host</text:p>
        </text:list-item>
        <text:list-item>
          <text:p text:style-name="P476">port - metax http server port </text:p>
        </text:list-item>
      </text:list>
      <text:p text:style-name="P133"><text:span text:style-name="T254">Request Type:</text:span> <text:span text:style-name="T15">GET</text:span> </text:p>
      <text:p text:style-name="P94">Responses:</text:p>
      <text:list xml:id="list1324001606084763806" text:style-name="L45">
        <text:list-item>
          <text:p text:style-name="P529">{ "<text:span text:style-name="T535">status</text:span>": "<text:span text:style-name="T535">succeeded</text:span>" <text:span text:style-name="T535">} - when user and device json files are successfully dumped.</text:span></text:p>
        </text:list-item>
        <text:list-item>
          <text:p text:style-name="P529"><text:span text:style-name="T535">{ </text:span>"<text:span text:style-name="T535">error</text:span>": "<text:span text:style-name="T481">&lt;error massage&gt;</text:span>" <text:span text:style-name="T535">} - when an error occurred while dumping of user and device json files. For example when encryption of files are failed.</text:span></text:p>
        </text:list-item>
      </text:list>
      <text:p text:style-name="P60">Sample by curl</text:p>
      <text:p text:style-name="P36"><text:s text:c="4"/><text:span text:style-name="T419">curl <text:s/></text:span><text:a xlink:type="simple" xlink:href="http://localhost:8001/config/reconnect_to_peers" text:style-name="Internet_20_link" text:visited-style-name="Visited_20_Internet_20_Link"><text:span text:style-name="T419">http://localhost:8001/</text:span></text:a><text:span text:style-name="T433">db/dump_user_info</text:span></text:p>
      <text:p text:style-name="P150"/>
      <text:h text:style-name="P565" text:outline-level="2"><text:bookmark-start text:name="__RefHeading___Toc5528_2898593001"/><text:span text:style-name="T341">Metax REGENERATE_USER_KEYS</text:span> request<text:bookmark-end text:name="__RefHeading___Toc5528_2898593001"/></text:h>
      <text:h text:style-name="P597" text:outline-level="3">Description</text:h>
      <text:p text:style-name="P204">This request is intended to <text:span text:style-name="T539">regenerate new user keys i.e. user public/private keys, user json encryption key. After new key generation the user and device json objects permanently are encrypted with new key and saved in corresponding files</text:span></text:p>
      <text:p text:style-name="P230"><text:span text:style-name="T254">Note</text:span>: <text:span text:style-name="T539">This request is allowed to send only from localhost.</text:span></text:p>
      <text:p text:style-name="P230"/>
      <text:p text:style-name="P134"><text:span text:style-name="T262">URI</text:span>: <text:span text:style-name="T357">scheme://</text:span>[host]:[port]/<text:span text:style-name="T539">config/regenerate_user_json</text:span></text:p>
      <text:p text:style-name="P134">Where: </text:p>
      <text:list xml:id="list165441547055559" text:continue-list="list165442673112917" text:style-name="L38">
        <text:list-item>
          <text:p text:style-name="P494">scheme – http or https protocol</text:p>
        </text:list-item>
        <text:list-item>
          <text:p text:style-name="P477"><text:soft-page-break/>host - metax http server host</text:p>
        </text:list-item>
        <text:list-item>
          <text:p text:style-name="P477">port - metax http server port </text:p>
        </text:list-item>
      </text:list>
      <text:p text:style-name="P134"><text:span text:style-name="T254">Request Type:</text:span> <text:span text:style-name="T15">GET</text:span> </text:p>
      <text:p text:style-name="P95">Responses:</text:p>
      <text:list xml:id="list165441235593060" text:continue-list="list1324001606084763806" text:style-name="L45">
        <text:list-item>
          <text:p text:style-name="P530">{ "<text:span text:style-name="T535">status</text:span>": "<text:span text:style-name="T535">succeeded</text:span>" <text:span text:style-name="T535">} - when user keys are generated and the user and device jsons are encrypted with new key and saved in corresponding files successfully.</text:span></text:p>
        </text:list-item>
        <text:list-item>
          <text:p text:style-name="P531"><text:span text:style-name="T535">{ </text:span>"<text:span text:style-name="T535">error</text:span>": "<text:span text:style-name="T481">&lt;error massage&gt;</text:span>" <text:span text:style-name="T535">} - when an error occurred while generating new keys.</text:span></text:p>
        </text:list-item>
      </text:list>
      <text:p text:style-name="P60"/>
      <text:p text:style-name="P60">Sample by curl</text:p>
      <text:p text:style-name="P36"><text:s text:c="4"/><text:span text:style-name="T419">curl <text:s/></text:span><text:a xlink:type="simple" xlink:href="http://localhost:8001/config/reconnect_to_peers" text:style-name="Internet_20_link" text:visited-style-name="Visited_20_Internet_20_Link"><text:span text:style-name="T419">http://localhost:8001/config/</text:span></text:a><text:span text:style-name="T432">regenerate_user_keys</text:span></text:p>
      <text:p text:style-name="P36"/>
      <text:h text:style-name="P571" text:outline-level="2"><text:bookmark-start text:name="__RefHeading___Toc6097_3073297079"/>Metax <text:span text:style-name="T550">START</text:span>_PAIRING <text:span text:style-name="T550">request</text:span><text:bookmark-end text:name="__RefHeading___Toc6097_3073297079"/></text:h>
      <text:h text:style-name="P598" text:outline-level="3">Description</text:h>
      <text:p text:style-name="P246">This request is intended to start pairing mode for transferring user keys i.e. <text:span text:style-name="T539">user </text:span><text:span text:style-name="T44">public</text:span><text:span text:style-name="T539">/</text:span><text:span text:style-name="T44">private keys</text:span><text:span text:style-name="T539">, </text:span><text:span text:style-name="T44">user json encryption key</text:span> from the device to another device. The request returns <text:span text:style-name="T551">a</text:span> generated code. </text:p>
      <text:p text:style-name="P246"><text:span text:style-name="T551">The other</text:span> device sends this generated code to the device <text:span text:style-name="T551">(which has generated the code) </text:span>as confirmation that two devices belong to the same user.</text:p>
      <text:p text:style-name="P231"><text:span text:style-name="T254">Note</text:span>: <text:span text:style-name="T539">This request is allowed to send only from localhost, i.e. the device should have locally running metax.</text:span></text:p>
      <text:p text:style-name="P100"/>
      <text:p text:style-name="P135"><text:span text:style-name="T262">URI</text:span>: <text:span text:style-name="T357">scheme://</text:span>[host]:[port]/<text:span text:style-name="T539">config/start_pairing?timeout=&lt;timeout&gt;</text:span></text:p>
      <text:p text:style-name="P135">Where: </text:p>
      <text:list xml:id="list2493491176297514845" text:style-name="L46">
        <text:list-item>
          <text:p text:style-name="P495">scheme – http or https protocol</text:p>
        </text:list-item>
        <text:list-item>
          <text:p text:style-name="P478">host - metax http server host</text:p>
        </text:list-item>
        <text:list-item>
          <text:p text:style-name="P478">port - metax http server port</text:p>
        </text:list-item>
        <text:list-item>
          <text:p text:style-name="P533">timeout – seconds count after which the pairing mode will expire.</text:p>
        </text:list-item>
      </text:list>
      <text:p text:style-name="P135"><text:span text:style-name="T254">Request Type: </text:span><text:span text:style-name="T15">GET</text:span></text:p>
      <text:p text:style-name="P96">Responses:</text:p>
      <text:list xml:id="list8272349885673653919" text:style-name="L47">
        <text:list-item>
          <text:p text:style-name="P534"><text:span text:style-name="T552">{} - when </text:span><text:span text:style-name="T434">device could not start pairing mode</text:span><text:span text:style-name="T480">.</text:span></text:p>
        </text:list-item>
        <text:list-item>
          <text:p text:style-name="P535">{"generated_code": "<text:span text:style-name="T435">&lt;</text:span><text:span text:style-name="T419">generated code</text:span><text:span text:style-name="T435">&gt;</text:span>"} - <text:span text:style-name="T553">when device successfully starts pairing mode.</text:span></text:p>
        </text:list-item>
        <text:list-item>
          <text:p text:style-name="P532"><text:span text:style-name="T535">{ </text:span>"<text:span text:style-name="T535">error</text:span>": "<text:span text:style-name="T552">Server already started</text:span>" <text:span text:style-name="T535">} - when the device is already in pairing mode.<text:line-break/></text:span></text:p>
        </text:list-item>
      </text:list>
      <text:h text:style-name="P571" text:outline-level="2"><text:bookmark-start text:name="__RefHeading___Toc6099_3073297079"/>Metax <text:span text:style-name="T554">CANCEL</text:span>_PAIRING <text:span text:style-name="T550">request</text:span><text:bookmark-end text:name="__RefHeading___Toc6099_3073297079"/></text:h>
      <text:h text:style-name="P598" text:outline-level="3">Description</text:h>
      <text:p text:style-name="P246">This request is intended to <text:span text:style-name="T555">cancel</text:span> <text:span text:style-name="T556">the </text:span>pairing mode for transferring user keys i.e. <text:span text:style-name="T44">user public/private keys</text:span><text:span text:style-name="T539">, </text:span><text:span text:style-name="T44">user json encryption key</text:span> from the device to another device.</text:p>
      <text:p text:style-name="P231"/>
      <text:p text:style-name="P135"><text:span text:style-name="T262">URI</text:span>: <text:span text:style-name="T357">scheme://</text:span>[host]:[port]/<text:span text:style-name="T539">config/cancel_pairing</text:span></text:p>
      <text:p text:style-name="P135">Where: </text:p>
      <text:list xml:id="list165441357531827" text:continue-list="list2493491176297514845" text:style-name="L46">
        <text:list-item>
          <text:p text:style-name="P495"><text:soft-page-break/>scheme – http or https protocol</text:p>
        </text:list-item>
        <text:list-item>
          <text:p text:style-name="P478">host - metax http server host</text:p>
        </text:list-item>
        <text:list-item>
          <text:p text:style-name="P478">port - metax http server port </text:p>
        </text:list-item>
      </text:list>
      <text:p text:style-name="P135"><text:span text:style-name="T254">Request Type: </text:span><text:span text:style-name="T15">GET</text:span></text:p>
      <text:p text:style-name="P96">Responses:</text:p>
      <text:list xml:id="list9142401250731763558" text:style-name="L48">
        <text:list-item>
          <text:p text:style-name="P528">No any content. Metax just will reply with HTTP_OK status if the request is successfully received.<text:line-break/></text:p>
        </text:list-item>
      </text:list>
      <text:h text:style-name="P571" text:outline-level="2"><text:bookmark-start text:name="__RefHeading___Toc6101_3073297079"/>Metax <text:span text:style-name="T557">GET_PAIRING_PEERS</text:span> <text:span text:style-name="T550">request</text:span><text:bookmark-end text:name="__RefHeading___Toc6101_3073297079"/></text:h>
      <text:h text:style-name="P598" text:outline-level="3">Description</text:h>
      <text:p text:style-name="P246">This request is intended to <text:span text:style-name="T558">get</text:span> <text:span text:style-name="T557">all </text:span>device<text:span text:style-name="T557">s</text:span> <text:span text:style-name="T557">that are in the pairing mode and in the same network</text:span>.</text:p>
      <text:p text:style-name="P231"/>
      <text:p text:style-name="P135"><text:span text:style-name="T262">URI</text:span>: <text:span text:style-name="T357">scheme://</text:span>[host]:[port]/<text:span text:style-name="T539">config/get_pairing_peers</text:span></text:p>
      <text:p text:style-name="P135">Where: </text:p>
      <text:list xml:id="list165441502611170" text:continue-list="list165441357531827" text:style-name="L46">
        <text:list-item>
          <text:p text:style-name="P495">scheme – http or https protocol</text:p>
        </text:list-item>
        <text:list-item>
          <text:p text:style-name="P478">host - metax http server host</text:p>
        </text:list-item>
        <text:list-item>
          <text:p text:style-name="P478">port - metax http server port</text:p>
        </text:list-item>
      </text:list>
      <text:p text:style-name="P135"><text:span text:style-name="T254">Request Type: </text:span><text:span text:style-name="T15">GET</text:span></text:p>
      <text:p text:style-name="P96">Responses:</text:p>
      <text:list xml:id="list8477240314162782035" text:style-name="L49">
        <text:list-item>
          <text:p text:style-name="P536"><text:span text:style-name="T481">[</text:span>"<text:span text:style-name="T559">1</text:span>": "<text:span text:style-name="T559">&lt;peer1_device_ip&gt;</text:span>", "<text:span text:style-name="T559">2</text:span>": "<text:span text:style-name="T481">&lt;peer2_device_ip&gt;</text:span>", …]</text:p>
          <text:p text:style-name="P536"/>
        </text:list-item>
      </text:list>
      <text:h text:style-name="P571" text:outline-level="2"><text:bookmark-start text:name="__RefHeading___Toc6103_3073297079"/>Metax <text:span text:style-name="T555">REQUEST_KEYS</text:span> <text:span text:style-name="T550">request</text:span><text:bookmark-end text:name="__RefHeading___Toc6103_3073297079"/></text:h>
      <text:h text:style-name="P598" text:outline-level="3">Description</text:h>
      <text:p text:style-name="P246">This request is intended to <text:span text:style-name="T558">get</text:span> <text:span text:style-name="T558">u</text:span>ser keys i.e. <text:span text:style-name="T44">user public/private keys</text:span><text:span text:style-name="T539">, </text:span><text:span text:style-name="T44">user json encryption key</text:span> from the device <text:span text:style-name="T558">which has this information and is in pairing mode</text:span>. The request returns <text:span text:style-name="T558">whether the transfer of user keys has succeeded or not</text:span>.</text:p>
      <text:p text:style-name="P231"><text:span text:style-name="T254">Note</text:span>: <text:span text:style-name="T539">This request is allowed to send only from localhost, i.e. the device should have locally running metax.</text:span></text:p>
      <text:p text:style-name="P231"/>
      <text:p text:style-name="P135"><text:span text:style-name="T262">URI</text:span>: <text:span text:style-name="T357">scheme://</text:span>[host]:[port]/<text:span text:style-name="T539">config/request_keys?ip=&lt;ip&gt;&amp;code=&lt;code&gt;</text:span></text:p>
      <text:p text:style-name="P135">Where: </text:p>
      <text:list xml:id="list165442942286291" text:continue-list="list165441502611170" text:style-name="L46">
        <text:list-item>
          <text:p text:style-name="P495">scheme – http or https protocol</text:p>
        </text:list-item>
        <text:list-item>
          <text:p text:style-name="P478">host - metax http server host</text:p>
        </text:list-item>
        <text:list-item>
          <text:p text:style-name="P478">port - metax http server port</text:p>
        </text:list-item>
        <text:list-item>
          <text:p text:style-name="P533">ip – device ip from which the transfer should be done</text:p>
        </text:list-item>
        <text:list-item>
          <text:p text:style-name="P533">code – code that was generated by <text:span text:style-name="T560">the </text:span>device from which the transfer should be done</text:p>
        </text:list-item>
      </text:list>
      <text:p text:style-name="P135"><text:span text:style-name="T254">Request Type: </text:span><text:span text:style-name="T15">GET</text:span></text:p>
      <text:p text:style-name="P96">Responses:</text:p>
      <text:list xml:id="list7241308238192982587" text:style-name="L50">
        <text:list-item>
          <text:p text:style-name="P537">{ "<text:span text:style-name="T549">KeyTransfer</text:span>": "<text:span text:style-name="T549">Fail to receive keys.</text:span>" <text:span text:style-name="T535">} - when the device fails to receive user keys.</text:span></text:p>
        </text:list-item>
        <text:list-item>
          <text:p text:style-name="P538"><text:soft-page-break/>{ "KeyTransfer": "received keys successfully" } - when the device receives user keys.<text:line-break/></text:p>
          <text:p text:style-name="P538"/>
        </text:list-item>
      </text:list>
      <text:h text:style-name="P600" text:outline-level="1"><text:bookmark-start text:name="__RefHeading___Toc5928_1898315524"/>Metax WebSocket Creation/Notifications<text:bookmark-end text:name="__RefHeading___Toc5928_1898315524"/></text:h>
      <text:h text:style-name="Heading_20_2" text:outline-level="2"><text:bookmark-start text:name="__RefHeading___Toc5930_1898315524"/>Int<text:span text:style-name="T542">ro</text:span>duction<text:bookmark-end text:name="__RefHeading___Toc5930_1898315524"/></text:h>
      <text:p text:style-name="P236"><text:span text:style-name="T542">There are notifications which are produced by Metax. To receive notifications the users need to </text:span><text:s/><text:span text:style-name="T542">open websocket connection with Metax web api:<text:line-break/>ws(s)://&lt;host&gt;:&lt;port&gt;</text:span></text:p>
      <text:p text:style-name="P234">where &lt;host&gt; and &lt;port&gt; are the ip address/hostname/dns and port number <text:span text:style-name="T548">correspondingly </text:span>where Metax web server is running.</text:p>
      <text:p text:style-name="P234">Metax web api stores last 10 notifications and upon a new websocket connection it immediately sends the stored notifications to the new connection. The consequent notifications will be sent upon their availability.</text:p>
      <text:p text:style-name="P235">There are two kind of <text:span text:style-name="T543">notifications</text:span></text:p>
      <text:list xml:id="list3087983403731998079" text:style-name="L51">
        <text:list-item>
          <text:p text:style-name="P539">generated by Metax itself to notify some event</text:p>
        </text:list-item>
        <text:list-item>
          <text:p text:style-name="P540">messages sent by peer through <text:bookmark-ref text:reference-format="text" text:ref-name="__RefHeading__15031_293272231">Metax SENDTO request</text:bookmark-ref></text:p>
        </text:list-item>
      </text:list>
      <text:p text:style-name="P237">Both types are described in the following sections.</text:p>
      <text:p text:style-name="P237">Metax generated notifications are json <text:span text:style-name="T548">strings</text:span> with the following format:</text:p>
      <text:p text:style-name="P283">{"event": "&lt;event_<text:span text:style-name="T543">name</text:span>&gt;", <text:span text:style-name="T543">&lt;optional_additional_info&gt;</text:span>}</text:p>
      <text:h text:style-name="Heading_20_2" text:outline-level="2"><text:bookmark-start text:name="__RefHeading___Toc5754_239411013"/><text:span text:style-name="T544">Metax "</text:span>sync finished"<text:bookmark-end text:name="__RefHeading___Toc5754_239411013"/></text:h>
      <text:p text:style-name="P238">This <text:span text:style-name="T545">notification is generated when all the current database synchronization processes with the peers are finished.</text:span></text:p>
      <text:p text:style-name="P240">The notification format is:</text:p>
      <text:p text:style-name="P286">{"event":"sync finished"}</text:p>
      <text:p text:style-name="P290"/>
      <text:h text:style-name="P572" text:outline-level="2"><text:bookmark-start text:name="__RefHeading___Toc6105_3073297079"/><text:span text:style-name="T544">Metax "keys are generated</text:span>"<text:bookmark-end text:name="__RefHeading___Toc6105_3073297079"/></text:h>
      <text:p text:style-name="P239">This <text:span text:style-name="T545">notification is generated when keys are generated and user json is initialized.</text:span></text:p>
      <text:p text:style-name="P241">The notification format is:</text:p>
      <text:p text:style-name="P287">{"event":"<text:span text:style-name="T561">keys</text:span> <text:span text:style-name="T561">are generated</text:span>"<text:span text:style-name="T561">}</text:span></text:p>
      <text:p text:style-name="P289"/>
      <text:h text:style-name="Heading_20_2" text:outline-level="2"><text:bookmark-start text:name="__RefHeading___Toc5932_1898315524"/><text:span text:style-name="T544">Metax "</text:span>peer_is_connected" / "peer_is_disconnected"<text:bookmark-end text:name="__RefHeading___Toc5932_1898315524"/></text:h>
      <text:p text:style-name="P242">The notifications are generated when new peer is connected or and existing peer is disconnected.</text:p>
      <text:p text:style-name="P242">Note, that peer_is_connected notification is generated in both peers regardless which one has initiated the connection.</text:p>
      <text:p text:style-name="P242">The notification<text:span text:style-name="T548">s</text:span> formats are:</text:p>
      <text:p text:style-name="P285">{</text:p>
      <text:p text:style-name="P285"><text:s text:c="2"/>"event": "peer_is_connected",</text:p>
      <text:p text:style-name="P285"><text:s text:c="2"/>"peer": {</text:p>
      <text:p text:style-name="P285"><text:s text:c="4"/>"address": "&lt;peer_host&gt;:&lt;peer_port&gt;",</text:p>
      <text:p text:style-name="P285"><text:s text:c="4"/>"device_id": "&lt;peer_device_id&gt;",</text:p>
      <text:p text:style-name="P285"><text:soft-page-break/><text:s text:c="4"/>"user_public_key": "&lt;peer_user_public_key&gt;"</text:p>
      <text:p text:style-name="P285"><text:s text:c="2"/>}</text:p>
      <text:p text:style-name="P285">}</text:p>
      <text:p text:style-name="P242"/>
      <text:p text:style-name="P242">and </text:p>
      <text:p text:style-name="P242"/>
      <text:p text:style-name="P285">{</text:p>
      <text:p text:style-name="P285"><text:s text:c="2"/>"event": "peer_is_disconnected",</text:p>
      <text:p text:style-name="P285"><text:s text:c="2"/>"peer": {</text:p>
      <text:p text:style-name="P285"><text:s text:c="4"/>"address": "&lt;peer_host&gt;:&lt;peer_port&gt;",</text:p>
      <text:p text:style-name="P285"><text:s text:c="4"/>"device_id": "&lt;peer_device_id&gt;",</text:p>
      <text:p text:style-name="P285"><text:s text:c="4"/>"user_public_key": "&lt;peer_user_public_key&gt;"</text:p>
      <text:p text:style-name="P285"><text:s text:c="2"/>}</text:p>
      <text:p text:style-name="P285">}</text:p>
      <text:h text:style-name="Heading_20_2" text:outline-level="2"><text:bookmark-start text:name="__RefHeading___Toc5934_1898315524"/><text:span text:style-name="T544">Metax "</text:span>update<text:span text:style-name="T541">d"</text:span> / "deleted"<text:bookmark-end text:name="__RefHeading___Toc5934_1898315524"/></text:h>
      <text:p text:style-name="P233"><text:span text:style-name="T546">The notifications are generated when the user is previously registered for update and delete <text:s/>events of an &lt;uuid&gt; via </text:span><text:span text:style-name="T546"><text:bookmark-ref text:reference-format="text" text:ref-name="__RefHeading___Toc14888_2373574798">Metax REGISTER_LISTENER request</text:bookmark-ref></text:span><text:span text:style-name="T546">.</text:span></text:p>
      <text:p text:style-name="P243">The notifications format are:</text:p>
      <text:p text:style-name="P233"/>
      <text:p text:style-name="P281">{"event": "<text:span text:style-name="T546">updated</text:span>", "uuid":"&lt;uuid&gt;"}</text:p>
      <text:p text:style-name="P276">when the corresponding uuid has been updated</text:p>
      <text:p text:style-name="P276">or</text:p>
      <text:p text:style-name="P284">{<text:span text:style-name="T340">"event": "</text:span>deleted<text:span text:style-name="T340">", "uuid":"&lt;uuid&gt;"}</text:span></text:p>
      <text:p text:style-name="P276">when the corresponding uuid has been deleted.</text:p>
      <text:h text:style-name="P573" text:outline-level="2"><text:bookmark-start text:name="__RefHeading___Toc7016_1074424988"/><text:span text:style-name="T544">Metax "user json backed up</text:span>"<text:bookmark-end text:name="__RefHeading___Toc7016_1074424988"/></text:h>
      <text:p text:style-name="P244">The notification is generated when the first copy of user json is successfully backed up in leviathan network.</text:p>
      <text:p text:style-name="P244">The notifications format <text:span text:style-name="T570">is</text:span>:</text:p>
      <text:p text:style-name="P282">{"event":"user json backed up"}</text:p>
      <text:h text:style-name="Heading_20_2" text:outline-level="2"><text:bookmark-start text:name="__RefHeading___Toc5936_1898315524"/>Message from peer via SENDTO request<text:bookmark-end text:name="__RefHeading___Toc5936_1898315524"/></text:h>
      <text:p text:style-name="P245">The peers are able to send any message to <text:span text:style-name="T547">each other</text:span>. The messages are delivered to the target peer<text:span text:style-name="T547">s</text:span> via websocket connection. See <text:bookmark-ref text:reference-format="text" text:ref-name="__RefHeading__15031_293272231">Metax SENDTO request</text:bookmark-ref> <text:span text:style-name="T547">for </text:span>more details.</text:p>
      <text:p text:style-name="P245">Note, there is no message format in this case, it can be any string. The message string is received by the target peer as it is sent by the sending peer.</text:p>
      <text:h text:style-name="P601" text:outline-level="1"><text:bookmark-start text:name="__RefHeading___Toc4033_2899496106"/>Metax Configuration<text:bookmark-end text:name="__RefHeading___Toc4033_2899496106"/></text:h>
      <text:h text:style-name="Heading_20_2" text:outline-level="2"><text:bookmark-start text:name="__RefHeading___Toc7021_3719362276"/>Peer connections<text:bookmark-end text:name="__RefHeading___Toc7021_3719362276"/></text:h>
      <text:p text:style-name="P250">The list of peers to which Metax will connect are specified in &lt;peers&gt; tag with the following structure:</text:p>
      <text:p text:style-name="P288">&lt;peers&gt;</text:p>
      <text:p text:style-name="P292">&lt;peer&gt;host1:port&lt;/peer&gt;</text:p>
      <text:p text:style-name="P292">&lt;peer&gt;host2:port&lt;/peer&gt;</text:p>
      <text:p text:style-name="P292"><text:soft-page-break/>&lt;balancer&gt;</text:p>
      <text:p text:style-name="P293">&lt;peer&gt;host3:port&lt;/peer&gt;</text:p>
      <text:p text:style-name="P293">&lt;peer&gt;host4:port&lt;/peer&gt;</text:p>
      <text:p text:style-name="P292">&lt;/balancer&gt;</text:p>
      <text:p text:style-name="P288">&lt;/peers&gt;</text:p>
      <text:p text:style-name="P277"><text:span text:style-name="T64">host1:port</text:span> and <text:span text:style-name="T15">host2:port</text:span><text:span text:style-name="T4"> hosts will be connected unconditionally. But only one of <text:s/></text:span><text:span text:style-name="T15">host3:port</text:span><text:span text:style-name="T4"> and </text:span><text:span text:style-name="T15">host4:port</text:span><text:span text:style-name="T4"> will be connected. <text:s/>Upon connection Metax will exchange with the load information with the peers (currently the number of connected peers) and Metax will leave connection with the least loaded one (having the least number of peer connections).<text:line-break/>Balance groups can be specified many times.</text:span></text:p>
      <text:p text:style-name="P278">The number of balance groups and unbalanced peers are not limited. Also their order inside &lt;peers&gt; is not important.</text:p>
      <text:h text:style-name="Heading_20_2" text:outline-level="2"><text:bookmark-start text:name="__RefHeading___Toc4035_2899496106"/>Peer<text:span text:style-name="T483">s</text:span> rating configuration<text:bookmark-end text:name="__RefHeading___Toc4035_2899496106"/></text:h>
      <text:p text:style-name="P179">Rating can be assigned to each peer. Depending on the peer’s rating it can participate or not participate in broadcasting <text:span text:style-name="T484">of the requests</text:span>.<text:line-break/><text:span text:style-name="T484">Ratings are integral values in 0 – 100 range.</text:span></text:p>
      <text:p text:style-name="P187">Also each command has its rating between 0 and 100:</text:p>
      <text:p text:style-name="P188">If a peer’s rating is greater or equal to the particular command rating then the peer will participate in broadcasting of the command. If the peer’s rating is less then command’s rating then the peer will not participate in broadcasting of the message.<text:line-break/></text:p>
      <text:p text:style-name="P188">The command ratings are as follows:</text:p>
      <text:list xml:id="list1107212366659213673" text:style-name="L52">
        <text:list-item>
          <text:p text:style-name="P541">register_listener, unregister_listener, save, save_stream, update, delete – 50</text:p>
        </text:list-item>
        <text:list-item>
          <text:p text:style-name="P542">get - 10</text:p>
        </text:list-item>
        <text:list-item>
          <text:p text:style-name="P541">other commands – 0</text:p>
        </text:list-item>
      </text:list>
      <text:p text:style-name="P232"/>
      <text:p text:style-name="P187">For example if a peer has rating 100 then it will participate in all broadcast messages. If a peer’s rating is <text:span text:style-name="T568">10 or </text:span>40 then it will be asked when broadcasting get request, but will not be asked when broadcasting save/update request, or it will not be asked when trying to register on update of a uuid.</text:p>
      <text:p text:style-name="P190">The peer ratings configuration <text:span text:style-name="T486">file </text:span>has the following format:<text:line-break/>{<text:line-break/><text:tab/>"<text:span text:style-name="T499">&lt;</text:span>peer1_device_id&gt;": <text:span text:style-name="T499">{"</text:span>rating": "<text:span text:style-name="T499">&lt;rating&gt;</text:span>", "<text:span text:style-name="T499">last_seen": "&lt;timestamp&gt;"}</text:span>,<text:line-break/><text:tab/>"<text:span text:style-name="T499">&lt;</text:span>peer<text:span text:style-name="T487">2</text:span>_device_id&gt;": <text:span text:style-name="T499">{"</text:span>rating": "<text:span text:style-name="T499">&lt;rating&gt;</text:span>", "<text:span text:style-name="T499">last_seen": "&lt;timestamp&gt;"}</text:span>,<text:line-break/><text:tab/>...</text:p>
      <text:p text:style-name="P189">}</text:p>
      <text:p text:style-name="P189">Device id <text:span text:style-name="T488">of peers </text:span>can be obtained by <text:bookmark-ref text:reference-format="text" text:ref-name="__RefHeading__1137_91652115011">Metax GET_ONLINE_PEERS request</text:bookmark-ref> API <text:span text:style-name="T488">if they are connected.</text:span></text:p>
      <text:p text:style-name="P196">Note, "last_seen" field is added automatically by Metax. It is the timestamp of last received message from the peer.</text:p>
      <text:p text:style-name="P191">An example of peers rating configuration file:<text:line-break/>{</text:p>
      <text:p text:style-name="P191"><text:s text:c="8"/>"df4393a5b13d6759a040fc7dcd1d12f7": <text:span text:style-name="T500">{"rating": 100}</text:span>,</text:p>
      <text:p text:style-name="P191"><text:s text:c="8"/>"63d8925d5c5b9b5febc5ab6d128976ed": <text:span text:style-name="T500">{"rating":</text:span>100<text:span text:style-name="T500">}</text:span></text:p>
      <text:p text:style-name="P191">}</text:p>
      <text:p text:style-name="P191"><text:soft-page-break/>Peer<text:span text:style-name="T485">s rating configuration file can be specified in config.xml by the tag &lt;peers_ratings&gt;, e.g. &lt;peers_ratings&gt;$HOME/.leviathan/peers_ratings.json&lt;/peers_ratings&gt;</text:span></text:p>
      <text:p text:style-name="P186">If the path is not specified in config.xml, then $HOME/.leviathan/peers_ratings.json will be searched by default.</text:p>
      <text:p text:style-name="P186">If a peer rating is not configured in peers rating configuration file, or configuration file is missing, then rating <text:span text:style-name="T568">100</text:span> will be assigned by default.</text:p>
      <text:h text:style-name="Heading_20_2" text:outline-level="2"><text:bookmark-start text:name="__RefHeading___Toc4296_116347927"/>Sitemap<text:bookmark-end text:name="__RefHeading___Toc4296_116347927"/></text:h>
      <text:p text:style-name="P195">It is possible to get files from Metax by requesting it with any convenient filename, e.g. http://ggg.leviathan.am:8001/index.html.</text:p>
      <text:p text:style-name="P192">To achieve this, sitemap should be created, saved in Metax and the uuid provided to Metax via configuration xml file.</text:p>
      <text:p text:style-name="P192">The sitemap has the following format:<text:line-break/><text:span text:style-name="T496">{</text:span></text:p>
      <text:p text:style-name="P193"><text:tab/>"<text:span text:style-name="T497">&lt;host1&gt;": {</text:span></text:p>
      <text:p text:style-name="P194"><text:tab/><text:tab/>"&lt;filename1&gt;": "&lt;uuid1&gt;",</text:p>
      <text:p text:style-name="P194"><text:tab/><text:tab/>"&lt;filename2&gt;": "&lt;uuid2&gt;"</text:p>
      <text:p text:style-name="P194"><text:tab/><text:tab/>...<text:line-break/><text:tab/>}</text:p>
      <text:p text:style-name="P193"><text:tab/>"<text:span text:style-name="T497">&lt;host2&gt;": {</text:span></text:p>
      <text:p text:style-name="P194"><text:tab/><text:tab/>"&lt;filename1&gt;": "&lt;uuid1&gt;",</text:p>
      <text:p text:style-name="P194"><text:tab/><text:tab/>"&lt;filename2&gt;": "&lt;uuid2&gt;"</text:p>
      <text:p text:style-name="P194"><text:tab/><text:tab/>...<text:line-break/><text:tab/>}</text:p>
      <text:p text:style-name="P193"><text:tab/>...</text:p>
      <text:p text:style-name="P194">}</text:p>
      <text:p text:style-name="P194">where <text:span text:style-name="T498">&lt;</text:span>host<text:span text:style-name="T498">&gt;</text:span> is the dns or ip and port by which Metax is accessed (it is retreived from "Host" header of http(s) request), <text:span text:style-name="T498">&lt;</text:span>filename<text:span text:style-name="T498">&gt;</text:span> is the convenient name given to the uuid, and <text:span text:style-name="T498">&lt;</text:span>uuid<text:span text:style-name="T498">&gt;</text:span> is the actual uuid of the file in Metax network.</text:p>
      <text:p text:style-name="P194"><text:span text:style-name="T498">For example, t</text:span>o get index.html by requesting <text:span text:style-name="T498">http://</text:span><text:span text:style-name="T32">ggg.leviathan.am:8001/index.html</text:span> which is stored in Metax under uuid <text:span text:style-name="T15">53855b92-2d11-492d-9a12-7d0930a1d77a</text:span>, the following sitemap should be created:</text:p>
      <text:p text:style-name="P273">{</text:p>
      <text:p text:style-name="P193"><text:tab/>"<text:span text:style-name="T496">ggg.leviathan.am:8001": {</text:span></text:p>
      <text:p text:style-name="P194"><text:tab/><text:tab/>"index.html": "53855b92-2d11-492d-9a12-7d0930a1d77a"<text:line-break/><text:tab/>}</text:p>
      <text:p text:style-name="P194">}</text:p>
      <text:p text:style-name="P212">The uuid of sitemap itself should be specified in config.xml inside <text:span text:style-name="T498">&lt;</text:span>sitemap<text:span text:style-name="T498">&gt;</text:span> tag, <text:span text:style-name="T498">e</text:span>.g. If the sitemap is saved in Metax under <text:span text:style-name="T498">uuid </text:span>d8c957de-5eca-46cc-88be-cb31ba7d3d8b, then config.xml should contain the following tag in order to load sitemap during Metax startup:<text:line-break/><text:span text:style-name="T15">&lt;sitemap&gt;d8c957de-5eca-46cc-88be-cb31ba7d3d8b&lt;/sitemap&gt;</text:span></text:p>
      <text:h text:style-name="Heading_20_2" text:outline-level="2"><text:bookmark-start text:name="__RefHeading___Toc4984_2077588630"/>Storage class<text:bookmark-end text:name="__RefHeading___Toc4984_2077588630"/></text:h>
      <text:p text:style-name="P215">This configuration allows to configure Metax how to participate in save tenders from peers.</text:p>
      <text:p text:style-name="P215">The configuration is given by <text:span text:style-name="T15">&lt;storage_class&gt;</text:span> tag inside the <text:span text:style-name="T15">&lt;storage&gt;</text:span> tag in configuration xml file. It accepts 0-<text:span text:style-name="T571">2</text:span> integer values the meaning of which explained below:</text:p>
      <text:p text:style-name="P215"><text:soft-page-break/><text:span text:style-name="T254">2</text:span> – all save requests from peers will be accepted with an offer, save requests from local web api will be forwarded to peers and a copy of data will be saved into local storage.</text:p>
      <text:p text:style-name="P215"><text:span text:style-name="T254">1</text:span> – all save requests from peers will be refused, save requests from local web api will be forwarded to peers and a copy of data will be saved into local storage.</text:p>
      <text:p text:style-name="P215"><text:span text:style-name="T254">0</text:span> – all save requests from peers will be refused, save requests from local web api will be forwarded to peers (<text:span text:style-name="T254">NO</text:span> copy of data will be saved into local storage).</text:p>
      <text:h text:style-name="Heading_20_2" text:outline-level="2"><text:bookmark-start text:name="__RefHeading___Toc7169_2640995559"/>Sync class<text:bookmark-end text:name="__RefHeading___Toc7169_2640995559"/></text:h>
      <text:p text:style-name="P216">This configuration allows to configure Metax how to participate in <text:span text:style-name="T572">data synchronization with the peers</text:span>.</text:p>
      <text:p text:style-name="P216">The configuration is given by <text:span text:style-name="T15">&lt;</text:span><text:span text:style-name="T46">sync</text:span><text:span text:style-name="T15">_class&gt;</text:span> tag inside the <text:span text:style-name="T15">&lt;storage&gt;</text:span> tag in configuration xml file. It accepts 0-<text:span text:style-name="T572">1</text:span> integer values the meaning of which explained below:</text:p>
      <text:p text:style-name="P218"><text:span text:style-name="T271">1</text:span> – all uuids which are updated starting from last seen time of each peer will be synchronized within peers.</text:p>
      <text:p text:style-name="P216"><text:span text:style-name="T271">0</text:span> – all uuids existing in the own storage will be synchronized appropriately from all peers.</text:p>
      <text:h text:style-name="Heading_20_2" text:outline-level="2"><text:bookmark-start text:name="__RefHeading___Toc7171_2640995559"/>Enable livestream hosting<text:bookmark-end text:name="__RefHeading___Toc7171_2640995559"/></text:h>
      <text:p text:style-name="P217">This configuration allows to configure Metax <text:span text:style-name="T573">accept with an offer or to refuse save stream requests from peers</text:span>. <text:span text:style-name="T573">It’s a boolean configuration with true or false values:</text:span></text:p>
      <text:p text:style-name="P251"><text:span text:style-name="T254">true</text:span> - save stream requests from peers will be accepted with an offer</text:p>
      <text:p text:style-name="P251"><text:span text:style-name="T254">false</text:span> - save stream requests <text:span text:style-name="T573">from peers </text:span>will be refused</text:p>
      <text:h text:style-name="Heading_20_2" text:outline-level="2"><text:bookmark-start text:name="__RefHeading___Toc5171_2298119841"/>Metax user info<text:bookmark-end text:name="__RefHeading___Toc5171_2298119841"/></text:h>
      <text:p text:style-name="P3">This configuration stores the path where Metax user info uuid is kept. The uuid can be set by <text:s text:c="2"/><text:bookmark-ref text:reference-format="text" text:ref-name="__RefHeading___Toc7003_2285392727">Metax SET_METAX_INFO request</text:bookmark-ref> and then retrieved by <text:bookmark-ref text:reference-format="text" text:ref-name="__RefHeading___Toc12256_3221906804">Metax GET_METAX_INFO request</text:bookmark-ref>.</text:p>
      <text:p text:style-name="P220">The path is given by <text:span text:style-name="T15">&lt;metax_user_info&gt;</text:span> tag.</text:p>
      <text:p text:style-name="P3">If the configuration is not specified then the default path is: <text:span text:style-name="T15">$HOME/.leviathan/metax_user_info.json</text:span></text:p>
      <text:p text:style-name="P3">The format of the user information json file is:</text:p>
      <text:p text:style-name="P26">{</text:p>
      <text:p text:style-name="P26"><text:s text:c="8"/>"user_info_uuid" : "&lt;user_info_uu<text:span text:style-name="T526">id</text:span>&gt;"</text:p>
      <text:p text:style-name="P26">}</text:p>
      <text:p text:style-name="P3">This mechanism is intended to keep information about the current user of Metax, but technically it is not restricted to store any information in the user info uuid.</text:p>
      <text:p text:style-name="P3">Note, that the user info json file will be transferred to the new device during device paring process <text:span text:style-name="T579">(see </text:span><text:span text:style-name="T579"><text:bookmark-ref text:reference-format="number" text:ref-name="__RefHeading___Toc6097_3073297079">2.29</text:bookmark-ref></text:span><text:span text:style-name="T579">, </text:span><text:span text:style-name="T579"><text:bookmark-ref text:reference-format="number" text:ref-name="__RefHeading___Toc6099_3073297079">2.30</text:bookmark-ref></text:span><text:span text:style-name="T579">, </text:span><text:span text:style-name="T579"><text:bookmark-ref text:reference-format="number" text:ref-name="__RefHeading___Toc6101_3073297079">2.31</text:bookmark-ref></text:span><text:span text:style-name="T579"> and </text:span><text:span text:style-name="T579"><text:bookmark-ref text:reference-format="number" text:ref-name="__RefHeading___Toc6103_3073297079">2.32</text:bookmark-ref></text:span><text:span text:style-name="T579">).</text:span></text:p>
      <text:p text:style-name="P3"/>
      <text:h text:style-name="Heading_20_2" text:outline-level="2"><text:bookmark-start text:name="__RefHeading___Toc5435_2298119841"/>Metax device info<text:bookmark-end text:name="__RefHeading___Toc5435_2298119841"/></text:h>
      <text:p text:style-name="P1">This configuration stores the path where Metax <text:span text:style-name="T580">device</text:span> info uuid is kept. The uuid can be <text:change text:change-id="ct184486152"/><text:s/>retrieved by <text:bookmark-ref text:reference-format="text" text:ref-name="__RefHeading___Toc12256_3221906804">Metax GET_METAX_INFO request</text:bookmark-ref>.</text:p>
      <text:p text:style-name="P221">The path is given by <text:span text:style-name="T15">&lt;metax_</text:span><text:span text:style-name="T48">device</text:span><text:span text:style-name="T15">_info&gt;</text:span> tag.</text:p>
      <text:p text:style-name="P1">If the configuration is not specified then the default path is: <text:span text:style-name="T15">$HOME/.leviathan/metax_</text:span><text:span text:style-name="T49">device</text:span><text:span text:style-name="T15">_info.json</text:span></text:p>
      <text:p text:style-name="P1">The format of the <text:span text:style-name="T585">device</text:span> information json file is:</text:p>
      <text:p text:style-name="P27">{</text:p>
      <text:p text:style-name="P27"><text:s text:c="8"/>"<text:span text:style-name="T585">device</text:span>_info_uuid" : "&lt;<text:span text:style-name="T585">device</text:span>_info_uu<text:span text:style-name="T526">id</text:span>&gt;"</text:p>
      <text:p text:style-name="P27"><text:soft-page-break/>}</text:p>
      <text:p text:style-name="P1">This mechanism is intended to keep information about the current Metax <text:span text:style-name="T585">instance</text:span>, but technically it is not restricted to store any information in the <text:span text:style-name="T585">device</text:span> info uuid.</text:p>
      <text:p text:style-name="P175">Note, that the <text:span text:style-name="T586">device</text:span> info json file will <text:span text:style-name="T586">not </text:span>be transferred to the new device during device paring process <text:span text:style-name="T579">(see </text:span><text:span text:style-name="T579"><text:bookmark-ref text:reference-format="number" text:ref-name="__RefHeading___Toc6097_3073297079">2.29</text:bookmark-ref></text:span><text:span text:style-name="T579">, </text:span><text:span text:style-name="T579"><text:bookmark-ref text:reference-format="number" text:ref-name="__RefHeading___Toc6099_3073297079">2.30</text:bookmark-ref></text:span><text:span text:style-name="T579">, </text:span><text:span text:style-name="T579"><text:bookmark-ref text:reference-format="number" text:ref-name="__RefHeading___Toc6101_3073297079">2.31</text:bookmark-ref></text:span><text:span text:style-name="T579"> and </text:span><text:span text:style-name="T579"><text:bookmark-ref text:reference-format="number" text:ref-name="__RefHeading___Toc6103_3073297079">2.32</text:bookmark-ref></text:span><text:span text:style-name="T579">).</text:span></text:p>
      <text:h text:style-name="Heading_20_2" text:outline-level="2"><text:bookmark-start text:name="__RefHeading___Toc5573_2078166431"/>Data copy count<text:bookmark-end text:name="__RefHeading___Toc5573_2078166431"/></text:h>
      <text:p text:style-name="P222">Number of copies (including own storage) that kerne<text:span text:style-name="T529">l will try to achieve </text:span>for each saved uuid.</text:p>
      <text:p text:style-name="P227">It is positive integral number given by &lt;data_copy_count&gt; tag in configuration xml.</text:p>
      <text:p text:style-name="P227">Kernel will wait for receiving the corresponding number of save confirmations from peers will the tender is expired.</text:p>
      <text:p text:style-name="P227">If desired number of confirmations are received till expiration then corresponding save tender is cleaned up immediately. If the tender time (peer_response_wait_time*max_hops ) expires and data_copy_count number of confirmations isn’t received then a warning message is printed in logs.</text:p>
      <text:p text:style-name="P227">The number of confirms is being written in user json.</text:p>
      <text:h text:style-name="Heading_20_2" text:outline-level="2"><text:bookmark-start text:name="__RefHeading___Toc5454_2078166431"/>Max hops<text:bookmark-end text:name="__RefHeading___Toc5454_2078166431"/></text:h>
      <text:p text:style-name="P223">Maximum hop count for the tender.</text:p>
      <text:p text:style-name="P223">It is given by &lt;max_hops&gt; tag inside &lt;router&gt; tag with an positive integral number.</text:p>
      <text:p text:style-name="P223">The tender will be forwarded up to max_hops peers in depth. I.e.:</text:p>
      <text:p text:style-name="P223">- peer originally declaring the tender will <text:span text:style-name="T532">pas</text:span> max_hops number with the tender to peers</text:p>
      <text:p text:style-name="P223">- peers receiving the tender will subtract the received hop count by 1 before forwarding the tender to its other peers.</text:p>
      <text:p text:style-name="P223">- a peer which receives the tender which hop count is 1 will not forward the tender to other peers anymore.</text:p>
      <text:h text:style-name="Heading_20_2" text:outline-level="2"><text:bookmark-start text:name="__RefHeading___Toc5575_2078166431"/>Peer response wait time<text:bookmark-end text:name="__RefHeading___Toc5575_2078166431"/></text:h>
      <text:p text:style-name="Text_20_body"><text:span text:style-name="T531">T</text:span>ime in seconds for computation of tender expiration time. </text:p>
      <text:p text:style-name="P224">It is given by &lt;peer_response_wait_time&gt; tag inside &lt;router&gt; tag.</text:p>
      <text:p text:style-name="P224">The expiration time for the peer announcing the tender is<text:line-break/><text:span text:style-name="T15">peer_response_wait_time * max_hops</text:span> for the peer.</text:p>
      <text:p text:style-name="P224">Each peer <text:span text:style-name="T532">forwarding the tender to other peers will set the expiration time to</text:span></text:p>
      <text:p text:style-name="P28">peer_response_wait_time * <text:span text:style-name="T532">hop count</text:span></text:p>
      <text:p text:style-name="P29"><text:span text:style-name="T4">See </text:span><text:span text:style-name="T4"><text:bookmark-ref text:reference-format="text" text:ref-name="__RefHeading___Toc5454_2078166431">Max hops</text:bookmark-ref></text:span><text:span text:style-name="T4"> for explanation of hop count.</text:span></text:p>
      <text:h text:style-name="Heading_20_2" text:outline-level="2"><text:bookmark-start text:name="__RefHeading___Toc5577_2078166431"/>Router <text:span text:style-name="T530">save queue size</text:span><text:bookmark-end text:name="__RefHeading___Toc5577_2078166431"/></text:h>
      <text:p text:style-name="Text_20_body"><text:span text:style-name="T587">Limits number</text:span> of save/update requests kernel will push to router for sending to peers at once. <text:span text:style-name="T587">The number is limited by overall size of data being saved.</text:span></text:p>
      <text:p text:style-name="P225">It is given by &lt;router_save_queue_<text:span text:style-name="T587">size</text:span>&gt; tag inside &lt;router&gt; tag and is a positive integral number.</text:p>
      <text:p text:style-name="P225">New save/update request will be pushed into router if <text:span text:style-name="T587">the total size of the saved data of</text:span> the current tenders being processed by router is less than <text:s/>router_save_queue_<text:span text:style-name="T587">size</text:span>. Otherwise the kernel have to wait until a tender is cleaned by router (either response received or expired).</text:p>
      <text:h text:style-name="Heading_20_2" text:outline-level="2"><text:bookmark-start text:name="__RefHeading___Toc9363_178208434"/><text:soft-page-break/>Router get queue size<text:bookmark-end text:name="__RefHeading___Toc9363_178208434"/></text:h>
      <text:p text:style-name="P256"><text:span text:style-name="T587">Limits number</text:span> of <text:span text:style-name="T588">get</text:span> requests kernel will push to router for sending to peers at once. <text:span text:style-name="T587">The number is limited by overall size of data being gotten. Currently the limit is applied only to chunk requests. Get requests of master objects are not subject to the limitation.</text:span></text:p>
      <text:p text:style-name="P226">It is given by &lt;router_<text:span text:style-name="T588">get</text:span>_queue_<text:span text:style-name="T587">size</text:span>&gt; tag inside &lt;router&gt; tag and is a positive integral number.</text:p>
      <text:p text:style-name="Text_20_body">New <text:span text:style-name="T588">get</text:span> request <text:span text:style-name="T588">(for a chunk)</text:span> will be pushed into router if the total size of the <text:span text:style-name="T588">requested chunks of the </text:span>current tenders being processed by router is less than router_<text:span text:style-name="T588">get</text:span>_queue_size. Otherwise the kernel have to wait until a tender is cleaned by router (either response received or exp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face style:name="Arial" svg:font-family="Arial" style:font-family-generic="roman"/>
    <style:font-face style:name="Courier New" svg:font-family="'Courier New'" style:font-family-generic="roman"/>
    <style:font-face style:name="DejaVu Sans2" svg:font-family="'DejaVu Sans'" style:font-family-generic="roman"/>
    <style:font-face style:name="FreeSans" svg:font-family="FreeSans" style:font-family-generic="roman"/>
    <style:font-face style:name="Lucidasans" svg:font-family="Lucidasans" style:font-family-generic="roman"/>
    <style:font-face style:name="StarSymbol" svg:font-family="StarSymbol, 'Arial Unicode MS'"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ＭＳ 明朝" svg:font-family="'ＭＳ 明朝'" style:font-family-generic="roman"/>
    <style:font-face style:name="DejaVu Sans" svg:font-family="'DejaVu Sans'" style:font-family-generic="roman" style:font-pitch="variable"/>
    <style:font-face style:name="Thorndale AMT" svg:font-family="'Thorndale AMT'" style:font-family-generic="roman" style:font-pitch="variable"/>
    <style:font-face style:name="DejaVu Sans1" svg:font-family="'DejaVu Sans'" style:font-family-generic="swiss" style:font-pitch="variable"/>
    <style:font-face style:name="DejaVu Sans3" svg:font-family="'DejaVu Sans'" style:font-family-generic="system" style:font-pitch="variable"/>
    <style:font-face style:name="Liberation Sans" svg:font-family="'Liberation Sans'" style:font-family-generic="system" style:font-pitch="variable"/>
    <style:font-face style:name="Lucidasans1" svg:font-family="Lucida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3" style:font-size-asian="12pt" style:language-asian="en" style:country-asian="US" style:font-name-complex="DejaVu Sans3"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ans" fo:font-size="12pt" fo:language="en" fo:country="US"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3" style:font-family-asian="'DejaVu Sans'" style:font-family-generic-asian="system" style:font-pitch-asian="variable" style:font-size-asian="14pt" style:font-name-complex="DejaVu Sans3"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cfe7f5"/>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name-asian="Lucidasans1" style:font-family-asian="Lucida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Thorndale AMT" fo:font-family="'Thorndale AMT'" style:font-family-generic="roman" style:font-pitch="variable" fo:font-size="24pt" style:font-name-asian="Lucidasans1" style:font-family-asian="Lucidasans" style:font-family-generic-asian="system" style:font-pitch-asian="variable" style:font-size-asian="24pt" style:font-name-complex="Liberation Sans"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loext:contextual-spacing="false" fo:text-align="center" style:justify-single-word="false" fo:orphans="2" fo:widows="2" fo:text-indent="0in" style:auto-text-indent="false" style:writing-mode="lr-tb"/>
      <style:text-properties style:font-name="Thorndale AMT" fo:font-family="'Thorndale AMT'" style:font-family-generic="roman" style:font-pitch="variable" fo:font-size="36pt" style:font-name-asian="Lucidasans1" style:font-family-asian="Lucidasans" style:font-family-generic-asian="system" style:font-pitch-asian="variable" style:font-size-asian="36pt" style:font-name-complex="Liberation Sans"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left="0in" fo:margin-right="0in" fo:margin-top="0.0366in" fo:margin-bottom="0.0752in" loext:contextual-spacing="false" fo:text-align="start" style:justify-single-word="false" fo:orphans="2" fo:widows="2" fo:text-indent="0in" style:auto-text-indent="false" style:writing-mode="lr-tb">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normal" style:font-name-asian="Lucidasans1" style:font-family-asian="Lucida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382in" fo:margin-bottom="0.0764in" loext:contextual-spacing="false" fo:text-align="start" style:justify-single-word="false" fo:text-indent="0in" style:auto-text-indent="false">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346in" fo:margin-bottom="0.0693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Arial" fo:font-family="Arial" style:font-family-generic="roman" fo:font-size="38pt" fo:font-style="normal" fo:text-shadow="none" style:text-underline-style="none" fo:font-weight="normal" style:font-name-asian="Lucidasans1" style:font-family-asian="Lucidasans" style:font-family-generic-asian="system" style:font-pitch-asian="variable" style:font-size-asian="38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0453in" fo:margin-bottom="0.0902in" loext: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text-outline="false" style:text-line-through-style="none" style:text-line-through-type="none" style:font-name="Arial" fo:font-family="Arial" style:font-family-generic="roman" fo:font-size="26pt" fo:font-style="normal" fo:text-shadow="none" style:text-underline-style="none" fo:font-weight="normal" style:font-name-asian="Lucidasans1" style:font-family-asian="Lucidasans" style:font-family-generic-asian="system" style:font-pitch-asian="variable" style:font-size-asian="26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sans" fo:font-family="Lucidasans" style:font-family-generic="roman" fo:font-size="12pt" fo:font-style="normal" fo:text-shadow="none" style:text-underline-style="none" fo:font-weight="normal" style:font-name-asian="Lucidasans1" style:font-family-asian="Lucida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text-line-through-style="none" style:text-line-through-type="none" style:font-name="Arial" fo:font-family="Arial" style:font-family-generic="roman" fo:font-size="18pt" fo:font-style="normal" fo:text-shadow="none" style:text-underline-style="none" fo:font-weight="normal" style:font-name-asian="Lucidasans1" style:font-family-asian="Lucida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Lucidasans1" style:font-family-asian="Lucida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text-line-through-style="none" style:text-line-through-type="none" style:font-name="Arial" fo:font-family="Arial" style:font-family-generic="roman" fo:font-size="18pt" fo:font-style="normal" fo:text-shadow="none" style:text-underline-style="none" fo:font-weight="normal" style:font-name-asian="Lucidasans1" style:font-family-asian="Lucida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sans" fo:font-family="Lucidasans" style:font-family-generic="roman" fo:font-size="12pt" fo:font-style="normal" fo:text-shadow="none" style:text-underline-style="none" fo:font-weight="normal" style:font-name-asian="Lucidasans1" style:font-family-asian="Lucida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0366in" fo:margin-bottom="0.0752in" loext:contextual-spacing="false" fo:text-align="start" style:justify-single-word="false" fo:orphans="2" fo:widows="2" fo:text-indent="0in" style:auto-text-indent="false" style:writing-mode="lr-tb">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normal" style:font-name-asian="Lucidasans1" style:font-family-asian="Lucida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382in" fo:margin-bottom="0.0764in" loext:contextual-spacing="false" fo:text-align="start" style:justify-single-word="false" fo:text-indent="0in" style:auto-text-indent="false">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346in" fo:margin-bottom="0.0693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ody" style:family="paragraph" style:default-outline-level="">
      <style:paragraph-properties fo:margin-top="0.0736in" fo:margin-bottom="0.0736in" loext:contextual-spacing="false" fo:text-align="start" style:justify-single-word="false" fo:orphans="2" fo:widows="2" style:writing-mode="lr-tb"/>
      <style:text-properties fo:color="#000000" style:font-name="Times New Roman" fo:font-family="'Times New Roman'" style:font-family-generic="roman" fo:font-size="11pt" style:font-name-asian="Lucidasans1" style:font-family-asian="Lucidasans" style:font-family-generic-asian="system" style:font-pitch-asian="variable" style:font-size-asian="11pt" style:font-name-complex="Liberation Sans" style:font-family-complex="'Liberation Sans'" style:font-family-generic-complex="system" style:font-pitch-complex="variable" style:font-size-complex="12pt"/>
    </style:style>
    <style:style style:name="Bullet" style:family="paragraph" style:default-outline-level="">
      <style:paragraph-properties fo:margin-left="0in" fo:margin-right="0in" fo:text-align="start" style:justify-single-word="false" fo:orphans="2" fo:widows="2" fo:text-indent="0in" style:auto-text-indent="false" style:writing-mode="lr-tb"/>
      <style:text-properties style:font-name="Thorndale AMT" fo:font-family="'Thorndale AMT'" style:font-family-generic="roman" style:font-pitch="variable" fo:font-size="11pt" style:font-name-asian="Lucidasans1" style:font-family-asian="Lucidasans" style:font-family-generic-asian="system" style:font-pitch-asian="variable" style:font-size-asian="11pt" style:font-name-complex="Liberation Sans" style:font-family-complex="'Liberation Sans'" style:font-family-generic-complex="system" style:font-pitch-complex="variable" style:font-size-complex="12pt"/>
    </style:style>
    <style:style style:name="Step" style:family="paragraph" style:default-outline-level="">
      <style:paragraph-properties fo:margin-left="0in" fo:margin-right="0in" fo:margin-top="0.0736in" fo:margin-bottom="0.0736in" loext:contextual-spacing="false" fo:text-align="start" style:justify-single-word="false" fo:orphans="2" fo:widows="2" fo:text-indent="0in" style:auto-text-indent="false" style:writing-mode="lr-tb"/>
      <style:text-properties style:font-name="ＭＳ 明朝" fo:font-family="'ＭＳ 明朝'" style:font-family-generic="roman" fo:font-size="11pt" style:font-name-asian="Lucidasans1" style:font-family-asian="Lucidasans" style:font-family-generic-asian="system" style:font-pitch-asian="variable" style:font-size-asian="11pt" style:font-name-complex="Liberation Sans"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5"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fo:font-style="italic" style:font-name-asian="Lucidasans1" style:font-family-asian="Lucidasans"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Thorndale AMT" fo:font-family="'Thorndale AMT'" style:font-family-generic="roman" style:font-pitch="variable" fo:font-size="12pt" style:text-underline-style="solid" style:text-underline-width="auto" style:text-underline-color="font-color"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Thorndale AMT" fo:font-family="'Thorndale AMT'" style:font-family-generic="roman" style:font-pitch="variable" fo:font-size="12pt" style:text-underline-style="solid" style:text-underline-width="auto" style:text-underline-color="font-color"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StarSymbol" fo:font-family="StarSymbol, 'Arial Unicode MS'" style:font-family-generic="roman" fo:font-size="9pt" style:font-name-asian="Lucidasans1" style:font-family-asian="Lucidasans" style:font-family-generic-asian="system" style:font-pitch-asian="variable" style:font-size-asian="9pt" style:font-name-complex="Liberation Sans" style:font-family-complex="'Liberation Sans'" style:font-family-generic-complex="system" style:font-pitch-complex="variable" style:font-size-complex="12pt"/>
    </style:style>
    <style:style style:name="Table_20_Subheader" style:display-name="Table Subheader"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fo:font-weight="bold" style:font-name-asian="Lucidasans1" style:font-family-asian="Lucidasans" style:font-family-generic-asian="system" style:font-pitch-asian="variable" style:font-size-asian="12pt" style:font-weight-asian="bold"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in" fo:margin-right="0in" fo:margin-top="0.0453in" fo:margin-bottom="0.0902in" loext:contextual-spacing="false" fo:text-align="start" style:justify-single-word="false" fo:orphans="2" fo:widows="2" fo:text-indent="0in" style:auto-text-indent="false" style:writing-mode="lr-tb">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text-outline="false" style:text-line-through-style="none" style:text-line-through-type="none" style:font-name="Arial" fo:font-family="Arial" style:font-family-generic="roman" fo:font-size="26pt" fo:font-style="normal" fo:text-shadow="none" style:text-underline-style="none" fo:font-weight="normal" style:font-name-asian="Lucidasans1" style:font-family-asian="Lucidasans" style:font-family-generic-asian="system" style:font-pitch-asian="variable" style:font-size-asian="26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in" fo:margin-right="0in" fo:margin-top="0.0382in" fo:margin-bottom="0.0764in" loext:contextual-spacing="false" fo:text-align="start" style:justify-single-word="false" fo:text-indent="0in" style:auto-text-indent="false">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normal" style:font-size-asian="22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in" fo:margin-right="0in" fo:margin-top="0.0346in" fo:margin-bottom="0.0693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Arial" fo:font-family="Arial" style:font-family-generic="roman" fo:font-size="38pt" fo:font-style="normal" fo:text-shadow="none" style:text-underline-style="none" fo:font-weight="normal" style:font-name-asian="Lucidasans1" style:font-family-asian="Lucidasans" style:font-family-generic-asian="system" style:font-pitch-asian="variable" style:font-size-asian="3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in" fo:margin-right="0in" fo:margin-top="0.0453in" fo:margin-bottom="0.0902in" loext: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text-outline="false" style:text-line-through-style="none" style:text-line-through-type="none" style:font-name="Arial" fo:font-family="Arial" style:font-family-generic="roman" fo:font-size="26pt" fo:font-style="normal" fo:text-shadow="none" style:text-underline-style="none" fo:font-weight="normal" style:font-name-asian="Lucidasans1" style:font-family-asian="Lucidasans" style:font-family-generic-asian="system" style:font-pitch-asian="variable" style:font-size-asian="26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sans" fo:font-family="Lucidasans" style:font-family-generic="roman" fo:font-size="12pt" fo:font-style="normal" fo:text-shadow="none" style:text-underline-style="none" fo:font-weight="normal" style:font-name-asian="Lucidasans1" style:font-family-asian="Lucida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Quotations" style:family="paragraph" style:parent-style-name="Standard" style:class="html"/>
    <style:style style:name="Preformatted_20_Text" style:display-name="Preformatted Text" style:family="paragraph" style:parent-style-name="Standard" style:class="html"/>
    <style:style style:name="Text_20_body_20__28_user_29_" style:display-name="Text body (user)" style:family="paragraph" style:parent-style-name="Standard"/>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086f93"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502in" fo:margin-left="0.9839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svg:height="0.377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Metax </text:title><text:tab/><text:tab/>Version: <text:user-defined style:data-style-name="N0" text:name="Version">0.1</text:user-defined></text:p>
      </style:header>
      <style:footer>
        <text:p text:style-name="Footer"><text:span text:style-name="MT1">© </text:span><text:span text:style-name="MT2">Leviathan</text:span><text:span text:style-name="MT1"> CJSC<text:tab/>Confidential<text:tab/></text:span>Page <text:page-number text:select-page="current">26</text:page-number> of <text:page-count>41</text:page-count></text:p>
      </style:footer>
    </style:master-page>
    <style:master-page style:name="First_20_Page" style:display-name="First Page" style:page-layout-name="Mpm2" style:next-style-name="Standard">
      <style:footer>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 LibreOffice_project/10m0$Build-2</meta:generator>
    <dc:title>Metax </dc:title>
    <dc:description>TBD</dc:description>
    <meta:creation-date>2018-04-25T22:08:01.500821880</meta:creation-date>
    <dc:language>en-US</dc:language>
    <meta:editing-cycles>428</meta:editing-cycles>
    <meta:editing-duration>P3DT19H15M41S</meta:editing-duration>
    <dc:subject>APIs</dc:subject>
    <dc:date>2020-03-12T16:54:40.068566068</dc:date>
    <meta:document-statistic meta:table-count="1" meta:image-count="0" meta:object-count="0" meta:page-count="41" meta:paragraph-count="1093" meta:word-count="11227" meta:character-count="76856" meta:non-whitespace-character-count="65867"/>
    <meta:user-defined meta:name="Version">0.1</meta:user-defined>
    <meta:template xlink:type="simple" xlink:actuate="onRequest" xlink:title="new_text_document" xlink:href="../../../../.config/libreoffice/4/user/template/new_text_document.ott" meta:date="2018-04-10T15:19:24.400804241"/>
  </office:meta>
</office:document-meta>
</file>